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4.143cm" table:align="left"/>
    </style:style>
    <style:style style:name="Таблица1.A" style:family="table-column">
      <style:table-column-properties style:column-width="3.718cm"/>
    </style:style>
    <style:style style:name="Таблица1.B" style:family="table-column">
      <style:table-column-properties style:column-width="10.42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bottom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A11" style:family="table-cell">
      <style:table-cell-properties fo:padding="0.097cm" fo:border-left="0.05pt solid #000000" fo:border-right="none" fo:border-top="none" fo:border-bottom="0.05pt solid #000000"/>
    </style:style>
    <style:style style:name="Таблица1.A12" style:family="table-cell">
      <style:table-cell-properties fo:padding="0.097cm" fo:border-left="0.05pt solid #000000" fo:border-right="none" fo:border-top="none" fo:border-bottom="0.05pt solid #000000"/>
    </style:style>
    <style:style style:name="Таблица1.A13" style:family="table-cell">
      <style:table-cell-properties fo:padding="0.097cm" fo:border-left="0.05pt solid #000000" fo:border-right="none" fo:border-top="none" fo:border-bottom="0.05pt solid #000000"/>
    </style:style>
    <style:style style:name="Таблица1.A14" style:family="table-cell">
      <style:table-cell-properties fo:padding="0.097cm" fo:border-left="0.05pt solid #000000" fo:border-right="none" fo:border-top="none" fo:border-bottom="0.05pt solid #000000"/>
    </style:style>
    <style:style style:name="Таблица1.A15" style:family="table-cell">
      <style:table-cell-properties fo:padding="0.097cm" fo:border-left="0.05pt solid #000000" fo:border-right="none" fo:border-top="none" fo:border-bottom="0.05pt solid #000000"/>
    </style:style>
    <style:style style:name="Таблица1.A16" style:family="table-cell">
      <style:table-cell-properties fo:padding="0.097cm" fo:border-left="0.05pt solid #000000" fo:border-right="none" fo:border-top="none" fo:border-bottom="0.05pt solid #000000"/>
    </style:style>
    <style:style style:name="Таблица1.A17" style:family="table-cell">
      <style:table-cell-properties fo:padding="0.097cm" fo:border-left="0.05pt solid #000000" fo:border-right="none" fo:border-top="none" fo:border-bottom="0.05pt solid #000000"/>
    </style:style>
    <style:style style:name="Таблица1.A18" style:family="table-cell">
      <style:table-cell-properties fo:padding="0.097cm" fo:border-left="0.05pt solid #000000" fo:border-right="none" fo:border-top="none" fo:border-bottom="0.05pt solid #000000"/>
    </style:style>
    <style:style style:name="Таблица1.A19" style:family="table-cell">
      <style:table-cell-properties fo:padding="0.097cm" fo:border-left="0.05pt solid #000000" fo:border-right="none" fo:border-top="none" fo:border-bottom="0.05pt solid #000000"/>
    </style:style>
    <style:style style:name="Таблица1.A20" style:family="table-cell">
      <style:table-cell-properties fo:padding="0.097cm" fo:border-left="0.05pt solid #000000" fo:border-right="none" fo:border-top="none" fo:border-bottom="0.05pt solid #000000"/>
    </style:style>
    <style:style style:name="Таблица1.A21" style:family="table-cell">
      <style:table-cell-properties fo:padding="0.097cm" fo:border-left="0.05pt solid #000000" fo:border-right="none" fo:border-top="none" fo:border-bottom="0.05pt solid #000000"/>
    </style:style>
    <style:style style:name="Таблица1.A22" style:family="table-cell">
      <style:table-cell-properties fo:padding="0.097cm" fo:border-left="0.05pt solid #000000" fo:border-right="none" fo:border-top="none" fo:border-bottom="0.05pt solid #000000"/>
    </style:style>
    <style:style style:name="Таблица1.A23" style:family="table-cell">
      <style:table-cell-properties fo:padding="0.097cm" fo:border-left="0.05pt solid #000000" fo:border-right="none" fo:border-top="none" fo:border-bottom="0.05pt solid #000000"/>
    </style:style>
    <style:style style:name="Таблица1.A24" style:family="table-cell">
      <style:table-cell-properties fo:padding="0.097cm" fo:border-left="0.05pt solid #000000" fo:border-right="none" fo:border-top="none" fo:border-bottom="0.05pt solid #000000"/>
    </style:style>
    <style:style style:name="Таблица1.A25" style:family="table-cell">
      <style:table-cell-properties fo:padding="0.097cm" fo:border-left="0.05pt solid #000000" fo:border-right="none" fo:border-top="none" fo:border-bottom="0.05pt solid #000000"/>
    </style:style>
    <style:style style:name="Таблица1.A26" style:family="table-cell">
      <style:table-cell-properties fo:padding="0.097cm" fo:border-left="0.05pt solid #000000" fo:border-right="none" fo:border-top="none" fo:border-bottom="0.05pt solid #000000"/>
    </style:style>
    <style:style style:name="Таблица1.A27" style:family="table-cell">
      <style:table-cell-properties fo:padding="0.097cm" fo:border-left="0.05pt solid #000000" fo:border-right="none" fo:border-top="none" fo:border-bottom="0.05pt solid #000000"/>
    </style:style>
    <style:style style:name="Таблица1.A28" style:family="table-cell">
      <style:table-cell-properties fo:padding="0.097cm" fo:border-left="0.05pt solid #000000" fo:border-right="none" fo:border-top="none" fo:border-bottom="0.05pt solid #000000"/>
    </style:style>
    <style:style style:name="Таблица1.A29" style:family="table-cell">
      <style:table-cell-properties fo:padding="0.097cm" fo:border-left="0.05pt solid #000000" fo:border-right="none" fo:border-top="none" fo:border-bottom="0.05pt solid #000000"/>
    </style:style>
    <style:style style:name="Таблица1.A30" style:family="table-cell">
      <style:table-cell-properties fo:padding="0.097cm" fo:border-left="0.05pt solid #000000" fo:border-right="none" fo:border-top="none" fo:border-bottom="0.05pt solid #000000"/>
    </style:style>
    <style:style style:name="Таблица1.A31" style:family="table-cell">
      <style:table-cell-properties fo:padding="0.097cm" fo:border-left="0.05pt solid #000000" fo:border-right="none" fo:border-top="none" fo:border-bottom="0.05pt solid #000000"/>
    </style:style>
    <style:style style:name="Таблица1.A32" style:family="table-cell">
      <style:table-cell-properties fo:padding="0.097cm" fo:border-left="0.05pt solid #000000" fo:border-right="none" fo:border-top="none" fo:border-bottom="0.05pt solid #000000"/>
    </style:style>
    <style:style style:name="Таблица1.A33" style:family="table-cell">
      <style:table-cell-properties fo:padding="0.097cm" fo:border-left="0.05pt solid #000000" fo:border-right="none" fo:border-top="none" fo:border-bottom="0.05pt solid #000000"/>
    </style:style>
    <style:style style:name="Таблица1.A34" style:family="table-cell">
      <style:table-cell-properties fo:padding="0.097cm" fo:border-left="0.05pt solid #000000" fo:border-right="none" fo:border-top="none" fo:border-bottom="0.05pt solid #000000"/>
    </style:style>
    <style:style style:name="Таблица1.A35" style:family="table-cell">
      <style:table-cell-properties fo:padding="0.097cm" fo:border-left="0.05pt solid #000000" fo:border-right="none" fo:border-top="none" fo:border-bottom="0.05pt solid #000000"/>
    </style:style>
    <style:style style:name="Таблица1.A36" style:family="table-cell">
      <style:table-cell-properties fo:padding="0.097cm" fo:border-left="0.05pt solid #000000" fo:border-right="none" fo:border-top="none" fo:border-bottom="0.05pt solid #000000"/>
    </style:style>
    <style:style style:name="Таблица1.A37" style:family="table-cell">
      <style:table-cell-properties fo:padding="0.097cm" fo:border-left="0.05pt solid #000000" fo:border-right="none" fo:border-top="none" fo:border-bottom="0.05pt solid #000000"/>
    </style:style>
    <style:style style:name="Таблица1.A38" style:family="table-cell">
      <style:table-cell-properties fo:padding="0.097cm" fo:border-left="0.05pt solid #000000" fo:border-right="none" fo:border-top="none" fo:border-bottom="0.05pt solid #000000"/>
    </style:style>
    <style:style style:name="Таблица1.A39" style:family="table-cell">
      <style:table-cell-properties fo:padding="0.097cm" fo:border-left="0.05pt solid #000000" fo:border-right="none" fo:border-top="none" fo:border-bottom="0.05pt solid #000000"/>
    </style:style>
    <style:style style:name="Таблица1.A40" style:family="table-cell">
      <style:table-cell-properties fo:padding="0.097cm" fo:border-left="0.05pt solid #000000" fo:border-right="none" fo:border-top="none" fo:border-bottom="0.05pt solid #000000"/>
    </style:style>
    <style:style style:name="Таблица1.A41" style:family="table-cell">
      <style:table-cell-properties fo:padding="0.097cm" fo:border-left="0.05pt solid #000000" fo:border-right="none" fo:border-top="none" fo:border-bottom="0.05pt solid #000000"/>
    </style:style>
    <style:style style:name="Таблица1.A42" style:family="table-cell">
      <style:table-cell-properties fo:padding="0.097cm" fo:border-left="0.05pt solid #000000" fo:border-right="none" fo:border-top="none" fo:border-bottom="0.05pt solid #000000"/>
    </style:style>
    <style:style style:name="Таблица1.A43" style:family="table-cell">
      <style:table-cell-properties fo:padding="0.097cm" fo:border-left="0.05pt solid #000000" fo:border-right="none" fo:border-top="none" fo:border-bottom="0.05pt solid #000000"/>
    </style:style>
    <style:style style:name="Таблица1.A44" style:family="table-cell">
      <style:table-cell-properties fo:padding="0.097cm" fo:border-left="0.05pt solid #000000" fo:border-right="none" fo:border-top="none" fo:border-bottom="0.05pt solid #000000"/>
    </style:style>
    <style:style style:name="Таблица1.A45" style:family="table-cell">
      <style:table-cell-properties fo:padding="0.097cm" fo:border-left="0.05pt solid #000000" fo:border-right="none" fo:border-top="none" fo:border-bottom="0.05pt solid #000000"/>
    </style:style>
    <style:style style:name="Таблица1.A46" style:family="table-cell">
      <style:table-cell-properties fo:padding="0.097cm" fo:border-left="0.05pt solid #000000" fo:border-right="none" fo:border-top="none" fo:border-bottom="0.05pt solid #000000"/>
    </style:style>
    <style:style style:name="Таблица1.A47" style:family="table-cell">
      <style:table-cell-properties fo:padding="0.097cm" fo:border-left="0.05pt solid #000000" fo:border-right="none" fo:border-top="none" fo:border-bottom="0.05pt solid #000000"/>
    </style:style>
    <style:style style:name="Таблица1.A48" style:family="table-cell">
      <style:table-cell-properties fo:padding="0.097cm" fo:border-left="0.05pt solid #000000" fo:border-right="none" fo:border-top="none" fo:border-bottom="0.05pt solid #000000"/>
    </style:style>
    <style:style style:name="Таблица1.A49" style:family="table-cell">
      <style:table-cell-properties fo:padding="0.097cm" fo:border-left="0.05pt solid #000000" fo:border-right="none" fo:border-top="none" fo:border-bottom="0.05pt solid #000000"/>
    </style:style>
    <style:style style:name="Таблица1.A50" style:family="table-cell">
      <style:table-cell-properties fo:padding="0.097cm" fo:border-left="0.05pt solid #000000" fo:border-right="none" fo:border-top="none" fo:border-bottom="0.05pt solid #000000"/>
    </style:style>
    <style:style style:name="Таблица1.A51" style:family="table-cell">
      <style:table-cell-properties fo:padding="0.097cm" fo:border-left="0.05pt solid #000000" fo:border-right="none" fo:border-top="none" fo:border-bottom="0.05pt solid #000000"/>
    </style:style>
    <style:style style:name="Таблица1.A52" style:family="table-cell">
      <style:table-cell-properties fo:padding="0.097cm" fo:border-left="0.05pt solid #000000" fo:border-right="none" fo:border-top="none" fo:border-bottom="0.05pt solid #000000"/>
    </style:style>
    <style:style style:name="Таблица1.A53" style:family="table-cell">
      <style:table-cell-properties fo:padding="0.097cm" fo:border-left="0.05pt solid #000000" fo:border-right="none" fo:border-top="none" fo:border-bottom="0.05pt solid #000000"/>
    </style:style>
    <style:style style:name="Таблица1.A54" style:family="table-cell">
      <style:table-cell-properties fo:padding="0.097cm" fo:border-left="0.05pt solid #000000" fo:border-right="none" fo:border-top="none" fo:border-bottom="0.05pt solid #000000"/>
    </style:style>
    <style:style style:name="Таблица1.A55" style:family="table-cell">
      <style:table-cell-properties fo:padding="0.097cm" fo:border-left="0.05pt solid #000000" fo:border-right="none" fo:border-top="none" fo:border-bottom="0.05pt solid #000000"/>
    </style:style>
    <style:style style:name="Таблица1.A56" style:family="table-cell">
      <style:table-cell-properties fo:padding="0.097cm" fo:border-left="0.05pt solid #000000" fo:border-right="none" fo:border-top="none" fo:border-bottom="0.05pt solid #000000"/>
    </style:style>
    <style:style style:name="Таблица1.A57" style:family="table-cell">
      <style:table-cell-properties fo:padding="0.097cm" fo:border-left="0.05pt solid #000000" fo:border-right="none" fo:border-top="none" fo:border-bottom="0.05pt solid #000000"/>
    </style:style>
    <style:style style:name="Таблица1.A58" style:family="table-cell">
      <style:table-cell-properties fo:padding="0.097cm" fo:border-left="0.05pt solid #000000" fo:border-right="none" fo:border-top="none" fo:border-bottom="0.05pt solid #000000"/>
    </style:style>
    <style:style style:name="Таблица1.A59" style:family="table-cell">
      <style:table-cell-properties fo:padding="0.097cm" fo:border-left="0.05pt solid #000000" fo:border-right="none" fo:border-top="none" fo:border-bottom="0.05pt solid #000000"/>
    </style:style>
    <style:style style:name="Таблица1.A60" style:family="table-cell">
      <style:table-cell-properties fo:padding="0.097cm" fo:border-left="0.05pt solid #000000" fo:border-right="none" fo:border-top="none" fo:border-bottom="0.05pt solid #000000"/>
    </style:style>
    <style:style style:name="Таблица1.A61" style:family="table-cell">
      <style:table-cell-properties fo:padding="0.097cm" fo:border-left="0.05pt solid #000000" fo:border-right="none" fo:border-top="none" fo:border-bottom="0.05pt solid #000000"/>
    </style:style>
    <style:style style:name="Таблица1.A62" style:family="table-cell">
      <style:table-cell-properties fo:padding="0.097cm" fo:border-left="0.05pt solid #000000" fo:border-right="none" fo:border-top="none" fo:border-bottom="0.05pt solid #000000"/>
    </style:style>
    <style:style style:name="Таблица1.A63" style:family="table-cell">
      <style:table-cell-properties fo:padding="0.097cm" fo:border-left="0.05pt solid #000000" fo:border-right="none" fo:border-top="none" fo:border-bottom="0.05pt solid #000000"/>
    </style:style>
    <style:style style:name="Таблица1.A64" style:family="table-cell">
      <style:table-cell-properties fo:padding="0.097cm" fo:border-left="0.05pt solid #000000" fo:border-right="none" fo:border-top="none" fo:border-bottom="0.05pt solid #000000"/>
    </style:style>
    <style:style style:name="Таблица1.A65" style:family="table-cell">
      <style:table-cell-properties fo:padding="0.097cm" fo:border-left="0.05pt solid #000000" fo:border-right="none" fo:border-top="none" fo:border-bottom="0.05pt solid #000000"/>
    </style:style>
    <style:style style:name="Таблица1.A66" style:family="table-cell">
      <style:table-cell-properties fo:padding="0.097cm" fo:border-left="0.05pt solid #000000" fo:border-right="none" fo:border-top="none" fo:border-bottom="0.05pt solid #000000"/>
    </style:style>
    <style:style style:name="Таблица1.A67" style:family="table-cell">
      <style:table-cell-properties fo:padding="0.097cm" fo:border-left="0.05pt solid #000000" fo:border-right="none" fo:border-top="none" fo:border-bottom="0.05pt solid #000000"/>
    </style:style>
    <style:style style:name="Таблица1.A68" style:family="table-cell">
      <style:table-cell-properties fo:padding="0.097cm" fo:border-left="0.05pt solid #000000" fo:border-right="none" fo:border-top="none" fo:border-bottom="0.05pt solid #000000"/>
    </style:style>
    <style:style style:name="Таблица1.A69" style:family="table-cell">
      <style:table-cell-properties fo:padding="0.097cm" fo:border-left="0.05pt solid #000000" fo:border-right="none" fo:border-top="none" fo:border-bottom="0.05pt solid #000000"/>
    </style:style>
    <style:style style:name="Таблица1.A70" style:family="table-cell">
      <style:table-cell-properties fo:padding="0.097cm" fo:border-left="0.05pt solid #000000" fo:border-right="none" fo:border-top="none" fo:border-bottom="0.05pt solid #000000"/>
    </style:style>
    <style:style style:name="Таблица1.A71" style:family="table-cell">
      <style:table-cell-properties fo:padding="0.097cm" fo:border-left="0.05pt solid #000000" fo:border-right="none" fo:border-top="none" fo:border-bottom="0.05pt solid #000000"/>
    </style:style>
    <style:style style:name="Таблица1.A72" style:family="table-cell">
      <style:table-cell-properties fo:padding="0.097cm" fo:border-left="0.05pt solid #000000" fo:border-right="none" fo:border-top="none" fo:border-bottom="0.05pt solid #000000"/>
    </style:style>
    <style:style style:name="Таблица1.A73" style:family="table-cell">
      <style:table-cell-properties fo:padding="0.097cm" fo:border-left="0.05pt solid #000000" fo:border-right="none" fo:border-top="none" fo:border-bottom="0.05pt solid #000000"/>
    </style:style>
    <style:style style:name="Таблица1.A74" style:family="table-cell">
      <style:table-cell-properties fo:padding="0.097cm" fo:border-left="0.05pt solid #000000" fo:border-right="none" fo:border-top="none" fo:border-bottom="0.05pt solid #000000"/>
    </style:style>
    <style:style style:name="Таблица1.A75" style:family="table-cell">
      <style:table-cell-properties fo:padding="0.097cm" fo:border-left="0.05pt solid #000000" fo:border-right="none" fo:border-top="none" fo:border-bottom="0.05pt solid #000000"/>
    </style:style>
    <style:style style:name="Таблица1.A76" style:family="table-cell">
      <style:table-cell-properties fo:padding="0.097cm" fo:border-left="0.05pt solid #000000" fo:border-right="none" fo:border-top="none" fo:border-bottom="0.05pt solid #000000"/>
    </style:style>
    <style:style style:name="Таблица1.A77" style:family="table-cell">
      <style:table-cell-properties fo:padding="0.097cm" fo:border-left="0.05pt solid #000000" fo:border-right="none" fo:border-top="none" fo:border-bottom="0.05pt solid #000000"/>
    </style:style>
    <style:style style:name="Таблица1.A78" style:family="table-cell">
      <style:table-cell-properties fo:padding="0.097cm" fo:border-left="0.05pt solid #000000" fo:border-right="none" fo:border-top="none" fo:border-bottom="0.05pt solid #000000"/>
    </style:style>
    <style:style style:name="Таблица1.A79" style:family="table-cell">
      <style:table-cell-properties fo:padding="0.097cm" fo:border-left="0.05pt solid #000000" fo:border-right="none" fo:border-top="none" fo:border-bottom="0.05pt solid #000000"/>
    </style:style>
    <style:style style:name="Таблица1.A80" style:family="table-cell">
      <style:table-cell-properties fo:padding="0.097cm" fo:border-left="0.05pt solid #000000" fo:border-right="none" fo:border-top="none" fo:border-bottom="0.05pt solid #000000"/>
    </style:style>
    <style:style style:name="Таблица1.A81" style:family="table-cell">
      <style:table-cell-properties fo:padding="0.097cm" fo:border-left="0.05pt solid #000000" fo:border-right="none" fo:border-top="none" fo:border-bottom="0.05pt solid #000000"/>
    </style:style>
    <style:style style:name="Таблица1.A82" style:family="table-cell">
      <style:table-cell-properties fo:padding="0.097cm" fo:border-left="0.05pt solid #000000" fo:border-right="none" fo:border-top="none" fo:border-bottom="0.05pt solid #000000"/>
    </style:style>
    <style:style style:name="Таблица1.A83" style:family="table-cell">
      <style:table-cell-properties fo:padding="0.097cm" fo:border-left="0.05pt solid #000000" fo:border-right="none" fo:border-top="none" fo:border-bottom="0.05pt solid #000000"/>
    </style:style>
    <style:style style:name="Таблица1.A84" style:family="table-cell">
      <style:table-cell-properties fo:padding="0.097cm" fo:border-left="0.05pt solid #000000" fo:border-right="none" fo:border-top="none" fo:border-bottom="0.05pt solid #000000"/>
    </style:style>
    <style:style style:name="Таблица1.A85" style:family="table-cell">
      <style:table-cell-properties fo:padding="0.097cm" fo:border-left="0.05pt solid #000000" fo:border-right="none" fo:border-top="none" fo:border-bottom="0.05pt solid #000000"/>
    </style:style>
    <style:style style:name="Таблица1.A86" style:family="table-cell">
      <style:table-cell-properties fo:padding="0.097cm" fo:border-left="0.05pt solid #000000" fo:border-right="none" fo:border-top="none" fo:border-bottom="0.05pt solid #000000"/>
    </style:style>
    <style:style style:name="Таблица1.A87" style:family="table-cell">
      <style:table-cell-properties fo:padding="0.097cm" fo:border-left="0.05pt solid #000000" fo:border-right="none" fo:border-top="none" fo:border-bottom="0.05pt solid #000000"/>
    </style:style>
    <style:style style:name="Таблица1.A88" style:family="table-cell">
      <style:table-cell-properties fo:padding="0.097cm" fo:border-left="0.05pt solid #000000" fo:border-right="none" fo:border-top="none" fo:border-bottom="0.05pt solid #000000"/>
    </style:style>
    <style:style style:name="Таблица1.A89" style:family="table-cell">
      <style:table-cell-properties fo:padding="0.097cm" fo:border-left="0.05pt solid #000000" fo:border-right="none" fo:border-top="none" fo:border-bottom="0.05pt solid #000000"/>
    </style:style>
    <style:style style:name="Таблица1.A90" style:family="table-cell">
      <style:table-cell-properties fo:padding="0.097cm" fo:border-left="0.05pt solid #000000" fo:border-right="none" fo:border-top="none" fo:border-bottom="0.05pt solid #000000"/>
    </style:style>
    <style:style style:name="Таблица1.A91" style:family="table-cell">
      <style:table-cell-properties fo:padding="0.097cm" fo:border-left="0.05pt solid #000000" fo:border-right="none" fo:border-top="none" fo:border-bottom="0.05pt solid #000000"/>
    </style:style>
    <style:style style:name="Таблица1.A92" style:family="table-cell">
      <style:table-cell-properties fo:padding="0.097cm" fo:border-left="0.05pt solid #000000" fo:border-right="none" fo:border-top="none" fo:border-bottom="0.05pt solid #000000"/>
    </style:style>
    <style:style style:name="Таблица1.A93" style:family="table-cell">
      <style:table-cell-properties fo:padding="0.097cm" fo:border-left="0.05pt solid #000000" fo:border-right="none" fo:border-top="none" fo:border-bottom="0.05pt solid #000000"/>
    </style:style>
    <style:style style:name="Таблица1.A94" style:family="table-cell">
      <style:table-cell-properties fo:padding="0.097cm" fo:border-left="0.05pt solid #000000" fo:border-right="none" fo:border-top="none" fo:border-bottom="0.05pt solid #000000"/>
    </style:style>
    <style:style style:name="Таблица1.A95" style:family="table-cell">
      <style:table-cell-properties fo:padding="0.097cm" fo:border-left="0.05pt solid #000000" fo:border-right="none" fo:border-top="none" fo:border-bottom="0.05pt solid #000000"/>
    </style:style>
    <style:style style:name="Таблица1.A96" style:family="table-cell">
      <style:table-cell-properties fo:padding="0.097cm" fo:border-left="0.05pt solid #000000" fo:border-right="none" fo:border-top="none" fo:border-bottom="0.05pt solid #000000"/>
    </style:style>
    <style:style style:name="Таблица1.A97" style:family="table-cell">
      <style:table-cell-properties fo:padding="0.097cm" fo:border-left="0.05pt solid #000000" fo:border-right="none" fo:border-top="none" fo:border-bottom="0.05pt solid #000000"/>
    </style:style>
    <style:style style:name="Таблица1.A98" style:family="table-cell">
      <style:table-cell-properties fo:padding="0.097cm" fo:border-left="0.05pt solid #000000" fo:border-right="none" fo:border-top="none" fo:border-bottom="0.05pt solid #000000"/>
    </style:style>
    <style:style style:name="Таблица1.A99" style:family="table-cell">
      <style:table-cell-properties fo:padding="0.097cm" fo:border-left="0.05pt solid #000000" fo:border-right="none" fo:border-top="none" fo:border-bottom="0.05pt solid #000000"/>
    </style:style>
    <style:style style:name="Таблица1.A100" style:family="table-cell">
      <style:table-cell-properties fo:padding="0.097cm" fo:border-left="0.05pt solid #000000" fo:border-right="none" fo:border-top="none" fo:border-bottom="0.05pt solid #000000"/>
    </style:style>
    <style:style style:name="Таблица1.A101" style:family="table-cell">
      <style:table-cell-properties fo:padding="0.097cm" fo:border-left="0.05pt solid #000000" fo:border-right="none" fo:border-top="none" fo:border-bottom="0.05pt solid #000000"/>
    </style:style>
    <style:style style:name="Таблица1.A102" style:family="table-cell">
      <style:table-cell-properties fo:padding="0.097cm" fo:border-left="0.05pt solid #000000" fo:border-right="none" fo:border-top="none" fo:border-bottom="0.05pt solid #000000"/>
    </style:style>
    <style:style style:name="Таблица1.A103" style:family="table-cell">
      <style:table-cell-properties fo:padding="0.097cm" fo:border-left="0.05pt solid #000000" fo:border-right="none" fo:border-top="none" fo:border-bottom="0.05pt solid #000000"/>
    </style:style>
    <style:style style:name="Таблица1.A104" style:family="table-cell">
      <style:table-cell-properties fo:padding="0.097cm" fo:border-left="0.05pt solid #000000" fo:border-right="none" fo:border-top="none" fo:border-bottom="0.05pt solid #000000"/>
    </style:style>
    <style:style style:name="Таблица1.A105" style:family="table-cell">
      <style:table-cell-properties fo:padding="0.097cm" fo:border-left="0.05pt solid #000000" fo:border-right="none" fo:border-top="none" fo:border-bottom="0.05pt solid #000000"/>
    </style:style>
    <style:style style:name="Таблица1.A106" style:family="table-cell">
      <style:table-cell-properties fo:padding="0.097cm" fo:border-left="0.05pt solid #000000" fo:border-right="none" fo:border-top="none" fo:border-bottom="0.05pt solid #000000"/>
    </style:style>
    <style:style style:name="Таблица1.A107" style:family="table-cell">
      <style:table-cell-properties fo:padding="0.097cm" fo:border-left="0.05pt solid #000000" fo:border-right="none" fo:border-top="none" fo:border-bottom="0.05pt solid #000000"/>
    </style:style>
    <style:style style:name="Таблица1.A108" style:family="table-cell">
      <style:table-cell-properties fo:padding="0.097cm" fo:border-left="0.05pt solid #000000" fo:border-right="none" fo:border-top="none" fo:border-bottom="0.05pt solid #000000"/>
    </style:style>
    <style:style style:name="Таблица1.A109" style:family="table-cell">
      <style:table-cell-properties fo:padding="0.097cm" fo:border-left="0.05pt solid #000000" fo:border-right="none" fo:border-top="none" fo:border-bottom="0.05pt solid #000000"/>
    </style:style>
    <style:style style:name="Таблица1.A110" style:family="table-cell">
      <style:table-cell-properties fo:padding="0.097cm" fo:border-left="0.05pt solid #000000" fo:border-right="none" fo:border-top="none" fo:border-bottom="0.05pt solid #000000"/>
    </style:style>
    <style:style style:name="Таблица1.A111" style:family="table-cell">
      <style:table-cell-properties fo:padding="0.097cm" fo:border-left="0.05pt solid #000000" fo:border-right="none" fo:border-top="none" fo:border-bottom="0.05pt solid #000000"/>
    </style:style>
    <style:style style:name="Таблица1.A112" style:family="table-cell">
      <style:table-cell-properties fo:padding="0.097cm" fo:border-left="0.05pt solid #000000" fo:border-right="none" fo:border-top="none" fo:border-bottom="0.05pt solid #000000"/>
    </style:style>
    <style:style style:name="Таблица1.A113" style:family="table-cell">
      <style:table-cell-properties fo:padding="0.097cm" fo:border-left="0.05pt solid #000000" fo:border-right="none" fo:border-top="none" fo:border-bottom="0.05pt solid #000000"/>
    </style:style>
    <style:style style:name="Таблица1.A114" style:family="table-cell">
      <style:table-cell-properties fo:padding="0.097cm" fo:border-left="0.05pt solid #000000" fo:border-right="none" fo:border-top="none" fo:border-bottom="0.05pt solid #000000"/>
    </style:style>
    <style:style style:name="Таблица1.A115" style:family="table-cell">
      <style:table-cell-properties fo:padding="0.097cm" fo:border-left="0.05pt solid #000000" fo:border-right="none" fo:border-top="none" fo:border-bottom="0.05pt solid #000000"/>
    </style:style>
    <style:style style:name="Таблица1.A116" style:family="table-cell">
      <style:table-cell-properties fo:padding="0.097cm" fo:border-left="0.05pt solid #000000" fo:border-right="none" fo:border-top="none" fo:border-bottom="0.05pt solid #000000"/>
    </style:style>
    <style:style style:name="Таблица1.A117" style:family="table-cell">
      <style:table-cell-properties fo:padding="0.097cm" fo:border-left="0.05pt solid #000000" fo:border-right="none" fo:border-top="none" fo:border-bottom="0.05pt solid #000000"/>
    </style:style>
    <style:style style:name="Таблица1.A118" style:family="table-cell">
      <style:table-cell-properties fo:padding="0.097cm" fo:border-left="0.05pt solid #000000" fo:border-right="none" fo:border-top="none" fo:border-bottom="0.05pt solid #000000"/>
    </style:style>
    <style:style style:name="Таблица1.A119" style:family="table-cell">
      <style:table-cell-properties fo:padding="0.097cm" fo:border-left="0.05pt solid #000000" fo:border-right="none" fo:border-top="none" fo:border-bottom="0.05pt solid #000000"/>
    </style:style>
    <style:style style:name="Таблица1.A120" style:family="table-cell">
      <style:table-cell-properties fo:padding="0.097cm" fo:border-left="0.05pt solid #000000" fo:border-right="none" fo:border-top="none" fo:border-bottom="0.05pt solid #000000"/>
    </style:style>
    <style:style style:name="Таблица1.A121" style:family="table-cell">
      <style:table-cell-properties fo:padding="0.097cm" fo:border-left="0.05pt solid #000000" fo:border-right="none" fo:border-top="none" fo:border-bottom="0.05pt solid #000000"/>
    </style:style>
    <style:style style:name="Таблица1.A122" style:family="table-cell">
      <style:table-cell-properties fo:padding="0.097cm" fo:border-left="0.05pt solid #000000" fo:border-right="none" fo:border-top="none" fo:border-bottom="0.05pt solid #000000"/>
    </style:style>
    <style:style style:name="Таблица1.A123" style:family="table-cell">
      <style:table-cell-properties fo:padding="0.097cm" fo:border-left="0.05pt solid #000000" fo:border-right="none" fo:border-top="none" fo:border-bottom="0.05pt solid #000000"/>
    </style:style>
    <style:style style:name="Таблица1.A124" style:family="table-cell">
      <style:table-cell-properties fo:padding="0.097cm" fo:border-left="0.05pt solid #000000" fo:border-right="none" fo:border-top="none" fo:border-bottom="0.05pt solid #000000"/>
    </style:style>
    <style:style style:name="Таблица1.A125" style:family="table-cell">
      <style:table-cell-properties fo:padding="0.097cm" fo:border-left="0.05pt solid #000000" fo:border-right="none" fo:border-top="none" fo:border-bottom="0.05pt solid #000000"/>
    </style:style>
    <style:style style:name="Таблица1.A126" style:family="table-cell">
      <style:table-cell-properties fo:padding="0.097cm" fo:border-left="0.05pt solid #000000" fo:border-right="none" fo:border-top="none" fo:border-bottom="0.05pt solid #000000"/>
    </style:style>
    <style:style style:name="Таблица1.A127" style:family="table-cell">
      <style:table-cell-properties fo:padding="0.097cm" fo:border-left="0.05pt solid #000000" fo:border-right="none" fo:border-top="none" fo:border-bottom="0.05pt solid #000000"/>
    </style:style>
    <style:style style:name="Таблица1.A128" style:family="table-cell">
      <style:table-cell-properties fo:padding="0.097cm" fo:border-left="0.05pt solid #000000" fo:border-right="none" fo:border-top="none" fo:border-bottom="0.05pt solid #000000"/>
    </style:style>
    <style:style style:name="Таблица1.A129" style:family="table-cell">
      <style:table-cell-properties fo:padding="0.097cm" fo:border-left="0.05pt solid #000000" fo:border-right="none" fo:border-top="none" fo:border-bottom="0.05pt solid #000000"/>
    </style:style>
    <style:style style:name="Таблица1.A130" style:family="table-cell">
      <style:table-cell-properties fo:padding="0.097cm" fo:border-left="0.05pt solid #000000" fo:border-right="none" fo:border-top="none" fo:border-bottom="0.05pt solid #000000"/>
    </style:style>
    <style:style style:name="Таблица1.A131" style:family="table-cell">
      <style:table-cell-properties fo:padding="0.097cm" fo:border-left="0.05pt solid #000000" fo:border-right="none" fo:border-top="none" fo:border-bottom="0.05pt solid #000000"/>
    </style:style>
    <style:style style:name="Таблица1.A132" style:family="table-cell">
      <style:table-cell-properties fo:padding="0.097cm" fo:border-left="0.05pt solid #000000" fo:border-right="none" fo:border-top="none" fo:border-bottom="0.05pt solid #000000"/>
    </style:style>
    <style:style style:name="Таблица1.A133" style:family="table-cell">
      <style:table-cell-properties fo:padding="0.097cm" fo:border-left="0.05pt solid #000000" fo:border-right="none" fo:border-top="none" fo:border-bottom="0.05pt solid #000000"/>
    </style:style>
    <style:style style:name="Таблица1.A134" style:family="table-cell">
      <style:table-cell-properties fo:padding="0.097cm" fo:border-left="0.05pt solid #000000" fo:border-right="none" fo:border-top="none" fo:border-bottom="0.05pt solid #000000"/>
    </style:style>
    <style:style style:name="Таблица1.A135" style:family="table-cell">
      <style:table-cell-properties fo:padding="0.097cm" fo:border-left="0.05pt solid #000000" fo:border-right="none" fo:border-top="none" fo:border-bottom="0.05pt solid #000000"/>
    </style:style>
    <style:style style:name="Таблица1.A136" style:family="table-cell">
      <style:table-cell-properties fo:padding="0.097cm" fo:border-left="0.05pt solid #000000" fo:border-right="none" fo:border-top="none" fo:border-bottom="0.05pt solid #000000"/>
    </style:style>
    <style:style style:name="Таблица1.A137" style:family="table-cell">
      <style:table-cell-properties fo:padding="0.097cm" fo:border-left="0.05pt solid #000000" fo:border-right="none" fo:border-top="none" fo:border-bottom="0.05pt solid #000000"/>
    </style:style>
    <style:style style:name="Таблица1.A138" style:family="table-cell">
      <style:table-cell-properties fo:padding="0.097cm" fo:border-left="0.05pt solid #000000" fo:border-right="none" fo:border-top="none" fo:border-bottom="0.05pt solid #000000"/>
    </style:style>
    <style:style style:name="Таблица1.A139" style:family="table-cell">
      <style:table-cell-properties fo:padding="0.097cm" fo:border-left="0.05pt solid #000000" fo:border-right="none" fo:border-top="none" fo:border-bottom="0.05pt solid #000000"/>
    </style:style>
    <style:style style:name="Таблица1.A140" style:family="table-cell">
      <style:table-cell-properties fo:padding="0.097cm" fo:border-left="0.05pt solid #000000" fo:border-right="none" fo:border-top="none" fo:border-bottom="0.05pt solid #000000"/>
    </style:style>
    <style:style style:name="Таблица1.A141" style:family="table-cell">
      <style:table-cell-properties fo:padding="0.097cm" fo:border-left="0.05pt solid #000000" fo:border-right="none" fo:border-top="none" fo:border-bottom="0.05pt solid #000000"/>
    </style:style>
    <style:style style:name="Таблица1.A142" style:family="table-cell">
      <style:table-cell-properties fo:padding="0.097cm" fo:border-left="0.05pt solid #000000" fo:border-right="none" fo:border-top="none" fo:border-bottom="0.05pt solid #000000"/>
    </style:style>
    <style:style style:name="Таблица1.A143" style:family="table-cell">
      <style:table-cell-properties fo:padding="0.097cm" fo:border-left="0.05pt solid #000000" fo:border-right="none" fo:border-top="none" fo:border-bottom="0.05pt solid #000000"/>
    </style:style>
    <style:style style:name="Таблица1.A144" style:family="table-cell">
      <style:table-cell-properties fo:padding="0.097cm" fo:border-left="0.05pt solid #000000" fo:border-right="none" fo:border-top="none" fo:border-bottom="0.05pt solid #000000"/>
    </style:style>
    <style:style style:name="Таблица1.A145" style:family="table-cell">
      <style:table-cell-properties fo:padding="0.097cm" fo:border-left="0.05pt solid #000000" fo:border-right="none" fo:border-top="none" fo:border-bottom="0.05pt solid #000000"/>
    </style:style>
    <style:style style:name="Таблица1.A146" style:family="table-cell">
      <style:table-cell-properties fo:padding="0.097cm" fo:border-left="0.05pt solid #000000" fo:border-right="none" fo:border-top="none" fo:border-bottom="0.05pt solid #000000"/>
    </style:style>
    <style:style style:name="Таблица1.A147" style:family="table-cell">
      <style:table-cell-properties fo:padding="0.097cm" fo:border-left="0.05pt solid #000000" fo:border-right="none" fo:border-top="none" fo:border-bottom="0.05pt solid #000000"/>
    </style:style>
    <style:style style:name="Таблица1.A148" style:family="table-cell">
      <style:table-cell-properties fo:padding="0.097cm" fo:border-left="0.05pt solid #000000" fo:border-right="none" fo:border-top="none" fo:border-bottom="0.05pt solid #000000"/>
    </style:style>
    <style:style style:name="Таблица1.A149" style:family="table-cell">
      <style:table-cell-properties fo:padding="0.097cm" fo:border-left="0.05pt solid #000000" fo:border-right="none" fo:border-top="none" fo:border-bottom="0.05pt solid #000000"/>
    </style:style>
    <style:style style:name="Таблица1.A150" style:family="table-cell">
      <style:table-cell-properties fo:padding="0.097cm" fo:border-left="0.05pt solid #000000" fo:border-right="none" fo:border-top="none" fo:border-bottom="0.05pt solid #000000"/>
    </style:style>
    <style:style style:name="Таблица1.A151" style:family="table-cell">
      <style:table-cell-properties fo:padding="0.097cm" fo:border-left="0.05pt solid #000000" fo:border-right="none" fo:border-top="none" fo:border-bottom="0.05pt solid #000000"/>
    </style:style>
    <style:style style:name="Таблица1.A152" style:family="table-cell">
      <style:table-cell-properties fo:padding="0.097cm" fo:border-left="0.05pt solid #000000" fo:border-right="none" fo:border-top="none" fo:border-bottom="0.05pt solid #000000"/>
    </style:style>
    <style:style style:name="Таблица1.A153" style:family="table-cell">
      <style:table-cell-properties fo:padding="0.097cm" fo:border-left="0.05pt solid #000000" fo:border-right="none" fo:border-top="none" fo:border-bottom="0.05pt solid #000000"/>
    </style:style>
    <style:style style:name="Таблица1.A154" style:family="table-cell">
      <style:table-cell-properties fo:padding="0.097cm" fo:border-left="0.05pt solid #000000" fo:border-right="none" fo:border-top="none" fo:border-bottom="0.05pt solid #000000"/>
    </style:style>
    <style:style style:name="Таблица1.A155" style:family="table-cell">
      <style:table-cell-properties fo:padding="0.097cm" fo:border-left="0.05pt solid #000000" fo:border-right="none" fo:border-top="none" fo:border-bottom="0.05pt solid #000000"/>
    </style:style>
    <style:style style:name="Таблица1.A156" style:family="table-cell">
      <style:table-cell-properties fo:padding="0.097cm" fo:border-left="0.05pt solid #000000" fo:border-right="none" fo:border-top="none" fo:border-bottom="0.05pt solid #000000"/>
    </style:style>
    <style:style style:name="Таблица1.A157" style:family="table-cell">
      <style:table-cell-properties fo:padding="0.097cm" fo:border-left="0.05pt solid #000000" fo:border-right="none" fo:border-top="none" fo:border-bottom="0.05pt solid #000000"/>
    </style:style>
    <style:style style:name="Таблица1.A158" style:family="table-cell">
      <style:table-cell-properties fo:padding="0.097cm" fo:border-left="0.05pt solid #000000" fo:border-right="none" fo:border-top="none" fo:border-bottom="0.05pt solid #000000"/>
    </style:style>
    <style:style style:name="Таблица1.A159" style:family="table-cell">
      <style:table-cell-properties fo:padding="0.097cm" fo:border-left="0.05pt solid #000000" fo:border-right="none" fo:border-top="none" fo:border-bottom="0.05pt solid #000000"/>
    </style:style>
    <style:style style:name="Таблица1.A160" style:family="table-cell">
      <style:table-cell-properties fo:padding="0.097cm" fo:border-left="0.05pt solid #000000" fo:border-right="none" fo:border-top="none" fo:border-bottom="0.05pt solid #000000"/>
    </style:style>
    <style:style style:name="Таблица1.A161" style:family="table-cell">
      <style:table-cell-properties fo:padding="0.097cm" fo:border-left="0.05pt solid #000000" fo:border-right="none" fo:border-top="none" fo:border-bottom="0.05pt solid #000000"/>
    </style:style>
    <style:style style:name="Таблица1.A162" style:family="table-cell">
      <style:table-cell-properties fo:padding="0.097cm" fo:border-left="0.05pt solid #000000" fo:border-right="none" fo:border-top="none" fo:border-bottom="0.05pt solid #000000"/>
    </style:style>
    <style:style style:name="Таблица1.A163" style:family="table-cell">
      <style:table-cell-properties fo:padding="0.097cm" fo:border-left="0.05pt solid #000000" fo:border-right="none" fo:border-top="none" fo:border-bottom="0.05pt solid #000000"/>
    </style:style>
    <style:style style:name="Таблица1.A164" style:family="table-cell">
      <style:table-cell-properties fo:padding="0.097cm" fo:border-left="0.05pt solid #000000" fo:border-right="none" fo:border-top="none" fo:border-bottom="0.05pt solid #000000"/>
    </style:style>
    <style:style style:name="Таблица1.A165" style:family="table-cell">
      <style:table-cell-properties fo:padding="0.097cm" fo:border-left="0.05pt solid #000000" fo:border-right="none" fo:border-top="none" fo:border-bottom="0.05pt solid #000000"/>
    </style:style>
    <style:style style:name="Таблица1.A166" style:family="table-cell">
      <style:table-cell-properties fo:padding="0.097cm" fo:border-left="0.05pt solid #000000" fo:border-right="none" fo:border-top="none" fo:border-bottom="0.05pt solid #000000"/>
    </style:style>
    <style:style style:name="Таблица1.A167" style:family="table-cell">
      <style:table-cell-properties fo:padding="0.097cm" fo:border-left="0.05pt solid #000000" fo:border-right="none" fo:border-top="none" fo:border-bottom="0.05pt solid #000000"/>
    </style:style>
    <style:style style:name="Таблица1.A168" style:family="table-cell">
      <style:table-cell-properties fo:padding="0.097cm" fo:border-left="0.05pt solid #000000" fo:border-right="none" fo:border-top="none" fo:border-bottom="0.05pt solid #000000"/>
    </style:style>
    <style:style style:name="Таблица1.A169" style:family="table-cell">
      <style:table-cell-properties fo:padding="0.097cm" fo:border-left="0.05pt solid #000000" fo:border-right="none" fo:border-top="none" fo:border-bottom="0.05pt solid #000000"/>
    </style:style>
    <style:style style:name="Таблица1.A170" style:family="table-cell">
      <style:table-cell-properties fo:padding="0.097cm" fo:border-left="0.05pt solid #000000" fo:border-right="none" fo:border-top="none" fo:border-bottom="0.05pt solid #000000"/>
    </style:style>
    <style:style style:name="Таблица1.A171" style:family="table-cell">
      <style:table-cell-properties fo:padding="0.097cm" fo:border-left="0.05pt solid #000000" fo:border-right="none" fo:border-top="none" fo:border-bottom="0.05pt solid #000000"/>
    </style:style>
    <style:style style:name="Таблица1.A172" style:family="table-cell">
      <style:table-cell-properties fo:padding="0.097cm" fo:border-left="0.05pt solid #000000" fo:border-right="none" fo:border-top="none" fo:border-bottom="0.05pt solid #000000"/>
    </style:style>
    <style:style style:name="Таблица1.A173" style:family="table-cell">
      <style:table-cell-properties fo:padding="0.097cm" fo:border-left="0.05pt solid #000000" fo:border-right="none" fo:border-top="none" fo:border-bottom="0.05pt solid #000000"/>
    </style:style>
    <style:style style:name="Таблица1.A174" style:family="table-cell">
      <style:table-cell-properties fo:padding="0.097cm" fo:border-left="0.05pt solid #000000" fo:border-right="none" fo:border-top="none" fo:border-bottom="0.05pt solid #000000"/>
    </style:style>
    <style:style style:name="Таблица1.A175" style:family="table-cell">
      <style:table-cell-properties fo:padding="0.097cm" fo:border-left="0.05pt solid #000000" fo:border-right="none" fo:border-top="none" fo:border-bottom="0.05pt solid #000000"/>
    </style:style>
    <style:style style:name="Таблица1.A176" style:family="table-cell">
      <style:table-cell-properties fo:padding="0.097cm" fo:border-left="0.05pt solid #000000" fo:border-right="none" fo:border-top="none" fo:border-bottom="0.05pt solid #000000"/>
    </style:style>
    <style:style style:name="Таблица1.A177" style:family="table-cell">
      <style:table-cell-properties fo:padding="0.097cm" fo:border-left="0.05pt solid #000000" fo:border-right="none" fo:border-top="none" fo:border-bottom="0.05pt solid #000000"/>
    </style:style>
    <style:style style:name="Таблица1.A178" style:family="table-cell">
      <style:table-cell-properties fo:padding="0.097cm" fo:border-left="0.05pt solid #000000" fo:border-right="none" fo:border-top="none" fo:border-bottom="0.05pt solid #000000"/>
    </style:style>
    <style:style style:name="Таблица1.A179" style:family="table-cell">
      <style:table-cell-properties fo:padding="0.097cm" fo:border-left="0.05pt solid #000000" fo:border-right="none" fo:border-top="none" fo:border-bottom="0.05pt solid #000000"/>
    </style:style>
    <style:style style:name="Таблица1.A180" style:family="table-cell">
      <style:table-cell-properties fo:padding="0.097cm" fo:border-left="0.05pt solid #000000" fo:border-right="none" fo:border-top="none" fo:border-bottom="0.05pt solid #000000"/>
    </style:style>
    <style:style style:name="Таблица1.A181" style:family="table-cell">
      <style:table-cell-properties fo:padding="0.097cm" fo:border-left="0.05pt solid #000000" fo:border-right="none" fo:border-top="none" fo:border-bottom="0.05pt solid #000000"/>
    </style:style>
    <style:style style:name="Таблица1.A182" style:family="table-cell">
      <style:table-cell-properties fo:padding="0.097cm" fo:border-left="0.05pt solid #000000" fo:border-right="none" fo:border-top="none" fo:border-bottom="0.05pt solid #000000"/>
    </style:style>
    <style:style style:name="Таблица1.A183" style:family="table-cell">
      <style:table-cell-properties fo:padding="0.097cm" fo:border-left="0.05pt solid #000000" fo:border-right="none" fo:border-top="none" fo:border-bottom="0.05pt solid #000000"/>
    </style:style>
    <style:style style:name="Таблица1.A184" style:family="table-cell">
      <style:table-cell-properties fo:padding="0.097cm" fo:border-left="0.05pt solid #000000" fo:border-right="none" fo:border-top="none" fo:border-bottom="0.05pt solid #000000"/>
    </style:style>
    <style:style style:name="Таблица1.A185" style:family="table-cell">
      <style:table-cell-properties fo:padding="0.097cm" fo:border-left="0.05pt solid #000000" fo:border-right="none" fo:border-top="none" fo:border-bottom="0.05pt solid #000000"/>
    </style:style>
    <style:style style:name="Таблица1.A186" style:family="table-cell">
      <style:table-cell-properties fo:padding="0.097cm" fo:border-left="0.05pt solid #000000" fo:border-right="none" fo:border-top="none" fo:border-bottom="0.05pt solid #000000"/>
    </style:style>
    <style:style style:name="Таблица1.A187" style:family="table-cell">
      <style:table-cell-properties fo:padding="0.097cm" fo:border-left="0.05pt solid #000000" fo:border-right="none" fo:border-top="none" fo:border-bottom="0.05pt solid #000000"/>
    </style:style>
    <style:style style:name="Таблица1.A188" style:family="table-cell">
      <style:table-cell-properties fo:padding="0.097cm" fo:border-left="0.05pt solid #000000" fo:border-right="none" fo:border-top="none" fo:border-bottom="0.05pt solid #000000"/>
    </style:style>
    <style:style style:name="Таблица1.A189" style:family="table-cell">
      <style:table-cell-properties fo:padding="0.097cm" fo:border-left="0.05pt solid #000000" fo:border-right="none" fo:border-top="none" fo:border-bottom="0.05pt solid #000000"/>
    </style:style>
    <style:style style:name="Таблица1.A190" style:family="table-cell">
      <style:table-cell-properties fo:padding="0.097cm" fo:border-left="0.05pt solid #000000" fo:border-right="none" fo:border-top="none" fo:border-bottom="0.05pt solid #000000"/>
    </style:style>
    <style:style style:name="Таблица1.A191" style:family="table-cell">
      <style:table-cell-properties fo:padding="0.097cm" fo:border-left="0.05pt solid #000000" fo:border-right="none" fo:border-top="none" fo:border-bottom="0.05pt solid #000000"/>
    </style:style>
    <style:style style:name="Таблица1.A192" style:family="table-cell">
      <style:table-cell-properties fo:padding="0.097cm" fo:border-left="0.05pt solid #000000" fo:border-right="none" fo:border-top="none" fo:border-bottom="0.05pt solid #000000"/>
    </style:style>
    <style:style style:name="Таблица1.A193" style:family="table-cell">
      <style:table-cell-properties fo:padding="0.097cm" fo:border-left="0.05pt solid #000000" fo:border-right="none" fo:border-top="none" fo:border-bottom="0.05pt solid #000000"/>
    </style:style>
    <style:style style:name="Таблица1.A194" style:family="table-cell">
      <style:table-cell-properties fo:padding="0.097cm" fo:border-left="0.05pt solid #000000" fo:border-right="none" fo:border-top="none" fo:border-bottom="0.05pt solid #000000"/>
    </style:style>
    <style:style style:name="Таблица1.A195" style:family="table-cell">
      <style:table-cell-properties fo:padding="0.097cm" fo:border-left="0.05pt solid #000000" fo:border-right="none" fo:border-top="none" fo:border-bottom="0.05pt solid #000000"/>
    </style:style>
    <style:style style:name="Таблица1.A196" style:family="table-cell">
      <style:table-cell-properties fo:padding="0.097cm" fo:border-left="0.05pt solid #000000" fo:border-right="none" fo:border-top="none" fo:border-bottom="0.05pt solid #000000"/>
    </style:style>
    <style:style style:name="Таблица1.A197" style:family="table-cell">
      <style:table-cell-properties fo:padding="0.097cm" fo:border-left="0.05pt solid #000000" fo:border-right="none" fo:border-top="none" fo:border-bottom="0.05pt solid #000000"/>
    </style:style>
    <style:style style:name="Таблица1.A198" style:family="table-cell">
      <style:table-cell-properties fo:padding="0.097cm" fo:border-left="0.05pt solid #000000" fo:border-right="none" fo:border-top="none" fo:border-bottom="0.05pt solid #000000"/>
    </style:style>
    <style:style style:name="Таблица1.A199" style:family="table-cell">
      <style:table-cell-properties fo:padding="0.097cm" fo:border-left="0.05pt solid #000000" fo:border-right="none" fo:border-top="none" fo:border-bottom="0.05pt solid #000000"/>
    </style:style>
    <style:style style:name="Таблица1.A200" style:family="table-cell">
      <style:table-cell-properties fo:padding="0.097cm" fo:border-left="0.05pt solid #000000" fo:border-right="none" fo:border-top="none" fo:border-bottom="0.05pt solid #000000"/>
    </style:style>
    <style:style style:name="Таблица1.A201" style:family="table-cell">
      <style:table-cell-properties fo:padding="0.097cm" fo:border-left="0.05pt solid #000000" fo:border-right="none" fo:border-top="none" fo:border-bottom="0.05pt solid #000000"/>
    </style:style>
    <style:style style:name="Таблица1.A202" style:family="table-cell">
      <style:table-cell-properties fo:padding="0.097cm" fo:border-left="0.05pt solid #000000" fo:border-right="none" fo:border-top="none" fo:border-bottom="0.05pt solid #000000"/>
    </style:style>
    <style:style style:name="Таблица1.A203" style:family="table-cell">
      <style:table-cell-properties fo:padding="0.097cm" fo:border-left="0.05pt solid #000000" fo:border-right="none" fo:border-top="none" fo:border-bottom="0.05pt solid #000000"/>
    </style:style>
    <style:style style:name="Таблица1.A204" style:family="table-cell">
      <style:table-cell-properties fo:padding="0.097cm" fo:border-left="0.05pt solid #000000" fo:border-right="none" fo:border-top="none" fo:border-bottom="0.05pt solid #000000"/>
    </style:style>
    <style:style style:name="Таблица1.A205" style:family="table-cell">
      <style:table-cell-properties fo:padding="0.097cm" fo:border-left="0.05pt solid #000000" fo:border-right="none" fo:border-top="none" fo:border-bottom="0.05pt solid #000000"/>
    </style:style>
    <style:style style:name="Таблица1.A206" style:family="table-cell">
      <style:table-cell-properties fo:padding="0.097cm" fo:border-left="0.05pt solid #000000" fo:border-right="none" fo:border-top="none" fo:border-bottom="0.05pt solid #000000"/>
    </style:style>
    <style:style style:name="Таблица1.A207" style:family="table-cell">
      <style:table-cell-properties fo:padding="0.097cm" fo:border-left="0.05pt solid #000000" fo:border-right="none" fo:border-top="none" fo:border-bottom="0.05pt solid #000000"/>
    </style:style>
    <style:style style:name="Таблица1.A208" style:family="table-cell">
      <style:table-cell-properties fo:padding="0.097cm" fo:border-left="0.05pt solid #000000" fo:border-right="none" fo:border-top="none" fo:border-bottom="0.05pt solid #000000"/>
    </style:style>
    <style:style style:name="Таблица1.A209" style:family="table-cell">
      <style:table-cell-properties fo:padding="0.097cm" fo:border-left="0.05pt solid #000000" fo:border-right="none" fo:border-top="none" fo:border-bottom="0.05pt solid #000000"/>
    </style:style>
    <style:style style:name="Таблица1.A210" style:family="table-cell">
      <style:table-cell-properties fo:padding="0.097cm" fo:border-left="0.05pt solid #000000" fo:border-right="none" fo:border-top="none" fo:border-bottom="0.05pt solid #000000"/>
    </style:style>
    <style:style style:name="Таблица1.A211" style:family="table-cell">
      <style:table-cell-properties fo:padding="0.097cm" fo:border-left="0.05pt solid #000000" fo:border-right="none" fo:border-top="none" fo:border-bottom="0.05pt solid #000000"/>
    </style:style>
    <style:style style:name="Таблица1.A212" style:family="table-cell">
      <style:table-cell-properties fo:padding="0.097cm" fo:border-left="0.05pt solid #000000" fo:border-right="none" fo:border-top="none" fo:border-bottom="0.05pt solid #000000"/>
    </style:style>
    <style:style style:name="Таблица1.A213" style:family="table-cell">
      <style:table-cell-properties fo:padding="0.097cm" fo:border-left="0.05pt solid #000000" fo:border-right="none" fo:border-top="none" fo:border-bottom="0.05pt solid #000000"/>
    </style:style>
    <style:style style:name="Таблица1.A214" style:family="table-cell">
      <style:table-cell-properties fo:padding="0.097cm" fo:border-left="0.05pt solid #000000" fo:border-right="none" fo:border-top="none" fo:border-bottom="0.05pt solid #000000"/>
    </style:style>
    <style:style style:name="Таблица1.A215" style:family="table-cell">
      <style:table-cell-properties fo:padding="0.097cm" fo:border-left="0.05pt solid #000000" fo:border-right="none" fo:border-top="none" fo:border-bottom="0.05pt solid #000000"/>
    </style:style>
    <style:style style:name="Таблица1.A216" style:family="table-cell">
      <style:table-cell-properties fo:padding="0.097cm" fo:border-left="0.05pt solid #000000" fo:border-right="none" fo:border-top="none" fo:border-bottom="0.05pt solid #000000"/>
    </style:style>
    <style:style style:name="Таблица1.A217" style:family="table-cell">
      <style:table-cell-properties fo:padding="0.097cm" fo:border-left="0.05pt solid #000000" fo:border-right="none" fo:border-top="none" fo:border-bottom="0.05pt solid #000000"/>
    </style:style>
    <style:style style:name="Таблица1.A218" style:family="table-cell">
      <style:table-cell-properties fo:padding="0.097cm" fo:border-left="0.05pt solid #000000" fo:border-right="none" fo:border-top="none" fo:border-bottom="0.05pt solid #000000"/>
    </style:style>
    <style:style style:name="Таблица1.A219" style:family="table-cell">
      <style:table-cell-properties fo:padding="0.097cm" fo:border-left="0.05pt solid #000000" fo:border-right="none" fo:border-top="none" fo:border-bottom="0.05pt solid #000000"/>
    </style:style>
    <style:style style:name="Таблица1.A220" style:family="table-cell">
      <style:table-cell-properties fo:padding="0.097cm" fo:border-left="0.05pt solid #000000" fo:border-right="none" fo:border-top="none" fo:border-bottom="0.05pt solid #000000"/>
    </style:style>
    <style:style style:name="Таблица1.A221" style:family="table-cell">
      <style:table-cell-properties fo:padding="0.097cm" fo:border-left="0.05pt solid #000000" fo:border-right="none" fo:border-top="none" fo:border-bottom="0.05pt solid #000000"/>
    </style:style>
    <style:style style:name="Таблица1.A222" style:family="table-cell">
      <style:table-cell-properties fo:padding="0.097cm" fo:border-left="0.05pt solid #000000" fo:border-right="none" fo:border-top="none" fo:border-bottom="0.05pt solid #000000"/>
    </style:style>
    <style:style style:name="Таблица1.A223" style:family="table-cell">
      <style:table-cell-properties fo:padding="0.097cm" fo:border-left="0.05pt solid #000000" fo:border-right="none" fo:border-top="none" fo:border-bottom="0.05pt solid #000000"/>
    </style:style>
    <style:style style:name="Таблица1.A224" style:family="table-cell">
      <style:table-cell-properties fo:padding="0.097cm" fo:border-left="0.05pt solid #000000" fo:border-right="none" fo:border-top="none" fo:border-bottom="0.05pt solid #000000"/>
    </style:style>
    <style:style style:name="Таблица1.A225" style:family="table-cell">
      <style:table-cell-properties fo:padding="0.097cm" fo:border-left="0.05pt solid #000000" fo:border-right="none" fo:border-top="none" fo:border-bottom="0.05pt solid #000000"/>
    </style:style>
    <style:style style:name="Таблица1.A226" style:family="table-cell">
      <style:table-cell-properties fo:padding="0.097cm" fo:border-left="0.05pt solid #000000" fo:border-right="none" fo:border-top="none" fo:border-bottom="0.05pt solid #000000"/>
    </style:style>
    <style:style style:name="Таблица1.A227" style:family="table-cell">
      <style:table-cell-properties fo:padding="0.097cm" fo:border-left="0.05pt solid #000000" fo:border-right="none" fo:border-top="none" fo:border-bottom="0.05pt solid #000000"/>
    </style:style>
    <style:style style:name="Таблица1.A228" style:family="table-cell">
      <style:table-cell-properties fo:padding="0.097cm" fo:border-left="0.05pt solid #000000" fo:border-right="none" fo:border-top="none" fo:border-bottom="0.05pt solid #000000"/>
    </style:style>
    <style:style style:name="Таблица1.A229" style:family="table-cell">
      <style:table-cell-properties fo:padding="0.097cm" fo:border-left="0.05pt solid #000000" fo:border-right="none" fo:border-top="none" fo:border-bottom="0.05pt solid #000000"/>
    </style:style>
    <style:style style:name="Таблица1.A230" style:family="table-cell">
      <style:table-cell-properties fo:padding="0.097cm" fo:border-left="0.05pt solid #000000" fo:border-right="none" fo:border-top="none" fo:border-bottom="0.05pt solid #000000"/>
    </style:style>
    <style:style style:name="Таблица1.A231" style:family="table-cell">
      <style:table-cell-properties fo:padding="0.097cm" fo:border-left="0.05pt solid #000000" fo:border-right="none" fo:border-top="none" fo:border-bottom="0.05pt solid #000000"/>
    </style:style>
    <style:style style:name="Таблица1.A232" style:family="table-cell">
      <style:table-cell-properties fo:padding="0.097cm" fo:border-left="0.05pt solid #000000" fo:border-right="none" fo:border-top="none" fo:border-bottom="0.05pt solid #000000"/>
    </style:style>
    <style:style style:name="Таблица1.A233" style:family="table-cell">
      <style:table-cell-properties fo:padding="0.097cm" fo:border-left="0.05pt solid #000000" fo:border-right="none" fo:border-top="none" fo:border-bottom="0.05pt solid #000000"/>
    </style:style>
    <style:style style:name="Таблица1.A234" style:family="table-cell">
      <style:table-cell-properties fo:padding="0.097cm" fo:border-left="0.05pt solid #000000" fo:border-right="none" fo:border-top="none" fo:border-bottom="0.05pt solid #000000"/>
    </style:style>
    <style:style style:name="Таблица1.A235" style:family="table-cell">
      <style:table-cell-properties fo:padding="0.097cm" fo:border-left="0.05pt solid #000000" fo:border-right="none" fo:border-top="none" fo:border-bottom="0.05pt solid #000000"/>
    </style:style>
    <style:style style:name="Таблица1.A236" style:family="table-cell">
      <style:table-cell-properties fo:padding="0.097cm" fo:border-left="0.05pt solid #000000" fo:border-right="none" fo:border-top="none" fo:border-bottom="0.05pt solid #000000"/>
    </style:style>
    <style:style style:name="Таблица1.A237" style:family="table-cell">
      <style:table-cell-properties fo:padding="0.097cm" fo:border-left="0.05pt solid #000000" fo:border-right="none" fo:border-top="none" fo:border-bottom="0.05pt solid #000000"/>
    </style:style>
    <style:style style:name="Таблица1.A238" style:family="table-cell">
      <style:table-cell-properties fo:padding="0.097cm" fo:border-left="0.05pt solid #000000" fo:border-right="none" fo:border-top="none" fo:border-bottom="0.05pt solid #000000"/>
    </style:style>
    <style:style style:name="Таблица1.A239" style:family="table-cell">
      <style:table-cell-properties fo:padding="0.097cm" fo:border-left="0.05pt solid #000000" fo:border-right="none" fo:border-top="none" fo:border-bottom="0.05pt solid #000000"/>
    </style:style>
    <style:style style:name="Таблица1.A240" style:family="table-cell">
      <style:table-cell-properties fo:padding="0.097cm" fo:border-left="0.05pt solid #000000" fo:border-right="none" fo:border-top="none" fo:border-bottom="0.05pt solid #000000"/>
    </style:style>
    <style:style style:name="Таблица1.A241" style:family="table-cell">
      <style:table-cell-properties fo:padding="0.097cm" fo:border-left="0.05pt solid #000000" fo:border-right="none" fo:border-top="none" fo:border-bottom="0.05pt solid #000000"/>
    </style:style>
    <style:style style:name="Таблица1.A242" style:family="table-cell">
      <style:table-cell-properties fo:padding="0.097cm" fo:border-left="0.05pt solid #000000" fo:border-right="none" fo:border-top="none" fo:border-bottom="0.05pt solid #000000"/>
    </style:style>
    <style:style style:name="Таблица1.A243" style:family="table-cell">
      <style:table-cell-properties fo:padding="0.097cm" fo:border-left="0.05pt solid #000000" fo:border-right="none" fo:border-top="none" fo:border-bottom="0.05pt solid #000000"/>
    </style:style>
    <style:style style:name="Таблица1.A244" style:family="table-cell">
      <style:table-cell-properties fo:padding="0.097cm" fo:border-left="0.05pt solid #000000" fo:border-right="none" fo:border-top="none" fo:border-bottom="0.05pt solid #000000"/>
    </style:style>
    <style:style style:name="Таблица1.A245" style:family="table-cell">
      <style:table-cell-properties fo:padding="0.097cm" fo:border-left="0.05pt solid #000000" fo:border-right="none" fo:border-top="none" fo:border-bottom="0.05pt solid #000000"/>
    </style:style>
    <style:style style:name="Таблица1.A246" style:family="table-cell">
      <style:table-cell-properties fo:padding="0.097cm" fo:border-left="0.05pt solid #000000" fo:border-right="none" fo:border-top="none" fo:border-bottom="0.05pt solid #000000"/>
    </style:style>
    <style:style style:name="Таблица1.A247" style:family="table-cell">
      <style:table-cell-properties fo:padding="0.097cm" fo:border-left="0.05pt solid #000000" fo:border-right="none" fo:border-top="none" fo:border-bottom="0.05pt solid #000000"/>
    </style:style>
    <style:style style:name="Таблица1.A248" style:family="table-cell">
      <style:table-cell-properties fo:padding="0.097cm" fo:border-left="0.05pt solid #000000" fo:border-right="none" fo:border-top="none" fo:border-bottom="0.05pt solid #000000"/>
    </style:style>
    <style:style style:name="Таблица1.A249" style:family="table-cell">
      <style:table-cell-properties fo:padding="0.097cm" fo:border-left="0.05pt solid #000000" fo:border-right="none" fo:border-top="none" fo:border-bottom="0.05pt solid #000000"/>
    </style:style>
    <style:style style:name="Таблица1.A250" style:family="table-cell">
      <style:table-cell-properties fo:padding="0.097cm" fo:border-left="0.05pt solid #000000" fo:border-right="none" fo:border-top="none" fo:border-bottom="0.05pt solid #000000"/>
    </style:style>
    <style:style style:name="Таблица1.A251" style:family="table-cell">
      <style:table-cell-properties fo:padding="0.097cm" fo:border-left="0.05pt solid #000000" fo:border-right="none" fo:border-top="none" fo:border-bottom="0.05pt solid #000000"/>
    </style:style>
    <style:style style:name="Таблица1.A252" style:family="table-cell">
      <style:table-cell-properties fo:padding="0.097cm" fo:border-left="0.05pt solid #000000" fo:border-right="none" fo:border-top="none" fo:border-bottom="0.05pt solid #000000"/>
    </style:style>
    <style:style style:name="Таблица1.A253" style:family="table-cell">
      <style:table-cell-properties fo:padding="0.097cm" fo:border-left="0.05pt solid #000000" fo:border-right="none" fo:border-top="none" fo:border-bottom="0.05pt solid #000000"/>
    </style:style>
    <style:style style:name="Таблица1.A254" style:family="table-cell">
      <style:table-cell-properties fo:padding="0.097cm" fo:border-left="0.05pt solid #000000" fo:border-right="none" fo:border-top="none" fo:border-bottom="0.05pt solid #000000"/>
    </style:style>
    <style:style style:name="Таблица1.A255" style:family="table-cell">
      <style:table-cell-properties fo:padding="0.097cm" fo:border-left="0.05pt solid #000000" fo:border-right="none" fo:border-top="none" fo:border-bottom="0.05pt solid #000000"/>
    </style:style>
    <style:style style:name="Таблица1.A256" style:family="table-cell">
      <style:table-cell-properties fo:padding="0.097cm" fo:border-left="0.05pt solid #000000" fo:border-right="none" fo:border-top="none" fo:border-bottom="0.05pt solid #000000"/>
    </style:style>
    <style:style style:name="Таблица1.A257" style:family="table-cell">
      <style:table-cell-properties fo:padding="0.097cm" fo:border-left="0.05pt solid #000000" fo:border-right="none" fo:border-top="none" fo:border-bottom="0.05pt solid #000000"/>
    </style:style>
    <style:style style:name="Таблица1.A258" style:family="table-cell">
      <style:table-cell-properties fo:padding="0.097cm" fo:border-left="0.05pt solid #000000" fo:border-right="none" fo:border-top="none" fo:border-bottom="0.05pt solid #000000"/>
    </style:style>
    <style:style style:name="Таблица1.A259" style:family="table-cell">
      <style:table-cell-properties fo:padding="0.097cm" fo:border-left="0.05pt solid #000000" fo:border-right="none" fo:border-top="none" fo:border-bottom="0.05pt solid #000000"/>
    </style:style>
    <style:style style:name="Таблица1.A260" style:family="table-cell">
      <style:table-cell-properties fo:padding="0.097cm" fo:border-left="0.05pt solid #000000" fo:border-right="none" fo:border-top="none" fo:border-bottom="0.05pt solid #000000"/>
    </style:style>
    <style:style style:name="Таблица1.A261" style:family="table-cell">
      <style:table-cell-properties fo:padding="0.097cm" fo:border-left="0.05pt solid #000000" fo:border-right="none" fo:border-top="none" fo:border-bottom="0.05pt solid #000000"/>
    </style:style>
    <style:style style:name="Таблица1.A262" style:family="table-cell">
      <style:table-cell-properties fo:padding="0.097cm" fo:border-left="0.05pt solid #000000" fo:border-right="none" fo:border-top="none" fo:border-bottom="0.05pt solid #000000"/>
    </style:style>
    <style:style style:name="Таблица1.A263" style:family="table-cell">
      <style:table-cell-properties fo:padding="0.097cm" fo:border-left="0.05pt solid #000000" fo:border-right="none" fo:border-top="none" fo:border-bottom="0.05pt solid #000000"/>
    </style:style>
    <style:style style:name="Таблица1.A264" style:family="table-cell">
      <style:table-cell-properties fo:padding="0.097cm" fo:border-left="0.05pt solid #000000" fo:border-right="none" fo:border-top="none" fo:border-bottom="0.05pt solid #000000"/>
    </style:style>
    <style:style style:name="Таблица1.A265" style:family="table-cell">
      <style:table-cell-properties fo:padding="0.097cm" fo:border-left="0.05pt solid #000000" fo:border-right="none" fo:border-top="none" fo:border-bottom="0.05pt solid #000000"/>
    </style:style>
    <style:style style:name="Таблица1.A266" style:family="table-cell">
      <style:table-cell-properties fo:padding="0.097cm" fo:border-left="0.05pt solid #000000" fo:border-right="none" fo:border-top="none" fo:border-bottom="0.05pt solid #000000"/>
    </style:style>
    <style:style style:name="Таблица1.A267" style:family="table-cell">
      <style:table-cell-properties fo:padding="0.097cm" fo:border-left="0.05pt solid #000000" fo:border-right="none" fo:border-top="none" fo:border-bottom="0.05pt solid #000000"/>
    </style:style>
    <style:style style:name="Таблица1.A268" style:family="table-cell">
      <style:table-cell-properties fo:padding="0.097cm" fo:border-left="0.05pt solid #000000" fo:border-right="none" fo:border-top="none" fo:border-bottom="0.05pt solid #000000"/>
    </style:style>
    <style:style style:name="Таблица1.A269" style:family="table-cell">
      <style:table-cell-properties fo:padding="0.097cm" fo:border-left="0.05pt solid #000000" fo:border-right="none" fo:border-top="none" fo:border-bottom="0.05pt solid #000000"/>
    </style:style>
    <style:style style:name="Таблица1.A270" style:family="table-cell">
      <style:table-cell-properties fo:padding="0.097cm" fo:border-left="0.05pt solid #000000" fo:border-right="none" fo:border-top="none" fo:border-bottom="0.05pt solid #000000"/>
    </style:style>
    <style:style style:name="Таблица1.A271" style:family="table-cell">
      <style:table-cell-properties fo:padding="0.097cm" fo:border-left="0.05pt solid #000000" fo:border-right="none" fo:border-top="none" fo:border-bottom="0.05pt solid #000000"/>
    </style:style>
    <style:style style:name="Таблица1.A272" style:family="table-cell">
      <style:table-cell-properties fo:padding="0.097cm" fo:border-left="0.05pt solid #000000" fo:border-right="none" fo:border-top="none" fo:border-bottom="0.05pt solid #000000"/>
    </style:style>
    <style:style style:name="Таблица1.A273" style:family="table-cell">
      <style:table-cell-properties fo:padding="0.097cm" fo:border-left="0.05pt solid #000000" fo:border-right="none" fo:border-top="none" fo:border-bottom="0.05pt solid #000000"/>
    </style:style>
    <style:style style:name="Таблица1.A274" style:family="table-cell">
      <style:table-cell-properties fo:padding="0.097cm" fo:border-left="0.05pt solid #000000" fo:border-right="none" fo:border-top="none" fo:border-bottom="0.05pt solid #000000"/>
    </style:style>
    <style:style style:name="Таблица1.A275" style:family="table-cell">
      <style:table-cell-properties fo:padding="0.097cm" fo:border-left="0.05pt solid #000000" fo:border-right="none" fo:border-top="none" fo:border-bottom="0.05pt solid #000000"/>
    </style:style>
    <style:style style:name="Таблица1.A276" style:family="table-cell">
      <style:table-cell-properties fo:padding="0.097cm" fo:border-left="0.05pt solid #000000" fo:border-right="none" fo:border-top="none" fo:border-bottom="0.05pt solid #000000"/>
    </style:style>
    <style:style style:name="Таблица1.A277" style:family="table-cell">
      <style:table-cell-properties fo:padding="0.097cm" fo:border-left="0.05pt solid #000000" fo:border-right="none" fo:border-top="none" fo:border-bottom="0.05pt solid #000000"/>
    </style:style>
    <style:style style:name="Таблица1.A278" style:family="table-cell">
      <style:table-cell-properties fo:padding="0.097cm" fo:border-left="0.05pt solid #000000" fo:border-right="none" fo:border-top="none" fo:border-bottom="0.05pt solid #000000"/>
    </style:style>
    <style:style style:name="Таблица1.A279" style:family="table-cell">
      <style:table-cell-properties fo:padding="0.097cm" fo:border-left="0.05pt solid #000000" fo:border-right="none" fo:border-top="none" fo:border-bottom="0.05pt solid #000000"/>
    </style:style>
    <style:style style:name="Таблица1.A280" style:family="table-cell">
      <style:table-cell-properties fo:padding="0.097cm" fo:border-left="0.05pt solid #000000" fo:border-right="none" fo:border-top="none" fo:border-bottom="0.05pt solid #000000"/>
    </style:style>
    <style:style style:name="Таблица1.A281" style:family="table-cell">
      <style:table-cell-properties fo:padding="0.097cm" fo:border-left="0.05pt solid #000000" fo:border-right="none" fo:border-top="none" fo:border-bottom="0.05pt solid #000000"/>
    </style:style>
    <style:style style:name="Таблица1.A282" style:family="table-cell">
      <style:table-cell-properties fo:padding="0.097cm" fo:border-left="0.05pt solid #000000" fo:border-right="none" fo:border-top="none" fo:border-bottom="0.05pt solid #000000"/>
    </style:style>
    <style:style style:name="Таблица1.A283" style:family="table-cell">
      <style:table-cell-properties fo:padding="0.097cm" fo:border-left="0.05pt solid #000000" fo:border-right="none" fo:border-top="none" fo:border-bottom="0.05pt solid #000000"/>
    </style:style>
    <style:style style:name="Таблица1.A284" style:family="table-cell">
      <style:table-cell-properties fo:padding="0.097cm" fo:border-left="0.05pt solid #000000" fo:border-right="none" fo:border-top="none" fo:border-bottom="0.05pt solid #000000"/>
    </style:style>
    <style:style style:name="Таблица1.A285" style:family="table-cell">
      <style:table-cell-properties fo:padding="0.097cm" fo:border-left="0.05pt solid #000000" fo:border-right="none" fo:border-top="none" fo:border-bottom="0.05pt solid #000000"/>
    </style:style>
    <style:style style:name="Таблица1.A286" style:family="table-cell">
      <style:table-cell-properties fo:padding="0.097cm" fo:border-left="0.05pt solid #000000" fo:border-right="none" fo:border-top="none" fo:border-bottom="0.05pt solid #000000"/>
    </style:style>
    <style:style style:name="Таблица1.A287" style:family="table-cell">
      <style:table-cell-properties fo:padding="0.097cm" fo:border-left="0.05pt solid #000000" fo:border-right="none" fo:border-top="none" fo:border-bottom="0.05pt solid #000000"/>
    </style:style>
    <style:style style:name="Таблица1.A288" style:family="table-cell">
      <style:table-cell-properties fo:padding="0.097cm" fo:border-left="0.05pt solid #000000" fo:border-right="none" fo:border-top="none" fo:border-bottom="0.05pt solid #000000"/>
    </style:style>
    <style:style style:name="Таблица1.A289" style:family="table-cell">
      <style:table-cell-properties fo:padding="0.097cm" fo:border-left="0.05pt solid #000000" fo:border-right="none" fo:border-top="none" fo:border-bottom="0.05pt solid #000000"/>
    </style:style>
    <style:style style:name="Таблица1.A290" style:family="table-cell">
      <style:table-cell-properties fo:padding="0.097cm" fo:border-left="0.05pt solid #000000" fo:border-right="none" fo:border-top="none" fo:border-bottom="0.05pt solid #000000"/>
    </style:style>
    <style:style style:name="Таблица1.A291" style:family="table-cell">
      <style:table-cell-properties fo:padding="0.097cm" fo:border-left="0.05pt solid #000000" fo:border-right="none" fo:border-top="none" fo:border-bottom="0.05pt solid #000000"/>
    </style:style>
    <style:style style:name="Таблица1.A292" style:family="table-cell">
      <style:table-cell-properties fo:padding="0.097cm" fo:border-left="0.05pt solid #000000" fo:border-right="none" fo:border-top="none" fo:border-bottom="0.05pt solid #000000"/>
    </style:style>
    <style:style style:name="Таблица1.A293" style:family="table-cell">
      <style:table-cell-properties fo:padding="0.097cm" fo:border-left="0.05pt solid #000000" fo:border-right="none" fo:border-top="none" fo:border-bottom="0.05pt solid #000000"/>
    </style:style>
    <style:style style:name="Таблица1.A294" style:family="table-cell">
      <style:table-cell-properties fo:padding="0.097cm" fo:border-left="0.05pt solid #000000" fo:border-right="none" fo:border-top="none" fo:border-bottom="0.05pt solid #000000"/>
    </style:style>
    <style:style style:name="Таблица1.A295" style:family="table-cell">
      <style:table-cell-properties fo:padding="0.097cm" fo:border-left="0.05pt solid #000000" fo:border-right="none" fo:border-top="none" fo:border-bottom="0.05pt solid #000000"/>
    </style:style>
    <style:style style:name="Таблица1.A296" style:family="table-cell">
      <style:table-cell-properties fo:padding="0.097cm" fo:border-left="0.05pt solid #000000" fo:border-right="none" fo:border-top="none" fo:border-bottom="0.05pt solid #000000"/>
    </style:style>
    <style:style style:name="Таблица1.A297" style:family="table-cell">
      <style:table-cell-properties fo:padding="0.097cm" fo:border-left="0.05pt solid #000000" fo:border-right="none" fo:border-top="none" fo:border-bottom="0.05pt solid #000000"/>
    </style:style>
    <style:style style:name="Таблица1.A298" style:family="table-cell">
      <style:table-cell-properties fo:padding="0.097cm" fo:border-left="0.05pt solid #000000" fo:border-right="none" fo:border-top="none" fo:border-bottom="0.05pt solid #000000"/>
    </style:style>
    <style:style style:name="Таблица1.A299" style:family="table-cell">
      <style:table-cell-properties fo:padding="0.097cm" fo:border-left="0.05pt solid #000000" fo:border-right="none" fo:border-top="none" fo:border-bottom="0.05pt solid #000000"/>
    </style:style>
    <style:style style:name="Таблица1.A300" style:family="table-cell">
      <style:table-cell-properties fo:padding="0.097cm" fo:border-left="0.05pt solid #000000" fo:border-right="none" fo:border-top="none" fo:border-bottom="0.05pt solid #000000"/>
    </style:style>
    <style:style style:name="Таблица1.A301" style:family="table-cell">
      <style:table-cell-properties fo:padding="0.097cm" fo:border-left="0.05pt solid #000000" fo:border-right="none" fo:border-top="none" fo:border-bottom="0.05pt solid #000000"/>
    </style:style>
    <style:style style:name="Таблица1.A302" style:family="table-cell">
      <style:table-cell-properties fo:padding="0.097cm" fo:border-left="0.05pt solid #000000" fo:border-right="none" fo:border-top="none" fo:border-bottom="0.05pt solid #000000"/>
    </style:style>
    <style:style style:name="Таблица1.A303" style:family="table-cell">
      <style:table-cell-properties fo:padding="0.097cm" fo:border-left="0.05pt solid #000000" fo:border-right="none" fo:border-top="none" fo:border-bottom="0.05pt solid #000000"/>
    </style:style>
    <style:style style:name="Таблица1.A304" style:family="table-cell">
      <style:table-cell-properties fo:padding="0.097cm" fo:border-left="0.05pt solid #000000" fo:border-right="none" fo:border-top="none" fo:border-bottom="0.05pt solid #000000"/>
    </style:style>
    <style:style style:name="Таблица1.A305" style:family="table-cell">
      <style:table-cell-properties fo:padding="0.097cm" fo:border-left="0.05pt solid #000000" fo:border-right="none" fo:border-top="none" fo:border-bottom="0.05pt solid #000000"/>
    </style:style>
    <style:style style:name="Таблица1.A306" style:family="table-cell">
      <style:table-cell-properties fo:padding="0.097cm" fo:border-left="0.05pt solid #000000" fo:border-right="none" fo:border-top="none" fo:border-bottom="0.05pt solid #000000"/>
    </style:style>
    <style:style style:name="Таблица1.A307" style:family="table-cell">
      <style:table-cell-properties fo:padding="0.097cm" fo:border-left="0.05pt solid #000000" fo:border-right="none" fo:border-top="none" fo:border-bottom="0.05pt solid #000000"/>
    </style:style>
    <style:style style:name="Таблица1.A308" style:family="table-cell">
      <style:table-cell-properties fo:padding="0.097cm" fo:border-left="0.05pt solid #000000" fo:border-right="none" fo:border-top="none" fo:border-bottom="0.05pt solid #000000"/>
    </style:style>
    <style:style style:name="Таблица1.A309" style:family="table-cell">
      <style:table-cell-properties fo:padding="0.097cm" fo:border-left="0.05pt solid #000000" fo:border-right="none" fo:border-top="none" fo:border-bottom="0.05pt solid #000000"/>
    </style:style>
    <style:style style:name="Таблица1.A310" style:family="table-cell">
      <style:table-cell-properties fo:padding="0.097cm" fo:border-left="0.05pt solid #000000" fo:border-right="none" fo:border-top="none" fo:border-bottom="0.05pt solid #000000"/>
    </style:style>
    <style:style style:name="Таблица1.A311" style:family="table-cell">
      <style:table-cell-properties fo:padding="0.097cm" fo:border-left="0.05pt solid #000000" fo:border-right="none" fo:border-top="none" fo:border-bottom="0.05pt solid #000000"/>
    </style:style>
    <style:style style:name="Таблица1.312" style:family="table-row">
      <style:table-row-properties style:min-row-height="1.916cm"/>
    </style:style>
    <style:style style:name="Таблица1.A312" style:family="table-cell">
      <style:table-cell-properties fo:padding="0.097cm" fo:border-left="0.05pt solid #000000" fo:border-right="none" fo:border-top="none" fo:border-bottom="0.05pt solid #000000"/>
    </style:style>
    <style:style style:name="Таблица1.A313" style:family="table-cell">
      <style:table-cell-properties fo:padding="0.097cm" fo:border-left="0.05pt solid #000000" fo:border-right="none" fo:border-top="none" fo:border-bottom="0.05pt solid #000000"/>
    </style:style>
    <style:style style:name="Таблица1.A314" style:family="table-cell">
      <style:table-cell-properties fo:padding="0.097cm" fo:border-left="0.05pt solid #000000" fo:border-right="none" fo:border-top="none" fo:border-bottom="0.05pt solid #000000"/>
    </style:style>
    <style:style style:name="Таблица1.A315" style:family="table-cell">
      <style:table-cell-properties fo:padding="0.097cm" fo:border-left="0.05pt solid #000000" fo:border-right="none" fo:border-top="none" fo:border-bottom="0.05pt solid #000000"/>
    </style:style>
    <style:style style:name="Таблица1.A316" style:family="table-cell">
      <style:table-cell-properties fo:padding="0.097cm" fo:border-left="0.05pt solid #000000" fo:border-right="none" fo:border-top="none" fo:border-bottom="0.05pt solid #000000"/>
    </style:style>
    <style:style style:name="Таблица1.A317" style:family="table-cell">
      <style:table-cell-properties fo:padding="0.097cm" fo:border-left="0.05pt solid #000000" fo:border-right="none" fo:border-top="none" fo:border-bottom="0.05pt solid #000000"/>
    </style:style>
    <style:style style:name="Таблица1.A318" style:family="table-cell">
      <style:table-cell-properties fo:padding="0.097cm" fo:border-left="0.05pt solid #000000" fo:border-right="none" fo:border-top="none" fo:border-bottom="0.05pt solid #000000"/>
    </style:style>
    <style:style style:name="Таблица1.A319" style:family="table-cell">
      <style:table-cell-properties fo:padding="0.097cm" fo:border-left="0.05pt solid #000000" fo:border-right="none" fo:border-top="none" fo:border-bottom="0.05pt solid #000000"/>
    </style:style>
    <style:style style:name="Таблица1.A320" style:family="table-cell">
      <style:table-cell-properties fo:padding="0.097cm" fo:border-left="0.05pt solid #000000" fo:border-right="none" fo:border-top="none" fo:border-bottom="0.05pt solid #000000"/>
    </style:style>
    <style:style style:name="Таблица1.A321" style:family="table-cell">
      <style:table-cell-properties fo:padding="0.097cm" fo:border-left="0.05pt solid #000000" fo:border-right="none" fo:border-top="none" fo:border-bottom="0.05pt solid #000000"/>
    </style:style>
    <style:style style:name="Таблица1.A322" style:family="table-cell">
      <style:table-cell-properties fo:padding="0.097cm" fo:border-left="0.05pt solid #000000" fo:border-right="none" fo:border-top="none" fo:border-bottom="0.05pt solid #000000"/>
    </style:style>
    <style:style style:name="Таблица1.A323" style:family="table-cell">
      <style:table-cell-properties fo:padding="0.097cm" fo:border-left="0.05pt solid #000000" fo:border-right="none" fo:border-top="none" fo:border-bottom="0.05pt solid #000000"/>
    </style:style>
    <style:style style:name="Таблица1.A324" style:family="table-cell">
      <style:table-cell-properties fo:padding="0.097cm" fo:border-left="0.05pt solid #000000" fo:border-right="none" fo:border-top="none" fo:border-bottom="0.05pt solid #000000"/>
    </style:style>
    <style:style style:name="Таблица1.A325" style:family="table-cell">
      <style:table-cell-properties fo:padding="0.097cm" fo:border-left="0.05pt solid #000000" fo:border-right="none" fo:border-top="none" fo:border-bottom="0.05pt solid #000000"/>
    </style:style>
    <style:style style:name="Таблица1.A326" style:family="table-cell">
      <style:table-cell-properties fo:padding="0.097cm" fo:border-left="0.05pt solid #000000" fo:border-right="none" fo:border-top="none" fo:border-bottom="0.05pt solid #000000"/>
    </style:style>
    <style:style style:name="Таблица1.A327" style:family="table-cell">
      <style:table-cell-properties fo:padding="0.097cm" fo:border-left="0.05pt solid #000000" fo:border-right="none" fo:border-top="none" fo:border-bottom="0.05pt solid #000000"/>
    </style:style>
    <style:style style:name="Таблица1.A328" style:family="table-cell">
      <style:table-cell-properties fo:padding="0.097cm" fo:border-left="0.05pt solid #000000" fo:border-right="none" fo:border-top="none" fo:border-bottom="0.05pt solid #000000"/>
    </style:style>
    <style:style style:name="Таблица1.A329" style:family="table-cell">
      <style:table-cell-properties fo:padding="0.097cm" fo:border-left="0.05pt solid #000000" fo:border-right="none" fo:border-top="none" fo:border-bottom="0.05pt solid #000000"/>
    </style:style>
    <style:style style:name="Таблица1.A330" style:family="table-cell">
      <style:table-cell-properties fo:padding="0.097cm" fo:border-left="0.05pt solid #000000" fo:border-right="none" fo:border-top="none" fo:border-bottom="0.05pt solid #000000"/>
    </style:style>
    <style:style style:name="Таблица1.A331" style:family="table-cell">
      <style:table-cell-properties fo:padding="0.097cm" fo:border-left="0.05pt solid #000000" fo:border-right="none" fo:border-top="none" fo:border-bottom="0.05pt solid #000000"/>
    </style:style>
    <style:style style:name="Таблица1.A332" style:family="table-cell">
      <style:table-cell-properties fo:padding="0.097cm" fo:border-left="0.05pt solid #000000" fo:border-right="none" fo:border-top="none" fo:border-bottom="0.05pt solid #000000"/>
    </style:style>
    <style:style style:name="Таблица1.A333" style:family="table-cell">
      <style:table-cell-properties fo:padding="0.097cm" fo:border-left="0.05pt solid #000000" fo:border-right="none" fo:border-top="none" fo:border-bottom="0.05pt solid #000000"/>
    </style:style>
    <style:style style:name="Таблица1.A334" style:family="table-cell">
      <style:table-cell-properties fo:padding="0.097cm" fo:border-left="0.05pt solid #000000" fo:border-right="none" fo:border-top="none" fo:border-bottom="0.05pt solid #000000"/>
    </style:style>
    <style:style style:name="Таблица1.A335" style:family="table-cell">
      <style:table-cell-properties fo:padding="0.097cm" fo:border-left="0.05pt solid #000000" fo:border-right="none" fo:border-top="none" fo:border-bottom="0.05pt solid #000000"/>
    </style:style>
    <style:style style:name="Таблица1.A336" style:family="table-cell">
      <style:table-cell-properties fo:padding="0.097cm" fo:border-left="0.05pt solid #000000" fo:border-right="none" fo:border-top="none" fo:border-bottom="0.05pt solid #000000"/>
    </style:style>
    <style:style style:name="Таблица1.A337" style:family="table-cell">
      <style:table-cell-properties fo:padding="0.097cm" fo:border-left="0.05pt solid #000000" fo:border-right="none" fo:border-top="none" fo:border-bottom="0.05pt solid #000000"/>
    </style:style>
    <style:style style:name="Таблица1.A338" style:family="table-cell">
      <style:table-cell-properties fo:padding="0.097cm" fo:border-left="0.05pt solid #000000" fo:border-right="none" fo:border-top="none" fo:border-bottom="0.05pt solid #000000"/>
    </style:style>
    <style:style style:name="Таблица1.A339" style:family="table-cell">
      <style:table-cell-properties fo:padding="0.097cm" fo:border-left="0.05pt solid #000000" fo:border-right="none" fo:border-top="none" fo:border-bottom="0.05pt solid #000000"/>
    </style:style>
    <style:style style:name="Таблица1.A340" style:family="table-cell">
      <style:table-cell-properties fo:padding="0.097cm" fo:border-left="0.05pt solid #000000" fo:border-right="none" fo:border-top="none" fo:border-bottom="0.05pt solid #000000"/>
    </style:style>
    <style:style style:name="Таблица1.A341" style:family="table-cell">
      <style:table-cell-properties fo:padding="0.097cm" fo:border-left="0.05pt solid #000000" fo:border-right="none" fo:border-top="none" fo:border-bottom="0.05pt solid #000000"/>
    </style:style>
    <style:style style:name="Таблица1.A342" style:family="table-cell">
      <style:table-cell-properties fo:padding="0.097cm" fo:border-left="0.05pt solid #000000" fo:border-right="none" fo:border-top="none" fo:border-bottom="0.05pt solid #000000"/>
    </style:style>
    <style:style style:name="Таблица1.A343" style:family="table-cell">
      <style:table-cell-properties fo:padding="0.097cm" fo:border-left="0.05pt solid #000000" fo:border-right="none" fo:border-top="none" fo:border-bottom="0.05pt solid #000000"/>
    </style:style>
    <style:style style:name="Таблица1.A344" style:family="table-cell">
      <style:table-cell-properties fo:padding="0.097cm" fo:border-left="0.05pt solid #000000" fo:border-right="none" fo:border-top="none" fo:border-bottom="0.05pt solid #000000"/>
    </style:style>
    <style:style style:name="Таблица1.A345" style:family="table-cell">
      <style:table-cell-properties fo:padding="0.097cm" fo:border-left="0.05pt solid #000000" fo:border-right="none" fo:border-top="none" fo:border-bottom="0.05pt solid #000000"/>
    </style:style>
    <style:style style:name="Таблица1.A346" style:family="table-cell">
      <style:table-cell-properties fo:padding="0.097cm" fo:border-left="0.05pt solid #000000" fo:border-right="none" fo:border-top="none" fo:border-bottom="0.05pt solid #000000"/>
    </style:style>
    <style:style style:name="Таблица1.A347" style:family="table-cell">
      <style:table-cell-properties fo:padding="0.097cm" fo:border-left="0.05pt solid #000000" fo:border-right="none" fo:border-top="none" fo:border-bottom="0.05pt solid #000000"/>
    </style:style>
    <style:style style:name="Таблица1.A348" style:family="table-cell">
      <style:table-cell-properties fo:padding="0.097cm" fo:border-left="0.05pt solid #000000" fo:border-right="none" fo:border-top="none" fo:border-bottom="0.05pt solid #000000"/>
    </style:style>
    <style:style style:name="Таблица1.A349" style:family="table-cell">
      <style:table-cell-properties fo:padding="0.097cm" fo:border-left="0.05pt solid #000000" fo:border-right="none" fo:border-top="none" fo:border-bottom="0.05pt solid #000000"/>
    </style:style>
    <style:style style:name="Таблица1.A350" style:family="table-cell">
      <style:table-cell-properties fo:padding="0.097cm" fo:border-left="0.05pt solid #000000" fo:border-right="none" fo:border-top="none" fo:border-bottom="0.05pt solid #000000"/>
    </style:style>
    <style:style style:name="Таблица1.A351" style:family="table-cell">
      <style:table-cell-properties fo:padding="0.097cm" fo:border-left="0.05pt solid #000000" fo:border-right="none" fo:border-top="none" fo:border-bottom="0.05pt solid #000000"/>
    </style:style>
    <style:style style:name="Таблица1.A352" style:family="table-cell">
      <style:table-cell-properties fo:padding="0.097cm" fo:border-left="0.05pt solid #000000" fo:border-right="none" fo:border-top="none" fo:border-bottom="0.05pt solid #000000"/>
    </style:style>
    <style:style style:name="Таблица1.A353" style:family="table-cell">
      <style:table-cell-properties fo:padding="0.097cm" fo:border-left="0.05pt solid #000000" fo:border-right="none" fo:border-top="none" fo:border-bottom="0.05pt solid #000000"/>
    </style:style>
    <style:style style:name="Таблица1.A354" style:family="table-cell">
      <style:table-cell-properties fo:padding="0.097cm" fo:border-left="0.05pt solid #000000" fo:border-right="none" fo:border-top="none" fo:border-bottom="0.05pt solid #000000"/>
    </style:style>
    <style:style style:name="Таблица1.A355" style:family="table-cell">
      <style:table-cell-properties fo:padding="0.097cm" fo:border-left="0.05pt solid #000000" fo:border-right="none" fo:border-top="none" fo:border-bottom="0.05pt solid #000000"/>
    </style:style>
    <style:style style:name="Таблица1.A356" style:family="table-cell">
      <style:table-cell-properties fo:padding="0.097cm" fo:border-left="0.05pt solid #000000" fo:border-right="none" fo:border-top="none" fo:border-bottom="0.05pt solid #000000"/>
    </style:style>
    <style:style style:name="Таблица1.A357" style:family="table-cell">
      <style:table-cell-properties fo:padding="0.097cm" fo:border-left="0.05pt solid #000000" fo:border-right="none" fo:border-top="none" fo:border-bottom="0.05pt solid #000000"/>
    </style:style>
    <style:style style:name="Таблица1.A358" style:family="table-cell">
      <style:table-cell-properties fo:padding="0.097cm" fo:border-left="0.05pt solid #000000" fo:border-right="none" fo:border-top="none" fo:border-bottom="0.05pt solid #000000"/>
    </style:style>
    <style:style style:name="Таблица1.A359" style:family="table-cell">
      <style:table-cell-properties fo:padding="0.097cm" fo:border-left="0.05pt solid #000000" fo:border-right="none" fo:border-top="none" fo:border-bottom="0.05pt solid #000000"/>
    </style:style>
    <style:style style:name="Таблица1.A360" style:family="table-cell">
      <style:table-cell-properties fo:padding="0.097cm" fo:border-left="0.05pt solid #000000" fo:border-right="none" fo:border-top="none" fo:border-bottom="0.05pt solid #000000"/>
    </style:style>
    <style:style style:name="Таблица1.A361" style:family="table-cell">
      <style:table-cell-properties fo:padding="0.097cm" fo:border-left="0.05pt solid #000000" fo:border-right="none" fo:border-top="none" fo:border-bottom="0.05pt solid #000000"/>
    </style:style>
    <style:style style:name="Таблица1.A362" style:family="table-cell">
      <style:table-cell-properties fo:padding="0.097cm" fo:border-left="0.05pt solid #000000" fo:border-right="none" fo:border-top="none" fo:border-bottom="0.05pt solid #000000"/>
    </style:style>
    <style:style style:name="Таблица1.A363" style:family="table-cell">
      <style:table-cell-properties fo:padding="0.097cm" fo:border-left="0.05pt solid #000000" fo:border-right="none" fo:border-top="none" fo:border-bottom="0.05pt solid #000000"/>
    </style:style>
    <style:style style:name="Таблица1.A364" style:family="table-cell">
      <style:table-cell-properties fo:padding="0.097cm" fo:border-left="0.05pt solid #000000" fo:border-right="none" fo:border-top="none" fo:border-bottom="0.05pt solid #000000"/>
    </style:style>
    <style:style style:name="Таблица1.A365" style:family="table-cell">
      <style:table-cell-properties fo:padding="0.097cm" fo:border-left="0.05pt solid #000000" fo:border-right="none" fo:border-top="none" fo:border-bottom="0.05pt solid #000000"/>
    </style:style>
    <style:style style:name="Таблица1.A366" style:family="table-cell">
      <style:table-cell-properties fo:padding="0.097cm" fo:border-left="0.05pt solid #000000" fo:border-right="none" fo:border-top="none" fo:border-bottom="0.05pt solid #000000"/>
    </style:style>
    <style:style style:name="Таблица1.A367" style:family="table-cell">
      <style:table-cell-properties fo:padding="0.097cm" fo:border-left="0.05pt solid #000000" fo:border-right="none" fo:border-top="none" fo:border-bottom="0.05pt solid #000000"/>
    </style:style>
    <style:style style:name="Таблица1.A368" style:family="table-cell">
      <style:table-cell-properties fo:padding="0.097cm" fo:border-left="0.05pt solid #000000" fo:border-right="none" fo:border-top="none" fo:border-bottom="0.05pt solid #000000"/>
    </style:style>
    <style:style style:name="Таблица1.A369" style:family="table-cell">
      <style:table-cell-properties fo:padding="0.097cm" fo:border-left="0.05pt solid #000000" fo:border-right="none" fo:border-top="none" fo:border-bottom="0.05pt solid #000000"/>
    </style:style>
    <style:style style:name="Таблица1.A370" style:family="table-cell">
      <style:table-cell-properties fo:padding="0.097cm" fo:border-left="0.05pt solid #000000" fo:border-right="none" fo:border-top="none" fo:border-bottom="0.05pt solid #000000"/>
    </style:style>
    <style:style style:name="Таблица1.A371" style:family="table-cell">
      <style:table-cell-properties fo:padding="0.097cm" fo:border-left="0.05pt solid #000000" fo:border-right="none" fo:border-top="none" fo:border-bottom="0.05pt solid #000000"/>
    </style:style>
    <style:style style:name="Таблица1.A372" style:family="table-cell">
      <style:table-cell-properties fo:padding="0.097cm" fo:border-left="0.05pt solid #000000" fo:border-right="none" fo:border-top="none" fo:border-bottom="0.05pt solid #000000"/>
    </style:style>
    <style:style style:name="Таблица1.A373" style:family="table-cell">
      <style:table-cell-properties fo:padding="0.097cm" fo:border-left="0.05pt solid #000000" fo:border-right="none" fo:border-top="none" fo:border-bottom="0.05pt solid #000000"/>
    </style:style>
    <style:style style:name="Таблица1.A374" style:family="table-cell">
      <style:table-cell-properties fo:padding="0.097cm" fo:border-left="0.05pt solid #000000" fo:border-right="none" fo:border-top="none" fo:border-bottom="0.05pt solid #000000"/>
    </style:style>
    <style:style style:name="Таблица1.A375" style:family="table-cell">
      <style:table-cell-properties fo:padding="0.097cm" fo:border-left="0.05pt solid #000000" fo:border-right="none" fo:border-top="none" fo:border-bottom="0.05pt solid #000000"/>
    </style:style>
    <style:style style:name="Таблица1.A376" style:family="table-cell">
      <style:table-cell-properties fo:padding="0.097cm" fo:border-left="0.05pt solid #000000" fo:border-right="none" fo:border-top="none" fo:border-bottom="0.05pt solid #000000"/>
    </style:style>
    <style:style style:name="Таблица1.A377" style:family="table-cell">
      <style:table-cell-properties fo:padding="0.097cm" fo:border-left="0.05pt solid #000000" fo:border-right="none" fo:border-top="none" fo:border-bottom="0.05pt solid #000000"/>
    </style:style>
    <style:style style:name="Таблица1.A378" style:family="table-cell">
      <style:table-cell-properties fo:padding="0.097cm" fo:border-left="0.05pt solid #000000" fo:border-right="none" fo:border-top="none" fo:border-bottom="0.05pt solid #000000"/>
    </style:style>
    <style:style style:name="Таблица1.A379" style:family="table-cell">
      <style:table-cell-properties fo:padding="0.097cm" fo:border-left="0.05pt solid #000000" fo:border-right="none" fo:border-top="none" fo:border-bottom="0.05pt solid #000000"/>
    </style:style>
    <style:style style:name="Таблица1.A380" style:family="table-cell">
      <style:table-cell-properties fo:padding="0.097cm" fo:border-left="0.05pt solid #000000" fo:border-right="none" fo:border-top="none" fo:border-bottom="0.05pt solid #000000"/>
    </style:style>
    <style:style style:name="Таблица1.A381" style:family="table-cell">
      <style:table-cell-properties fo:padding="0.097cm" fo:border-left="0.05pt solid #000000" fo:border-right="none" fo:border-top="none" fo:border-bottom="0.05pt solid #000000"/>
    </style:style>
    <style:style style:name="Таблица1.A382" style:family="table-cell">
      <style:table-cell-properties fo:padding="0.097cm" fo:border-left="0.05pt solid #000000" fo:border-right="none" fo:border-top="none" fo:border-bottom="0.05pt solid #000000"/>
    </style:style>
    <style:style style:name="Таблица1.A38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2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1476d" style:font-size-asian="6pt" style:font-weight-asian="normal" style:font-size-complex="6pt" style:font-weight-complex="normal"/>
    </style:style>
    <style:style style:name="P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aa739" officeooo:paragraph-rsid="002aa739" style:font-size-asian="6pt" style:font-weight-asian="normal" style:font-size-complex="6pt" style:font-weight-complex="normal"/>
    </style:style>
    <style:style style:name="P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ad3b7" officeooo:paragraph-rsid="006ad3b7" style:font-size-asian="6pt" style:font-weight-asian="normal" style:font-size-complex="6pt" style:font-weight-complex="normal"/>
    </style:style>
    <style:style style:name="P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eec5f" officeooo:paragraph-rsid="006eec5f" style:font-size-asian="6pt" style:font-weight-asian="normal" style:font-size-complex="6pt" style:font-weight-complex="normal"/>
    </style:style>
    <style:style style:name="P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74428" officeooo:paragraph-rsid="00174428" style:font-size-asian="6pt" style:font-weight-asian="normal" style:font-size-complex="6pt" style:font-weight-complex="normal"/>
    </style:style>
    <style:style style:name="P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57e5a" officeooo:paragraph-rsid="00257e5a" style:font-size-asian="6pt" style:font-weight-asian="normal" style:font-size-complex="6pt" style:font-weight-complex="normal"/>
    </style:style>
    <style:style style:name="P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6098f" officeooo:paragraph-rsid="0026098f" style:font-size-asian="6pt" style:font-weight-asian="normal" style:font-size-complex="6pt" style:font-weight-complex="normal"/>
    </style:style>
    <style:style style:name="P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c7ec2" officeooo:paragraph-rsid="002c7ec2" style:font-size-asian="6pt" style:font-weight-asian="normal" style:font-size-complex="6pt" style:font-weight-complex="normal"/>
    </style:style>
    <style:style style:name="P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e425f" officeooo:paragraph-rsid="002e425f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fe77d" officeooo:paragraph-rsid="002fe77d" style:font-size-asian="6pt" style:font-weight-asian="normal" style:font-size-complex="6pt" style:font-weight-complex="normal"/>
    </style:style>
    <style:style style:name="P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00b56" officeooo:paragraph-rsid="00300b56" style:font-size-asian="6pt" style:font-weight-asian="normal" style:font-size-complex="6pt" style:font-weight-complex="normal"/>
    </style:style>
    <style:style style:name="P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274f3" style:font-size-asian="6pt" style:font-weight-asian="normal" style:font-size-complex="6pt" style:font-weight-complex="normal"/>
    </style:style>
    <style:style style:name="P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36c24" officeooo:paragraph-rsid="00336c24" style:font-size-asian="6pt" style:font-weight-asian="normal" style:font-size-complex="6pt" style:font-weight-complex="normal"/>
    </style:style>
    <style:style style:name="P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51ae0" officeooo:paragraph-rsid="00351ae0" style:font-size-asian="6pt" style:font-weight-asian="normal" style:font-size-complex="6pt" style:font-weight-complex="normal"/>
    </style:style>
    <style:style style:name="P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59246" officeooo:paragraph-rsid="00359246" style:font-size-asian="6pt" style:font-weight-asian="normal" style:font-size-complex="6pt" style:font-weight-complex="normal"/>
    </style:style>
    <style:style style:name="P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7aea3" officeooo:paragraph-rsid="0037aea3" style:font-size-asian="6pt" style:font-weight-asian="normal" style:font-size-complex="6pt" style:font-weight-complex="normal"/>
    </style:style>
    <style:style style:name="P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9581a" officeooo:paragraph-rsid="0039581a" style:font-size-asian="6pt" style:font-weight-asian="normal" style:font-size-complex="6pt" style:font-weight-complex="normal"/>
    </style:style>
    <style:style style:name="P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b55b3" officeooo:paragraph-rsid="003b55b3" style:font-size-asian="6pt" style:font-weight-asian="normal" style:font-size-complex="6pt" style:font-weight-complex="normal"/>
    </style:style>
    <style:style style:name="P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c57ca" officeooo:paragraph-rsid="003c57ca" style:font-size-asian="6pt" style:font-weight-asian="normal" style:font-size-complex="6pt" style:font-weight-complex="normal"/>
    </style:style>
    <style:style style:name="P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d4040" officeooo:paragraph-rsid="003d4040" style:font-size-asian="6pt" style:font-weight-asian="normal" style:font-size-complex="6pt" style:font-weight-complex="normal"/>
    </style:style>
    <style:style style:name="P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e1c29" officeooo:paragraph-rsid="003e1c29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eb328" officeooo:paragraph-rsid="003eb328" style:font-size-asian="6pt" style:font-weight-asian="normal" style:font-size-complex="6pt" style:font-weight-complex="normal"/>
    </style:style>
    <style:style style:name="P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302c6" officeooo:paragraph-rsid="004302c6" style:font-size-asian="6pt" style:font-weight-asian="normal" style:font-size-complex="6pt" style:font-weight-complex="normal"/>
    </style:style>
    <style:style style:name="P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48b1f" officeooo:paragraph-rsid="00448b1f" style:font-size-asian="6pt" style:font-weight-asian="normal" style:font-size-complex="6pt" style:font-weight-complex="normal"/>
    </style:style>
    <style:style style:name="P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57af7" officeooo:paragraph-rsid="00457af7" style:font-size-asian="6pt" style:font-weight-asian="normal" style:font-size-complex="6pt" style:font-weight-complex="normal"/>
    </style:style>
    <style:style style:name="P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58dd4" officeooo:paragraph-rsid="00458dd4" style:font-size-asian="6pt" style:font-weight-asian="normal" style:font-size-complex="6pt" style:font-weight-complex="normal"/>
    </style:style>
    <style:style style:name="P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60564" officeooo:paragraph-rsid="00460564" style:font-size-asian="6pt" style:font-weight-asian="normal" style:font-size-complex="6pt" style:font-weight-complex="normal"/>
    </style:style>
    <style:style style:name="P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82ce7" officeooo:paragraph-rsid="00482ce7" style:font-size-asian="6pt" style:font-weight-asian="normal" style:font-size-complex="6pt" style:font-weight-complex="normal"/>
    </style:style>
    <style:style style:name="P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a2ebd" officeooo:paragraph-rsid="004a2ebd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c2668" officeooo:paragraph-rsid="004c2668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04e75" officeooo:paragraph-rsid="00504e75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1e898" officeooo:paragraph-rsid="0051e898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38d9d" officeooo:paragraph-rsid="00538d9d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550af" officeooo:paragraph-rsid="005550af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61828" officeooo:paragraph-rsid="00561828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61eff" officeooo:paragraph-rsid="00561eff" style:font-size-asian="6pt" style:font-weight-asian="normal" style:font-size-complex="6pt" style:font-weight-complex="normal"/>
    </style:style>
    <style:style style:name="P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80f13" officeooo:paragraph-rsid="00580f13" style:font-size-asian="6pt" style:font-weight-asian="normal" style:font-size-complex="6pt" style:font-weight-complex="normal"/>
    </style:style>
    <style:style style:name="P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a7189" officeooo:paragraph-rsid="005a7189" style:font-size-asian="6pt" style:font-weight-asian="normal" style:font-size-complex="6pt" style:font-weight-complex="normal"/>
    </style:style>
    <style:style style:name="P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c5d24" officeooo:paragraph-rsid="005c5d24" style:font-size-asian="6pt" style:font-weight-asian="normal" style:font-size-complex="6pt" style:font-weight-complex="normal"/>
    </style:style>
    <style:style style:name="P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cba42" officeooo:paragraph-rsid="005cba42" style:font-size-asian="6pt" style:font-weight-asian="normal" style:font-size-complex="6pt" style:font-weight-complex="normal"/>
    </style:style>
    <style:style style:name="P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1a7a0" officeooo:paragraph-rsid="0061a7a0" style:font-size-asian="6pt" style:font-weight-asian="normal" style:font-size-complex="6pt" style:font-weight-complex="normal"/>
    </style:style>
    <style:style style:name="P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354ae" officeooo:paragraph-rsid="006354ae" style:font-size-asian="6pt" style:font-weight-asian="normal" style:font-size-complex="6pt" style:font-weight-complex="normal"/>
    </style:style>
    <style:style style:name="P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3e7f5" officeooo:paragraph-rsid="0063e7f5" style:font-size-asian="6pt" style:font-weight-asian="normal" style:font-size-complex="6pt" style:font-weight-complex="normal"/>
    </style:style>
    <style:style style:name="P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5a27d" officeooo:paragraph-rsid="0065a27d" style:font-size-asian="6pt" style:font-weight-asian="normal" style:font-size-complex="6pt" style:font-weight-complex="normal"/>
    </style:style>
    <style:style style:name="P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5f4ec" officeooo:paragraph-rsid="0065f4ec" style:font-size-asian="6pt" style:font-weight-asian="normal" style:font-size-complex="6pt" style:font-weight-complex="normal"/>
    </style:style>
    <style:style style:name="P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78280" officeooo:paragraph-rsid="00678280" style:font-size-asian="6pt" style:font-weight-asian="normal" style:font-size-complex="6pt" style:font-weight-complex="normal"/>
    </style:style>
    <style:style style:name="P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8e4d0" officeooo:paragraph-rsid="0068e4d0" style:font-size-asian="6pt" style:font-weight-asian="normal" style:font-size-complex="6pt" style:font-weight-complex="normal"/>
    </style:style>
    <style:style style:name="P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9062b" officeooo:paragraph-rsid="0069062b" style:font-size-asian="6pt" style:font-weight-asian="normal" style:font-size-complex="6pt" style:font-weight-complex="normal"/>
    </style:style>
    <style:style style:name="P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b7443" officeooo:paragraph-rsid="006b7443" style:font-size-asian="6pt" style:font-weight-asian="normal" style:font-size-complex="6pt" style:font-weight-complex="normal"/>
    </style:style>
    <style:style style:name="P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d0df6" officeooo:paragraph-rsid="006d0df6" style:font-size-asian="6pt" style:font-weight-asian="normal" style:font-size-complex="6pt" style:font-weight-complex="normal"/>
    </style:style>
    <style:style style:name="P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fc44f" officeooo:paragraph-rsid="006fc44f" style:font-size-asian="6pt" style:font-weight-asian="normal" style:font-size-complex="6pt" style:font-weight-complex="normal"/>
    </style:style>
    <style:style style:name="P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1327a" officeooo:paragraph-rsid="0071327a" style:font-size-asian="6pt" style:font-weight-asian="normal" style:font-size-complex="6pt" style:font-weight-complex="normal"/>
    </style:style>
    <style:style style:name="P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1fc2c" officeooo:paragraph-rsid="0071fc2c" style:font-size-asian="6pt" style:font-weight-asian="normal" style:font-size-complex="6pt" style:font-weight-complex="normal"/>
    </style:style>
    <style:style style:name="P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6752" officeooo:paragraph-rsid="00736752" style:font-size-asian="6pt" style:font-weight-asian="normal" style:font-size-complex="6pt" style:font-weight-complex="normal"/>
    </style:style>
    <style:style style:name="P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f860" officeooo:paragraph-rsid="0073f860" style:font-size-asian="6pt" style:font-weight-asian="normal" style:font-size-complex="6pt" style:font-weight-complex="normal"/>
    </style:style>
    <style:style style:name="P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57ccf" officeooo:paragraph-rsid="00757ccf" style:font-size-asian="6pt" style:font-weight-asian="normal" style:font-size-complex="6pt" style:font-weight-complex="normal"/>
    </style:style>
    <style:style style:name="P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5ef47" officeooo:paragraph-rsid="0075ef47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7d0c4" officeooo:paragraph-rsid="0077d0c4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85cf4" officeooo:paragraph-rsid="00785cf4" style:font-size-asian="6pt" style:font-weight-asian="normal" style:font-size-complex="6pt" style:font-weight-complex="normal"/>
    </style:style>
    <style:style style:name="P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9aecc" officeooo:paragraph-rsid="0079aecc" style:font-size-asian="6pt" style:font-weight-asian="normal" style:font-size-complex="6pt" style:font-weight-complex="normal"/>
    </style:style>
    <style:style style:name="P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a831d" officeooo:paragraph-rsid="007a831d" style:font-size-asian="6pt" style:font-weight-asian="normal" style:font-size-complex="6pt" style:font-weight-complex="normal"/>
    </style:style>
    <style:style style:name="P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c2bc9" officeooo:paragraph-rsid="007c2bc9" style:font-size-asian="6pt" style:font-weight-asian="normal" style:font-size-complex="6pt" style:font-weight-complex="normal"/>
    </style:style>
    <style:style style:name="P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d0bd8" officeooo:paragraph-rsid="007d0bd8" style:font-size-asian="6pt" style:font-weight-asian="normal" style:font-size-complex="6pt" style:font-weight-complex="normal"/>
    </style:style>
    <style:style style:name="P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ef847" officeooo:paragraph-rsid="007ef847" style:font-size-asian="6pt" style:font-weight-asian="normal" style:font-size-complex="6pt" style:font-weight-complex="normal"/>
    </style:style>
    <style:style style:name="P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15661" officeooo:paragraph-rsid="00815661" style:font-size-asian="6pt" style:font-weight-asian="normal" style:font-size-complex="6pt" style:font-weight-complex="normal"/>
    </style:style>
    <style:style style:name="P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2009c" officeooo:paragraph-rsid="0082009c" style:font-size-asian="6pt" style:font-weight-asian="normal" style:font-size-complex="6pt" style:font-weight-complex="normal"/>
    </style:style>
    <style:style style:name="P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5721f" officeooo:paragraph-rsid="0085721f" style:font-size-asian="6pt" style:font-weight-asian="normal" style:font-size-complex="6pt" style:font-weight-complex="normal"/>
    </style:style>
    <style:style style:name="P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6b39e" officeooo:paragraph-rsid="0086b39e" style:font-size-asian="6pt" style:font-weight-asian="normal" style:font-size-complex="6pt" style:font-weight-complex="normal"/>
    </style:style>
    <style:style style:name="P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90808" officeooo:paragraph-rsid="00890808" style:font-size-asian="6pt" style:font-weight-asian="normal" style:font-size-complex="6pt" style:font-weight-complex="normal"/>
    </style:style>
    <style:style style:name="P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b9ccb" officeooo:paragraph-rsid="008b9ccb" style:font-size-asian="6pt" style:font-weight-asian="normal" style:font-size-complex="6pt" style:font-weight-complex="normal"/>
    </style:style>
    <style:style style:name="P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d43ba" officeooo:paragraph-rsid="008d43ba" style:font-size-asian="6pt" style:font-weight-asian="normal" style:font-size-complex="6pt" style:font-weight-complex="normal"/>
    </style:style>
    <style:style style:name="P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e2300" officeooo:paragraph-rsid="008e2300" style:font-size-asian="6pt" style:font-weight-asian="normal" style:font-size-complex="6pt" style:font-weight-complex="normal"/>
    </style:style>
    <style:style style:name="P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f1528" officeooo:paragraph-rsid="008f1528" style:font-size-asian="6pt" style:font-weight-asian="normal" style:font-size-complex="6pt" style:font-weight-complex="normal"/>
    </style:style>
    <style:style style:name="P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f577c" officeooo:paragraph-rsid="008f577c" style:font-size-asian="6pt" style:font-weight-asian="normal" style:font-size-complex="6pt" style:font-weight-complex="normal"/>
    </style:style>
    <style:style style:name="P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059ec" officeooo:paragraph-rsid="009059ec" style:font-size-asian="6pt" style:font-weight-asian="normal" style:font-size-complex="6pt" style:font-weight-complex="normal"/>
    </style:style>
    <style:style style:name="P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44950" officeooo:paragraph-rsid="00944950" style:font-size-asian="6pt" style:font-weight-asian="normal" style:font-size-complex="6pt" style:font-weight-complex="normal"/>
    </style:style>
    <style:style style:name="P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4ad8d" officeooo:paragraph-rsid="0094ad8d" style:font-size-asian="6pt" style:font-weight-asian="normal" style:font-size-complex="6pt" style:font-weight-complex="normal"/>
    </style:style>
    <style:style style:name="P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6806b" officeooo:paragraph-rsid="0096806b" style:font-size-asian="6pt" style:font-weight-asian="normal" style:font-size-complex="6pt" style:font-weight-complex="normal"/>
    </style:style>
    <style:style style:name="P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baa7f" officeooo:paragraph-rsid="009baa7f" style:font-size-asian="6pt" style:font-weight-asian="normal" style:font-size-complex="6pt" style:font-weight-complex="normal"/>
    </style:style>
    <style:style style:name="P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da75f" officeooo:paragraph-rsid="009da75f" style:font-size-asian="6pt" style:font-weight-asian="normal" style:font-size-complex="6pt" style:font-weight-complex="normal"/>
    </style:style>
    <style:style style:name="P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fbca1" officeooo:paragraph-rsid="009fbca1" style:font-size-asian="6pt" style:font-weight-asian="normal" style:font-size-complex="6pt" style:font-weight-complex="normal"/>
    </style:style>
    <style:style style:name="P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27b0e" officeooo:paragraph-rsid="00a27b0e" style:font-size-asian="6pt" style:font-weight-asian="normal" style:font-size-complex="6pt" style:font-weight-complex="normal"/>
    </style:style>
    <style:style style:name="P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5cb42" officeooo:paragraph-rsid="00a5cb42" style:font-size-asian="6pt" style:font-weight-asian="normal" style:font-size-complex="6pt" style:font-weight-complex="normal"/>
    </style:style>
    <style:style style:name="P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8bf74" officeooo:paragraph-rsid="00a8bf74" style:font-size-asian="6pt" style:font-weight-asian="normal" style:font-size-complex="6pt" style:font-weight-complex="normal"/>
    </style:style>
    <style:style style:name="P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baf02" officeooo:paragraph-rsid="00abaf02" style:font-size-asian="6pt" style:font-weight-asian="normal" style:font-size-complex="6pt" style:font-weight-complex="normal"/>
    </style:style>
    <style:style style:name="P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01b77" officeooo:paragraph-rsid="00b01b77" style:font-size-asian="6pt" style:font-weight-asian="normal" style:font-size-complex="6pt" style:font-weight-complex="normal"/>
    </style:style>
    <style:style style:name="P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30261" officeooo:paragraph-rsid="00b30261" style:font-size-asian="6pt" style:font-weight-asian="normal" style:font-size-complex="6pt" style:font-weight-complex="normal"/>
    </style:style>
    <style:style style:name="P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8c587" officeooo:paragraph-rsid="00b64c13" style:font-size-asian="6pt" style:font-weight-asian="normal" style:font-size-complex="6pt" style:font-weight-complex="normal"/>
    </style:style>
    <style:style style:name="P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833e7" officeooo:paragraph-rsid="00b833e7" style:font-size-asian="6pt" style:font-weight-asian="normal" style:font-size-complex="6pt" style:font-weight-complex="normal"/>
    </style:style>
    <style:style style:name="P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9abd6" officeooo:paragraph-rsid="00b9abd6" style:font-size-asian="6pt" style:font-weight-asian="normal" style:font-size-complex="6pt" style:font-weight-complex="normal"/>
    </style:style>
    <style:style style:name="P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afc0f" officeooo:paragraph-rsid="00bafc0f" style:font-size-asian="6pt" style:font-weight-asian="normal" style:font-size-complex="6pt" style:font-weight-complex="normal"/>
    </style:style>
    <style:style style:name="P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cd536" officeooo:paragraph-rsid="00bcd536" style:font-size-asian="6pt" style:font-weight-asian="normal" style:font-size-complex="6pt" style:font-weight-complex="normal"/>
    </style:style>
    <style:style style:name="P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d96e4" officeooo:paragraph-rsid="00bd96e4" style:font-size-asian="6pt" style:font-weight-asian="normal" style:font-size-complex="6pt" style:font-weight-complex="normal"/>
    </style:style>
    <style:style style:name="P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f6746" officeooo:paragraph-rsid="00bf6746" style:font-size-asian="6pt" style:font-weight-asian="normal" style:font-size-complex="6pt" style:font-weight-complex="normal"/>
    </style:style>
    <style:style style:name="P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491bc" officeooo:paragraph-rsid="00c491bc" style:font-size-asian="6pt" style:font-weight-asian="normal" style:font-size-complex="6pt" style:font-weight-complex="normal"/>
    </style:style>
    <style:style style:name="P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320a2" officeooo:paragraph-rsid="00c320a2" style:font-size-asian="6pt" style:font-weight-asian="normal" style:font-size-complex="6pt" style:font-weight-complex="normal"/>
    </style:style>
    <style:style style:name="P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65b14" officeooo:paragraph-rsid="00c65b14" style:font-size-asian="6pt" style:font-weight-asian="normal" style:font-size-complex="6pt" style:font-weight-complex="normal"/>
    </style:style>
    <style:style style:name="P1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8de99" officeooo:paragraph-rsid="00c8de99" style:font-size-asian="6pt" style:font-weight-asian="normal" style:font-size-complex="6pt" style:font-weight-complex="normal"/>
    </style:style>
    <style:style style:name="P1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a3571" officeooo:paragraph-rsid="00ca3571" style:font-size-asian="6pt" style:font-weight-asian="normal" style:font-size-complex="6pt" style:font-weight-complex="normal"/>
    </style:style>
    <style:style style:name="P1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ba6b5" officeooo:paragraph-rsid="00cba6b5" style:font-size-asian="6pt" style:font-weight-asian="normal" style:font-size-complex="6pt" style:font-weight-complex="normal"/>
    </style:style>
    <style:style style:name="P1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e8a9d" officeooo:paragraph-rsid="00cea373" style:font-size-asian="6pt" style:font-weight-asian="normal" style:font-size-complex="6pt" style:font-weight-complex="normal"/>
    </style:style>
    <style:style style:name="P1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fbaa8" officeooo:paragraph-rsid="00cfbaa8" style:font-size-asian="6pt" style:font-weight-asian="normal" style:font-size-complex="6pt" style:font-weight-complex="normal"/>
    </style:style>
    <style:style style:name="P1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18b36" officeooo:paragraph-rsid="00d18b36" style:font-size-asian="6pt" style:font-weight-asian="normal" style:font-size-complex="6pt" style:font-weight-complex="normal"/>
    </style:style>
    <style:style style:name="P1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47500" officeooo:paragraph-rsid="00d47500" style:font-size-asian="6pt" style:font-weight-asian="normal" style:font-size-complex="6pt" style:font-weight-complex="normal"/>
    </style:style>
    <style:style style:name="P1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52790" officeooo:paragraph-rsid="00d52790" style:font-size-asian="6pt" style:font-weight-asian="normal" style:font-size-complex="6pt" style:font-weight-complex="normal"/>
    </style:style>
    <style:style style:name="P1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6eb11" officeooo:paragraph-rsid="00d6eb11" style:font-size-asian="6pt" style:font-weight-asian="normal" style:font-size-complex="6pt" style:font-weight-complex="normal"/>
    </style:style>
    <style:style style:name="P1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9c619" officeooo:paragraph-rsid="00d9c619" style:font-size-asian="6pt" style:font-weight-asian="normal" style:font-size-complex="6pt" style:font-weight-complex="normal"/>
    </style:style>
    <style:style style:name="P1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bbb0a" officeooo:paragraph-rsid="00dbbb0a" style:font-size-asian="6pt" style:font-weight-asian="normal" style:font-size-complex="6pt" style:font-weight-complex="normal"/>
    </style:style>
    <style:style style:name="P1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e3183" officeooo:paragraph-rsid="00de3183" style:font-size-asian="6pt" style:font-weight-asian="normal" style:font-size-complex="6pt" style:font-weight-complex="normal"/>
    </style:style>
    <style:style style:name="P1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f37e2" officeooo:paragraph-rsid="00df37e2" style:font-size-asian="6pt" style:font-weight-asian="normal" style:font-size-complex="6pt" style:font-weight-complex="normal"/>
    </style:style>
    <style:style style:name="P1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11a20" officeooo:paragraph-rsid="00e11a20" style:font-size-asian="6pt" style:font-weight-asian="normal" style:font-size-complex="6pt" style:font-weight-complex="normal"/>
    </style:style>
    <style:style style:name="P1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25d74" officeooo:paragraph-rsid="00e25d74" style:font-size-asian="6pt" style:font-weight-asian="normal" style:font-size-complex="6pt" style:font-weight-complex="normal"/>
    </style:style>
    <style:style style:name="P1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865d8" officeooo:paragraph-rsid="00e865d8" style:font-size-asian="6pt" style:font-weight-asian="normal" style:font-size-complex="6pt" style:font-weight-complex="normal"/>
    </style:style>
    <style:style style:name="P1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958a2" officeooo:paragraph-rsid="00e958a2" style:font-size-asian="6pt" style:font-weight-asian="normal" style:font-size-complex="6pt" style:font-weight-complex="normal"/>
    </style:style>
    <style:style style:name="P1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c588c" officeooo:paragraph-rsid="00ec588c" style:font-size-asian="6pt" style:font-weight-asian="normal" style:font-size-complex="6pt" style:font-weight-complex="normal"/>
    </style:style>
    <style:style style:name="P1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da1ff" officeooo:paragraph-rsid="00eda1ff" style:font-size-asian="6pt" style:font-weight-asian="normal" style:font-size-complex="6pt" style:font-weight-complex="normal"/>
    </style:style>
    <style:style style:name="P1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f46db" officeooo:paragraph-rsid="00ef46db" style:font-size-asian="6pt" style:font-weight-asian="normal" style:font-size-complex="6pt" style:font-weight-complex="normal"/>
    </style:style>
    <style:style style:name="P1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248cd" officeooo:paragraph-rsid="00f248cd" style:font-size-asian="6pt" style:font-weight-asian="normal" style:font-size-complex="6pt" style:font-weight-complex="normal"/>
    </style:style>
    <style:style style:name="P1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41969" officeooo:paragraph-rsid="00f41969" style:font-size-asian="6pt" style:font-weight-asian="normal" style:font-size-complex="6pt" style:font-weight-complex="normal"/>
    </style:style>
    <style:style style:name="P1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4fe91" officeooo:paragraph-rsid="00f4fe91" style:font-size-asian="6pt" style:font-weight-asian="normal" style:font-size-complex="6pt" style:font-weight-complex="normal"/>
    </style:style>
    <style:style style:name="P1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68b2c" officeooo:paragraph-rsid="00f68b2c" style:font-size-asian="6pt" style:font-weight-asian="normal" style:font-size-complex="6pt" style:font-weight-complex="normal"/>
    </style:style>
    <style:style style:name="P1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6fb3c" officeooo:paragraph-rsid="00f6fb3c" style:font-size-asian="6pt" style:font-weight-asian="normal" style:font-size-complex="6pt" style:font-weight-complex="normal"/>
    </style:style>
    <style:style style:name="P1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a28be" officeooo:paragraph-rsid="00fa28be" style:font-size-asian="6pt" style:font-weight-asian="normal" style:font-size-complex="6pt" style:font-weight-complex="normal"/>
    </style:style>
    <style:style style:name="P1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a778e" officeooo:paragraph-rsid="00fa778e" style:font-size-asian="6pt" style:font-weight-asian="normal" style:font-size-complex="6pt" style:font-weight-complex="normal"/>
    </style:style>
    <style:style style:name="P1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d1b70" officeooo:paragraph-rsid="00ff0909" style:font-size-asian="6pt" style:font-weight-asian="normal" style:font-size-complex="6pt" style:font-weight-complex="normal"/>
    </style:style>
    <style:style style:name="P1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ff4a7" officeooo:paragraph-rsid="00fff4a7" style:font-size-asian="6pt" style:font-weight-asian="normal" style:font-size-complex="6pt" style:font-weight-complex="normal"/>
    </style:style>
    <style:style style:name="P1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19099" officeooo:paragraph-rsid="01019099" style:font-size-asian="6pt" style:font-weight-asian="normal" style:font-size-complex="6pt" style:font-weight-complex="normal"/>
    </style:style>
    <style:style style:name="P1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588ca" officeooo:paragraph-rsid="010588ca" style:font-size-asian="6pt" style:font-weight-asian="normal" style:font-size-complex="6pt" style:font-weight-complex="normal"/>
    </style:style>
    <style:style style:name="P1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8b30e" officeooo:paragraph-rsid="0108b30e" style:font-size-asian="6pt" style:font-weight-asian="normal" style:font-size-complex="6pt" style:font-weight-complex="normal"/>
    </style:style>
    <style:style style:name="P1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a4cb9" officeooo:paragraph-rsid="010a4cb9" style:font-size-asian="6pt" style:font-weight-asian="normal" style:font-size-complex="6pt" style:font-weight-complex="normal"/>
    </style:style>
    <style:style style:name="P1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c31f7" officeooo:paragraph-rsid="010c31f7" style:font-size-asian="6pt" style:font-weight-asian="normal" style:font-size-complex="6pt" style:font-weight-complex="normal"/>
    </style:style>
    <style:style style:name="P1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d7eae" officeooo:paragraph-rsid="010f3d41" style:font-size-asian="6pt" style:font-weight-asian="normal" style:font-size-complex="6pt" style:font-weight-complex="normal"/>
    </style:style>
    <style:style style:name="P1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121d6" officeooo:paragraph-rsid="011121d6" style:font-size-asian="6pt" style:font-weight-asian="normal" style:font-size-complex="6pt" style:font-weight-complex="normal"/>
    </style:style>
    <style:style style:name="P1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24726" officeooo:paragraph-rsid="01124726" style:font-size-asian="6pt" style:font-weight-asian="normal" style:font-size-complex="6pt" style:font-weight-complex="normal"/>
    </style:style>
    <style:style style:name="P1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35369" officeooo:paragraph-rsid="01135369" style:font-size-asian="6pt" style:font-weight-asian="normal" style:font-size-complex="6pt" style:font-weight-complex="normal"/>
    </style:style>
    <style:style style:name="P1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41b28" officeooo:paragraph-rsid="01141b28" style:font-size-asian="6pt" style:font-weight-asian="normal" style:font-size-complex="6pt" style:font-weight-complex="normal"/>
    </style:style>
    <style:style style:name="P1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4315a" officeooo:paragraph-rsid="0114315a" style:font-size-asian="6pt" style:font-weight-asian="normal" style:font-size-complex="6pt" style:font-weight-complex="normal"/>
    </style:style>
    <style:style style:name="P1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75ccc" officeooo:paragraph-rsid="01175ccc" style:font-size-asian="6pt" style:font-weight-asian="normal" style:font-size-complex="6pt" style:font-weight-complex="normal"/>
    </style:style>
    <style:style style:name="P1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8b6fd" officeooo:paragraph-rsid="0118b6fd" style:font-size-asian="6pt" style:font-weight-asian="normal" style:font-size-complex="6pt" style:font-weight-complex="normal"/>
    </style:style>
    <style:style style:name="P1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93aa3" officeooo:paragraph-rsid="01193aa3" style:font-size-asian="6pt" style:font-weight-asian="normal" style:font-size-complex="6pt" style:font-weight-complex="normal"/>
    </style:style>
    <style:style style:name="P1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9808e" officeooo:paragraph-rsid="0119808e" style:font-size-asian="6pt" style:font-weight-asian="normal" style:font-size-complex="6pt" style:font-weight-complex="normal"/>
    </style:style>
    <style:style style:name="P1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b5549" officeooo:paragraph-rsid="011b5549" style:font-size-asian="6pt" style:font-weight-asian="normal" style:font-size-complex="6pt" style:font-weight-complex="normal"/>
    </style:style>
    <style:style style:name="P1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e57ca" officeooo:paragraph-rsid="011e57ca" style:font-size-asian="6pt" style:font-weight-asian="normal" style:font-size-complex="6pt" style:font-weight-complex="normal"/>
    </style:style>
    <style:style style:name="P1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0732b" officeooo:paragraph-rsid="0120732b" style:font-size-asian="6pt" style:font-weight-asian="normal" style:font-size-complex="6pt" style:font-weight-complex="normal"/>
    </style:style>
    <style:style style:name="P1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25b20" officeooo:paragraph-rsid="01225b20" style:font-size-asian="6pt" style:font-weight-asian="normal" style:font-size-complex="6pt" style:font-weight-complex="normal"/>
    </style:style>
    <style:style style:name="P1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2c46f" officeooo:paragraph-rsid="011cabfb" style:font-size-asian="6pt" style:font-weight-asian="normal" style:font-size-complex="6pt" style:font-weight-complex="normal"/>
    </style:style>
    <style:style style:name="P1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56950" officeooo:paragraph-rsid="01256950" style:font-size-asian="6pt" style:font-weight-asian="normal" style:font-size-complex="6pt" style:font-weight-complex="normal"/>
    </style:style>
    <style:style style:name="P1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68fe7" officeooo:paragraph-rsid="01268fe7" style:font-size-asian="6pt" style:font-weight-asian="normal" style:font-size-complex="6pt" style:font-weight-complex="normal"/>
    </style:style>
    <style:style style:name="P1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88be0" officeooo:paragraph-rsid="01288be0" style:font-size-asian="6pt" style:font-weight-asian="normal" style:font-size-complex="6pt" style:font-weight-complex="normal"/>
    </style:style>
    <style:style style:name="P1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ad183" officeooo:paragraph-rsid="012ad183" style:font-size-asian="6pt" style:font-weight-asian="normal" style:font-size-complex="6pt" style:font-weight-complex="normal"/>
    </style:style>
    <style:style style:name="P1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c73d9" officeooo:paragraph-rsid="012c73d9" style:font-size-asian="6pt" style:font-weight-asian="normal" style:font-size-complex="6pt" style:font-weight-complex="normal"/>
    </style:style>
    <style:style style:name="P1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c7e7e" officeooo:paragraph-rsid="012c7e7e" style:font-size-asian="6pt" style:font-weight-asian="normal" style:font-size-complex="6pt" style:font-weight-complex="normal"/>
    </style:style>
    <style:style style:name="P1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1d3c" officeooo:paragraph-rsid="012f1d3c" style:font-size-asian="6pt" style:font-weight-asian="normal" style:font-size-complex="6pt" style:font-weight-complex="normal"/>
    </style:style>
    <style:style style:name="P1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3c48" officeooo:paragraph-rsid="012f3c48" style:font-size-asian="6pt" style:font-weight-asian="normal" style:font-size-complex="6pt" style:font-weight-complex="normal"/>
    </style:style>
    <style:style style:name="P1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c4b0" officeooo:paragraph-rsid="012fc4b0" style:font-size-asian="6pt" style:font-weight-asian="normal" style:font-size-complex="6pt" style:font-weight-complex="normal"/>
    </style:style>
    <style:style style:name="P1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4040f" officeooo:paragraph-rsid="0134040f" style:font-size-asian="6pt" style:font-weight-asian="normal" style:font-size-complex="6pt" style:font-weight-complex="normal"/>
    </style:style>
    <style:style style:name="P1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46dea" officeooo:paragraph-rsid="01346dea" style:font-size-asian="6pt" style:font-weight-asian="normal" style:font-size-complex="6pt" style:font-weight-complex="normal"/>
    </style:style>
    <style:style style:name="P1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53239" officeooo:paragraph-rsid="01353239" style:font-size-asian="6pt" style:font-weight-asian="normal" style:font-size-complex="6pt" style:font-weight-complex="normal"/>
    </style:style>
    <style:style style:name="P1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76567" officeooo:paragraph-rsid="01382fa0" style:font-size-asian="6pt" style:font-weight-asian="normal" style:font-size-complex="6pt" style:font-weight-complex="normal"/>
    </style:style>
    <style:style style:name="P1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90c97" officeooo:paragraph-rsid="01390c97" style:font-size-asian="6pt" style:font-weight-asian="normal" style:font-size-complex="6pt" style:font-weight-complex="normal"/>
    </style:style>
    <style:style style:name="P1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9d0e2" officeooo:paragraph-rsid="0139d0e2" style:font-size-asian="6pt" style:font-weight-asian="normal" style:font-size-complex="6pt" style:font-weight-complex="normal"/>
    </style:style>
    <style:style style:name="P1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adf7f" officeooo:paragraph-rsid="013adf7f" style:font-size-asian="6pt" style:font-weight-asian="normal" style:font-size-complex="6pt" style:font-weight-complex="normal"/>
    </style:style>
    <style:style style:name="P1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bb376" officeooo:paragraph-rsid="013bb376" style:font-size-asian="6pt" style:font-weight-asian="normal" style:font-size-complex="6pt" style:font-weight-complex="normal"/>
    </style:style>
    <style:style style:name="P1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dad0e" officeooo:paragraph-rsid="013dad0e" style:font-size-asian="6pt" style:font-weight-asian="normal" style:font-size-complex="6pt" style:font-weight-complex="normal"/>
    </style:style>
    <style:style style:name="P1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f6aa1" officeooo:paragraph-rsid="013f6aa1" style:font-size-asian="6pt" style:font-weight-asian="normal" style:font-size-complex="6pt" style:font-weight-complex="normal"/>
    </style:style>
    <style:style style:name="P1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09067" officeooo:paragraph-rsid="01409067" style:font-size-asian="6pt" style:font-weight-asian="normal" style:font-size-complex="6pt" style:font-weight-complex="normal"/>
    </style:style>
    <style:style style:name="P1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09e70" officeooo:paragraph-rsid="01409e70" style:font-size-asian="6pt" style:font-weight-asian="normal" style:font-size-complex="6pt" style:font-weight-complex="normal"/>
    </style:style>
    <style:style style:name="P1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1802a" officeooo:paragraph-rsid="0141802a" style:font-size-asian="6pt" style:font-weight-asian="normal" style:font-size-complex="6pt" style:font-weight-complex="normal"/>
    </style:style>
    <style:style style:name="P1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27f1e" officeooo:paragraph-rsid="01427f1e" style:font-size-asian="6pt" style:font-weight-asian="normal" style:font-size-complex="6pt" style:font-weight-complex="normal"/>
    </style:style>
    <style:style style:name="P1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33e53" officeooo:paragraph-rsid="01433e53" style:font-size-asian="6pt" style:font-weight-asian="normal" style:font-size-complex="6pt" style:font-weight-complex="normal"/>
    </style:style>
    <style:style style:name="P1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4a4ab" officeooo:paragraph-rsid="0144a4ab" style:font-size-asian="6pt" style:font-weight-asian="normal" style:font-size-complex="6pt" style:font-weight-complex="normal"/>
    </style:style>
    <style:style style:name="P1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60158" officeooo:paragraph-rsid="01460158" style:font-size-asian="6pt" style:font-weight-asian="normal" style:font-size-complex="6pt" style:font-weight-complex="normal"/>
    </style:style>
    <style:style style:name="P1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7014c" officeooo:paragraph-rsid="0147014c" style:font-size-asian="6pt" style:font-weight-asian="normal" style:font-size-complex="6pt" style:font-weight-complex="normal"/>
    </style:style>
    <style:style style:name="P1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7da70" officeooo:paragraph-rsid="0147da70" style:font-size-asian="6pt" style:font-weight-asian="normal" style:font-size-complex="6pt" style:font-weight-complex="normal"/>
    </style:style>
    <style:style style:name="P1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95865" officeooo:paragraph-rsid="01495865" style:font-size-asian="6pt" style:font-weight-asian="normal" style:font-size-complex="6pt" style:font-weight-complex="normal"/>
    </style:style>
    <style:style style:name="P1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b7f65" officeooo:paragraph-rsid="014b7f65" style:font-size-asian="6pt" style:font-weight-asian="normal" style:font-size-complex="6pt" style:font-weight-complex="normal"/>
    </style:style>
    <style:style style:name="P1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c2aa8" officeooo:paragraph-rsid="014c2aa8" style:font-size-asian="6pt" style:font-weight-asian="normal" style:font-size-complex="6pt" style:font-weight-complex="normal"/>
    </style:style>
    <style:style style:name="P1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d782d" officeooo:paragraph-rsid="014d782d" style:font-size-asian="6pt" style:font-weight-asian="normal" style:font-size-complex="6pt" style:font-weight-complex="normal"/>
    </style:style>
    <style:style style:name="P1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e31ad" officeooo:paragraph-rsid="014e31ad" style:font-size-asian="6pt" style:font-weight-asian="normal" style:font-size-complex="6pt" style:font-weight-complex="normal"/>
    </style:style>
    <style:style style:name="P1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f1a0c" officeooo:paragraph-rsid="014f1a0c" style:font-size-asian="6pt" style:font-weight-asian="normal" style:font-size-complex="6pt" style:font-weight-complex="normal"/>
    </style:style>
    <style:style style:name="P1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0dc2e" officeooo:paragraph-rsid="0150dc2e" style:font-size-asian="6pt" style:font-weight-asian="normal" style:font-size-complex="6pt" style:font-weight-complex="normal"/>
    </style:style>
    <style:style style:name="P1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17e47" officeooo:paragraph-rsid="01517e47" style:font-size-asian="6pt" style:font-weight-asian="normal" style:font-size-complex="6pt" style:font-weight-complex="normal"/>
    </style:style>
    <style:style style:name="P1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36f1c" officeooo:paragraph-rsid="01536f1c" style:font-size-asian="6pt" style:font-weight-asian="normal" style:font-size-complex="6pt" style:font-weight-complex="normal"/>
    </style:style>
    <style:style style:name="P1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43f7c" officeooo:paragraph-rsid="01543f7c" style:font-size-asian="6pt" style:font-weight-asian="normal" style:font-size-complex="6pt" style:font-weight-complex="normal"/>
    </style:style>
    <style:style style:name="P1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627e7" officeooo:paragraph-rsid="015627e7" style:font-size-asian="6pt" style:font-weight-asian="normal" style:font-size-complex="6pt" style:font-weight-complex="normal"/>
    </style:style>
    <style:style style:name="P1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8e708" officeooo:paragraph-rsid="0158e708" style:font-size-asian="6pt" style:font-weight-asian="normal" style:font-size-complex="6pt" style:font-weight-complex="normal"/>
    </style:style>
    <style:style style:name="P1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928c6" officeooo:paragraph-rsid="015928c6" style:font-size-asian="6pt" style:font-weight-asian="normal" style:font-size-complex="6pt" style:font-weight-complex="normal"/>
    </style:style>
    <style:style style:name="P1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ceacc" officeooo:paragraph-rsid="015ceacc" style:font-size-asian="6pt" style:font-weight-asian="normal" style:font-size-complex="6pt" style:font-weight-complex="normal"/>
    </style:style>
    <style:style style:name="P1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da81b" officeooo:paragraph-rsid="015da81b" style:font-size-asian="6pt" style:font-weight-asian="normal" style:font-size-complex="6pt" style:font-weight-complex="normal"/>
    </style:style>
    <style:style style:name="P1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db745" officeooo:paragraph-rsid="015db745" style:font-size-asian="6pt" style:font-weight-asian="normal" style:font-size-complex="6pt" style:font-weight-complex="normal"/>
    </style:style>
    <style:style style:name="P1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03210" officeooo:paragraph-rsid="01603210" style:font-size-asian="6pt" style:font-weight-asian="normal" style:font-size-complex="6pt" style:font-weight-complex="normal"/>
    </style:style>
    <style:style style:name="P1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2d91" officeooo:paragraph-rsid="01612d91" style:font-size-asian="6pt" style:font-weight-asian="normal" style:font-size-complex="6pt" style:font-weight-complex="normal"/>
    </style:style>
    <style:style style:name="P1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5760" officeooo:paragraph-rsid="01615760" style:font-size-asian="6pt" style:font-weight-asian="normal" style:font-size-complex="6pt" style:font-weight-complex="normal"/>
    </style:style>
    <style:style style:name="P1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c0a1" officeooo:paragraph-rsid="0161c0a1" style:font-size-asian="6pt" style:font-weight-asian="normal" style:font-size-complex="6pt" style:font-weight-complex="normal"/>
    </style:style>
    <style:style style:name="P1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5b660" officeooo:paragraph-rsid="0165b660" style:font-size-asian="6pt" style:font-weight-asian="normal" style:font-size-complex="6pt" style:font-weight-complex="normal"/>
    </style:style>
    <style:style style:name="P1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6dc0d" officeooo:paragraph-rsid="0166dc0d" style:font-size-asian="6pt" style:font-weight-asian="normal" style:font-size-complex="6pt" style:font-weight-complex="normal"/>
    </style:style>
    <style:style style:name="P1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82bf6" officeooo:paragraph-rsid="01682bf6" style:font-size-asian="6pt" style:font-weight-asian="normal" style:font-size-complex="6pt" style:font-weight-complex="normal"/>
    </style:style>
    <style:style style:name="P2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91ffe" officeooo:paragraph-rsid="01691ffe" style:font-size-asian="6pt" style:font-weight-asian="normal" style:font-size-complex="6pt" style:font-weight-complex="normal"/>
    </style:style>
    <style:style style:name="P2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b18eb" officeooo:paragraph-rsid="016b18eb" style:font-size-asian="6pt" style:font-weight-asian="normal" style:font-size-complex="6pt" style:font-weight-complex="normal"/>
    </style:style>
    <style:style style:name="P2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e9650" officeooo:paragraph-rsid="016e9650" style:font-size-asian="6pt" style:font-weight-asian="normal" style:font-size-complex="6pt" style:font-weight-complex="normal"/>
    </style:style>
    <style:style style:name="P2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faa84" officeooo:paragraph-rsid="016faa84" style:font-size-asian="6pt" style:font-weight-asian="normal" style:font-size-complex="6pt" style:font-weight-complex="normal"/>
    </style:style>
    <style:style style:name="P2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05d6c" officeooo:paragraph-rsid="01705d6c" style:font-size-asian="6pt" style:font-weight-asian="normal" style:font-size-complex="6pt" style:font-weight-complex="normal"/>
    </style:style>
    <style:style style:name="P2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20eb7" officeooo:paragraph-rsid="01720eb7" style:font-size-asian="6pt" style:font-weight-asian="normal" style:font-size-complex="6pt" style:font-weight-complex="normal"/>
    </style:style>
    <style:style style:name="P2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2e973" officeooo:paragraph-rsid="0172e973" style:font-size-asian="6pt" style:font-weight-asian="normal" style:font-size-complex="6pt" style:font-weight-complex="normal"/>
    </style:style>
    <style:style style:name="P2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3eace" officeooo:paragraph-rsid="0173eace" style:font-size-asian="6pt" style:font-weight-asian="normal" style:font-size-complex="6pt" style:font-weight-complex="normal"/>
    </style:style>
    <style:style style:name="P2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51945" officeooo:paragraph-rsid="01751945" style:font-size-asian="6pt" style:font-weight-asian="normal" style:font-size-complex="6pt" style:font-weight-complex="normal"/>
    </style:style>
    <style:style style:name="P2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6df3c" officeooo:paragraph-rsid="0176df3c" style:font-size-asian="6pt" style:font-weight-asian="normal" style:font-size-complex="6pt" style:font-weight-complex="normal"/>
    </style:style>
    <style:style style:name="P2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92070" officeooo:paragraph-rsid="01792070" style:font-size-asian="6pt" style:font-weight-asian="normal" style:font-size-complex="6pt" style:font-weight-complex="normal"/>
    </style:style>
    <style:style style:name="P2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a8e75" officeooo:paragraph-rsid="017a8e75" style:font-size-asian="6pt" style:font-weight-asian="normal" style:font-size-complex="6pt" style:font-weight-complex="normal"/>
    </style:style>
    <style:style style:name="P2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c870b" officeooo:paragraph-rsid="017c870b" style:font-size-asian="6pt" style:font-weight-asian="normal" style:font-size-complex="6pt" style:font-weight-complex="normal"/>
    </style:style>
    <style:style style:name="P2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df468" officeooo:paragraph-rsid="017df468" style:font-size-asian="6pt" style:font-weight-asian="normal" style:font-size-complex="6pt" style:font-weight-complex="normal"/>
    </style:style>
    <style:style style:name="P2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e677a" officeooo:paragraph-rsid="017e677a" style:font-size-asian="6pt" style:font-weight-asian="normal" style:font-size-complex="6pt" style:font-weight-complex="normal"/>
    </style:style>
    <style:style style:name="P2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dc31f" officeooo:paragraph-rsid="017dc31f" style:font-size-asian="6pt" style:font-weight-asian="normal" style:font-size-complex="6pt" style:font-weight-complex="normal"/>
    </style:style>
    <style:style style:name="P2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4decd" officeooo:paragraph-rsid="0184decd" style:font-size-asian="6pt" style:font-weight-asian="normal" style:font-size-complex="6pt" style:font-weight-complex="normal"/>
    </style:style>
    <style:style style:name="P2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61be4" officeooo:paragraph-rsid="01861be4" style:font-size-asian="6pt" style:font-weight-asian="normal" style:font-size-complex="6pt" style:font-weight-complex="normal"/>
    </style:style>
    <style:style style:name="P2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77731" officeooo:paragraph-rsid="01877731" style:font-size-asian="6pt" style:font-weight-asian="normal" style:font-size-complex="6pt" style:font-weight-complex="normal"/>
    </style:style>
    <style:style style:name="P2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94a2d" officeooo:paragraph-rsid="01894a2d" style:font-size-asian="6pt" style:font-weight-asian="normal" style:font-size-complex="6pt" style:font-weight-complex="normal"/>
    </style:style>
    <style:style style:name="P2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b27bc" officeooo:paragraph-rsid="018b27bc" style:font-size-asian="6pt" style:font-weight-asian="normal" style:font-size-complex="6pt" style:font-weight-complex="normal"/>
    </style:style>
    <style:style style:name="P2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da996" officeooo:paragraph-rsid="018da996" style:font-size-asian="6pt" style:font-weight-asian="normal" style:font-size-complex="6pt" style:font-weight-complex="normal"/>
    </style:style>
    <style:style style:name="P2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dd0a5" officeooo:paragraph-rsid="018dd0a5" style:font-size-asian="6pt" style:font-weight-asian="normal" style:font-size-complex="6pt" style:font-weight-complex="normal"/>
    </style:style>
    <style:style style:name="P2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e62a1" officeooo:paragraph-rsid="018e62a1" style:font-size-asian="6pt" style:font-weight-asian="normal" style:font-size-complex="6pt" style:font-weight-complex="normal"/>
    </style:style>
    <style:style style:name="P2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273e8" officeooo:paragraph-rsid="019273e8" style:font-size-asian="6pt" style:font-weight-asian="normal" style:font-size-complex="6pt" style:font-weight-complex="normal"/>
    </style:style>
    <style:style style:name="P2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35f62" officeooo:paragraph-rsid="01935f62" style:font-size-asian="6pt" style:font-weight-asian="normal" style:font-size-complex="6pt" style:font-weight-complex="normal"/>
    </style:style>
    <style:style style:name="P2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3de0f" officeooo:paragraph-rsid="0193de0f" style:font-size-asian="6pt" style:font-weight-asian="normal" style:font-size-complex="6pt" style:font-weight-complex="normal"/>
    </style:style>
    <style:style style:name="P2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689bc" officeooo:paragraph-rsid="019689bc" style:font-size-asian="6pt" style:font-weight-asian="normal" style:font-size-complex="6pt" style:font-weight-complex="normal"/>
    </style:style>
    <style:style style:name="P2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84983" officeooo:paragraph-rsid="01984983" style:font-size-asian="6pt" style:font-weight-asian="normal" style:font-size-complex="6pt" style:font-weight-complex="normal"/>
    </style:style>
    <style:style style:name="P2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8876a" officeooo:paragraph-rsid="0198876a" style:font-size-asian="6pt" style:font-weight-asian="normal" style:font-size-complex="6pt" style:font-weight-complex="normal"/>
    </style:style>
    <style:style style:name="P2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a56e1" officeooo:paragraph-rsid="019a56e1" style:font-size-asian="6pt" style:font-weight-asian="normal" style:font-size-complex="6pt" style:font-weight-complex="normal"/>
    </style:style>
    <style:style style:name="P2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ba5ac" officeooo:paragraph-rsid="019ba5ac" style:font-size-asian="6pt" style:font-weight-asian="normal" style:font-size-complex="6pt" style:font-weight-complex="normal"/>
    </style:style>
    <style:style style:name="P2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cf6e0" officeooo:paragraph-rsid="019cf6e0" style:font-size-asian="6pt" style:font-weight-asian="normal" style:font-size-complex="6pt" style:font-weight-complex="normal"/>
    </style:style>
    <style:style style:name="P2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e33a2" officeooo:paragraph-rsid="019e33a2" style:font-size-asian="6pt" style:font-weight-asian="normal" style:font-size-complex="6pt" style:font-weight-complex="normal"/>
    </style:style>
    <style:style style:name="P2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59ddb" officeooo:paragraph-rsid="01a59ddb" style:font-size-asian="6pt" style:font-weight-asian="normal" style:font-size-complex="6pt" style:font-weight-complex="normal"/>
    </style:style>
    <style:style style:name="P2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6bf99" officeooo:paragraph-rsid="01a6bf99" style:font-size-asian="6pt" style:font-weight-asian="normal" style:font-size-complex="6pt" style:font-weight-complex="normal"/>
    </style:style>
    <style:style style:name="P2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72acf" officeooo:paragraph-rsid="01a72acf" style:font-size-asian="6pt" style:font-weight-asian="normal" style:font-size-complex="6pt" style:font-weight-complex="normal"/>
    </style:style>
    <style:style style:name="P2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835ab" officeooo:paragraph-rsid="01a98201" style:font-size-asian="6pt" style:font-weight-asian="normal" style:font-size-complex="6pt" style:font-weight-complex="normal"/>
    </style:style>
    <style:style style:name="P2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b779a" officeooo:paragraph-rsid="01ab779a" style:font-size-asian="6pt" style:font-weight-asian="normal" style:font-size-complex="6pt" style:font-weight-complex="normal"/>
    </style:style>
    <style:style style:name="P2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cbf35" officeooo:paragraph-rsid="01acbf35" style:font-size-asian="6pt" style:font-weight-asian="normal" style:font-size-complex="6pt" style:font-weight-complex="normal"/>
    </style:style>
    <style:style style:name="P2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fc0cf" officeooo:paragraph-rsid="01afc0cf" style:font-size-asian="6pt" style:font-weight-asian="normal" style:font-size-complex="6pt" style:font-weight-complex="normal"/>
    </style:style>
    <style:style style:name="P2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1b831" officeooo:paragraph-rsid="01b1b831" style:font-size-asian="6pt" style:font-weight-asian="normal" style:font-size-complex="6pt" style:font-weight-complex="normal"/>
    </style:style>
    <style:style style:name="P2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241ad" officeooo:paragraph-rsid="01b241ad" style:font-size-asian="6pt" style:font-weight-asian="normal" style:font-size-complex="6pt" style:font-weight-complex="normal"/>
    </style:style>
    <style:style style:name="P2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2ca58" officeooo:paragraph-rsid="01b2ca58" style:font-size-asian="6pt" style:font-weight-asian="normal" style:font-size-complex="6pt" style:font-weight-complex="normal"/>
    </style:style>
    <style:style style:name="P2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3264e" officeooo:paragraph-rsid="01b3264e" style:font-size-asian="6pt" style:font-weight-asian="normal" style:font-size-complex="6pt" style:font-weight-complex="normal"/>
    </style:style>
    <style:style style:name="P2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5169e" officeooo:paragraph-rsid="01b5169e" style:font-size-asian="6pt" style:font-weight-asian="normal" style:font-size-complex="6pt" style:font-weight-complex="normal"/>
    </style:style>
    <style:style style:name="P2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5b810" officeooo:paragraph-rsid="01b5b810" style:font-size-asian="6pt" style:font-weight-asian="normal" style:font-size-complex="6pt" style:font-weight-complex="normal"/>
    </style:style>
    <style:style style:name="P2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63222" officeooo:paragraph-rsid="01b63222" style:font-size-asian="6pt" style:font-weight-asian="normal" style:font-size-complex="6pt" style:font-weight-complex="normal"/>
    </style:style>
    <style:style style:name="P2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6eed7" officeooo:paragraph-rsid="01b6eed7" style:font-size-asian="6pt" style:font-weight-asian="normal" style:font-size-complex="6pt" style:font-weight-complex="normal"/>
    </style:style>
    <style:style style:name="P2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a7e0e" officeooo:paragraph-rsid="01ba7e0e" style:font-size-asian="6pt" style:font-weight-asian="normal" style:font-size-complex="6pt" style:font-weight-complex="normal"/>
    </style:style>
    <style:style style:name="P2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dd307" officeooo:paragraph-rsid="01bdd307" style:font-size-asian="6pt" style:font-weight-asian="normal" style:font-size-complex="6pt" style:font-weight-complex="normal"/>
    </style:style>
    <style:style style:name="P2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0e4b4" officeooo:paragraph-rsid="01c0e4b4" style:font-size-asian="6pt" style:font-weight-asian="normal" style:font-size-complex="6pt" style:font-weight-complex="normal"/>
    </style:style>
    <style:style style:name="P2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2892a" officeooo:paragraph-rsid="01c2892a" style:font-size-asian="6pt" style:font-weight-asian="normal" style:font-size-complex="6pt" style:font-weight-complex="normal"/>
    </style:style>
    <style:style style:name="P2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51270" officeooo:paragraph-rsid="01c51270" style:font-size-asian="6pt" style:font-weight-asian="normal" style:font-size-complex="6pt" style:font-weight-complex="normal"/>
    </style:style>
    <style:style style:name="P2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b4e7d" officeooo:paragraph-rsid="01cb4e7d" style:font-size-asian="6pt" style:font-weight-asian="normal" style:font-size-complex="6pt" style:font-weight-complex="normal"/>
    </style:style>
    <style:style style:name="P2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dc731" officeooo:paragraph-rsid="01cdc731" style:font-size-asian="6pt" style:font-weight-asian="normal" style:font-size-complex="6pt" style:font-weight-complex="normal"/>
    </style:style>
    <style:style style:name="P2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edf68" officeooo:paragraph-rsid="01cedf68" style:font-size-asian="6pt" style:font-weight-asian="normal" style:font-size-complex="6pt" style:font-weight-complex="normal"/>
    </style:style>
    <style:style style:name="P2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fd92c" officeooo:paragraph-rsid="01cfd92c" style:font-size-asian="6pt" style:font-weight-asian="normal" style:font-size-complex="6pt" style:font-weight-complex="normal"/>
    </style:style>
    <style:style style:name="P2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4a6ee" officeooo:paragraph-rsid="01d4a6ee" style:font-size-asian="6pt" style:font-weight-asian="normal" style:font-size-complex="6pt" style:font-weight-complex="normal"/>
    </style:style>
    <style:style style:name="P2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6b8da" officeooo:paragraph-rsid="01d6b8da" style:font-size-asian="6pt" style:font-weight-asian="normal" style:font-size-complex="6pt" style:font-weight-complex="normal"/>
    </style:style>
    <style:style style:name="P2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7aa31" officeooo:paragraph-rsid="01d7aa31" style:font-size-asian="6pt" style:font-weight-asian="normal" style:font-size-complex="6pt" style:font-weight-complex="normal"/>
    </style:style>
    <style:style style:name="P2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9a4f7" officeooo:paragraph-rsid="01d9a4f7" style:font-size-asian="6pt" style:font-weight-asian="normal" style:font-size-complex="6pt" style:font-weight-complex="normal"/>
    </style:style>
    <style:style style:name="P2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9e336" officeooo:paragraph-rsid="01d9e336" style:font-size-asian="6pt" style:font-weight-asian="normal" style:font-size-complex="6pt" style:font-weight-complex="normal"/>
    </style:style>
    <style:style style:name="P2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ba28d" officeooo:paragraph-rsid="01dba28d" style:font-size-asian="6pt" style:font-weight-asian="normal" style:font-size-complex="6pt" style:font-weight-complex="normal"/>
    </style:style>
    <style:style style:name="P2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dd94b" officeooo:paragraph-rsid="01ddd94b" style:font-size-asian="6pt" style:font-weight-asian="normal" style:font-size-complex="6pt" style:font-weight-complex="normal"/>
    </style:style>
    <style:style style:name="P2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01b4d" officeooo:paragraph-rsid="01e01b4d" style:font-size-asian="6pt" style:font-weight-asian="normal" style:font-size-complex="6pt" style:font-weight-complex="normal"/>
    </style:style>
    <style:style style:name="P2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1c451" officeooo:paragraph-rsid="01e1c451" style:font-size-asian="6pt" style:font-weight-asian="normal" style:font-size-complex="6pt" style:font-weight-complex="normal"/>
    </style:style>
    <style:style style:name="P2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43b11" officeooo:paragraph-rsid="01e43b11" style:font-size-asian="6pt" style:font-weight-asian="normal" style:font-size-complex="6pt" style:font-weight-complex="normal"/>
    </style:style>
    <style:style style:name="P2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5cef5" officeooo:paragraph-rsid="01e5cef5" style:font-size-asian="6pt" style:font-weight-asian="normal" style:font-size-complex="6pt" style:font-weight-complex="normal"/>
    </style:style>
    <style:style style:name="P2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78c83" officeooo:paragraph-rsid="01e78c83" style:font-size-asian="6pt" style:font-weight-asian="normal" style:font-size-complex="6pt" style:font-weight-complex="normal"/>
    </style:style>
    <style:style style:name="P2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86526" officeooo:paragraph-rsid="01e86526" style:font-size-asian="6pt" style:font-weight-asian="normal" style:font-size-complex="6pt" style:font-weight-complex="normal"/>
    </style:style>
    <style:style style:name="P271" style:family="paragraph" style:parent-style-name="Table_20_Contents">
      <style:text-properties officeooo:paragraph-rsid="000f042a"/>
    </style:style>
    <style:style style:name="P272" style:family="paragraph" style:parent-style-name="Table_20_Contents">
      <style:paragraph-properties fo:line-height="200%"/>
      <style:text-properties officeooo:rsid="0012afe2" officeooo:paragraph-rsid="0012afe2"/>
    </style:style>
    <style:style style:name="P273" style:family="paragraph" style:parent-style-name="Table_20_Contents">
      <style:text-properties officeooo:rsid="001484de" officeooo:paragraph-rsid="001484de"/>
    </style:style>
    <style:style style:name="P274" style:family="paragraph" style:parent-style-name="Table_20_Contents">
      <style:text-properties officeooo:rsid="0011476d" officeooo:paragraph-rsid="0012a348"/>
    </style:style>
    <style:style style:name="P275" style:family="paragraph" style:parent-style-name="Table_20_Contents">
      <style:text-properties officeooo:rsid="0011476d" officeooo:paragraph-rsid="0011476d"/>
    </style:style>
    <style:style style:name="P276" style:family="paragraph" style:parent-style-name="Table_20_Contents">
      <style:text-properties officeooo:rsid="0011476d" officeooo:paragraph-rsid="0186f55b"/>
    </style:style>
    <style:style style:name="P277" style:family="paragraph" style:parent-style-name="Table_20_Contents">
      <style:text-properties officeooo:rsid="001d02b6" officeooo:paragraph-rsid="001d02b6"/>
    </style:style>
    <style:style style:name="P278" style:family="paragraph" style:parent-style-name="Table_20_Contents">
      <style:text-properties officeooo:rsid="00174428" officeooo:paragraph-rsid="00174428"/>
    </style:style>
    <style:style style:name="P279" style:family="paragraph" style:parent-style-name="Table_20_Contents">
      <style:text-properties officeooo:rsid="001e1150" officeooo:paragraph-rsid="001e1150"/>
    </style:style>
    <style:style style:name="P280" style:family="paragraph" style:parent-style-name="Table_20_Contents">
      <style:text-properties officeooo:rsid="001f843c" officeooo:paragraph-rsid="001f843c"/>
    </style:style>
    <style:style style:name="P281" style:family="paragraph" style:parent-style-name="Table_20_Contents">
      <style:text-properties officeooo:rsid="00204a5c" officeooo:paragraph-rsid="00204a5c"/>
    </style:style>
    <style:style style:name="P282" style:family="paragraph" style:parent-style-name="Table_20_Contents">
      <style:text-properties officeooo:rsid="00210d34" officeooo:paragraph-rsid="00210d34"/>
    </style:style>
    <style:style style:name="P283" style:family="paragraph" style:parent-style-name="Table_20_Contents">
      <style:text-properties officeooo:rsid="00230bff" officeooo:paragraph-rsid="00230bff"/>
    </style:style>
    <style:style style:name="P284" style:family="paragraph" style:parent-style-name="Table_20_Contents">
      <style:text-properties officeooo:rsid="0023a74d" officeooo:paragraph-rsid="0023a74d"/>
    </style:style>
    <style:style style:name="P285" style:family="paragraph" style:parent-style-name="Table_20_Contents">
      <style:text-properties officeooo:rsid="00257e5a" officeooo:paragraph-rsid="00257e5a"/>
    </style:style>
    <style:style style:name="P286" style:family="paragraph" style:parent-style-name="Table_20_Contents">
      <style:text-properties officeooo:rsid="0025f6cc" officeooo:paragraph-rsid="0025f6cc"/>
    </style:style>
    <style:style style:name="P287" style:family="paragraph" style:parent-style-name="Table_20_Contents">
      <style:text-properties officeooo:rsid="0026098f" officeooo:paragraph-rsid="0026098f"/>
    </style:style>
    <style:style style:name="P288" style:family="paragraph" style:parent-style-name="Table_20_Contents">
      <style:text-properties officeooo:rsid="00274efe" officeooo:paragraph-rsid="00274efe"/>
    </style:style>
    <style:style style:name="P289" style:family="paragraph" style:parent-style-name="Table_20_Contents">
      <style:text-properties officeooo:rsid="0028c587" officeooo:paragraph-rsid="0028c587"/>
    </style:style>
    <style:style style:name="P290" style:family="paragraph" style:parent-style-name="Table_20_Contents">
      <style:text-properties officeooo:rsid="0028c587" officeooo:paragraph-rsid="00b64c13"/>
    </style:style>
    <style:style style:name="P291" style:family="paragraph" style:parent-style-name="Table_20_Contents">
      <style:text-properties officeooo:paragraph-rsid="002fe77d"/>
    </style:style>
    <style:style style:name="P292" style:family="paragraph" style:parent-style-name="Table_20_Contents">
      <style:text-properties officeooo:rsid="002aa739" officeooo:paragraph-rsid="002aa739"/>
    </style:style>
    <style:style style:name="P293" style:family="paragraph" style:parent-style-name="Table_20_Contents">
      <style:text-properties officeooo:rsid="002c7ec2" officeooo:paragraph-rsid="002c7ec2"/>
    </style:style>
    <style:style style:name="P294" style:family="paragraph" style:parent-style-name="Table_20_Contents">
      <style:text-properties officeooo:rsid="002e425f" officeooo:paragraph-rsid="002e425f"/>
    </style:style>
    <style:style style:name="P295" style:family="paragraph" style:parent-style-name="Table_20_Contents">
      <style:text-properties officeooo:rsid="002fe77d" officeooo:paragraph-rsid="002fe77d"/>
    </style:style>
    <style:style style:name="P296" style:family="paragraph" style:parent-style-name="Table_20_Contents">
      <style:text-properties officeooo:rsid="00300b56" officeooo:paragraph-rsid="00300b56"/>
    </style:style>
    <style:style style:name="P297" style:family="paragraph" style:parent-style-name="Table_20_Contents">
      <style:text-properties officeooo:rsid="00319b59" officeooo:paragraph-rsid="00319b59"/>
    </style:style>
    <style:style style:name="P298" style:family="paragraph" style:parent-style-name="Table_20_Contents">
      <style:text-properties officeooo:rsid="003274f3" officeooo:paragraph-rsid="003274f3"/>
    </style:style>
    <style:style style:name="P299" style:family="paragraph" style:parent-style-name="Table_20_Contents">
      <style:text-properties officeooo:rsid="003274f3" officeooo:paragraph-rsid="006d0df6"/>
    </style:style>
    <style:style style:name="P300" style:family="paragraph" style:parent-style-name="Table_20_Contents">
      <style:text-properties officeooo:paragraph-rsid="0041fc43"/>
    </style:style>
    <style:style style:name="P301" style:family="paragraph" style:parent-style-name="Table_20_Contents">
      <style:text-properties officeooo:rsid="00336c24" officeooo:paragraph-rsid="00336c24"/>
    </style:style>
    <style:style style:name="P302" style:family="paragraph" style:parent-style-name="Table_20_Contents">
      <style:text-properties officeooo:rsid="00351ae0" officeooo:paragraph-rsid="00351ae0"/>
    </style:style>
    <style:style style:name="P303" style:family="paragraph" style:parent-style-name="Table_20_Contents">
      <style:text-properties officeooo:rsid="00359246" officeooo:paragraph-rsid="00359246"/>
    </style:style>
    <style:style style:name="P304" style:family="paragraph" style:parent-style-name="Table_20_Contents">
      <style:text-properties officeooo:rsid="0037aea3" officeooo:paragraph-rsid="0037aea3"/>
    </style:style>
    <style:style style:name="P305" style:family="paragraph" style:parent-style-name="Table_20_Contents">
      <style:text-properties officeooo:rsid="0039581a" officeooo:paragraph-rsid="0039581a"/>
    </style:style>
    <style:style style:name="P306" style:family="paragraph" style:parent-style-name="Table_20_Contents">
      <style:text-properties officeooo:rsid="003b55b3" officeooo:paragraph-rsid="003b55b3"/>
    </style:style>
    <style:style style:name="P307" style:family="paragraph" style:parent-style-name="Table_20_Contents">
      <style:text-properties officeooo:rsid="003b55b3" officeooo:paragraph-rsid="003c57ca"/>
    </style:style>
    <style:style style:name="P308" style:family="paragraph" style:parent-style-name="Table_20_Contents">
      <style:text-properties officeooo:rsid="003c57ca" officeooo:paragraph-rsid="003c57ca"/>
    </style:style>
    <style:style style:name="P309" style:family="paragraph" style:parent-style-name="Table_20_Contents">
      <style:text-properties officeooo:rsid="003d4040" officeooo:paragraph-rsid="003d4040"/>
    </style:style>
    <style:style style:name="P310" style:family="paragraph" style:parent-style-name="Table_20_Contents">
      <style:text-properties officeooo:rsid="003e1c29" officeooo:paragraph-rsid="003e1c29"/>
    </style:style>
    <style:style style:name="P311" style:family="paragraph" style:parent-style-name="Table_20_Contents">
      <style:text-properties officeooo:rsid="003eb328" officeooo:paragraph-rsid="003eb328"/>
    </style:style>
    <style:style style:name="P312" style:family="paragraph" style:parent-style-name="Table_20_Contents">
      <style:text-properties officeooo:rsid="00409fb2" officeooo:paragraph-rsid="00409fb2"/>
    </style:style>
    <style:style style:name="P313" style:family="paragraph" style:parent-style-name="Table_20_Contents">
      <style:text-properties officeooo:rsid="0041fc43" officeooo:paragraph-rsid="0041fc43"/>
    </style:style>
    <style:style style:name="P314" style:family="paragraph" style:parent-style-name="Table_20_Contents">
      <style:text-properties officeooo:rsid="004302c6" officeooo:paragraph-rsid="004302c6"/>
    </style:style>
    <style:style style:name="P315" style:family="paragraph" style:parent-style-name="Table_20_Contents">
      <style:text-properties officeooo:rsid="00448b1f" officeooo:paragraph-rsid="00448b1f"/>
    </style:style>
    <style:style style:name="P316" style:family="paragraph" style:parent-style-name="Table_20_Contents">
      <style:text-properties officeooo:rsid="00457af7" officeooo:paragraph-rsid="00457af7"/>
    </style:style>
    <style:style style:name="P317" style:family="paragraph" style:parent-style-name="Table_20_Contents">
      <style:text-properties officeooo:rsid="00458dd4" officeooo:paragraph-rsid="00458dd4"/>
    </style:style>
    <style:style style:name="P318" style:family="paragraph" style:parent-style-name="Table_20_Contents">
      <style:text-properties officeooo:rsid="00460564" officeooo:paragraph-rsid="00460564"/>
    </style:style>
    <style:style style:name="P319" style:family="paragraph" style:parent-style-name="Table_20_Contents">
      <style:text-properties officeooo:rsid="00470063" officeooo:paragraph-rsid="00470063"/>
    </style:style>
    <style:style style:name="P320" style:family="paragraph" style:parent-style-name="Table_20_Contents">
      <style:text-properties officeooo:paragraph-rsid="004a2ebd"/>
    </style:style>
    <style:style style:name="P321" style:family="paragraph" style:parent-style-name="Table_20_Contents">
      <style:text-properties officeooo:rsid="00482ce7" officeooo:paragraph-rsid="00482ce7"/>
    </style:style>
    <style:style style:name="P322" style:family="paragraph" style:parent-style-name="Table_20_Contents">
      <style:text-properties officeooo:rsid="00486e09" officeooo:paragraph-rsid="00486e09"/>
    </style:style>
    <style:style style:name="P323" style:family="paragraph" style:parent-style-name="Table_20_Contents">
      <style:text-properties officeooo:rsid="004a2ebd" officeooo:paragraph-rsid="004a2ebd"/>
    </style:style>
    <style:style style:name="P324" style:family="paragraph" style:parent-style-name="Table_20_Contents">
      <style:text-properties officeooo:rsid="004c2668" officeooo:paragraph-rsid="004c2668"/>
    </style:style>
    <style:style style:name="P325" style:family="paragraph" style:parent-style-name="Table_20_Contents">
      <style:text-properties officeooo:rsid="004e5749" officeooo:paragraph-rsid="004e5749"/>
    </style:style>
    <style:style style:name="P326" style:family="paragraph" style:parent-style-name="Table_20_Contents">
      <style:text-properties officeooo:rsid="004f6ee4" officeooo:paragraph-rsid="004f6ee4"/>
    </style:style>
    <style:style style:name="P327" style:family="paragraph" style:parent-style-name="Table_20_Contents">
      <style:text-properties officeooo:rsid="00504e75" officeooo:paragraph-rsid="00504e75"/>
    </style:style>
    <style:style style:name="P328" style:family="paragraph" style:parent-style-name="Table_20_Contents">
      <style:text-properties officeooo:rsid="0051e898" officeooo:paragraph-rsid="0051e898"/>
    </style:style>
    <style:style style:name="P329" style:family="paragraph" style:parent-style-name="Table_20_Contents">
      <style:text-properties officeooo:rsid="00538d9d" officeooo:paragraph-rsid="00538d9d"/>
    </style:style>
    <style:style style:name="P330" style:family="paragraph" style:parent-style-name="Table_20_Contents">
      <style:text-properties officeooo:paragraph-rsid="005c5d24"/>
    </style:style>
    <style:style style:name="P331" style:family="paragraph" style:parent-style-name="Table_20_Contents">
      <style:text-properties officeooo:rsid="005550af" officeooo:paragraph-rsid="005550af"/>
    </style:style>
    <style:style style:name="P332" style:family="paragraph" style:parent-style-name="Table_20_Contents">
      <style:text-properties officeooo:rsid="00561828" officeooo:paragraph-rsid="00561828"/>
    </style:style>
    <style:style style:name="P333" style:family="paragraph" style:parent-style-name="Table_20_Contents">
      <style:text-properties officeooo:rsid="00561eff" officeooo:paragraph-rsid="00561eff"/>
    </style:style>
    <style:style style:name="P334" style:family="paragraph" style:parent-style-name="Table_20_Contents">
      <style:text-properties officeooo:rsid="00580f13" officeooo:paragraph-rsid="00580f13"/>
    </style:style>
    <style:style style:name="P335" style:family="paragraph" style:parent-style-name="Table_20_Contents">
      <style:text-properties officeooo:rsid="005817af" officeooo:paragraph-rsid="005817af"/>
    </style:style>
    <style:style style:name="P336" style:family="paragraph" style:parent-style-name="Table_20_Contents">
      <style:text-properties officeooo:rsid="00587a32" officeooo:paragraph-rsid="00587a32"/>
    </style:style>
    <style:style style:name="P337" style:family="paragraph" style:parent-style-name="Table_20_Contents">
      <style:text-properties officeooo:rsid="005a7189" officeooo:paragraph-rsid="005a7189"/>
    </style:style>
    <style:style style:name="P338" style:family="paragraph" style:parent-style-name="Table_20_Contents">
      <style:text-properties officeooo:rsid="005c5d24" officeooo:paragraph-rsid="005c5d24"/>
    </style:style>
    <style:style style:name="P339" style:family="paragraph" style:parent-style-name="Table_20_Contents">
      <style:text-properties officeooo:rsid="005cba42" officeooo:paragraph-rsid="005cba42"/>
    </style:style>
    <style:style style:name="P340" style:family="paragraph" style:parent-style-name="Table_20_Contents">
      <style:text-properties officeooo:rsid="005e71da" officeooo:paragraph-rsid="005e71da"/>
    </style:style>
    <style:style style:name="P341" style:family="paragraph" style:parent-style-name="Table_20_Contents">
      <style:text-properties officeooo:rsid="0061a7a0" officeooo:paragraph-rsid="0061a7a0"/>
    </style:style>
    <style:style style:name="P342" style:family="paragraph" style:parent-style-name="Table_20_Contents">
      <style:text-properties officeooo:rsid="006354ae" officeooo:paragraph-rsid="006354ae"/>
    </style:style>
    <style:style style:name="P343" style:family="paragraph" style:parent-style-name="Table_20_Contents">
      <style:text-properties officeooo:rsid="0063df1c" officeooo:paragraph-rsid="0063df1c"/>
    </style:style>
    <style:style style:name="P344" style:family="paragraph" style:parent-style-name="Table_20_Contents">
      <style:text-properties officeooo:rsid="0063e7f5" officeooo:paragraph-rsid="0063e7f5"/>
    </style:style>
    <style:style style:name="P345" style:family="paragraph" style:parent-style-name="Table_20_Contents">
      <style:text-properties officeooo:rsid="0065a27d" officeooo:paragraph-rsid="0065a27d"/>
    </style:style>
    <style:style style:name="P346" style:family="paragraph" style:parent-style-name="Table_20_Contents">
      <style:text-properties officeooo:rsid="0065f4ec" officeooo:paragraph-rsid="0065f4ec"/>
    </style:style>
    <style:style style:name="P347" style:family="paragraph" style:parent-style-name="Table_20_Contents">
      <style:text-properties officeooo:rsid="00669c13" officeooo:paragraph-rsid="00669c13"/>
    </style:style>
    <style:style style:name="P348" style:family="paragraph" style:parent-style-name="Table_20_Contents">
      <style:text-properties officeooo:paragraph-rsid="0068e4d0"/>
    </style:style>
    <style:style style:name="P349" style:family="paragraph" style:parent-style-name="Table_20_Contents">
      <style:text-properties officeooo:rsid="00678280" officeooo:paragraph-rsid="00678280"/>
    </style:style>
    <style:style style:name="P350" style:family="paragraph" style:parent-style-name="Table_20_Contents">
      <style:text-properties officeooo:rsid="0068e4d0" officeooo:paragraph-rsid="0068e4d0"/>
    </style:style>
    <style:style style:name="P351" style:family="paragraph" style:parent-style-name="Table_20_Contents">
      <style:text-properties officeooo:rsid="0069062b" officeooo:paragraph-rsid="0069062b"/>
    </style:style>
    <style:style style:name="P352" style:family="paragraph" style:parent-style-name="Table_20_Contents">
      <style:text-properties officeooo:rsid="006a3409" officeooo:paragraph-rsid="006a3409"/>
    </style:style>
    <style:style style:name="P353" style:family="paragraph" style:parent-style-name="Table_20_Contents">
      <style:text-properties officeooo:rsid="006ad3b7" officeooo:paragraph-rsid="006ad3b7"/>
    </style:style>
    <style:style style:name="P354" style:family="paragraph" style:parent-style-name="Table_20_Contents">
      <style:text-properties officeooo:rsid="006b7443" officeooo:paragraph-rsid="006b7443"/>
    </style:style>
    <style:style style:name="P355" style:family="paragraph" style:parent-style-name="Table_20_Contents">
      <style:text-properties officeooo:rsid="006d0df6" officeooo:paragraph-rsid="006d0df6"/>
    </style:style>
    <style:style style:name="P356" style:family="paragraph" style:parent-style-name="Table_20_Contents">
      <style:text-properties officeooo:rsid="006d651c" officeooo:paragraph-rsid="006d651c"/>
    </style:style>
    <style:style style:name="P357" style:family="paragraph" style:parent-style-name="Table_20_Contents">
      <style:text-properties officeooo:rsid="006eec5f" officeooo:paragraph-rsid="006eec5f"/>
    </style:style>
    <style:style style:name="P358" style:family="paragraph" style:parent-style-name="Table_20_Contents">
      <style:text-properties officeooo:rsid="006fc44f" officeooo:paragraph-rsid="006fc44f"/>
    </style:style>
    <style:style style:name="P359" style:family="paragraph" style:parent-style-name="Table_20_Contents">
      <style:text-properties officeooo:rsid="0071327a" officeooo:paragraph-rsid="0071327a"/>
    </style:style>
    <style:style style:name="P360" style:family="paragraph" style:parent-style-name="Table_20_Contents">
      <style:text-properties officeooo:rsid="00716ae9" officeooo:paragraph-rsid="00716ae9"/>
    </style:style>
    <style:style style:name="P361" style:family="paragraph" style:parent-style-name="Table_20_Contents">
      <style:text-properties officeooo:rsid="0071fc2c" officeooo:paragraph-rsid="0071fc2c"/>
    </style:style>
    <style:style style:name="P362" style:family="paragraph" style:parent-style-name="Table_20_Contents">
      <style:text-properties officeooo:rsid="00736752" officeooo:paragraph-rsid="00736752"/>
    </style:style>
    <style:style style:name="P363" style:family="paragraph" style:parent-style-name="Table_20_Contents">
      <style:text-properties officeooo:rsid="0073f860" officeooo:paragraph-rsid="0073f860"/>
    </style:style>
    <style:style style:name="P364" style:family="paragraph" style:parent-style-name="Table_20_Contents">
      <style:text-properties officeooo:rsid="00757ccf" officeooo:paragraph-rsid="00757ccf"/>
    </style:style>
    <style:style style:name="P365" style:family="paragraph" style:parent-style-name="Table_20_Contents">
      <style:text-properties officeooo:rsid="0075ef47" officeooo:paragraph-rsid="0075ef47"/>
    </style:style>
    <style:style style:name="P366" style:family="paragraph" style:parent-style-name="Table_20_Contents">
      <style:text-properties officeooo:rsid="0076bcec" officeooo:paragraph-rsid="0076bcec"/>
    </style:style>
    <style:style style:name="P367" style:family="paragraph" style:parent-style-name="Table_20_Contents">
      <style:text-properties officeooo:rsid="0077d0c4" officeooo:paragraph-rsid="0077d0c4"/>
    </style:style>
    <style:style style:name="P368" style:family="paragraph" style:parent-style-name="Table_20_Contents">
      <style:text-properties officeooo:rsid="00785cf4" officeooo:paragraph-rsid="00785cf4"/>
    </style:style>
    <style:style style:name="P369" style:family="paragraph" style:parent-style-name="Table_20_Contents">
      <style:text-properties officeooo:rsid="0079aecc" officeooo:paragraph-rsid="0079aecc"/>
    </style:style>
    <style:style style:name="P370" style:family="paragraph" style:parent-style-name="Table_20_Contents">
      <style:text-properties officeooo:rsid="007a4b2f" officeooo:paragraph-rsid="007a4b2f"/>
    </style:style>
    <style:style style:name="P371" style:family="paragraph" style:parent-style-name="Table_20_Contents">
      <style:text-properties officeooo:rsid="007a831d" officeooo:paragraph-rsid="007a831d"/>
    </style:style>
    <style:style style:name="P372" style:family="paragraph" style:parent-style-name="Table_20_Contents">
      <style:text-properties officeooo:rsid="007c2bc9" officeooo:paragraph-rsid="007c2bc9"/>
    </style:style>
    <style:style style:name="P373" style:family="paragraph" style:parent-style-name="Table_20_Contents">
      <style:text-properties officeooo:rsid="007d0bd8" officeooo:paragraph-rsid="007d0bd8"/>
    </style:style>
    <style:style style:name="P374" style:family="paragraph" style:parent-style-name="Table_20_Contents">
      <style:text-properties officeooo:rsid="007edc22" officeooo:paragraph-rsid="007edc22"/>
    </style:style>
    <style:style style:name="P375" style:family="paragraph" style:parent-style-name="Table_20_Contents">
      <style:text-properties officeooo:rsid="007ef847" officeooo:paragraph-rsid="007ef847"/>
    </style:style>
    <style:style style:name="P376" style:family="paragraph" style:parent-style-name="Table_20_Contents">
      <style:text-properties officeooo:rsid="00815661" officeooo:paragraph-rsid="00815661"/>
    </style:style>
    <style:style style:name="P377" style:family="paragraph" style:parent-style-name="Table_20_Contents">
      <style:text-properties officeooo:rsid="0082009c" officeooo:paragraph-rsid="0082009c"/>
    </style:style>
    <style:style style:name="P378" style:family="paragraph" style:parent-style-name="Table_20_Contents">
      <style:text-properties officeooo:rsid="0083d91f" officeooo:paragraph-rsid="0083d91f"/>
    </style:style>
    <style:style style:name="P379" style:family="paragraph" style:parent-style-name="Table_20_Contents">
      <style:text-properties officeooo:rsid="0085721f" officeooo:paragraph-rsid="0085721f"/>
    </style:style>
    <style:style style:name="P380" style:family="paragraph" style:parent-style-name="Table_20_Contents">
      <style:text-properties officeooo:rsid="0086348e" officeooo:paragraph-rsid="0086348e"/>
    </style:style>
    <style:style style:name="P381" style:family="paragraph" style:parent-style-name="Table_20_Contents">
      <style:text-properties officeooo:rsid="0086b39e" officeooo:paragraph-rsid="0086b39e"/>
    </style:style>
    <style:style style:name="P382" style:family="paragraph" style:parent-style-name="Table_20_Contents">
      <style:text-properties officeooo:rsid="00890808" officeooo:paragraph-rsid="00890808"/>
    </style:style>
    <style:style style:name="P383" style:family="paragraph" style:parent-style-name="Table_20_Contents">
      <style:text-properties officeooo:rsid="008b9ccb" officeooo:paragraph-rsid="008b9ccb"/>
    </style:style>
    <style:style style:name="P384" style:family="paragraph" style:parent-style-name="Table_20_Contents">
      <style:text-properties officeooo:rsid="008ce6a2" officeooo:paragraph-rsid="008ce6a2"/>
    </style:style>
    <style:style style:name="P385" style:family="paragraph" style:parent-style-name="Table_20_Contents">
      <style:text-properties officeooo:rsid="008d43ba" officeooo:paragraph-rsid="008d43ba"/>
    </style:style>
    <style:style style:name="P386" style:family="paragraph" style:parent-style-name="Table_20_Contents">
      <style:text-properties officeooo:rsid="008e2300" officeooo:paragraph-rsid="008e2300"/>
    </style:style>
    <style:style style:name="P387" style:family="paragraph" style:parent-style-name="Table_20_Contents">
      <style:text-properties officeooo:rsid="008f1528" officeooo:paragraph-rsid="008f1528"/>
    </style:style>
    <style:style style:name="P388" style:family="paragraph" style:parent-style-name="Table_20_Contents">
      <style:text-properties officeooo:rsid="008f577c" officeooo:paragraph-rsid="008f577c"/>
    </style:style>
    <style:style style:name="P389" style:family="paragraph" style:parent-style-name="Table_20_Contents">
      <style:text-properties officeooo:rsid="009059ec" officeooo:paragraph-rsid="009059ec"/>
    </style:style>
    <style:style style:name="P390" style:family="paragraph" style:parent-style-name="Table_20_Contents">
      <style:text-properties officeooo:rsid="00908d6f" officeooo:paragraph-rsid="00908d6f"/>
    </style:style>
    <style:style style:name="P391" style:family="paragraph" style:parent-style-name="Table_20_Contents">
      <style:text-properties officeooo:rsid="0091a2f0" officeooo:paragraph-rsid="0091a2f0"/>
    </style:style>
    <style:style style:name="P392" style:family="paragraph" style:parent-style-name="Table_20_Contents">
      <style:text-properties officeooo:rsid="00944950" officeooo:paragraph-rsid="00944950"/>
    </style:style>
    <style:style style:name="P393" style:family="paragraph" style:parent-style-name="Table_20_Contents">
      <style:text-properties officeooo:rsid="0094ad8d" officeooo:paragraph-rsid="0094ad8d"/>
    </style:style>
    <style:style style:name="P394" style:family="paragraph" style:parent-style-name="Table_20_Contents">
      <style:text-properties officeooo:rsid="0096806b" officeooo:paragraph-rsid="0096806b"/>
    </style:style>
    <style:style style:name="P395" style:family="paragraph" style:parent-style-name="Table_20_Contents">
      <style:text-properties officeooo:rsid="0098224a" officeooo:paragraph-rsid="0098224a"/>
    </style:style>
    <style:style style:name="P396" style:family="paragraph" style:parent-style-name="Table_20_Contents">
      <style:text-properties officeooo:rsid="001872f1" officeooo:paragraph-rsid="00174428"/>
    </style:style>
    <style:style style:name="P397" style:family="paragraph" style:parent-style-name="Table_20_Contents">
      <style:text-properties officeooo:rsid="003a511f" officeooo:paragraph-rsid="003b55b3"/>
    </style:style>
    <style:style style:name="P398" style:family="paragraph" style:parent-style-name="Table_20_Contents">
      <style:text-properties officeooo:rsid="009baa7f" officeooo:paragraph-rsid="009baa7f"/>
    </style:style>
    <style:style style:name="P399" style:family="paragraph" style:parent-style-name="Table_20_Contents">
      <style:text-properties officeooo:rsid="009da75f" officeooo:paragraph-rsid="009da75f"/>
    </style:style>
    <style:style style:name="P400" style:family="paragraph" style:parent-style-name="Table_20_Contents">
      <style:text-properties officeooo:rsid="009e7a15" officeooo:paragraph-rsid="009e7a15"/>
    </style:style>
    <style:style style:name="P401" style:family="paragraph" style:parent-style-name="Table_20_Contents">
      <style:text-properties officeooo:rsid="009fbca1" officeooo:paragraph-rsid="009fbca1"/>
    </style:style>
    <style:style style:name="P402" style:family="paragraph" style:parent-style-name="Table_20_Contents">
      <style:text-properties officeooo:rsid="00a0afcf" officeooo:paragraph-rsid="00a0afcf"/>
    </style:style>
    <style:style style:name="P403" style:family="paragraph" style:parent-style-name="Table_20_Contents">
      <style:text-properties officeooo:rsid="00a27b0e" officeooo:paragraph-rsid="00a27b0e"/>
    </style:style>
    <style:style style:name="P404" style:family="paragraph" style:parent-style-name="Table_20_Contents">
      <style:text-properties officeooo:rsid="00a3e98f" officeooo:paragraph-rsid="00a3e98f"/>
    </style:style>
    <style:style style:name="P405" style:family="paragraph" style:parent-style-name="Table_20_Contents">
      <style:text-properties officeooo:rsid="00a5cb42" officeooo:paragraph-rsid="00a5cb42"/>
    </style:style>
    <style:style style:name="P406" style:family="paragraph" style:parent-style-name="Table_20_Contents">
      <style:text-properties officeooo:rsid="00a78bc6" officeooo:paragraph-rsid="00a78bc6"/>
    </style:style>
    <style:style style:name="P407" style:family="paragraph" style:parent-style-name="Table_20_Contents">
      <style:text-properties officeooo:rsid="00a8bf74" officeooo:paragraph-rsid="00a8bf74"/>
    </style:style>
    <style:style style:name="P408" style:family="paragraph" style:parent-style-name="Table_20_Contents">
      <style:text-properties officeooo:rsid="00abaf02" officeooo:paragraph-rsid="00abaf02"/>
    </style:style>
    <style:style style:name="P409" style:family="paragraph" style:parent-style-name="Table_20_Contents">
      <style:text-properties officeooo:rsid="00ad47c9" officeooo:paragraph-rsid="00ad47c9"/>
    </style:style>
    <style:style style:name="P410" style:family="paragraph" style:parent-style-name="Table_20_Contents">
      <style:text-properties officeooo:rsid="00af03b1" officeooo:paragraph-rsid="00af03b1"/>
    </style:style>
    <style:style style:name="P411" style:family="paragraph" style:parent-style-name="Table_20_Contents">
      <style:text-properties officeooo:rsid="00b01b77" officeooo:paragraph-rsid="00b01b77"/>
    </style:style>
    <style:style style:name="P412" style:family="paragraph" style:parent-style-name="Table_20_Contents">
      <style:text-properties officeooo:rsid="00b15789" officeooo:paragraph-rsid="00b15789"/>
    </style:style>
    <style:style style:name="P413" style:family="paragraph" style:parent-style-name="Table_20_Contents">
      <style:text-properties officeooo:rsid="00b30261" officeooo:paragraph-rsid="00b30261"/>
    </style:style>
    <style:style style:name="P414" style:family="paragraph" style:parent-style-name="Table_20_Contents">
      <style:text-properties officeooo:rsid="00b833e7" officeooo:paragraph-rsid="00b833e7"/>
    </style:style>
    <style:style style:name="P415" style:family="paragraph" style:parent-style-name="Table_20_Contents">
      <style:text-properties officeooo:rsid="00b9abd6" officeooo:paragraph-rsid="00b9abd6"/>
    </style:style>
    <style:style style:name="P416" style:family="paragraph" style:parent-style-name="Table_20_Contents">
      <style:text-properties officeooo:rsid="00bafc0f" officeooo:paragraph-rsid="00bafc0f"/>
    </style:style>
    <style:style style:name="P417" style:family="paragraph" style:parent-style-name="Table_20_Contents">
      <style:text-properties officeooo:rsid="00bbdacf" officeooo:paragraph-rsid="00bbdacf"/>
    </style:style>
    <style:style style:name="P418" style:family="paragraph" style:parent-style-name="Table_20_Contents">
      <style:text-properties officeooo:rsid="00bcd536" officeooo:paragraph-rsid="00bcd536"/>
    </style:style>
    <style:style style:name="P419" style:family="paragraph" style:parent-style-name="Table_20_Contents">
      <style:text-properties officeooo:rsid="00bd648d" officeooo:paragraph-rsid="00bd648d"/>
    </style:style>
    <style:style style:name="P420" style:family="paragraph" style:parent-style-name="Table_20_Contents">
      <style:text-properties officeooo:rsid="00bd96e4" officeooo:paragraph-rsid="00bd96e4"/>
    </style:style>
    <style:style style:name="P421" style:family="paragraph" style:parent-style-name="Table_20_Contents">
      <style:text-properties officeooo:rsid="00bf6746" officeooo:paragraph-rsid="00bf6746"/>
    </style:style>
    <style:style style:name="P422" style:family="paragraph" style:parent-style-name="Table_20_Contents">
      <style:text-properties officeooo:rsid="00c0c3b0" officeooo:paragraph-rsid="00c0c3b0"/>
    </style:style>
    <style:style style:name="P423" style:family="paragraph" style:parent-style-name="Table_20_Contents">
      <style:text-properties officeooo:rsid="00c12a74" officeooo:paragraph-rsid="00c12a74"/>
    </style:style>
    <style:style style:name="P424" style:family="paragraph" style:parent-style-name="Table_20_Contents">
      <style:text-properties officeooo:rsid="00c320a2" officeooo:paragraph-rsid="00c320a2"/>
    </style:style>
    <style:style style:name="P425" style:family="paragraph" style:parent-style-name="Table_20_Contents">
      <style:text-properties officeooo:rsid="00c491bc" officeooo:paragraph-rsid="00c491bc"/>
    </style:style>
    <style:style style:name="P426" style:family="paragraph" style:parent-style-name="Table_20_Contents">
      <style:text-properties officeooo:rsid="00c65b14" officeooo:paragraph-rsid="00c65b14"/>
    </style:style>
    <style:style style:name="P427" style:family="paragraph" style:parent-style-name="Table_20_Contents">
      <style:text-properties officeooo:rsid="00c8de99" officeooo:paragraph-rsid="00c8de99"/>
    </style:style>
    <style:style style:name="P428" style:family="paragraph" style:parent-style-name="Table_20_Contents">
      <style:text-properties officeooo:rsid="00ca3571" officeooo:paragraph-rsid="00ca3571"/>
    </style:style>
    <style:style style:name="P429" style:family="paragraph" style:parent-style-name="Table_20_Contents">
      <style:text-properties officeooo:rsid="00cba6b5" officeooo:paragraph-rsid="00cba6b5"/>
    </style:style>
    <style:style style:name="P430" style:family="paragraph" style:parent-style-name="Table_20_Contents">
      <style:text-properties officeooo:rsid="00cc11a7" officeooo:paragraph-rsid="00cc11a7"/>
    </style:style>
    <style:style style:name="P431" style:family="paragraph" style:parent-style-name="Table_20_Contents">
      <style:text-properties officeooo:rsid="00cd0406" officeooo:paragraph-rsid="00cd0406"/>
    </style:style>
    <style:style style:name="P432" style:family="paragraph" style:parent-style-name="Table_20_Contents">
      <style:text-properties officeooo:rsid="00cdc07a" officeooo:paragraph-rsid="00cdc07a"/>
    </style:style>
    <style:style style:name="P433" style:family="paragraph" style:parent-style-name="Table_20_Contents">
      <style:text-properties officeooo:rsid="00ce8a9d" officeooo:paragraph-rsid="00cea373"/>
    </style:style>
    <style:style style:name="P434" style:family="paragraph" style:parent-style-name="Table_20_Contents">
      <style:text-properties officeooo:rsid="00cea373" officeooo:paragraph-rsid="00cea373"/>
    </style:style>
    <style:style style:name="P435" style:family="paragraph" style:parent-style-name="Table_20_Contents">
      <style:text-properties officeooo:rsid="00cfbaa8" officeooo:paragraph-rsid="00cfbaa8"/>
    </style:style>
    <style:style style:name="P436" style:family="paragraph" style:parent-style-name="Table_20_Contents">
      <style:text-properties officeooo:rsid="00d107eb" officeooo:paragraph-rsid="00d107eb"/>
    </style:style>
    <style:style style:name="P437" style:family="paragraph" style:parent-style-name="Table_20_Contents">
      <style:text-properties officeooo:rsid="00d18b36" officeooo:paragraph-rsid="00d18b36"/>
    </style:style>
    <style:style style:name="P438" style:family="paragraph" style:parent-style-name="Table_20_Contents">
      <style:text-properties officeooo:rsid="00d28458" officeooo:paragraph-rsid="00d28458"/>
    </style:style>
    <style:style style:name="P439" style:family="paragraph" style:parent-style-name="Table_20_Contents">
      <style:text-properties officeooo:rsid="00d47500" officeooo:paragraph-rsid="00d47500"/>
    </style:style>
    <style:style style:name="P440" style:family="paragraph" style:parent-style-name="Table_20_Contents">
      <style:text-properties officeooo:rsid="00d52790" officeooo:paragraph-rsid="00d52790"/>
    </style:style>
    <style:style style:name="P441" style:family="paragraph" style:parent-style-name="Table_20_Contents">
      <style:text-properties officeooo:rsid="00d6eb11" officeooo:paragraph-rsid="00d6eb11"/>
    </style:style>
    <style:style style:name="P442" style:family="paragraph" style:parent-style-name="Table_20_Contents">
      <style:text-properties officeooo:rsid="00d7ab91" officeooo:paragraph-rsid="00d7ab91"/>
    </style:style>
    <style:style style:name="P443" style:family="paragraph" style:parent-style-name="Table_20_Contents">
      <style:text-properties officeooo:rsid="00d8ddee" officeooo:paragraph-rsid="00d8ddee"/>
    </style:style>
    <style:style style:name="P444" style:family="paragraph" style:parent-style-name="Table_20_Contents">
      <style:text-properties officeooo:rsid="00d9c619" officeooo:paragraph-rsid="00d9c619"/>
    </style:style>
    <style:style style:name="P445" style:family="paragraph" style:parent-style-name="Table_20_Contents">
      <style:text-properties officeooo:rsid="00da2a6a" officeooo:paragraph-rsid="00da2a6a"/>
    </style:style>
    <style:style style:name="P446" style:family="paragraph" style:parent-style-name="Table_20_Contents">
      <style:text-properties officeooo:rsid="00dbbb0a" officeooo:paragraph-rsid="00dbbb0a"/>
    </style:style>
    <style:style style:name="P447" style:family="paragraph" style:parent-style-name="Table_20_Contents">
      <style:text-properties officeooo:rsid="00dccd9e" officeooo:paragraph-rsid="00dccd9e"/>
    </style:style>
    <style:style style:name="P448" style:family="paragraph" style:parent-style-name="Table_20_Contents">
      <style:text-properties officeooo:rsid="00de3183" officeooo:paragraph-rsid="00de3183"/>
    </style:style>
    <style:style style:name="P449" style:family="paragraph" style:parent-style-name="Table_20_Contents">
      <style:text-properties officeooo:rsid="00df37e2" officeooo:paragraph-rsid="00df37e2"/>
    </style:style>
    <style:style style:name="P450" style:family="paragraph" style:parent-style-name="Table_20_Contents">
      <style:text-properties officeooo:rsid="00e0dbdf" officeooo:paragraph-rsid="00e0dbdf"/>
    </style:style>
    <style:style style:name="P451" style:family="paragraph" style:parent-style-name="Table_20_Contents">
      <style:text-properties officeooo:rsid="00e11a20" officeooo:paragraph-rsid="00e11a20"/>
    </style:style>
    <style:style style:name="P452" style:family="paragraph" style:parent-style-name="Table_20_Contents">
      <style:text-properties officeooo:rsid="00e25d74" officeooo:paragraph-rsid="00e25d74"/>
    </style:style>
    <style:style style:name="P453" style:family="paragraph" style:parent-style-name="Table_20_Contents">
      <style:text-properties officeooo:rsid="00e3a846" officeooo:paragraph-rsid="00e3a846"/>
    </style:style>
    <style:style style:name="P454" style:family="paragraph" style:parent-style-name="Table_20_Contents">
      <style:text-properties officeooo:rsid="00e69136" officeooo:paragraph-rsid="00e69136"/>
    </style:style>
    <style:style style:name="P455" style:family="paragraph" style:parent-style-name="Table_20_Contents">
      <style:text-properties officeooo:rsid="00e865d8" officeooo:paragraph-rsid="00e865d8"/>
    </style:style>
    <style:style style:name="P456" style:family="paragraph" style:parent-style-name="Table_20_Contents">
      <style:text-properties officeooo:rsid="00e958a2" officeooo:paragraph-rsid="00e958a2"/>
    </style:style>
    <style:style style:name="P457" style:family="paragraph" style:parent-style-name="Table_20_Contents">
      <style:text-properties officeooo:rsid="00ea675c" officeooo:paragraph-rsid="00ea675c"/>
    </style:style>
    <style:style style:name="P458" style:family="paragraph" style:parent-style-name="Table_20_Contents">
      <style:text-properties officeooo:rsid="00ec588c" officeooo:paragraph-rsid="00ec588c"/>
    </style:style>
    <style:style style:name="P459" style:family="paragraph" style:parent-style-name="Table_20_Contents">
      <style:text-properties officeooo:rsid="00eda1ff" officeooo:paragraph-rsid="00eda1ff"/>
    </style:style>
    <style:style style:name="P460" style:family="paragraph" style:parent-style-name="Table_20_Contents">
      <style:text-properties officeooo:rsid="00ef46db" officeooo:paragraph-rsid="00ef46db"/>
    </style:style>
    <style:style style:name="P461" style:family="paragraph" style:parent-style-name="Table_20_Contents">
      <style:text-properties officeooo:rsid="00efd9c5" officeooo:paragraph-rsid="00efd9c5"/>
    </style:style>
    <style:style style:name="P462" style:family="paragraph" style:parent-style-name="Table_20_Contents">
      <style:text-properties officeooo:rsid="00f248cd" officeooo:paragraph-rsid="00f248cd"/>
    </style:style>
    <style:style style:name="P463" style:family="paragraph" style:parent-style-name="Table_20_Contents">
      <style:text-properties officeooo:rsid="00f41969" officeooo:paragraph-rsid="00f41969"/>
    </style:style>
    <style:style style:name="P464" style:family="paragraph" style:parent-style-name="Table_20_Contents">
      <style:text-properties officeooo:rsid="00f4fe91" officeooo:paragraph-rsid="00f4fe91"/>
    </style:style>
    <style:style style:name="P465" style:family="paragraph" style:parent-style-name="Table_20_Contents">
      <style:text-properties officeooo:rsid="00f68b2c" officeooo:paragraph-rsid="00f68b2c"/>
    </style:style>
    <style:style style:name="P466" style:family="paragraph" style:parent-style-name="Table_20_Contents">
      <style:text-properties officeooo:rsid="00f6fb3c" officeooo:paragraph-rsid="00f6fb3c"/>
    </style:style>
    <style:style style:name="P467" style:family="paragraph" style:parent-style-name="Table_20_Contents">
      <style:text-properties officeooo:rsid="00f82b18" officeooo:paragraph-rsid="00f82b18"/>
    </style:style>
    <style:style style:name="P468" style:family="paragraph" style:parent-style-name="Table_20_Contents">
      <style:text-properties officeooo:rsid="00f9c930" officeooo:paragraph-rsid="00f9c930"/>
    </style:style>
    <style:style style:name="P469" style:family="paragraph" style:parent-style-name="Table_20_Contents">
      <style:text-properties officeooo:rsid="00fa28be" officeooo:paragraph-rsid="00fa28be"/>
    </style:style>
    <style:style style:name="P470" style:family="paragraph" style:parent-style-name="Table_20_Contents">
      <style:text-properties officeooo:rsid="00fa778e" officeooo:paragraph-rsid="00fa778e"/>
    </style:style>
    <style:style style:name="P471" style:family="paragraph" style:parent-style-name="Table_20_Contents">
      <style:text-properties officeooo:rsid="00fbccdb" officeooo:paragraph-rsid="00fbccdb"/>
    </style:style>
    <style:style style:name="P472" style:family="paragraph" style:parent-style-name="Table_20_Contents">
      <style:text-properties officeooo:rsid="00fd1b70" officeooo:paragraph-rsid="00ff0909"/>
    </style:style>
    <style:style style:name="P473" style:family="paragraph" style:parent-style-name="Table_20_Contents">
      <style:text-properties officeooo:rsid="00ff0909" officeooo:paragraph-rsid="00ff0909"/>
    </style:style>
    <style:style style:name="P474" style:family="paragraph" style:parent-style-name="Table_20_Contents">
      <style:text-properties officeooo:rsid="00ffb0e5" officeooo:paragraph-rsid="00ffb0e5"/>
    </style:style>
    <style:style style:name="P475" style:family="paragraph" style:parent-style-name="Table_20_Contents">
      <style:text-properties officeooo:rsid="00fff4a7" officeooo:paragraph-rsid="00fff4a7"/>
    </style:style>
    <style:style style:name="P476" style:family="paragraph" style:parent-style-name="Table_20_Contents">
      <style:text-properties officeooo:rsid="01019099" officeooo:paragraph-rsid="01019099"/>
    </style:style>
    <style:style style:name="P477" style:family="paragraph" style:parent-style-name="Table_20_Contents">
      <style:text-properties officeooo:rsid="0101e94a" officeooo:paragraph-rsid="0101e94a"/>
    </style:style>
    <style:style style:name="P478" style:family="paragraph" style:parent-style-name="Table_20_Contents">
      <style:text-properties officeooo:rsid="010588ca" officeooo:paragraph-rsid="010588ca"/>
    </style:style>
    <style:style style:name="P479" style:family="paragraph" style:parent-style-name="Table_20_Contents">
      <style:text-properties officeooo:rsid="01072146" officeooo:paragraph-rsid="01072146"/>
    </style:style>
    <style:style style:name="P480" style:family="paragraph" style:parent-style-name="Table_20_Contents">
      <style:text-properties officeooo:rsid="0108b30e" officeooo:paragraph-rsid="0108b30e"/>
    </style:style>
    <style:style style:name="P481" style:family="paragraph" style:parent-style-name="Table_20_Contents">
      <style:text-properties officeooo:rsid="010a4cb9" officeooo:paragraph-rsid="010a4cb9"/>
    </style:style>
    <style:style style:name="P482" style:family="paragraph" style:parent-style-name="Table_20_Contents">
      <style:text-properties officeooo:rsid="010b8a68" officeooo:paragraph-rsid="010b8a68"/>
    </style:style>
    <style:style style:name="P483" style:family="paragraph" style:parent-style-name="Table_20_Contents">
      <style:text-properties officeooo:rsid="010c31f7" officeooo:paragraph-rsid="010c31f7"/>
    </style:style>
    <style:style style:name="P484" style:family="paragraph" style:parent-style-name="Table_20_Contents">
      <style:text-properties officeooo:rsid="010d164c" officeooo:paragraph-rsid="010d164c"/>
    </style:style>
    <style:style style:name="P485" style:family="paragraph" style:parent-style-name="Table_20_Contents">
      <style:text-properties officeooo:rsid="010d7eae" officeooo:paragraph-rsid="010f3d41"/>
    </style:style>
    <style:style style:name="P486" style:family="paragraph" style:parent-style-name="Table_20_Contents">
      <style:text-properties officeooo:rsid="010f3d41" officeooo:paragraph-rsid="010f3d41"/>
    </style:style>
    <style:style style:name="P487" style:family="paragraph" style:parent-style-name="Table_20_Contents">
      <style:text-properties officeooo:rsid="011121d6" officeooo:paragraph-rsid="011121d6"/>
    </style:style>
    <style:style style:name="P488" style:family="paragraph" style:parent-style-name="Table_20_Contents">
      <style:text-properties officeooo:rsid="01124726" officeooo:paragraph-rsid="01124726"/>
    </style:style>
    <style:style style:name="P489" style:family="paragraph" style:parent-style-name="Table_20_Contents">
      <style:text-properties officeooo:rsid="01128273" officeooo:paragraph-rsid="01128273"/>
    </style:style>
    <style:style style:name="P490" style:family="paragraph" style:parent-style-name="Table_20_Contents">
      <style:text-properties officeooo:rsid="0112989a" officeooo:paragraph-rsid="0112989a"/>
    </style:style>
    <style:style style:name="P491" style:family="paragraph" style:parent-style-name="Table_20_Contents">
      <style:text-properties officeooo:rsid="01135369" officeooo:paragraph-rsid="01135369"/>
    </style:style>
    <style:style style:name="P492" style:family="paragraph" style:parent-style-name="Table_20_Contents">
      <style:text-properties officeooo:rsid="01141b28" officeooo:paragraph-rsid="01141b28"/>
    </style:style>
    <style:style style:name="P493" style:family="paragraph" style:parent-style-name="Table_20_Contents">
      <style:text-properties officeooo:rsid="0114315a" officeooo:paragraph-rsid="0114315a"/>
    </style:style>
    <style:style style:name="P494" style:family="paragraph" style:parent-style-name="Table_20_Contents">
      <style:text-properties officeooo:rsid="01163109" officeooo:paragraph-rsid="01163109"/>
    </style:style>
    <style:style style:name="P495" style:family="paragraph" style:parent-style-name="Table_20_Contents">
      <style:text-properties officeooo:rsid="01175ccc" officeooo:paragraph-rsid="01175ccc"/>
    </style:style>
    <style:style style:name="P496" style:family="paragraph" style:parent-style-name="Table_20_Contents">
      <style:text-properties officeooo:rsid="0118b6fd" officeooo:paragraph-rsid="0118b6fd"/>
    </style:style>
    <style:style style:name="P497" style:family="paragraph" style:parent-style-name="Table_20_Contents">
      <style:text-properties officeooo:rsid="0118fcc6" officeooo:paragraph-rsid="0118fcc6"/>
    </style:style>
    <style:style style:name="P498" style:family="paragraph" style:parent-style-name="Table_20_Contents">
      <style:text-properties officeooo:rsid="01193aa3" officeooo:paragraph-rsid="01193aa3"/>
    </style:style>
    <style:style style:name="P499" style:family="paragraph" style:parent-style-name="Table_20_Contents">
      <style:text-properties officeooo:rsid="0119808e" officeooo:paragraph-rsid="0119808e"/>
    </style:style>
    <style:style style:name="P500" style:family="paragraph" style:parent-style-name="Table_20_Contents">
      <style:text-properties officeooo:rsid="011b5549" officeooo:paragraph-rsid="011b5549"/>
    </style:style>
    <style:style style:name="P501" style:family="paragraph" style:parent-style-name="Table_20_Contents">
      <style:text-properties officeooo:rsid="011cabfb" officeooo:paragraph-rsid="011cabfb"/>
    </style:style>
    <style:style style:name="P502" style:family="paragraph" style:parent-style-name="Table_20_Contents">
      <style:text-properties officeooo:rsid="011e57ca" officeooo:paragraph-rsid="011e57ca"/>
    </style:style>
    <style:style style:name="P503" style:family="paragraph" style:parent-style-name="Table_20_Contents">
      <style:text-properties officeooo:rsid="011fe129" officeooo:paragraph-rsid="011fe129"/>
    </style:style>
    <style:style style:name="P504" style:family="paragraph" style:parent-style-name="Table_20_Contents">
      <style:text-properties officeooo:rsid="01206d23" officeooo:paragraph-rsid="01206d23"/>
    </style:style>
    <style:style style:name="P505" style:family="paragraph" style:parent-style-name="Table_20_Contents">
      <style:text-properties officeooo:rsid="0120732b" officeooo:paragraph-rsid="0120732b"/>
    </style:style>
    <style:style style:name="P506" style:family="paragraph" style:parent-style-name="Table_20_Contents">
      <style:text-properties officeooo:rsid="01210703" officeooo:paragraph-rsid="01210703"/>
    </style:style>
    <style:style style:name="P507" style:family="paragraph" style:parent-style-name="Table_20_Contents">
      <style:text-properties officeooo:rsid="01225b20" officeooo:paragraph-rsid="01225b20"/>
    </style:style>
    <style:style style:name="P508" style:family="paragraph" style:parent-style-name="Table_20_Contents">
      <style:text-properties officeooo:rsid="0122c46f" officeooo:paragraph-rsid="011cabfb"/>
    </style:style>
    <style:style style:name="P509" style:family="paragraph" style:parent-style-name="Table_20_Contents">
      <style:text-properties officeooo:rsid="01245f26" officeooo:paragraph-rsid="01245f26"/>
    </style:style>
    <style:style style:name="P510" style:family="paragraph" style:parent-style-name="Table_20_Contents">
      <style:text-properties officeooo:rsid="012482c1" officeooo:paragraph-rsid="012482c1"/>
    </style:style>
    <style:style style:name="P511" style:family="paragraph" style:parent-style-name="Table_20_Contents">
      <style:text-properties officeooo:rsid="01256950" officeooo:paragraph-rsid="01256950"/>
    </style:style>
    <style:style style:name="P512" style:family="paragraph" style:parent-style-name="Table_20_Contents">
      <style:text-properties officeooo:rsid="01268fe7" officeooo:paragraph-rsid="01268fe7"/>
    </style:style>
    <style:style style:name="P513" style:family="paragraph" style:parent-style-name="Table_20_Contents">
      <style:text-properties officeooo:rsid="01288be0" officeooo:paragraph-rsid="01288be0"/>
    </style:style>
    <style:style style:name="P514" style:family="paragraph" style:parent-style-name="Table_20_Contents">
      <style:text-properties officeooo:rsid="012904fa" officeooo:paragraph-rsid="012904fa"/>
    </style:style>
    <style:style style:name="P515" style:family="paragraph" style:parent-style-name="Table_20_Contents">
      <style:text-properties officeooo:rsid="012ad183" officeooo:paragraph-rsid="012ad183"/>
    </style:style>
    <style:style style:name="P516" style:family="paragraph" style:parent-style-name="Table_20_Contents">
      <style:text-properties officeooo:rsid="012c73d9" officeooo:paragraph-rsid="012c73d9"/>
    </style:style>
    <style:style style:name="P517" style:family="paragraph" style:parent-style-name="Table_20_Contents">
      <style:text-properties officeooo:rsid="012c7e7e" officeooo:paragraph-rsid="012c7e7e"/>
    </style:style>
    <style:style style:name="P518" style:family="paragraph" style:parent-style-name="Table_20_Contents">
      <style:text-properties officeooo:rsid="012e553b" officeooo:paragraph-rsid="012e553b"/>
    </style:style>
    <style:style style:name="P519" style:family="paragraph" style:parent-style-name="Table_20_Contents">
      <style:text-properties officeooo:rsid="012f1d3c" officeooo:paragraph-rsid="012f1d3c"/>
    </style:style>
    <style:style style:name="P520" style:family="paragraph" style:parent-style-name="Table_20_Contents">
      <style:text-properties officeooo:rsid="012f3c48" officeooo:paragraph-rsid="012f3c48"/>
    </style:style>
    <style:style style:name="P521" style:family="paragraph" style:parent-style-name="Table_20_Contents">
      <style:text-properties officeooo:rsid="012fc4b0" officeooo:paragraph-rsid="012fc4b0"/>
    </style:style>
    <style:style style:name="P522" style:family="paragraph" style:parent-style-name="Table_20_Contents">
      <style:text-properties officeooo:rsid="012ffd6d" officeooo:paragraph-rsid="012ffd6d"/>
    </style:style>
    <style:style style:name="P523" style:family="paragraph" style:parent-style-name="Table_20_Contents">
      <style:text-properties officeooo:rsid="0131f313" officeooo:paragraph-rsid="0131f313"/>
    </style:style>
    <style:style style:name="P524" style:family="paragraph" style:parent-style-name="Table_20_Contents">
      <style:text-properties officeooo:rsid="0134040f" officeooo:paragraph-rsid="0134040f"/>
    </style:style>
    <style:style style:name="P525" style:family="paragraph" style:parent-style-name="Table_20_Contents">
      <style:text-properties officeooo:rsid="01346dea" officeooo:paragraph-rsid="01346dea"/>
    </style:style>
    <style:style style:name="P526" style:family="paragraph" style:parent-style-name="Table_20_Contents">
      <style:text-properties officeooo:rsid="0134e1e2" officeooo:paragraph-rsid="0134e1e2"/>
    </style:style>
    <style:style style:name="P527" style:family="paragraph" style:parent-style-name="Table_20_Contents">
      <style:text-properties officeooo:rsid="01353239" officeooo:paragraph-rsid="01353239"/>
    </style:style>
    <style:style style:name="P528" style:family="paragraph" style:parent-style-name="Table_20_Contents">
      <style:text-properties officeooo:rsid="01370bab" officeooo:paragraph-rsid="01370bab"/>
    </style:style>
    <style:style style:name="P529" style:family="paragraph" style:parent-style-name="Table_20_Contents">
      <style:text-properties officeooo:rsid="01376567" officeooo:paragraph-rsid="01382fa0"/>
    </style:style>
    <style:style style:name="P530" style:family="paragraph" style:parent-style-name="Table_20_Contents">
      <style:text-properties officeooo:rsid="01382fa0" officeooo:paragraph-rsid="01382fa0"/>
    </style:style>
    <style:style style:name="P531" style:family="paragraph" style:parent-style-name="Table_20_Contents">
      <style:text-properties officeooo:rsid="01390c97" officeooo:paragraph-rsid="01390c97"/>
    </style:style>
    <style:style style:name="P532" style:family="paragraph" style:parent-style-name="Table_20_Contents">
      <style:text-properties officeooo:rsid="0139d0e2" officeooo:paragraph-rsid="0139d0e2"/>
    </style:style>
    <style:style style:name="P533" style:family="paragraph" style:parent-style-name="Table_20_Contents">
      <style:text-properties officeooo:rsid="013a8431" officeooo:paragraph-rsid="013a8431"/>
    </style:style>
    <style:style style:name="P534" style:family="paragraph" style:parent-style-name="Table_20_Contents">
      <style:text-properties officeooo:rsid="013adf7f" officeooo:paragraph-rsid="013adf7f"/>
    </style:style>
    <style:style style:name="P535" style:family="paragraph" style:parent-style-name="Table_20_Contents">
      <style:text-properties officeooo:rsid="013bb376" officeooo:paragraph-rsid="013bb376"/>
    </style:style>
    <style:style style:name="P536" style:family="paragraph" style:parent-style-name="Table_20_Contents">
      <style:text-properties officeooo:rsid="013dad0e" officeooo:paragraph-rsid="013dad0e"/>
    </style:style>
    <style:style style:name="P537" style:family="paragraph" style:parent-style-name="Table_20_Contents">
      <style:text-properties officeooo:rsid="013f6aa1" officeooo:paragraph-rsid="013f6aa1"/>
    </style:style>
    <style:style style:name="P538" style:family="paragraph" style:parent-style-name="Table_20_Contents">
      <style:text-properties officeooo:rsid="01409067" officeooo:paragraph-rsid="01409067"/>
    </style:style>
    <style:style style:name="P539" style:family="paragraph" style:parent-style-name="Table_20_Contents">
      <style:text-properties officeooo:rsid="01409e70" officeooo:paragraph-rsid="01409e70"/>
    </style:style>
    <style:style style:name="P540" style:family="paragraph" style:parent-style-name="Table_20_Contents">
      <style:text-properties officeooo:rsid="0141802a" officeooo:paragraph-rsid="0141802a"/>
    </style:style>
    <style:style style:name="P541" style:family="paragraph" style:parent-style-name="Table_20_Contents">
      <style:text-properties officeooo:rsid="01427f1e" officeooo:paragraph-rsid="01427f1e"/>
    </style:style>
    <style:style style:name="P542" style:family="paragraph" style:parent-style-name="Table_20_Contents">
      <style:text-properties officeooo:rsid="01433e53" officeooo:paragraph-rsid="01433e53"/>
    </style:style>
    <style:style style:name="P543" style:family="paragraph" style:parent-style-name="Table_20_Contents">
      <style:text-properties officeooo:rsid="0144a4ab" officeooo:paragraph-rsid="0144a4ab"/>
    </style:style>
    <style:style style:name="P544" style:family="paragraph" style:parent-style-name="Table_20_Contents">
      <style:text-properties officeooo:rsid="0144b7cc" officeooo:paragraph-rsid="0144b7cc"/>
    </style:style>
    <style:style style:name="P545" style:family="paragraph" style:parent-style-name="Table_20_Contents">
      <style:text-properties officeooo:rsid="01460158" officeooo:paragraph-rsid="01460158"/>
    </style:style>
    <style:style style:name="P546" style:family="paragraph" style:parent-style-name="Table_20_Contents">
      <style:text-properties officeooo:rsid="0147014c" officeooo:paragraph-rsid="0147014c"/>
    </style:style>
    <style:style style:name="P547" style:family="paragraph" style:parent-style-name="Table_20_Contents">
      <style:text-properties officeooo:rsid="0147da70" officeooo:paragraph-rsid="0147da70"/>
    </style:style>
    <style:style style:name="P548" style:family="paragraph" style:parent-style-name="Table_20_Contents">
      <style:text-properties officeooo:rsid="01495865" officeooo:paragraph-rsid="01495865"/>
    </style:style>
    <style:style style:name="P549" style:family="paragraph" style:parent-style-name="Table_20_Contents">
      <style:text-properties officeooo:rsid="014b7f65" officeooo:paragraph-rsid="014b7f65"/>
    </style:style>
    <style:style style:name="P550" style:family="paragraph" style:parent-style-name="Table_20_Contents">
      <style:text-properties officeooo:rsid="014c2aa8" officeooo:paragraph-rsid="014c2aa8"/>
    </style:style>
    <style:style style:name="P551" style:family="paragraph" style:parent-style-name="Table_20_Contents">
      <style:text-properties officeooo:rsid="014d782d" officeooo:paragraph-rsid="014d782d"/>
    </style:style>
    <style:style style:name="P552" style:family="paragraph" style:parent-style-name="Table_20_Contents">
      <style:text-properties officeooo:rsid="014de685" officeooo:paragraph-rsid="014de685"/>
    </style:style>
    <style:style style:name="P553" style:family="paragraph" style:parent-style-name="Table_20_Contents">
      <style:text-properties officeooo:rsid="014e31ad" officeooo:paragraph-rsid="014e31ad"/>
    </style:style>
    <style:style style:name="P554" style:family="paragraph" style:parent-style-name="Table_20_Contents">
      <style:text-properties officeooo:rsid="014f1a0c" officeooo:paragraph-rsid="014f1a0c"/>
    </style:style>
    <style:style style:name="P555" style:family="paragraph" style:parent-style-name="Table_20_Contents">
      <style:text-properties officeooo:rsid="0150dc2e" officeooo:paragraph-rsid="0150dc2e"/>
    </style:style>
    <style:style style:name="P556" style:family="paragraph" style:parent-style-name="Table_20_Contents">
      <style:text-properties officeooo:rsid="0150e307" officeooo:paragraph-rsid="0150e307"/>
    </style:style>
    <style:style style:name="P557" style:family="paragraph" style:parent-style-name="Table_20_Contents">
      <style:text-properties officeooo:rsid="01517e47" officeooo:paragraph-rsid="01517e47"/>
    </style:style>
    <style:style style:name="P558" style:family="paragraph" style:parent-style-name="Table_20_Contents">
      <style:text-properties officeooo:rsid="01536f1c" officeooo:paragraph-rsid="01536f1c"/>
    </style:style>
    <style:style style:name="P559" style:family="paragraph" style:parent-style-name="Table_20_Contents">
      <style:text-properties officeooo:rsid="01543f7c" officeooo:paragraph-rsid="01543f7c"/>
    </style:style>
    <style:style style:name="P560" style:family="paragraph" style:parent-style-name="Table_20_Contents">
      <style:text-properties officeooo:rsid="015627e7" officeooo:paragraph-rsid="015627e7"/>
    </style:style>
    <style:style style:name="P561" style:family="paragraph" style:parent-style-name="Table_20_Contents">
      <style:text-properties officeooo:rsid="0157747d" officeooo:paragraph-rsid="0157747d"/>
    </style:style>
    <style:style style:name="P562" style:family="paragraph" style:parent-style-name="Table_20_Contents">
      <style:text-properties officeooo:rsid="01586a16" officeooo:paragraph-rsid="01586a16"/>
    </style:style>
    <style:style style:name="P563" style:family="paragraph" style:parent-style-name="Table_20_Contents">
      <style:text-properties officeooo:rsid="0158e708" officeooo:paragraph-rsid="0158e708"/>
    </style:style>
    <style:style style:name="P564" style:family="paragraph" style:parent-style-name="Table_20_Contents">
      <style:text-properties officeooo:rsid="015928c6" officeooo:paragraph-rsid="015928c6"/>
    </style:style>
    <style:style style:name="P565" style:family="paragraph" style:parent-style-name="Table_20_Contents">
      <style:text-properties officeooo:rsid="015a0cc6" officeooo:paragraph-rsid="015a0cc6"/>
    </style:style>
    <style:style style:name="P566" style:family="paragraph" style:parent-style-name="Table_20_Contents">
      <style:text-properties officeooo:rsid="015bf73a" officeooo:paragraph-rsid="015bf73a"/>
    </style:style>
    <style:style style:name="P567" style:family="paragraph" style:parent-style-name="Table_20_Contents">
      <style:text-properties officeooo:rsid="015ceacc" officeooo:paragraph-rsid="015ceacc"/>
    </style:style>
    <style:style style:name="P568" style:family="paragraph" style:parent-style-name="Table_20_Contents">
      <style:text-properties officeooo:rsid="015da81b" officeooo:paragraph-rsid="015da81b"/>
    </style:style>
    <style:style style:name="P569" style:family="paragraph" style:parent-style-name="Table_20_Contents">
      <style:text-properties officeooo:rsid="015db745" officeooo:paragraph-rsid="015db745"/>
    </style:style>
    <style:style style:name="P570" style:family="paragraph" style:parent-style-name="Table_20_Contents">
      <style:text-properties officeooo:rsid="015f18e8" officeooo:paragraph-rsid="015f18e8"/>
    </style:style>
    <style:style style:name="P571" style:family="paragraph" style:parent-style-name="Table_20_Contents">
      <style:text-properties officeooo:rsid="01603210" officeooo:paragraph-rsid="01603210"/>
    </style:style>
    <style:style style:name="P572" style:family="paragraph" style:parent-style-name="Table_20_Contents">
      <style:text-properties officeooo:rsid="01612d91" officeooo:paragraph-rsid="01612d91"/>
    </style:style>
    <style:style style:name="P573" style:family="paragraph" style:parent-style-name="Table_20_Contents">
      <style:text-properties officeooo:rsid="01615760" officeooo:paragraph-rsid="01615760"/>
    </style:style>
    <style:style style:name="P574" style:family="paragraph" style:parent-style-name="Table_20_Contents">
      <style:text-properties officeooo:rsid="0161ab96" officeooo:paragraph-rsid="0161ab96"/>
    </style:style>
    <style:style style:name="P575" style:family="paragraph" style:parent-style-name="Table_20_Contents">
      <style:text-properties officeooo:rsid="0161c0a1" officeooo:paragraph-rsid="0161c0a1"/>
    </style:style>
    <style:style style:name="P576" style:family="paragraph" style:parent-style-name="Table_20_Contents">
      <style:text-properties officeooo:rsid="0165b660" officeooo:paragraph-rsid="0165b660"/>
    </style:style>
    <style:style style:name="P577" style:family="paragraph" style:parent-style-name="Table_20_Contents">
      <style:text-properties officeooo:rsid="0166dc0d" officeooo:paragraph-rsid="0166dc0d"/>
    </style:style>
    <style:style style:name="P578" style:family="paragraph" style:parent-style-name="Table_20_Contents">
      <style:text-properties officeooo:rsid="01682bf6" officeooo:paragraph-rsid="01682bf6"/>
    </style:style>
    <style:style style:name="P579" style:family="paragraph" style:parent-style-name="Table_20_Contents">
      <style:text-properties officeooo:rsid="01691ffe" officeooo:paragraph-rsid="01691ffe"/>
    </style:style>
    <style:style style:name="P580" style:family="paragraph" style:parent-style-name="Table_20_Contents">
      <style:text-properties officeooo:rsid="016b18eb" officeooo:paragraph-rsid="016b18eb"/>
    </style:style>
    <style:style style:name="P581" style:family="paragraph" style:parent-style-name="Table_20_Contents">
      <style:text-properties officeooo:rsid="016d1365" officeooo:paragraph-rsid="016d1365"/>
    </style:style>
    <style:style style:name="P582" style:family="paragraph" style:parent-style-name="Table_20_Contents">
      <style:text-properties officeooo:rsid="016e9650" officeooo:paragraph-rsid="016e9650"/>
    </style:style>
    <style:style style:name="P583" style:family="paragraph" style:parent-style-name="Table_20_Contents">
      <style:text-properties officeooo:rsid="016faa84" officeooo:paragraph-rsid="016faa84"/>
    </style:style>
    <style:style style:name="P584" style:family="paragraph" style:parent-style-name="Table_20_Contents">
      <style:text-properties officeooo:rsid="01705d6c" officeooo:paragraph-rsid="01705d6c"/>
    </style:style>
    <style:style style:name="P585" style:family="paragraph" style:parent-style-name="Table_20_Contents">
      <style:text-properties officeooo:rsid="0171af94" officeooo:paragraph-rsid="0171af94"/>
    </style:style>
    <style:style style:name="P586" style:family="paragraph" style:parent-style-name="Table_20_Contents">
      <style:text-properties officeooo:rsid="01720eb7" officeooo:paragraph-rsid="01720eb7"/>
    </style:style>
    <style:style style:name="P587" style:family="paragraph" style:parent-style-name="Table_20_Contents">
      <style:text-properties officeooo:rsid="0172e973" officeooo:paragraph-rsid="0172e973"/>
    </style:style>
    <style:style style:name="P588" style:family="paragraph" style:parent-style-name="Table_20_Contents">
      <style:text-properties officeooo:rsid="0173eace" officeooo:paragraph-rsid="0173eace"/>
    </style:style>
    <style:style style:name="P589" style:family="paragraph" style:parent-style-name="Table_20_Contents">
      <style:text-properties officeooo:rsid="01751945" officeooo:paragraph-rsid="01751945"/>
    </style:style>
    <style:style style:name="P590" style:family="paragraph" style:parent-style-name="Table_20_Contents">
      <style:text-properties fo:font-size="6pt" fo:font-weight="normal" officeooo:paragraph-rsid="0175f94f" style:font-size-asian="6pt" style:font-weight-asian="normal" style:font-size-complex="6pt" style:font-weight-complex="normal"/>
    </style:style>
    <style:style style:name="P591" style:family="paragraph" style:parent-style-name="Table_20_Contents">
      <style:text-properties fo:font-size="6pt" fo:font-weight="normal" officeooo:paragraph-rsid="01ba0ee2" style:font-size-asian="6pt" style:font-weight-asian="normal" style:font-size-complex="6pt" style:font-weight-complex="normal"/>
    </style:style>
    <style:style style:name="P592" style:family="paragraph" style:parent-style-name="Table_20_Contents">
      <style:text-properties officeooo:rsid="0175f94f" officeooo:paragraph-rsid="0175f94f"/>
    </style:style>
    <style:style style:name="P593" style:family="paragraph" style:parent-style-name="Table_20_Contents">
      <style:text-properties officeooo:rsid="0176df3c" officeooo:paragraph-rsid="0176df3c"/>
    </style:style>
    <style:style style:name="P594" style:family="paragraph" style:parent-style-name="Table_20_Contents">
      <style:text-properties officeooo:rsid="01792070" officeooo:paragraph-rsid="01792070"/>
    </style:style>
    <style:style style:name="P595" style:family="paragraph" style:parent-style-name="Table_20_Contents">
      <style:text-properties officeooo:rsid="017a8e75" officeooo:paragraph-rsid="017a8e75"/>
    </style:style>
    <style:style style:name="P596" style:family="paragraph" style:parent-style-name="Table_20_Contents">
      <style:text-properties officeooo:rsid="017c870b" officeooo:paragraph-rsid="017c870b"/>
    </style:style>
    <style:style style:name="P597" style:family="paragraph" style:parent-style-name="Table_20_Contents">
      <style:text-properties officeooo:rsid="017dc31f" officeooo:paragraph-rsid="017dc31f"/>
    </style:style>
    <style:style style:name="P598" style:family="paragraph" style:parent-style-name="Table_20_Contents">
      <style:text-properties officeooo:rsid="017df468" officeooo:paragraph-rsid="017df468"/>
    </style:style>
    <style:style style:name="P599" style:family="paragraph" style:parent-style-name="Table_20_Contents">
      <style:text-properties officeooo:rsid="017e677a" officeooo:paragraph-rsid="017e677a"/>
    </style:style>
    <style:style style:name="P600" style:family="paragraph" style:parent-style-name="Table_20_Contents">
      <style:text-properties officeooo:rsid="0180aa5b" officeooo:paragraph-rsid="0180aa5b"/>
    </style:style>
    <style:style style:name="P601" style:family="paragraph" style:parent-style-name="Table_20_Contents">
      <style:text-properties officeooo:rsid="0184decd" officeooo:paragraph-rsid="0184decd"/>
    </style:style>
    <style:style style:name="P602" style:family="paragraph" style:parent-style-name="Table_20_Contents">
      <style:text-properties officeooo:rsid="01861be4" officeooo:paragraph-rsid="01861be4"/>
    </style:style>
    <style:style style:name="P603" style:family="paragraph" style:parent-style-name="Table_20_Contents">
      <style:text-properties officeooo:rsid="0186860a" officeooo:paragraph-rsid="0186860a"/>
    </style:style>
    <style:style style:name="P604" style:family="paragraph" style:parent-style-name="Table_20_Contents">
      <style:text-properties officeooo:rsid="0186a8e2" officeooo:paragraph-rsid="0186a8e2"/>
    </style:style>
    <style:style style:name="P605" style:family="paragraph" style:parent-style-name="Table_20_Contents">
      <style:text-properties officeooo:rsid="0186b35b" officeooo:paragraph-rsid="0186b35b"/>
    </style:style>
    <style:style style:name="P606" style:family="paragraph" style:parent-style-name="Table_20_Contents">
      <style:text-properties officeooo:rsid="01877731" officeooo:paragraph-rsid="01877731"/>
    </style:style>
    <style:style style:name="P607" style:family="paragraph" style:parent-style-name="Table_20_Contents">
      <style:text-properties officeooo:rsid="01894a2d" officeooo:paragraph-rsid="01894a2d"/>
    </style:style>
    <style:style style:name="P608" style:family="paragraph" style:parent-style-name="Table_20_Contents">
      <style:text-properties officeooo:rsid="018b27bc" officeooo:paragraph-rsid="018b27bc"/>
    </style:style>
    <style:style style:name="P609" style:family="paragraph" style:parent-style-name="Table_20_Contents">
      <style:text-properties officeooo:rsid="018bef3f" officeooo:paragraph-rsid="018bef3f"/>
    </style:style>
    <style:style style:name="P610" style:family="paragraph" style:parent-style-name="Table_20_Contents">
      <style:text-properties officeooo:rsid="018da996" officeooo:paragraph-rsid="018da996"/>
    </style:style>
    <style:style style:name="P611" style:family="paragraph" style:parent-style-name="Table_20_Contents">
      <style:text-properties officeooo:rsid="018dd0a5" officeooo:paragraph-rsid="018dd0a5"/>
    </style:style>
    <style:style style:name="P612" style:family="paragraph" style:parent-style-name="Table_20_Contents">
      <style:text-properties officeooo:rsid="018e62a1" officeooo:paragraph-rsid="018e62a1"/>
    </style:style>
    <style:style style:name="P613" style:family="paragraph" style:parent-style-name="Table_20_Contents">
      <style:text-properties officeooo:rsid="018fc3fd" officeooo:paragraph-rsid="018fc3fd"/>
    </style:style>
    <style:style style:name="P614" style:family="paragraph" style:parent-style-name="Table_20_Contents">
      <style:text-properties officeooo:rsid="019273e8" officeooo:paragraph-rsid="019273e8"/>
    </style:style>
    <style:style style:name="P615" style:family="paragraph" style:parent-style-name="Table_20_Contents">
      <style:text-properties officeooo:rsid="01935f62" officeooo:paragraph-rsid="01935f62"/>
    </style:style>
    <style:style style:name="P616" style:family="paragraph" style:parent-style-name="Table_20_Contents">
      <style:text-properties officeooo:rsid="0193de0f" officeooo:paragraph-rsid="0193de0f"/>
    </style:style>
    <style:style style:name="P617" style:family="paragraph" style:parent-style-name="Table_20_Contents">
      <style:text-properties officeooo:rsid="019689bc" officeooo:paragraph-rsid="019689bc"/>
    </style:style>
    <style:style style:name="P618" style:family="paragraph" style:parent-style-name="Table_20_Contents">
      <style:text-properties officeooo:rsid="01976582" officeooo:paragraph-rsid="01976582"/>
    </style:style>
    <style:style style:name="P619" style:family="paragraph" style:parent-style-name="Table_20_Contents">
      <style:text-properties officeooo:rsid="01984983" officeooo:paragraph-rsid="01984983"/>
    </style:style>
    <style:style style:name="P620" style:family="paragraph" style:parent-style-name="Table_20_Contents">
      <style:text-properties officeooo:rsid="0198876a" officeooo:paragraph-rsid="0198876a"/>
    </style:style>
    <style:style style:name="P621" style:family="paragraph" style:parent-style-name="Table_20_Contents">
      <style:text-properties officeooo:rsid="019a56e1" officeooo:paragraph-rsid="019a56e1"/>
    </style:style>
    <style:style style:name="P622" style:family="paragraph" style:parent-style-name="Table_20_Contents">
      <style:text-properties officeooo:rsid="019ba5ac" officeooo:paragraph-rsid="019ba5ac"/>
    </style:style>
    <style:style style:name="P623" style:family="paragraph" style:parent-style-name="Table_20_Contents">
      <style:text-properties officeooo:rsid="019cf6e0" officeooo:paragraph-rsid="019cf6e0"/>
    </style:style>
    <style:style style:name="P624" style:family="paragraph" style:parent-style-name="Table_20_Contents">
      <style:text-properties officeooo:rsid="019e33a2" officeooo:paragraph-rsid="019e33a2"/>
    </style:style>
    <style:style style:name="P625" style:family="paragraph" style:parent-style-name="Table_20_Contents">
      <style:text-properties officeooo:rsid="01a21a49" officeooo:paragraph-rsid="01a21a49"/>
    </style:style>
    <style:style style:name="P626" style:family="paragraph" style:parent-style-name="Table_20_Contents">
      <style:text-properties officeooo:rsid="01a2212f" officeooo:paragraph-rsid="01a2212f"/>
    </style:style>
    <style:style style:name="P627" style:family="paragraph" style:parent-style-name="Table_20_Contents">
      <style:text-properties officeooo:rsid="01a59ddb" officeooo:paragraph-rsid="01a59ddb"/>
    </style:style>
    <style:style style:name="P628" style:family="paragraph" style:parent-style-name="Table_20_Contents">
      <style:text-properties officeooo:rsid="01a6bf99" officeooo:paragraph-rsid="01a6bf99"/>
    </style:style>
    <style:style style:name="P629" style:family="paragraph" style:parent-style-name="Table_20_Contents">
      <style:text-properties officeooo:rsid="01a72acf" officeooo:paragraph-rsid="01a72acf"/>
    </style:style>
    <style:style style:name="P630" style:family="paragraph" style:parent-style-name="Table_20_Contents">
      <style:text-properties officeooo:rsid="01a835ab" officeooo:paragraph-rsid="01a98201"/>
    </style:style>
    <style:style style:name="P631" style:family="paragraph" style:parent-style-name="Table_20_Contents">
      <style:text-properties officeooo:rsid="01a98201" officeooo:paragraph-rsid="01a98201"/>
    </style:style>
    <style:style style:name="P632" style:family="paragraph" style:parent-style-name="Table_20_Contents">
      <style:text-properties officeooo:rsid="01ab779a" officeooo:paragraph-rsid="01ab779a"/>
    </style:style>
    <style:style style:name="P633" style:family="paragraph" style:parent-style-name="Table_20_Contents">
      <style:text-properties officeooo:rsid="01acbf35" officeooo:paragraph-rsid="01acbf35"/>
    </style:style>
    <style:style style:name="P634" style:family="paragraph" style:parent-style-name="Table_20_Contents">
      <style:text-properties officeooo:rsid="01aefd7c" officeooo:paragraph-rsid="01aefd7c"/>
    </style:style>
    <style:style style:name="P635" style:family="paragraph" style:parent-style-name="Table_20_Contents">
      <style:text-properties officeooo:rsid="01afc0cf" officeooo:paragraph-rsid="01afc0cf"/>
    </style:style>
    <style:style style:name="P636" style:family="paragraph" style:parent-style-name="Table_20_Contents">
      <style:text-properties officeooo:rsid="01b1b831" officeooo:paragraph-rsid="01b1b831"/>
    </style:style>
    <style:style style:name="P637" style:family="paragraph" style:parent-style-name="Table_20_Contents">
      <style:text-properties officeooo:rsid="01b241ad" officeooo:paragraph-rsid="01b241ad"/>
    </style:style>
    <style:style style:name="P638" style:family="paragraph" style:parent-style-name="Table_20_Contents">
      <style:text-properties officeooo:rsid="01b2ca58" officeooo:paragraph-rsid="01b2ca58"/>
    </style:style>
    <style:style style:name="P639" style:family="paragraph" style:parent-style-name="Table_20_Contents">
      <style:text-properties officeooo:rsid="01b3264e" officeooo:paragraph-rsid="01b3264e"/>
    </style:style>
    <style:style style:name="P640" style:family="paragraph" style:parent-style-name="Table_20_Contents">
      <style:text-properties officeooo:rsid="01b4cea4" officeooo:paragraph-rsid="01b4cea4"/>
    </style:style>
    <style:style style:name="P641" style:family="paragraph" style:parent-style-name="Table_20_Contents">
      <style:text-properties officeooo:rsid="01b5169e" officeooo:paragraph-rsid="01b5169e"/>
    </style:style>
    <style:style style:name="P642" style:family="paragraph" style:parent-style-name="Table_20_Contents">
      <style:text-properties officeooo:rsid="01b5b810" officeooo:paragraph-rsid="01b5b810"/>
    </style:style>
    <style:style style:name="P643" style:family="paragraph" style:parent-style-name="Table_20_Contents">
      <style:text-properties officeooo:rsid="01b63222" officeooo:paragraph-rsid="01b63222"/>
    </style:style>
    <style:style style:name="P644" style:family="paragraph" style:parent-style-name="Table_20_Contents">
      <style:text-properties officeooo:rsid="01b6eed7" officeooo:paragraph-rsid="01b6eed7"/>
    </style:style>
    <style:style style:name="P645" style:family="paragraph" style:parent-style-name="Table_20_Contents">
      <style:text-properties officeooo:rsid="01ba0ee2" officeooo:paragraph-rsid="01ba0ee2"/>
    </style:style>
    <style:style style:name="P646" style:family="paragraph" style:parent-style-name="Table_20_Contents">
      <style:text-properties officeooo:rsid="01ba7e0e" officeooo:paragraph-rsid="01ba7e0e"/>
    </style:style>
    <style:style style:name="P647" style:family="paragraph" style:parent-style-name="Table_20_Contents">
      <style:text-properties officeooo:rsid="01bdd307" officeooo:paragraph-rsid="01bdd307"/>
    </style:style>
    <style:style style:name="P648" style:family="paragraph" style:parent-style-name="Table_20_Contents">
      <style:text-properties officeooo:rsid="01bf0945" officeooo:paragraph-rsid="01bf0945"/>
    </style:style>
    <style:style style:name="P649" style:family="paragraph" style:parent-style-name="Table_20_Contents">
      <style:text-properties officeooo:rsid="01c0e4b4" officeooo:paragraph-rsid="01c0e4b4"/>
    </style:style>
    <style:style style:name="P650" style:family="paragraph" style:parent-style-name="Table_20_Contents">
      <style:text-properties officeooo:rsid="01c2892a" officeooo:paragraph-rsid="01c2892a"/>
    </style:style>
    <style:style style:name="P651" style:family="paragraph" style:parent-style-name="Table_20_Contents">
      <style:text-properties officeooo:rsid="01c3ccc8" officeooo:paragraph-rsid="01c3ccc8"/>
    </style:style>
    <style:style style:name="P652" style:family="paragraph" style:parent-style-name="Table_20_Contents">
      <style:text-properties officeooo:rsid="01c51270" officeooo:paragraph-rsid="01c51270"/>
    </style:style>
    <style:style style:name="P653" style:family="paragraph" style:parent-style-name="Table_20_Contents">
      <style:text-properties officeooo:rsid="01c6cdc7" officeooo:paragraph-rsid="01c6cdc7"/>
    </style:style>
    <style:style style:name="P654" style:family="paragraph" style:parent-style-name="Table_20_Contents">
      <style:text-properties officeooo:rsid="01c82e32" officeooo:paragraph-rsid="01c82e32"/>
    </style:style>
    <style:style style:name="P655" style:family="paragraph" style:parent-style-name="Table_20_Contents">
      <style:text-properties officeooo:rsid="01c9cdbe" officeooo:paragraph-rsid="01c9cdbe"/>
    </style:style>
    <style:style style:name="P656" style:family="paragraph" style:parent-style-name="Table_20_Contents">
      <style:text-properties officeooo:rsid="01cb4e7d" officeooo:paragraph-rsid="01cb4e7d"/>
    </style:style>
    <style:style style:name="P657" style:family="paragraph" style:parent-style-name="Table_20_Contents">
      <style:text-properties officeooo:rsid="01ccfc44" officeooo:paragraph-rsid="01ccfc44"/>
    </style:style>
    <style:style style:name="P658" style:family="paragraph" style:parent-style-name="Table_20_Contents">
      <style:text-properties officeooo:rsid="01cdc731" officeooo:paragraph-rsid="01cdc731"/>
    </style:style>
    <style:style style:name="P659" style:family="paragraph" style:parent-style-name="Table_20_Contents">
      <style:text-properties officeooo:rsid="01cedf68" officeooo:paragraph-rsid="01cedf68"/>
    </style:style>
    <style:style style:name="P660" style:family="paragraph" style:parent-style-name="Table_20_Contents">
      <style:text-properties officeooo:rsid="01cfd92c" officeooo:paragraph-rsid="01cfd92c"/>
    </style:style>
    <style:style style:name="P661" style:family="paragraph" style:parent-style-name="Table_20_Contents">
      <style:text-properties officeooo:rsid="01d1bfac" officeooo:paragraph-rsid="01d1bfac"/>
    </style:style>
    <style:style style:name="P662" style:family="paragraph" style:parent-style-name="Table_20_Contents">
      <style:text-properties officeooo:rsid="01d36767" officeooo:paragraph-rsid="01d36767"/>
    </style:style>
    <style:style style:name="P663" style:family="paragraph" style:parent-style-name="Table_20_Contents">
      <style:text-properties officeooo:rsid="01d4a6ee" officeooo:paragraph-rsid="01d4a6ee"/>
    </style:style>
    <style:style style:name="P664" style:family="paragraph" style:parent-style-name="Table_20_Contents">
      <style:text-properties officeooo:rsid="01d6b8da" officeooo:paragraph-rsid="01d6b8da"/>
    </style:style>
    <style:style style:name="P665" style:family="paragraph" style:parent-style-name="Table_20_Contents">
      <style:text-properties officeooo:rsid="01d7aa31" officeooo:paragraph-rsid="01d7aa31"/>
    </style:style>
    <style:style style:name="P666" style:family="paragraph" style:parent-style-name="Table_20_Contents">
      <style:text-properties officeooo:rsid="01d7c77a" officeooo:paragraph-rsid="01d7c77a"/>
    </style:style>
    <style:style style:name="P667" style:family="paragraph" style:parent-style-name="Table_20_Contents">
      <style:text-properties officeooo:rsid="01d9a4f7" officeooo:paragraph-rsid="01d9a4f7"/>
    </style:style>
    <style:style style:name="P668" style:family="paragraph" style:parent-style-name="Table_20_Contents">
      <style:text-properties officeooo:rsid="01d9e336" officeooo:paragraph-rsid="01d9e336"/>
    </style:style>
    <style:style style:name="P669" style:family="paragraph" style:parent-style-name="Table_20_Contents">
      <style:text-properties officeooo:rsid="01dba28d" officeooo:paragraph-rsid="01dba28d"/>
    </style:style>
    <style:style style:name="P670" style:family="paragraph" style:parent-style-name="Table_20_Contents">
      <style:text-properties officeooo:rsid="01dd1317" officeooo:paragraph-rsid="01dd1317"/>
    </style:style>
    <style:style style:name="P671" style:family="paragraph" style:parent-style-name="Table_20_Contents">
      <style:text-properties officeooo:rsid="01ddd94b" officeooo:paragraph-rsid="01ddd94b"/>
    </style:style>
    <style:style style:name="P672" style:family="paragraph" style:parent-style-name="Table_20_Contents">
      <style:text-properties officeooo:rsid="01e01b4d" officeooo:paragraph-rsid="01e01b4d"/>
    </style:style>
    <style:style style:name="P673" style:family="paragraph" style:parent-style-name="Table_20_Contents">
      <style:text-properties officeooo:rsid="01e1c451" officeooo:paragraph-rsid="01e1c451"/>
    </style:style>
    <style:style style:name="P674" style:family="paragraph" style:parent-style-name="Table_20_Contents">
      <style:text-properties officeooo:rsid="01e43b11" officeooo:paragraph-rsid="01e43b11"/>
    </style:style>
    <style:style style:name="P675" style:family="paragraph" style:parent-style-name="Table_20_Contents">
      <style:text-properties officeooo:rsid="01e5cef5" officeooo:paragraph-rsid="01e5cef5"/>
    </style:style>
    <style:style style:name="P676" style:family="paragraph" style:parent-style-name="Table_20_Contents">
      <style:text-properties officeooo:rsid="01e78c83" officeooo:paragraph-rsid="01e78c83"/>
    </style:style>
    <style:style style:name="P677" style:family="paragraph" style:parent-style-name="Table_20_Contents">
      <style:text-properties officeooo:rsid="01e86526" officeooo:paragraph-rsid="01e86526"/>
    </style:style>
    <style:style style:name="P678" style:family="paragraph" style:parent-style-name="Table_20_Contents">
      <style:text-properties officeooo:rsid="01e95ffa" officeooo:paragraph-rsid="01e95ffa"/>
    </style:style>
    <style:style style:name="P679" style:family="paragraph" style:parent-style-name="Table_20_Contents">
      <style:text-properties officeooo:rsid="01eb0f98" officeooo:paragraph-rsid="01eb0f98"/>
    </style:style>
    <style:style style:name="P680" style:family="paragraph" style:parent-style-name="Table_20_Contents">
      <style:text-properties officeooo:rsid="01ec4629" officeooo:paragraph-rsid="01ec4629"/>
    </style:style>
    <style:style style:name="P681" style:family="paragraph" style:parent-style-name="Table_20_Contents">
      <style:text-properties officeooo:rsid="01edfadc" officeooo:paragraph-rsid="01edfadc"/>
    </style:style>
    <style:style style:name="P682" style:family="paragraph" style:parent-style-name="Table_20_Contents">
      <style:text-properties officeooo:rsid="01ef3e8f" officeooo:paragraph-rsid="01ef3e8f"/>
    </style:style>
    <style:style style:name="P683" style:family="paragraph" style:parent-style-name="Table_20_Contents">
      <style:text-properties officeooo:rsid="01efd3c1" officeooo:paragraph-rsid="01efd3c1"/>
    </style:style>
    <style:style style:name="P684" style:family="paragraph" style:parent-style-name="Table_20_Contents">
      <style:text-properties officeooo:rsid="01f1cd59" officeooo:paragraph-rsid="01f1cd59"/>
    </style:style>
    <style:style style:name="P685" style:family="paragraph" style:parent-style-name="Table_20_Contents">
      <style:text-properties officeooo:rsid="01f2d1dc" officeooo:paragraph-rsid="01f2d1dc"/>
    </style:style>
    <style:style style:name="P686" style:family="paragraph" style:parent-style-name="Table_20_Contents">
      <style:text-properties officeooo:rsid="01f40f79" officeooo:paragraph-rsid="01f40f79"/>
    </style:style>
    <style:style style:name="P687" style:family="paragraph" style:parent-style-name="Table_20_Contents">
      <style:text-properties officeooo:rsid="01f6398d" officeooo:paragraph-rsid="01f6398d"/>
    </style:style>
    <style:style style:name="P688" style:family="paragraph" style:parent-style-name="Table_20_Contents">
      <style:text-properties officeooo:rsid="01f678a3" officeooo:paragraph-rsid="01f678a3"/>
    </style:style>
    <style:style style:name="P689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Tahoma" fo:font-size="6pt" fo:letter-spacing="normal" fo:font-style="normal" fo:font-weight="normal" style:font-size-asian="6pt" style:font-weight-asian="normal" style:font-size-complex="6pt" style:font-weight-complex="normal"/>
    </style:style>
    <style:style style:name="P690" style:family="paragraph" style:parent-style-name="Table_20_Contents">
      <style:paragraph-properties fo:margin-left="-0.004cm" fo:margin-right="-0.335cm" fo:text-indent="0cm" style:auto-text-indent="false"/>
      <style:text-properties officeooo:rsid="001484de" officeooo:paragraph-rsid="001484de"/>
    </style:style>
    <style:style style:name="P6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b0f98" officeooo:paragraph-rsid="01eb0f98" style:font-size-asian="6pt" style:font-weight-asian="normal" style:font-size-complex="6pt" style:font-weight-complex="normal"/>
    </style:style>
    <style:style style:name="P6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c4629" officeooo:paragraph-rsid="01ec4629" style:font-size-asian="6pt" style:font-weight-asian="normal" style:font-size-complex="6pt" style:font-weight-complex="normal"/>
    </style:style>
    <style:style style:name="P6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dfadc" officeooo:paragraph-rsid="01edfadc" style:font-size-asian="6pt" style:font-weight-asian="normal" style:font-size-complex="6pt" style:font-weight-complex="normal"/>
    </style:style>
    <style:style style:name="P6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fd3c1" officeooo:paragraph-rsid="01efd3c1" style:font-size-asian="6pt" style:font-weight-asian="normal" style:font-size-complex="6pt" style:font-weight-complex="normal"/>
    </style:style>
    <style:style style:name="P6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2d1dc" officeooo:paragraph-rsid="01f2d1dc" style:font-size-asian="6pt" style:font-weight-asian="normal" style:font-size-complex="6pt" style:font-weight-complex="normal"/>
    </style:style>
    <style:style style:name="P6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40f79" officeooo:paragraph-rsid="01f40f79" style:font-size-asian="6pt" style:font-weight-asian="normal" style:font-size-complex="6pt" style:font-weight-complex="normal"/>
    </style:style>
    <style:style style:name="P6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6398d" officeooo:paragraph-rsid="01f6398d" style:font-size-asian="6pt" style:font-weight-asian="normal" style:font-size-complex="6pt" style:font-weight-complex="normal"/>
    </style:style>
    <style:style style:name="P698" style:family="paragraph" style:parent-style-name="Table_20_Contents">
      <style:text-properties officeooo:rsid="01f80fb5" officeooo:paragraph-rsid="01f80fb5"/>
    </style:style>
    <style:style style:name="P699" style:family="paragraph" style:parent-style-name="Table_20_Contents">
      <style:text-properties fo:font-size="6pt" fo:font-weight="normal" officeooo:rsid="01f80fb5" officeooo:paragraph-rsid="01f80fb5" style:font-size-asian="6pt" style:font-weight-asian="normal" style:font-size-complex="6pt" style:font-weight-complex="normal"/>
    </style:style>
    <style:style style:name="P700" style:family="paragraph" style:parent-style-name="Table_20_Contents">
      <style:text-properties officeooo:rsid="01fa0a20" officeooo:paragraph-rsid="01fa0a20"/>
    </style:style>
    <style:style style:name="T1" style:family="text">
      <style:text-properties style:font-name="Calybry" fo:font-size="6pt" style:font-size-asian="10.5pt"/>
    </style:style>
    <style:style style:name="T2" style:family="text">
      <style:text-properties officeooo:rsid="00371b71"/>
    </style:style>
    <style:style style:name="T3" style:family="text">
      <style:text-properties fo:font-variant="normal" fo:text-transform="none" fo:color="#000000" style:font-name="Tahoma" fo:letter-spacing="normal" fo:font-style="normal"/>
    </style:style>
    <style:style style:name="T4" style:family="text">
      <style:text-properties fo:font-variant="normal" fo:text-transform="none" fo:color="#000000" style:font-name="Tahoma" fo:letter-spacing="normal" fo:font-style="normal" officeooo:rsid="0175f94f"/>
    </style:style>
    <style:style style:name="T5" style:family="text">
      <style:text-properties fo:font-variant="normal" fo:text-transform="none" fo:color="#000000" style:font-name="Tahoma" fo:letter-spacing="normal" fo:font-style="normal" officeooo:rsid="01ba0ee2"/>
    </style:style>
    <style:style style:name="T6" style:family="text">
      <style:text-properties fo:font-variant="normal" fo:text-transform="none" fo:color="#000000" style:font-name="Tahoma" fo:letter-spacing="normal" fo:font-style="normal" fo:font-weight="normal"/>
    </style:style>
    <style:style style:name="T7" style:family="text">
      <style:text-properties fo:font-variant="normal" fo:text-transform="none" fo:color="#000000" style:font-name="Tahoma" fo:letter-spacing="normal" fo:font-style="normal" fo:font-weight="bold"/>
    </style:style>
    <style:style style:name="T8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9" style:family="text">
      <style:text-properties fo:font-variant="normal" fo:text-transform="none" fo:color="#000000" style:font-name="Tahoma" fo:font-size="9.75pt" fo:letter-spacing="normal" fo:font-style="normal" fo:font-weight="bold"/>
    </style:style>
    <style:style style:name="T10" style:family="text">
      <style:text-properties officeooo:rsid="0099df44"/>
    </style:style>
    <style:style style:name="T11" style:family="text">
      <style:text-properties officeooo:rsid="00cea373"/>
    </style:style>
    <style:style style:name="T12" style:family="text">
      <style:text-properties officeooo:rsid="00ff0909"/>
    </style:style>
    <style:style style:name="T13" style:family="text">
      <style:text-properties officeooo:rsid="0102aea8"/>
    </style:style>
    <style:style style:name="T14" style:family="text">
      <style:text-properties officeooo:rsid="010f3d41"/>
    </style:style>
    <style:style style:name="T15" style:family="text">
      <style:text-properties officeooo:rsid="01128273"/>
    </style:style>
    <style:style style:name="T16" style:family="text">
      <style:text-properties officeooo:rsid="0126effd"/>
    </style:style>
    <style:style style:name="T17" style:family="text">
      <style:text-properties officeooo:rsid="0128e0e7"/>
    </style:style>
    <style:style style:name="T18" style:family="text">
      <style:text-properties officeooo:rsid="012be59f"/>
    </style:style>
    <style:style style:name="T19" style:family="text">
      <style:text-properties officeooo:rsid="0133ae4d"/>
    </style:style>
    <style:style style:name="T20" style:family="text">
      <style:text-properties officeooo:rsid="01382fa0"/>
    </style:style>
    <style:style style:name="T21" style:family="text">
      <style:text-properties officeooo:rsid="01409a44"/>
    </style:style>
    <style:style style:name="T22" style:family="text">
      <style:text-properties officeooo:rsid="015bd7dd"/>
    </style:style>
    <style:style style:name="T23" style:family="text">
      <style:text-properties officeooo:rsid="01824a83"/>
    </style:style>
    <style:style style:name="T24" style:family="text">
      <style:text-properties officeooo:rsid="01833f31"/>
    </style:style>
    <style:style style:name="T25" style:family="text">
      <style:text-properties officeooo:rsid="0186f55b"/>
    </style:style>
    <style:style style:name="T26" style:family="text">
      <style:text-properties officeooo:rsid="01a98201"/>
    </style:style>
    <style:style style:name="T27" style:family="text">
      <style:text-properties officeooo:rsid="01b8b81c"/>
    </style:style>
    <style:style style:name="T28" style:family="text">
      <style:text-properties officeooo:rsid="01e33e30"/>
    </style:style>
    <style:style style:name="T29" style:family="text">
      <style:text-properties officeooo:rsid="01e86a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71"><text:span text:style-name="T1">2656</text:span>)equipment</text:p>
            <text:p text:style-name="P271"/>
            <text:p text:style-name="P271"/>
            <text:p text:style-name="P271">[ɪˈkwɪpmənt]</text:p>
          </table:table-cell>
          <table:table-cell table:style-name="Таблица1.B1" office:value-type="string">
            <text:p text:style-name="P272">Оснащение, аппаратура</text:p>
          </table:table-cell>
        </table:table-row>
        <table:table-row>
          <table:table-cell table:style-name="Таблица1.A41" office:value-type="string">
            <text:p text:style-name="Table_20_Contents">2657)powerful</text:p>
            <text:p text:style-name="Table_20_Contents"/>
            <text:p text:style-name="Table_20_Contents"/>
            <text:p text:style-name="P689">[ˈpauəf(ə)l]</text:p>
          </table:table-cell>
          <table:table-cell table:style-name="Таблица1.B2" office:value-type="string">
            <text:p text:style-name="P273">Сильный, мощный</text:p>
          </table:table-cell>
        </table:table-row>
        <table:table-row>
          <table:table-cell table:style-name="Таблица1.A41" office:value-type="string">
            <text:p text:style-name="P276">2658)<text:span text:style-name="T25">progressive</text:span></text:p>
            <text:p text:style-name="P274"/>
            <text:p text:style-name="P1"/>
            <text:p text:style-name="P2">[prəˈgresɪv]</text:p>
          </table:table-cell>
          <table:table-cell table:style-name="Таблица1.B2" office:value-type="string">
            <text:p text:style-name="P273">Постепенный, прогрессивный</text:p>
          </table:table-cell>
        </table:table-row>
        <table:table-row>
          <table:table-cell table:style-name="Таблица1.A41" office:value-type="string">
            <text:p text:style-name="P275">2659)God bless you</text:p>
            <text:p text:style-name="P275"/>
            <text:p text:style-name="P275"/>
            <text:p text:style-name="P275"/>
          </table:table-cell>
          <table:table-cell table:style-name="Таблица1.B2" office:value-type="string">
            <text:p text:style-name="P273">Будьте здоровы</text:p>
          </table:table-cell>
        </table:table-row>
        <table:table-row>
          <table:table-cell table:style-name="Таблица1.A41" office:value-type="string">
            <text:p text:style-name="P275">2660)custom</text:p>
            <text:p text:style-name="P275"/>
            <text:p text:style-name="P275"/>
            <text:p text:style-name="P3">[ˈkʌstəm]</text:p>
          </table:table-cell>
          <table:table-cell table:style-name="Таблица1.B2" office:value-type="string">
            <text:p text:style-name="P273">Обычай, заказы, изготовленный на заказ</text:p>
          </table:table-cell>
        </table:table-row>
        <table:table-row>
          <table:table-cell table:style-name="Таблица1.A41" office:value-type="string">
            <text:p text:style-name="P275">2661)favorite</text:p>
            <text:p text:style-name="P275"/>
            <text:p text:style-name="P275"/>
            <text:p text:style-name="P3">[ˈfeɪv(ə)rɪt]</text:p>
          </table:table-cell>
          <table:table-cell table:style-name="Таблица1.B2" office:value-type="string">
            <text:p text:style-name="P273">Любимый, фаворит</text:p>
          </table:table-cell>
        </table:table-row>
        <table:table-row>
          <table:table-cell table:style-name="Таблица1.A41" office:value-type="string">
            <text:p text:style-name="P275">2662)project</text:p>
            <text:p text:style-name="P275"/>
            <text:p text:style-name="P275"/>
            <text:p text:style-name="P3">[ˈprɔʤekt]</text:p>
          </table:table-cell>
          <table:table-cell table:style-name="Таблица1.B2" office:value-type="string">
            <text:p text:style-name="P273">Проект</text:p>
          </table:table-cell>
        </table:table-row>
        <table:table-row>
          <table:table-cell table:style-name="Таблица1.A41" office:value-type="string">
            <text:p text:style-name="P275">2663)In all senses</text:p>
            <text:p text:style-name="P275"/>
            <text:p text:style-name="P275"/>
            <text:p text:style-name="P275"/>
          </table:table-cell>
          <table:table-cell table:style-name="Таблица1.B2" office:value-type="string">
            <text:p text:style-name="P273">Во всех смыслах</text:p>
          </table:table-cell>
        </table:table-row>
        <table:table-row>
          <table:table-cell table:style-name="Таблица1.A41" office:value-type="string">
            <text:p text:style-name="P275">2664)proportion</text:p>
            <text:p text:style-name="P275"/>
            <text:p text:style-name="P275"/>
            <text:p text:style-name="P3">[prəˈpɔːʃ(ə)n]</text:p>
          </table:table-cell>
          <table:table-cell table:style-name="Таблица1.B2" office:value-type="string">
            <text:p text:style-name="P273">Пропорция, пропорциональный, доля</text:p>
          </table:table-cell>
        </table:table-row>
        <table:table-row>
          <table:table-cell table:style-name="Таблица1.A41" office:value-type="string">
            <text:p text:style-name="P275">2665)week-end</text:p>
            <text:p text:style-name="P275"/>
            <text:p text:style-name="P275"/>
            <text:p text:style-name="P3">[ˌwiːkˈend]</text:p>
          </table:table-cell>
          <table:table-cell table:style-name="Таблица1.B2" office:value-type="string">
            <text:p text:style-name="P273">Выходные</text:p>
          </table:table-cell>
        </table:table-row>
        <table:table-row>
          <table:table-cell table:style-name="Таблица1.A41" office:value-type="string">
            <text:p text:style-name="P275">2666)reduce</text:p>
            <text:p text:style-name="P275"/>
            <text:p text:style-name="P275"/>
            <text:p text:style-name="P3">[rɪˈdjuːs]</text:p>
          </table:table-cell>
          <table:table-cell table:style-name="Таблица1.B2" office:value-type="string">
            <text:p text:style-name="P273">Уменьшать, снижать</text:p>
          </table:table-cell>
        </table:table-row>
        <table:table-row>
          <table:table-cell table:style-name="Таблица1.A41" office:value-type="string">
            <text:p text:style-name="P275">2667)prose</text:p>
            <text:p text:style-name="P275"/>
            <text:p text:style-name="P275"/>
            <text:p text:style-name="P3">[prəuz]</text:p>
          </table:table-cell>
          <table:table-cell table:style-name="Таблица1.B2" office:value-type="string">
            <text:p text:style-name="P273"/>
            <text:p text:style-name="P273"/>
            <text:p text:style-name="P277">Проза</text:p>
          </table:table-cell>
        </table:table-row>
        <table:table-row>
          <table:table-cell table:style-name="Таблица1.A41" office:value-type="string">
            <text:p text:style-name="P275">2668)incorporate</text:p>
            <text:p text:style-name="P275"/>
            <text:p text:style-name="P275"/>
            <text:p text:style-name="P3">[ɪnˈkɔːp(ə)rət]</text:p>
          </table:table-cell>
          <table:table-cell table:style-name="Таблица1.B2" office:value-type="string">
            <text:p text:style-name="P273">Включать, объединять, объединяться</text:p>
          </table:table-cell>
        </table:table-row>
        <table:table-row>
          <table:table-cell table:style-name="Таблица1.A41" office:value-type="string">
            <text:p text:style-name="P275">2669)environment</text:p>
            <text:p text:style-name="P275"><text:soft-page-break/></text:p>
            <text:p text:style-name="P275"/>
            <text:p text:style-name="P3">[ɪnˈvaɪər(ə)nmənt]</text:p>
          </table:table-cell>
          <table:table-cell table:style-name="Таблица1.B2" office:value-type="string">
            <text:p text:style-name="P273"/>
            <text:p text:style-name="P273"><text:soft-page-break/>Окружение, среда</text:p>
          </table:table-cell>
        </table:table-row>
        <table:table-row>
          <table:table-cell table:style-name="Таблица1.A41" office:value-type="string">
            <text:p text:style-name="P275">2670)entity</text:p>
            <text:p text:style-name="P275"/>
            <text:p text:style-name="P275"/>
            <text:p text:style-name="P3">[ˈentɪtɪ]</text:p>
          </table:table-cell>
          <table:table-cell table:style-name="Таблица1.B2" office:value-type="string">
            <text:p text:style-name="P690">Организация, сущность, существо, объект</text:p>
          </table:table-cell>
        </table:table-row>
        <table:table-row>
          <table:table-cell table:style-name="Таблица1.A41" office:value-type="string">
            <text:p text:style-name="P278">2671)prospect</text:p>
            <text:p text:style-name="P278"/>
            <text:p text:style-name="P278"/>
            <text:p text:style-name="P7">[ˈprɔspekt]</text:p>
          </table:table-cell>
          <table:table-cell table:style-name="Таблица1.B2" office:value-type="string">
            <text:p text:style-name="P279">Перспектива</text:p>
          </table:table-cell>
        </table:table-row>
        <table:table-row>
          <table:table-cell table:style-name="Таблица1.A41" office:value-type="string">
            <text:p text:style-name="P396">2672)It rains cats and dogs</text:p>
            <text:p text:style-name="P278"/>
            <text:p text:style-name="P278"/>
            <text:p text:style-name="P278"/>
          </table:table-cell>
          <table:table-cell table:style-name="Таблица1.B2" office:value-type="string">
            <text:p text:style-name="P280">Дождь льёт как из <text:span text:style-name="T2">рога</text:span> изобилия</text:p>
          </table:table-cell>
        </table:table-row>
        <table:table-row>
          <table:table-cell table:style-name="Таблица1.A41" office:value-type="string">
            <text:p text:style-name="P396">2673)protest</text:p>
            <text:p text:style-name="P278"/>
            <text:p text:style-name="P278"/>
            <text:p text:style-name="P7">[ˈprəutest]</text:p>
          </table:table-cell>
          <table:table-cell table:style-name="Таблица1.B2" office:value-type="string">
            <text:p text:style-name="P280">Протест, протестовать</text:p>
          </table:table-cell>
        </table:table-row>
        <table:table-row>
          <table:table-cell table:style-name="Таблица1.A41" office:value-type="string">
            <text:p text:style-name="P396">2674)All along</text:p>
            <text:p text:style-name="P278"/>
            <text:p text:style-name="P278"/>
            <text:p text:style-name="P278"/>
          </table:table-cell>
          <table:table-cell table:style-name="Таблица1.B2" office:value-type="string">
            <text:p text:style-name="P280">Всё время</text:p>
          </table:table-cell>
        </table:table-row>
        <table:table-row>
          <table:table-cell table:style-name="Таблица1.A41" office:value-type="string">
            <text:p text:style-name="P396">2675)that is</text:p>
            <text:p text:style-name="P278"/>
            <text:p text:style-name="P278"/>
            <text:p text:style-name="P278"/>
          </table:table-cell>
          <table:table-cell table:style-name="Таблица1.B2" office:value-type="string">
            <text:p text:style-name="P280">То есть, это</text:p>
          </table:table-cell>
        </table:table-row>
        <table:table-row>
          <table:table-cell table:style-name="Таблица1.A41" office:value-type="string">
            <text:p text:style-name="P396">2676)provider</text:p>
            <text:p text:style-name="P278"/>
            <text:p text:style-name="P278"/>
            <text:p text:style-name="P7">[prəˈvaɪdə]</text:p>
          </table:table-cell>
          <table:table-cell table:style-name="Таблица1.B2" office:value-type="string">
            <text:p text:style-name="P280">Поставщик</text:p>
          </table:table-cell>
        </table:table-row>
        <table:table-row>
          <table:table-cell table:style-name="Таблица1.A41" office:value-type="string">
            <text:p text:style-name="P396">2677)public</text:p>
            <text:p text:style-name="P278"/>
            <text:p text:style-name="P278"/>
            <text:p text:style-name="P7">[ˈpʌblɪk]</text:p>
          </table:table-cell>
          <table:table-cell table:style-name="Таблица1.B2" office:value-type="string">
            <text:p text:style-name="P280">Общественность, публичный, государственный</text:p>
          </table:table-cell>
        </table:table-row>
        <table:table-row>
          <table:table-cell table:style-name="Таблица1.A41" office:value-type="string">
            <text:p text:style-name="P396">2678)What's the matter?</text:p>
            <text:p text:style-name="P278"/>
            <text:p text:style-name="P278"/>
            <text:p text:style-name="P278"/>
          </table:table-cell>
          <table:table-cell table:style-name="Таблица1.B2" office:value-type="string">
            <text:p text:style-name="P280">В чём дело?</text:p>
          </table:table-cell>
        </table:table-row>
        <table:table-row>
          <table:table-cell table:style-name="Таблица1.A41" office:value-type="string">
            <text:p text:style-name="P396">2679)alignment</text:p>
            <text:p text:style-name="P278"/>
            <text:p text:style-name="P278"/>
            <text:p text:style-name="P7">[əˈlaɪnmənt]</text:p>
          </table:table-cell>
          <table:table-cell table:style-name="Таблица1.B2" office:value-type="string">
            <text:p text:style-name="P281">Центровка, выравнивание</text:p>
          </table:table-cell>
        </table:table-row>
        <table:table-row>
          <table:table-cell table:style-name="Таблица1.A41" office:value-type="string">
            <text:p text:style-name="P396">2680)publication</text:p>
            <text:p text:style-name="P278"/>
            <text:p text:style-name="P278"/>
            <text:p text:style-name="P7">[ˌpʌblɪˈkeɪʃ(ə)n]</text:p>
          </table:table-cell>
          <table:table-cell table:style-name="Таблица1.B2" office:value-type="string">
            <text:p text:style-name="P282">Публикация, издание</text:p>
          </table:table-cell>
        </table:table-row>
        <table:table-row>
          <table:table-cell table:style-name="Таблица1.A41" office:value-type="string">
            <text:p text:style-name="P396">2681)pullover</text:p>
            <text:p text:style-name="P278"/>
            <text:p text:style-name="P278"/>
            <text:p text:style-name="P7">[ˈpuləuvə]</text:p>
          </table:table-cell>
          <table:table-cell table:style-name="Таблица1.B2" office:value-type="string">
            <text:p text:style-name="P283">Свитер</text:p>
          </table:table-cell>
        </table:table-row>
        <table:table-row>
          <table:table-cell table:style-name="Таблица1.A41" office:value-type="string">
            <text:p text:style-name="P396">2682)In the matter of</text:p>
            <text:p text:style-name="P278"/>
            <text:p text:style-name="P278"><text:soft-page-break/></text:p>
            <text:p text:style-name="P278"/>
          </table:table-cell>
          <table:table-cell table:style-name="Таблица1.B2" office:value-type="string">
            <text:p text:style-name="P283"/>
            <text:p text:style-name="P283"/>
            <text:p text:style-name="P283"><text:soft-page-break/>Что касается</text:p>
          </table:table-cell>
        </table:table-row>
        <table:table-row>
          <table:table-cell table:style-name="Таблица1.A41" office:value-type="string">
            <text:p text:style-name="P396">2683)verbose</text:p>
            <text:p text:style-name="P278"/>
            <text:p text:style-name="P278"/>
            <text:p text:style-name="P7">[vɜːˈbəus]</text:p>
          </table:table-cell>
          <table:table-cell table:style-name="Таблица1.B2" office:value-type="string">
            <text:p text:style-name="P284">Многословный, подробный</text:p>
          </table:table-cell>
        </table:table-row>
        <table:table-row>
          <table:table-cell table:style-name="Таблица1.A41" office:value-type="string">
            <text:p text:style-name="P396">2684)pulse</text:p>
            <text:p text:style-name="P278"/>
            <text:p text:style-name="P278"/>
            <text:p text:style-name="P7">[pʌls]</text:p>
          </table:table-cell>
          <table:table-cell table:style-name="Таблица1.B2" office:value-type="string">
            <text:p text:style-name="P284">Пульс, импульс</text:p>
          </table:table-cell>
        </table:table-row>
        <table:table-row>
          <table:table-cell table:style-name="Таблица1.A41" office:value-type="string">
            <text:p text:style-name="P396">2685)punctual</text:p>
            <text:p text:style-name="P278"/>
            <text:p text:style-name="P278"/>
            <text:p text:style-name="P7">[ˈpʌŋkʧuəl]</text:p>
          </table:table-cell>
          <table:table-cell table:style-name="Таблица1.B2" office:value-type="string">
            <text:p text:style-name="P284">Пунктуальный</text:p>
          </table:table-cell>
        </table:table-row>
        <table:table-row>
          <table:table-cell table:style-name="Таблица1.A41" office:value-type="string">
            <text:p text:style-name="P396">2686)Keep in mind</text:p>
            <text:p text:style-name="P278"/>
            <text:p text:style-name="P278"/>
            <text:p text:style-name="P278"/>
          </table:table-cell>
          <table:table-cell table:style-name="Таблица1.B2" office:value-type="string">
            <text:p text:style-name="P284">Помнить, иметь в виду</text:p>
          </table:table-cell>
        </table:table-row>
        <table:table-row>
          <table:table-cell table:style-name="Таблица1.A41" office:value-type="string">
            <text:p text:style-name="P396">2687)solar</text:p>
            <text:p text:style-name="P278"/>
            <text:p text:style-name="P278"/>
            <text:p text:style-name="P7">[ˈsəulə]</text:p>
          </table:table-cell>
          <table:table-cell table:style-name="Таблица1.B2" office:value-type="string">
            <text:p text:style-name="P284">Солнечный</text:p>
          </table:table-cell>
        </table:table-row>
        <table:table-row>
          <table:table-cell table:style-name="Таблица1.A41" office:value-type="string">
            <text:p text:style-name="P396">2688)pyjamas</text:p>
            <text:p text:style-name="P278"/>
            <text:p text:style-name="P278"/>
            <text:p text:style-name="P7">[pɪˈʤɑːməz]</text:p>
          </table:table-cell>
          <table:table-cell table:style-name="Таблица1.B2" office:value-type="string">
            <text:p text:style-name="P284">Пижама</text:p>
          </table:table-cell>
        </table:table-row>
        <table:table-row>
          <table:table-cell table:style-name="Таблица1.A41" office:value-type="string">
            <text:p text:style-name="P396">2689)pyramid</text:p>
            <text:p text:style-name="P278"/>
            <text:p text:style-name="P278"/>
            <text:p text:style-name="P7">[ˈpɪrəmɪd]</text:p>
          </table:table-cell>
          <table:table-cell table:style-name="Таблица1.B2" office:value-type="string">
            <text:p text:style-name="P284">Пирамида</text:p>
          </table:table-cell>
        </table:table-row>
        <table:table-row>
          <table:table-cell table:style-name="Таблица1.A41" office:value-type="string">
            <text:p text:style-name="P396">2690)Mind the door!</text:p>
            <text:p text:style-name="P278"/>
            <text:p text:style-name="P278"/>
            <text:p text:style-name="P278"/>
          </table:table-cell>
          <table:table-cell table:style-name="Таблица1.B2" office:value-type="string">
            <text:p text:style-name="Table_20_Contents"/>
            <text:p text:style-name="Table_20_Contents"/>
            <text:p text:style-name="P284">Осторожно, дверь !</text:p>
          </table:table-cell>
        </table:table-row>
        <table:table-row>
          <table:table-cell table:style-name="Таблица1.A41" office:value-type="string">
            <text:p text:style-name="P285">2691)pace</text:p>
            <text:p text:style-name="P285"/>
            <text:p text:style-name="P285"/>
            <text:p text:style-name="P8">[peɪs]</text:p>
          </table:table-cell>
          <table:table-cell table:style-name="Таблица1.B2" office:value-type="string">
            <text:p text:style-name="P286">Шаг, шагать, темп</text:p>
          </table:table-cell>
        </table:table-row>
        <table:table-row>
          <table:table-cell table:style-name="Таблица1.A41" office:value-type="string">
            <text:p text:style-name="P285">2692)On the minute</text:p>
            <text:p text:style-name="P285"/>
            <text:p text:style-name="P285"/>
            <text:p text:style-name="P285"/>
          </table:table-cell>
          <table:table-cell table:style-name="Таблица1.B2" office:value-type="string">
            <text:p text:style-name="P286">Минута в минуту</text:p>
          </table:table-cell>
        </table:table-row>
        <table:table-row>
          <table:table-cell table:style-name="Таблица1.A41" office:value-type="string">
            <text:p text:style-name="P285">2693)pail</text:p>
            <text:p text:style-name="P285"/>
            <text:p text:style-name="P285"/>
            <text:p text:style-name="P8">[peɪl]</text:p>
          </table:table-cell>
          <table:table-cell table:style-name="Таблица1.B2" office:value-type="string">
            <text:p text:style-name="P286">Ведро</text:p>
          </table:table-cell>
        </table:table-row>
        <table:table-row>
          <table:table-cell table:style-name="Таблица1.A41" office:value-type="string">
            <text:p text:style-name="P287">2694)extension</text:p>
            <text:p text:style-name="P287"/>
            <text:p text:style-name="P287"/>
            <text:p text:style-name="P9">[ɪkˈsten(t)ʃ(ə)n]</text:p>
          </table:table-cell>
          <table:table-cell table:style-name="Таблица1.B2" office:value-type="string">
            <text:p text:style-name="P288">Расширение, удлинение, продление, продолжение</text:p>
          </table:table-cell>
        </table:table-row>
        <table:table-row>
          <table:table-cell table:style-name="Таблица1.A41" office:value-type="string">
            <text:p text:style-name="P290">2695)compatibility</text:p>
            <text:p text:style-name="P290"/>
            <text:p text:style-name="P290"/>
            <text:p text:style-name="P90"><text:soft-page-break/>[kəmˌpætəˈbɪlətɪ]</text:p>
          </table:table-cell>
          <table:table-cell table:style-name="Таблица1.B2" office:value-type="string">
            <text:p text:style-name="P289"/>
            <text:p text:style-name="P289"/>
            <text:p text:style-name="P289"/>
            <text:p text:style-name="P289"><text:soft-page-break/>Совместимость</text:p>
          </table:table-cell>
        </table:table-row>
        <table:table-row>
          <table:table-cell table:style-name="Таблица1.A41" office:value-type="string">
            <text:p text:style-name="P292">2696)solver</text:p>
            <text:p text:style-name="P292"/>
            <text:p text:style-name="P292"/>
            <text:p text:style-name="P4">[`sɒlvə]</text:p>
          </table:table-cell>
          <table:table-cell table:style-name="Таблица1.B2" office:value-type="string">
            <text:p text:style-name="P292">Решатель</text:p>
          </table:table-cell>
        </table:table-row>
        <table:table-row>
          <table:table-cell table:style-name="Таблица1.A43" office:value-type="string">
            <text:p text:style-name="P293">2697)remote</text:p>
            <text:p text:style-name="P293"/>
            <text:p text:style-name="P293"/>
            <text:p text:style-name="P10">[rɪˈməut]</text:p>
          </table:table-cell>
          <table:table-cell table:style-name="Таблица1.B2" office:value-type="string">
            <text:p text:style-name="P293">Удалённый, дистанционный</text:p>
          </table:table-cell>
        </table:table-row>
        <table:table-row>
          <table:table-cell table:style-name="Таблица1.A43" office:value-type="string">
            <text:p text:style-name="P294">2698)sheet</text:p>
            <text:p text:style-name="P294"/>
            <text:p text:style-name="P294"/>
            <text:p text:style-name="P11">[ʃiːt]</text:p>
          </table:table-cell>
          <table:table-cell table:style-name="Таблица1.B2" office:value-type="string">
            <text:p text:style-name="P294">Лист, листок, листовой</text:p>
          </table:table-cell>
        </table:table-row>
        <table:table-row>
          <table:table-cell table:style-name="Таблица1.A45" office:value-type="string">
            <text:p text:style-name="P295">2699)obsolete</text:p>
            <text:p text:style-name="P295"/>
            <text:p text:style-name="P291"/>
            <text:p text:style-name="P12">[ˈɔbs(ə)liːt]</text:p>
          </table:table-cell>
          <table:table-cell table:style-name="Таблица1.B2" office:value-type="string">
            <text:p text:style-name="P295">Устарелый, отживший</text:p>
          </table:table-cell>
        </table:table-row>
        <table:table-row>
          <table:table-cell table:style-name="Таблица1.A45" office:value-type="string">
            <text:p text:style-name="P296">2700)undo</text:p>
            <text:p text:style-name="P296"/>
            <text:p text:style-name="P296"/>
            <text:p text:style-name="P13">[ʌnˈduː]</text:p>
          </table:table-cell>
          <table:table-cell table:style-name="Таблица1.B2" office:value-type="string">
            <text:p text:style-name="P297">Аннулировать</text:p>
          </table:table-cell>
        </table:table-row>
        <table:table-row>
          <table:table-cell table:style-name="Таблица1.A49" office:value-type="string">
            <text:p text:style-name="P298">2701)retrieve</text:p>
            <text:p text:style-name="P298"/>
            <text:p text:style-name="P298"/>
            <text:p text:style-name="P14">[rɪˈtriːv]</text:p>
          </table:table-cell>
          <table:table-cell table:style-name="Таблица1.B2" office:value-type="string">
            <text:p text:style-name="P291"/>
            <text:p text:style-name="P298">Извлекать</text:p>
          </table:table-cell>
        </table:table-row>
        <table:table-row>
          <table:table-cell table:style-name="Таблица1.A49" office:value-type="string">
            <text:p text:style-name="P301">2702)extend</text:p>
            <text:p text:style-name="P301"/>
            <text:p text:style-name="P301"/>
            <text:p text:style-name="P15">[ɪkˈstend]</text:p>
          </table:table-cell>
          <table:table-cell table:style-name="Таблица1.B2" office:value-type="string">
            <text:p text:style-name="P301">Распространить, расширить, продлить</text:p>
          </table:table-cell>
        </table:table-row>
        <table:table-row>
          <table:table-cell table:style-name="Таблица1.A49" office:value-type="string">
            <text:p text:style-name="P302">2703)reasonably</text:p>
            <text:p text:style-name="P302"/>
            <text:p text:style-name="P302"/>
            <text:p text:style-name="P16">[ˈriːz(ə)nəblɪ]</text:p>
          </table:table-cell>
          <table:table-cell table:style-name="Таблица1.B2" office:value-type="string">
            <text:p text:style-name="P302">Разумно, умеренно, достаточно </text:p>
          </table:table-cell>
        </table:table-row>
        <table:table-row>
          <table:table-cell table:style-name="Таблица1.A49" office:value-type="string">
            <text:p text:style-name="P303">2704)invocation</text:p>
            <text:p text:style-name="P303"/>
            <text:p text:style-name="P303"/>
            <text:p text:style-name="P17">[ˌɪnvəuˈkeɪʃ(ə)n]</text:p>
          </table:table-cell>
          <table:table-cell table:style-name="Таблица1.B2" office:value-type="string">
            <text:p text:style-name="P303">Вызов</text:p>
          </table:table-cell>
        </table:table-row>
        <table:table-row>
          <table:table-cell table:style-name="Таблица1.A52" office:value-type="string">
            <text:p text:style-name="P304">2705)whichever</text:p>
            <text:p text:style-name="P304"/>
            <text:p text:style-name="P304"/>
            <text:p text:style-name="P18">[(h)wɪʧˈevə]</text:p>
          </table:table-cell>
          <table:table-cell table:style-name="Таблица1.B2" office:value-type="string">
            <text:p text:style-name="P304">Какой бы ни, какой</text:p>
          </table:table-cell>
        </table:table-row>
        <table:table-row>
          <table:table-cell table:style-name="Таблица1.A52" office:value-type="string">
            <text:p text:style-name="P305">2706)bypass</text:p>
            <text:p text:style-name="P305"/>
            <text:p text:style-name="P305"/>
            <text:p text:style-name="P19">[ˈbaɪpɑːs]</text:p>
          </table:table-cell>
          <table:table-cell table:style-name="Таблица1.B2" office:value-type="string">
            <text:p text:style-name="P305">Обход, обходить</text:p>
          </table:table-cell>
        </table:table-row>
        <table:table-row>
          <table:table-cell table:style-name="Таблица1.A52" office:value-type="string">
            <text:p text:style-name="P397">2707)affordable</text:p>
            <text:p text:style-name="P306"/>
            <text:p text:style-name="P306"/>
            <text:p text:style-name="P20">[əˈfɔːdəbl]</text:p>
          </table:table-cell>
          <table:table-cell table:style-name="Таблица1.B2" office:value-type="string">
            <text:p text:style-name="P306">Доступный, допустимый</text:p>
          </table:table-cell>
        </table:table-row>
        <table:table-row>
          <table:table-cell table:style-name="Таблица1.A56" office:value-type="string">
            <text:p text:style-name="P307">2708)mercenary</text:p>
            <text:p text:style-name="P308"/>
            <text:p text:style-name="P308"/>
            <text:p text:style-name="P21">[ˈmɜːs(ə)n(ə)rɪ]</text:p>
          </table:table-cell>
          <table:table-cell table:style-name="Таблица1.B2" office:value-type="string">
            <text:p text:style-name="P308">Наёмник, корыстный</text:p>
          </table:table-cell>
        </table:table-row>
        <text:soft-page-break/>
        <table:table-row>
          <table:table-cell table:style-name="Таблица1.A56" office:value-type="string">
            <text:p text:style-name="P309">2709)subcontractor</text:p>
            <text:p text:style-name="P309"/>
            <text:p text:style-name="P309"/>
            <text:p text:style-name="P22">[ˌsʌbkənˈtræktə]</text:p>
          </table:table-cell>
          <table:table-cell table:style-name="Таблица1.B2" office:value-type="string">
            <text:p text:style-name="P309">Субподрядчик</text:p>
          </table:table-cell>
        </table:table-row>
        <table:table-row>
          <table:table-cell table:style-name="Таблица1.A56" office:value-type="string">
            <text:p text:style-name="P310">2710)team</text:p>
            <text:p text:style-name="P310"/>
            <text:p text:style-name="P310"/>
            <text:p text:style-name="P23">[tiːm]</text:p>
          </table:table-cell>
          <table:table-cell table:style-name="Таблица1.B2" office:value-type="string">
            <text:p text:style-name="P310">Команда, командный</text:p>
          </table:table-cell>
        </table:table-row>
        <table:table-row>
          <table:table-cell table:style-name="Таблица1.A56" office:value-type="string">
            <text:p text:style-name="P311">2711)pair</text:p>
            <text:p text:style-name="P311"/>
            <text:p text:style-name="P311"/>
            <text:p text:style-name="P24">[pɛə]</text:p>
          </table:table-cell>
          <table:table-cell table:style-name="Таблица1.B2" office:value-type="string">
            <text:p text:style-name="P311">Пара</text:p>
          </table:table-cell>
        </table:table-row>
        <table:table-row>
          <table:table-cell table:style-name="Таблица1.A60" office:value-type="string">
            <text:p text:style-name="P312">2712)On the rocks</text:p>
            <text:p text:style-name="P312"/>
            <text:p text:style-name="P312"/>
            <text:p text:style-name="P312"/>
          </table:table-cell>
          <table:table-cell table:style-name="Таблица1.B2" office:value-type="string">
            <text:p text:style-name="P313">В стеснённых обстоятельствах</text:p>
          </table:table-cell>
        </table:table-row>
        <table:table-row>
          <table:table-cell table:style-name="Таблица1.A60" office:value-type="string">
            <text:p text:style-name="P314">2713)palm</text:p>
            <text:p text:style-name="P314"/>
            <text:p text:style-name="P314"/>
            <text:p text:style-name="P25">[pɑːm]</text:p>
          </table:table-cell>
          <table:table-cell table:style-name="Таблица1.B2" office:value-type="string">
            <text:p text:style-name="P300"/>
            <text:p text:style-name="P300"/>
            <text:p text:style-name="P314">Ладонь, пальма</text:p>
          </table:table-cell>
        </table:table-row>
        <table:table-row>
          <table:table-cell table:style-name="Таблица1.A60" office:value-type="string">
            <text:p text:style-name="P315">2714)Clear one's throat</text:p>
            <text:p text:style-name="P315"/>
            <text:p text:style-name="P315"/>
            <text:p text:style-name="P26">[θrəut]</text:p>
          </table:table-cell>
          <table:table-cell table:style-name="Таблица1.B2" office:value-type="string">
            <text:p text:style-name="P315">Откшашляться</text:p>
          </table:table-cell>
        </table:table-row>
        <table:table-row>
          <table:table-cell table:style-name="Таблица1.A60" office:value-type="string">
            <text:p text:style-name="P316">2715)carrier</text:p>
            <text:p text:style-name="P316"/>
            <text:p text:style-name="P316"/>
            <text:p text:style-name="P27">[ˈkærɪə]</text:p>
          </table:table-cell>
          <table:table-cell table:style-name="Таблица1.B2" office:value-type="string">
            <text:p text:style-name="P316">Перевозчик, несущий, носитель</text:p>
          </table:table-cell>
        </table:table-row>
        <table:table-row>
          <table:table-cell table:style-name="Таблица1.A64" office:value-type="string">
            <text:p text:style-name="P317">2716)pancake</text:p>
            <text:p text:style-name="P317"/>
            <text:p text:style-name="P317"/>
            <text:p text:style-name="P28">[ˈpænkeɪk]</text:p>
          </table:table-cell>
          <table:table-cell table:style-name="Таблица1.B2" office:value-type="string">
            <text:p text:style-name="P317">Блин</text:p>
          </table:table-cell>
        </table:table-row>
        <table:table-row>
          <table:table-cell table:style-name="Таблица1.A64" office:value-type="string">
            <text:p text:style-name="P318">2717)passion</text:p>
            <text:p text:style-name="P318"/>
            <text:p text:style-name="P318"/>
            <text:p text:style-name="P29">[ˈpæʃ(ə)n]</text:p>
          </table:table-cell>
          <table:table-cell table:style-name="Таблица1.B2" office:value-type="string">
            <text:p text:style-name="P318">Страсть, увлечение</text:p>
          </table:table-cell>
        </table:table-row>
        <table:table-row>
          <table:table-cell table:style-name="Таблица1.A64" office:value-type="string">
            <text:p text:style-name="P319">2718)Free of charge</text:p>
            <text:p text:style-name="P319"/>
            <text:p text:style-name="P319"/>
            <text:p text:style-name="P319"/>
          </table:table-cell>
          <table:table-cell table:style-name="Таблица1.B2" office:value-type="string">
            <text:p text:style-name="P319">Бесплатно</text:p>
          </table:table-cell>
        </table:table-row>
        <table:table-row>
          <table:table-cell table:style-name="Таблица1.A64" office:value-type="string">
            <text:p text:style-name="P321">2719)vehicle</text:p>
            <text:p text:style-name="P321"/>
            <text:p text:style-name="P321"/>
            <text:p text:style-name="P30">[ˈviːɪkl]</text:p>
          </table:table-cell>
          <table:table-cell table:style-name="Таблица1.B2" office:value-type="string">
            <text:p text:style-name="P322">Автомобиль, транспортное средство</text:p>
          </table:table-cell>
        </table:table-row>
        <table:table-row>
          <table:table-cell table:style-name="Таблица1.A68" office:value-type="string">
            <text:p text:style-name="P323">2720)passive</text:p>
            <text:p text:style-name="P323"/>
            <text:p text:style-name="P323"/>
            <text:p text:style-name="P31">[ˈpæsɪv]</text:p>
          </table:table-cell>
          <table:table-cell table:style-name="Таблица1.B2" office:value-type="string">
            <text:p text:style-name="P323">Пассивный</text:p>
          </table:table-cell>
        </table:table-row>
        <table:table-row>
          <table:table-cell table:style-name="Таблица1.A68" office:value-type="string">
            <text:p text:style-name="P324">2721)pastry</text:p>
            <text:p text:style-name="P324"/>
            <text:p text:style-name="P324"/>
            <text:p text:style-name="P32">[ˈpeɪstrɪ]</text:p>
          </table:table-cell>
          <table:table-cell table:style-name="Таблица1.B2" office:value-type="string">
            <text:p text:style-name="P324">Тесто, выпечка, печенье</text:p>
          </table:table-cell>
        </table:table-row>
        <table:table-row>
          <table:table-cell table:style-name="Таблица1.A68" office:value-type="string">
            <text:p text:style-name="P325">2722)Good morning</text:p>
            <text:p text:style-name="P325"><text:soft-page-break/></text:p>
            <text:p text:style-name="P325"/>
            <text:p text:style-name="P325"/>
          </table:table-cell>
          <table:table-cell table:style-name="Таблица1.B2" office:value-type="string">
            <text:p text:style-name="P326"/>
            <text:p text:style-name="P326"><text:soft-page-break/>Доброе утро</text:p>
          </table:table-cell>
        </table:table-row>
        <table:table-row>
          <table:table-cell table:style-name="Таблица1.A68" office:value-type="string">
            <text:p text:style-name="P327">2723)unlock</text:p>
            <text:p text:style-name="P327"/>
            <text:p text:style-name="P327"/>
            <text:p text:style-name="P33">[ʌnˈlɔk]</text:p>
          </table:table-cell>
          <table:table-cell table:style-name="Таблица1.B2" office:value-type="string">
            <text:p text:style-name="P327">Открыть, разблокировать</text:p>
          </table:table-cell>
        </table:table-row>
        <table:table-row>
          <table:table-cell table:style-name="Таблица1.A72" office:value-type="string">
            <text:p text:style-name="P328">2724)patience</text:p>
            <text:p text:style-name="P328"/>
            <text:p text:style-name="P328"/>
            <text:p text:style-name="P34">[ˈpeɪʃ(ə)n(t)s]</text:p>
          </table:table-cell>
          <table:table-cell table:style-name="Таблица1.B2" office:value-type="string">
            <text:p text:style-name="P320"/>
            <text:p text:style-name="P328">Терпение</text:p>
          </table:table-cell>
        </table:table-row>
        <table:table-row>
          <table:table-cell table:style-name="Таблица1.A72" office:value-type="string">
            <text:p text:style-name="P329">2725)patter</text:p>
            <text:p text:style-name="P329"/>
            <text:p text:style-name="P329"/>
            <text:p text:style-name="P35">[ˈpætə]</text:p>
          </table:table-cell>
          <table:table-cell table:style-name="Таблица1.B2" office:value-type="string">
            <text:p text:style-name="P329">Скороговорка</text:p>
          </table:table-cell>
        </table:table-row>
        <table:table-row>
          <table:table-cell table:style-name="Таблица1.A72" office:value-type="string">
            <text:p text:style-name="P331">2726)cleaner</text:p>
            <text:p text:style-name="P331"/>
            <text:p text:style-name="P331"/>
            <text:p text:style-name="P36">[ˈkliːnə]</text:p>
          </table:table-cell>
          <table:table-cell table:style-name="Таблица1.B2" office:value-type="string">
            <text:p text:style-name="P331">Уборщик</text:p>
          </table:table-cell>
        </table:table-row>
        <table:table-row>
          <table:table-cell table:style-name="Таблица1.A72" office:value-type="string">
            <text:p text:style-name="P332">2727)offload</text:p>
            <text:p text:style-name="P332"/>
            <text:p text:style-name="P332"/>
            <text:p text:style-name="P37">[ˌɔfˈləud]</text:p>
          </table:table-cell>
          <table:table-cell table:style-name="Таблица1.B2" office:value-type="string">
            <text:p text:style-name="P332">Разгрузить, избавиться</text:p>
          </table:table-cell>
        </table:table-row>
        <table:table-row>
          <table:table-cell table:style-name="Таблица1.A76" office:value-type="string">
            <text:p text:style-name="P333">2728)pet</text:p>
            <text:p text:style-name="P333"/>
            <text:p text:style-name="P333"/>
            <text:p text:style-name="P38">[pet]</text:p>
          </table:table-cell>
          <table:table-cell table:style-name="Таблица1.B2" office:value-type="string">
            <text:p text:style-name="P333">Домашний, домашнее животное, любимец</text:p>
          </table:table-cell>
        </table:table-row>
        <table:table-row>
          <table:table-cell table:style-name="Таблица1.A76" office:value-type="string">
            <text:p text:style-name="P334">2729)pick</text:p>
            <text:p text:style-name="P334"/>
            <text:p text:style-name="P334"/>
            <text:p text:style-name="P39">[pɪk]</text:p>
          </table:table-cell>
          <table:table-cell table:style-name="Таблица1.B2" office:value-type="string">
            <text:p text:style-name="P335">Собирать, выбор, выбирать</text:p>
          </table:table-cell>
        </table:table-row>
        <table:table-row>
          <table:table-cell table:style-name="Таблица1.A76" office:value-type="string">
            <text:p text:style-name="P336">2730)Take office</text:p>
            <text:p text:style-name="P336"/>
            <text:p text:style-name="P336"/>
            <text:p text:style-name="P336"/>
          </table:table-cell>
          <table:table-cell table:style-name="Таблица1.B2" office:value-type="string">
            <text:p text:style-name="P336">Вступать в должность</text:p>
          </table:table-cell>
        </table:table-row>
        <table:table-row>
          <table:table-cell table:style-name="Таблица1.A76" office:value-type="string">
            <text:p text:style-name="P337">2731)robust</text:p>
            <text:p text:style-name="P337"/>
            <text:p text:style-name="P337"/>
            <text:p text:style-name="P40">[rəˈbʌst]</text:p>
          </table:table-cell>
          <table:table-cell table:style-name="Таблица1.B2" office:value-type="string">
            <text:p text:style-name="P337">Надёжный, крепкий</text:p>
          </table:table-cell>
        </table:table-row>
        <table:table-row>
          <table:table-cell table:style-name="Таблица1.A80" office:value-type="string">
            <text:p text:style-name="P338">2732)pillow</text:p>
            <text:p text:style-name="P338"/>
            <text:p text:style-name="P338"/>
            <text:p text:style-name="P41">[ˈpɪləu]</text:p>
          </table:table-cell>
          <table:table-cell table:style-name="Таблица1.B2" office:value-type="string">
            <text:p text:style-name="P338">Подушка</text:p>
          </table:table-cell>
        </table:table-row>
        <table:table-row>
          <table:table-cell table:style-name="Таблица1.A80" office:value-type="string">
            <text:p text:style-name="P339">2733)pipe</text:p>
            <text:p text:style-name="P339"/>
            <text:p text:style-name="P339"/>
            <text:p text:style-name="P42">[paɪp]</text:p>
          </table:table-cell>
          <table:table-cell table:style-name="Таблица1.B2" office:value-type="string">
            <text:p text:style-name="P339">Труба, трубопровод, программный канал</text:p>
          </table:table-cell>
        </table:table-row>
        <table:table-row>
          <table:table-cell table:style-name="Таблица1.A80" office:value-type="string">
            <text:p text:style-name="P340">2734)Get into office</text:p>
            <text:p text:style-name="P340"/>
            <text:p text:style-name="P340"/>
            <text:p text:style-name="P340"/>
          </table:table-cell>
          <table:table-cell table:style-name="Таблица1.B2" office:value-type="string">
            <text:p text:style-name="P340">Приступать к исполнению обязанностей</text:p>
          </table:table-cell>
        </table:table-row>
        <table:table-row>
          <table:table-cell table:style-name="Таблица1.A80" office:value-type="string">
            <text:p text:style-name="P341">2735)gateway</text:p>
            <text:p text:style-name="P341"/>
            <text:p text:style-name="P341"><text:soft-page-break/></text:p>
            <text:p text:style-name="P43">[ˈgeɪtweɪ]</text:p>
          </table:table-cell>
          <table:table-cell table:style-name="Таблица1.B2" office:value-type="string">
            <text:p text:style-name="P341"/>
            <text:p text:style-name="P341"/>
            <text:p text:style-name="P341"><text:soft-page-break/>Шлюз, ворота</text:p>
          </table:table-cell>
        </table:table-row>
        <table:table-row>
          <table:table-cell table:style-name="Таблица1.A83" office:value-type="string">
            <text:p text:style-name="P342">2736)plait</text:p>
            <text:p text:style-name="P342"/>
            <text:p text:style-name="P342"/>
            <text:p text:style-name="P44">[plæt]</text:p>
          </table:table-cell>
          <table:table-cell table:style-name="Таблица1.B2" office:value-type="string">
            <text:p text:style-name="P330"/>
            <text:p text:style-name="P330"/>
            <text:p text:style-name="P342">Заплетать, коса</text:p>
          </table:table-cell>
        </table:table-row>
        <table:table-row>
          <table:table-cell table:style-name="Таблица1.A83" office:value-type="string">
            <text:p text:style-name="P343">2737)Give reasons for</text:p>
            <text:p text:style-name="P343"/>
            <text:p text:style-name="P343"/>
            <text:p text:style-name="P343"/>
          </table:table-cell>
          <table:table-cell table:style-name="Таблица1.B2" office:value-type="string">
            <text:p text:style-name="P343">Объяснять причины чего-либо</text:p>
          </table:table-cell>
        </table:table-row>
        <table:table-row>
          <table:table-cell table:style-name="Таблица1.A83" office:value-type="string">
            <text:p text:style-name="P344">2738)expansion</text:p>
            <text:p text:style-name="P344"/>
            <text:p text:style-name="P344"/>
            <text:p text:style-name="P45">[ɪkˈspæn(t)ʃ(ə)n]</text:p>
          </table:table-cell>
          <table:table-cell table:style-name="Таблица1.B2" office:value-type="string">
            <text:p text:style-name="P344">Экспансия, расширение, распространение</text:p>
          </table:table-cell>
        </table:table-row>
        <table:table-row>
          <table:table-cell table:style-name="Таблица1.A87" office:value-type="string">
            <text:p text:style-name="P345">2739)plank</text:p>
            <text:p text:style-name="P345"/>
            <text:p text:style-name="P345"/>
            <text:p text:style-name="P46">[plæŋk]</text:p>
          </table:table-cell>
          <table:table-cell table:style-name="Таблица1.B2" office:value-type="string">
            <text:p text:style-name="P345">Планка, доска</text:p>
          </table:table-cell>
        </table:table-row>
        <table:table-row>
          <table:table-cell table:style-name="Таблица1.A87" office:value-type="string">
            <text:p text:style-name="P346">2740)plinth</text:p>
            <text:p text:style-name="P346"/>
            <text:p text:style-name="P346"/>
            <text:p text:style-name="P47">[plɪnθ]</text:p>
          </table:table-cell>
          <table:table-cell table:style-name="Таблица1.B2" office:value-type="string">
            <text:p text:style-name="P346">Плинтус, цоколь</text:p>
          </table:table-cell>
        </table:table-row>
        <table:table-row>
          <table:table-cell table:style-name="Таблица1.A87" office:value-type="string">
            <text:p text:style-name="P347">2741)Table of contents</text:p>
            <text:p text:style-name="P347"/>
            <text:p text:style-name="P347"/>
            <text:p text:style-name="P347"/>
          </table:table-cell>
          <table:table-cell table:style-name="Таблица1.B2" office:value-type="string">
            <text:p text:style-name="P347">Содержание</text:p>
          </table:table-cell>
        </table:table-row>
        <table:table-row>
          <table:table-cell table:style-name="Таблица1.A87" office:value-type="string">
            <text:p text:style-name="P349">2742)simplified</text:p>
            <text:p text:style-name="P349"/>
            <text:p text:style-name="P349"/>
            <text:p text:style-name="P48">[ˈsɪmplɪfaɪd]</text:p>
          </table:table-cell>
          <table:table-cell table:style-name="Таблица1.B2" office:value-type="string">
            <text:p text:style-name="P349">Упрощённый</text:p>
          </table:table-cell>
        </table:table-row>
        <table:table-row>
          <table:table-cell table:style-name="Таблица1.A91" office:value-type="string">
            <text:p text:style-name="P350">2743)plough</text:p>
            <text:p text:style-name="P350"/>
            <text:p text:style-name="P350"/>
            <text:p text:style-name="P49">[plau]</text:p>
          </table:table-cell>
          <table:table-cell table:style-name="Таблица1.B2" office:value-type="string">
            <text:p text:style-name="P350">Плуг, пахать</text:p>
          </table:table-cell>
        </table:table-row>
        <table:table-row>
          <table:table-cell table:style-name="Таблица1.A91" office:value-type="string">
            <text:p text:style-name="P351">2744)plug</text:p>
            <text:p text:style-name="P351"/>
            <text:p text:style-name="P351"/>
            <text:p text:style-name="P50">[plʌg]</text:p>
          </table:table-cell>
          <table:table-cell table:style-name="Таблица1.B2" office:value-type="string">
            <text:p text:style-name="P351">Плагин, пробка, штепсель</text:p>
          </table:table-cell>
        </table:table-row>
        <table:table-row>
          <table:table-cell table:style-name="Таблица1.A91" office:value-type="string">
            <text:p text:style-name="P352">2745)Be able to do smth</text:p>
            <text:p text:style-name="P352"/>
            <text:p text:style-name="P352"/>
            <text:p text:style-name="P352"/>
          </table:table-cell>
          <table:table-cell table:style-name="Таблица1.B2" office:value-type="string">
            <text:p text:style-name="P352">Уметь/мочь сделать что-либо</text:p>
          </table:table-cell>
        </table:table-row>
        <table:table-row>
          <table:table-cell table:style-name="Таблица1.A91" office:value-type="string">
            <text:p text:style-name="P353">2746<text:span text:style-name="T10">)</text:span>tracking</text:p>
            <text:p text:style-name="P353"/>
            <text:p text:style-name="P353"/>
            <text:p text:style-name="P5">[`trækıŋ]</text:p>
          </table:table-cell>
          <table:table-cell table:style-name="Таблица1.B2" office:value-type="string">
            <text:p text:style-name="P353">Слежение</text:p>
          </table:table-cell>
        </table:table-row>
        <table:table-row>
          <table:table-cell table:style-name="Таблица1.A95" office:value-type="string">
            <text:p text:style-name="P354">2747)plumber</text:p>
            <text:p text:style-name="P354"/>
            <text:p text:style-name="P354"/>
            <text:p text:style-name="P51">[ˈplʌmə]</text:p>
          </table:table-cell>
          <table:table-cell table:style-name="Таблица1.B2" office:value-type="string">
            <text:p text:style-name="P348"/>
            <text:p text:style-name="P354">Водопроводчик, паяльщик</text:p>
          </table:table-cell>
        </table:table-row>
        <table:table-row>
          <table:table-cell table:style-name="Таблица1.A95" office:value-type="string">
            <text:p text:style-name="P355">2748)predominate</text:p>
            <text:p text:style-name="P355"/>
            <text:p text:style-name="P299"/>
            <text:p text:style-name="P52"><text:soft-page-break/>[prɪˈdɔmɪneɪt]</text:p>
          </table:table-cell>
          <table:table-cell table:style-name="Таблица1.B2" office:value-type="string">
            <text:p text:style-name="P355"/>
            <text:p text:style-name="P355"/>
            <text:p text:style-name="P355"/>
            <text:p text:style-name="P355"><text:soft-page-break/>Преобладать, преобладающий</text:p>
          </table:table-cell>
        </table:table-row>
        <table:table-row>
          <table:table-cell table:style-name="Таблица1.A95" office:value-type="string">
            <text:p text:style-name="P356">2749)As usual</text:p>
            <text:p text:style-name="P356"/>
            <text:p text:style-name="P356"/>
            <text:p text:style-name="P356"/>
          </table:table-cell>
          <table:table-cell table:style-name="Таблица1.B2" office:value-type="string">
            <text:p text:style-name="P356">Как обычно</text:p>
          </table:table-cell>
        </table:table-row>
        <table:table-row>
          <table:table-cell table:style-name="Таблица1.A95" office:value-type="string">
            <text:p text:style-name="P357">2750)plug in</text:p>
            <text:p text:style-name="P357"/>
            <text:p text:style-name="P357"/>
            <text:p text:style-name="P6">[`plʌg`ın]</text:p>
          </table:table-cell>
          <table:table-cell table:style-name="Таблица1.B2" office:value-type="string">
            <text:p text:style-name="P357">Встраивать, подключать, включать</text:p>
          </table:table-cell>
        </table:table-row>
        <table:table-row>
          <table:table-cell table:style-name="Таблица1.A99" office:value-type="string">
            <text:p text:style-name="P358">2751)preface</text:p>
            <text:p text:style-name="P358"/>
            <text:p text:style-name="P358"/>
            <text:p text:style-name="P53">[ˈprefɪs]</text:p>
          </table:table-cell>
          <table:table-cell table:style-name="Таблица1.B2" office:value-type="string">
            <text:p text:style-name="P358">Предисловие</text:p>
          </table:table-cell>
        </table:table-row>
        <table:table-row>
          <table:table-cell table:style-name="Таблица1.A99" office:value-type="string">
            <text:p text:style-name="P359">2752)prehistoric</text:p>
            <text:p text:style-name="P359"/>
            <text:p text:style-name="P359"/>
            <text:p text:style-name="P54">[ˌpriːhɪˈstɔrɪk]</text:p>
          </table:table-cell>
          <table:table-cell table:style-name="Таблица1.B2" office:value-type="string">
            <text:p text:style-name="P359">Доисторический</text:p>
          </table:table-cell>
        </table:table-row>
        <table:table-row>
          <table:table-cell table:style-name="Таблица1.A99" office:value-type="string">
            <text:p text:style-name="P360">2753)Be of age</text:p>
            <text:p text:style-name="P360"/>
            <text:p text:style-name="P360"/>
            <text:p text:style-name="P360"/>
          </table:table-cell>
          <table:table-cell table:style-name="Таблица1.B2" office:value-type="string">
            <text:p text:style-name="P360">Быть совершеннолетним</text:p>
          </table:table-cell>
        </table:table-row>
        <table:table-row>
          <table:table-cell table:style-name="Таблица1.A99" office:value-type="string">
            <text:p text:style-name="P361">2754)improve</text:p>
            <text:p text:style-name="P361"/>
            <text:p text:style-name="P361"/>
            <text:p text:style-name="P55">[ɪmˈpruːv]</text:p>
          </table:table-cell>
          <table:table-cell table:style-name="Таблица1.B2" office:value-type="string">
            <text:p text:style-name="P361">Улучшать</text:p>
          </table:table-cell>
        </table:table-row>
        <table:table-row>
          <table:table-cell table:style-name="Таблица1.A103" office:value-type="string">
            <text:p text:style-name="P362">2755)pressure</text:p>
            <text:p text:style-name="P362"/>
            <text:p text:style-name="P362"/>
            <text:p text:style-name="P56">[ˈpreʃə]</text:p>
          </table:table-cell>
          <table:table-cell table:style-name="Таблица1.B2" office:value-type="string">
            <text:p text:style-name="P362">Давление</text:p>
          </table:table-cell>
        </table:table-row>
        <table:table-row>
          <table:table-cell table:style-name="Таблица1.A103" office:value-type="string">
            <text:p text:style-name="P363">2756)maybe</text:p>
            <text:p text:style-name="P363"/>
            <text:p text:style-name="P363"/>
            <text:p text:style-name="P57">[ˈmeɪbɪ]</text:p>
          </table:table-cell>
          <table:table-cell table:style-name="Таблица1.B2" office:value-type="string">
            <text:p text:style-name="P363">Может быть</text:p>
          </table:table-cell>
        </table:table-row>
        <table:table-row>
          <table:table-cell table:style-name="Таблица1.A103" office:value-type="string">
            <text:p text:style-name="P364">2757)stub</text:p>
            <text:p text:style-name="P364"/>
            <text:p text:style-name="P364"/>
            <text:p text:style-name="P58">[stʌb]</text:p>
          </table:table-cell>
          <table:table-cell table:style-name="Таблица1.B2" office:value-type="string">
            <text:p text:style-name="P364">Заглушка, пень, огрызок</text:p>
          </table:table-cell>
        </table:table-row>
        <table:table-row>
          <table:table-cell table:style-name="Таблица1.A103" office:value-type="string">
            <text:p text:style-name="P365">2758)prevail</text:p>
            <text:p text:style-name="P365"/>
            <text:p text:style-name="P365"/>
            <text:p text:style-name="P59">[prɪˈveɪl]</text:p>
          </table:table-cell>
          <table:table-cell table:style-name="Таблица1.B2" office:value-type="string">
            <text:p text:style-name="P365">Преобладать</text:p>
          </table:table-cell>
        </table:table-row>
        <table:table-row>
          <table:table-cell table:style-name="Таблица1.A107" office:value-type="string">
            <text:p text:style-name="P366">2759)Be under age</text:p>
            <text:p text:style-name="P366"/>
            <text:p text:style-name="P366"/>
            <text:p text:style-name="P366"/>
          </table:table-cell>
          <table:table-cell table:style-name="Таблица1.B2" office:value-type="string">
            <text:p text:style-name="P362"/>
            <text:p text:style-name="P362"/>
            <text:p text:style-name="P366">Быть несовершеннолетним</text:p>
          </table:table-cell>
        </table:table-row>
        <table:table-row>
          <table:table-cell table:style-name="Таблица1.A107" office:value-type="string">
            <text:p text:style-name="P367">2760)eliminate</text:p>
            <text:p text:style-name="P367"/>
            <text:p text:style-name="P367"/>
            <text:p text:style-name="P60">[ɪˈlɪmɪneɪt]</text:p>
          </table:table-cell>
          <table:table-cell table:style-name="Таблица1.B2" office:value-type="string">
            <text:p text:style-name="P367">Устранять, исключать</text:p>
          </table:table-cell>
        </table:table-row>
        <table:table-row>
          <table:table-cell table:style-name="Таблица1.A107" office:value-type="string">
            <text:p text:style-name="P368">2761)unfortunately</text:p>
            <text:p text:style-name="P368"/>
            <text:p text:style-name="P368"/>
            <text:p text:style-name="P61">[ʌnˈfɔːʧ(ə)nətlɪ]</text:p>
          </table:table-cell>
          <table:table-cell table:style-name="Таблица1.B2" office:value-type="string">
            <text:p text:style-name="P368">К сожалению</text:p>
          </table:table-cell>
        </table:table-row>
        <text:soft-page-break/>
        <table:table-row>
          <table:table-cell table:style-name="Таблица1.A107" office:value-type="string">
            <text:p text:style-name="P369">2762)pride</text:p>
            <text:p text:style-name="P369"/>
            <text:p text:style-name="P369"/>
            <text:p text:style-name="P62">[praɪd]</text:p>
          </table:table-cell>
          <table:table-cell table:style-name="Таблица1.B2" office:value-type="string">
            <text:p text:style-name="P369">Гордость, гордиться</text:p>
          </table:table-cell>
        </table:table-row>
        <table:table-row>
          <table:table-cell table:style-name="Таблица1.A111" office:value-type="string">
            <text:p text:style-name="P370">2763)Go to bed</text:p>
            <text:p text:style-name="P370"/>
            <text:p text:style-name="P370"/>
            <text:p text:style-name="P370"/>
          </table:table-cell>
          <table:table-cell table:style-name="Таблица1.B2" office:value-type="string">
            <text:p text:style-name="P370">Ложиться спать</text:p>
          </table:table-cell>
        </table:table-row>
        <table:table-row>
          <table:table-cell table:style-name="Таблица1.A111" office:value-type="string">
            <text:p text:style-name="P371">2764)familiar</text:p>
            <text:p text:style-name="P371"/>
            <text:p text:style-name="P371"/>
            <text:p text:style-name="P63">[fəˈmɪlɪə]</text:p>
          </table:table-cell>
          <table:table-cell table:style-name="Таблица1.B2" office:value-type="string">
            <text:p text:style-name="P371">Привычный</text:p>
          </table:table-cell>
        </table:table-row>
        <table:table-row>
          <table:table-cell table:style-name="Таблица1.A111" office:value-type="string">
            <text:p text:style-name="P372">2765)reply</text:p>
            <text:p text:style-name="P372"/>
            <text:p text:style-name="P372"/>
            <text:p text:style-name="P64">[rɪˈplaɪ]</text:p>
          </table:table-cell>
          <table:table-cell table:style-name="Таблица1.B2" office:value-type="string">
            <text:p text:style-name="P372">Ответ, отвечать</text:p>
          </table:table-cell>
        </table:table-row>
        <table:table-row>
          <table:table-cell table:style-name="Таблица1.A111" office:value-type="string">
            <text:p text:style-name="P373">2766)primer</text:p>
            <text:p text:style-name="P373"/>
            <text:p text:style-name="P373"/>
            <text:p text:style-name="P65">[ˈpraɪmə]</text:p>
          </table:table-cell>
          <table:table-cell table:style-name="Таблица1.B2" office:value-type="string">
            <text:p text:style-name="P373">Букварь, грунтовка</text:p>
          </table:table-cell>
        </table:table-row>
        <table:table-row>
          <table:table-cell table:style-name="Таблица1.A115" office:value-type="string">
            <text:p text:style-name="P374">2767)Half as much</text:p>
            <text:p text:style-name="P374"/>
            <text:p text:style-name="P374"/>
            <text:p text:style-name="P374"/>
          </table:table-cell>
          <table:table-cell table:style-name="Таблица1.B2" office:value-type="string">
            <text:p text:style-name="P374">В два раза меньше</text:p>
          </table:table-cell>
        </table:table-row>
        <table:table-row>
          <table:table-cell table:style-name="Таблица1.A115" office:value-type="string">
            <text:p text:style-name="P375">2768)highlight</text:p>
            <text:p text:style-name="P375"/>
            <text:p text:style-name="P375"/>
            <text:p text:style-name="P66">[ˈhaɪlaɪt]</text:p>
          </table:table-cell>
          <table:table-cell table:style-name="Таблица1.B2" office:value-type="string">
            <text:p text:style-name="P375">Основной момент, выделение</text:p>
          </table:table-cell>
        </table:table-row>
        <table:table-row>
          <table:table-cell table:style-name="Таблица1.A115" office:value-type="string">
            <text:p text:style-name="P376">2769)useful</text:p>
            <text:p text:style-name="P376"/>
            <text:p text:style-name="P376"/>
            <text:p text:style-name="P67">[ˈjuːsf(ə)l]</text:p>
          </table:table-cell>
          <table:table-cell table:style-name="Таблица1.B2" office:value-type="string">
            <text:p text:style-name="P376">Полезно, полезный</text:p>
          </table:table-cell>
        </table:table-row>
        <table:table-row>
          <table:table-cell table:style-name="Таблица1.A115" office:value-type="string">
            <text:p text:style-name="P377">2770)probability</text:p>
            <text:p text:style-name="P377"/>
            <text:p text:style-name="P377"/>
            <text:p text:style-name="P68">[ˌprɔbəˈbɪlətɪ]</text:p>
          </table:table-cell>
          <table:table-cell table:style-name="Таблица1.B2" office:value-type="string">
            <text:p text:style-name="P374"/>
            <text:p text:style-name="P377">Вероятность</text:p>
          </table:table-cell>
        </table:table-row>
        <table:table-row>
          <table:table-cell table:style-name="Таблица1.A119" office:value-type="string">
            <text:p text:style-name="P378">2771)Be in love</text:p>
            <text:p text:style-name="P378"/>
            <text:p text:style-name="P378"/>
            <text:p text:style-name="P378"/>
          </table:table-cell>
          <table:table-cell table:style-name="Таблица1.B2" office:value-type="string">
            <text:p text:style-name="P378">Быть влюблённым</text:p>
          </table:table-cell>
        </table:table-row>
        <table:table-row>
          <table:table-cell table:style-name="Таблица1.A119" office:value-type="string">
            <text:p text:style-name="P379">2772)prodigy</text:p>
            <text:p text:style-name="P379"/>
            <text:p text:style-name="P379"/>
            <text:p text:style-name="P69">[ˈprɔdɪʤɪ]</text:p>
          </table:table-cell>
          <table:table-cell table:style-name="Таблица1.B2" office:value-type="string">
            <text:p text:style-name="P379">Чудо, вундеркинд</text:p>
          </table:table-cell>
        </table:table-row>
        <table:table-row>
          <table:table-cell table:style-name="Таблица1.A119" office:value-type="string">
            <text:p text:style-name="P380">2773)Fall in love</text:p>
            <text:p text:style-name="P380"/>
            <text:p text:style-name="P380"/>
            <text:p text:style-name="P380"/>
          </table:table-cell>
          <table:table-cell table:style-name="Таблица1.B2" office:value-type="string">
            <text:p text:style-name="P380">Влюбиться</text:p>
          </table:table-cell>
        </table:table-row>
        <table:table-row>
          <table:table-cell table:style-name="Таблица1.A119" office:value-type="string">
            <text:p text:style-name="P381">2774)overhead</text:p>
            <text:p text:style-name="P381"/>
            <text:p text:style-name="P381"/>
            <text:p text:style-name="P70">[ˈəuvehed]</text:p>
          </table:table-cell>
          <table:table-cell table:style-name="Таблица1.B2" office:value-type="string">
            <text:p text:style-name="P381">Накладной, накладные расходы, верхний, над головой</text:p>
          </table:table-cell>
        </table:table-row>
        <table:table-row>
          <table:table-cell table:style-name="Таблица1.A123" office:value-type="string">
            <text:p text:style-name="P382">2775)profit</text:p>
            <text:p text:style-name="P382"><text:soft-page-break/></text:p>
            <text:p text:style-name="P382"/>
            <text:p text:style-name="P71">[ˈprɔfɪt]</text:p>
          </table:table-cell>
          <table:table-cell table:style-name="Таблица1.B2" office:value-type="string">
            <text:p text:style-name="P382"/>
            <text:p text:style-name="P391"><text:soft-page-break/>Выгода, прибыль</text:p>
          </table:table-cell>
        </table:table-row>
        <table:table-row>
          <table:table-cell table:style-name="Таблица1.A123" office:value-type="string">
            <text:p text:style-name="P383">2776)prohibit</text:p>
            <text:p text:style-name="P383"/>
            <text:p text:style-name="P383"/>
            <text:p text:style-name="P72">[prəˈhɪbɪt]</text:p>
          </table:table-cell>
          <table:table-cell table:style-name="Таблица1.B2" office:value-type="string">
            <text:p text:style-name="P383">Запрещать</text:p>
          </table:table-cell>
        </table:table-row>
        <table:table-row>
          <table:table-cell table:style-name="Таблица1.A123" office:value-type="string">
            <text:p text:style-name="P384">2777)Fall out of love</text:p>
            <text:p text:style-name="P384"/>
            <text:p text:style-name="P384"/>
            <text:p text:style-name="P384"/>
          </table:table-cell>
          <table:table-cell table:style-name="Таблица1.B2" office:value-type="string">
            <text:p text:style-name="P384">Разлюбить</text:p>
          </table:table-cell>
        </table:table-row>
        <table:table-row>
          <table:table-cell table:style-name="Таблица1.A123" office:value-type="string">
            <text:p text:style-name="P385">2778)trap</text:p>
            <text:p text:style-name="P385"/>
            <text:p text:style-name="P385"/>
            <text:p text:style-name="P73">[træp]</text:p>
          </table:table-cell>
          <table:table-cell table:style-name="Таблица1.B2" office:value-type="string">
            <text:p text:style-name="P385">Ловушка, трап</text:p>
          </table:table-cell>
        </table:table-row>
        <table:table-row>
          <table:table-cell table:style-name="Таблица1.A127" office:value-type="string">
            <text:p text:style-name="P386">2779)puppet</text:p>
            <text:p text:style-name="P386"/>
            <text:p text:style-name="P386"/>
            <text:p text:style-name="P74">[ˈpʌpɪt]</text:p>
          </table:table-cell>
          <table:table-cell table:style-name="Таблица1.B2" office:value-type="string">
            <text:p text:style-name="P386">Марионетка, кукольный</text:p>
          </table:table-cell>
        </table:table-row>
        <table:table-row>
          <table:table-cell table:style-name="Таблица1.A127" office:value-type="string">
            <text:p text:style-name="P387">2780)proceed</text:p>
            <text:p text:style-name="P387"/>
            <text:p text:style-name="P387"/>
            <text:p text:style-name="P75">[prəˈsiːd]</text:p>
          </table:table-cell>
          <table:table-cell table:style-name="Таблица1.B2" office:value-type="string">
            <text:p text:style-name="P387">Переходить, продолжать, действовать</text:p>
          </table:table-cell>
        </table:table-row>
        <table:table-row>
          <table:table-cell table:style-name="Таблица1.A127" office:value-type="string">
            <text:p text:style-name="P388">2781)recall</text:p>
            <text:p text:style-name="P388"/>
            <text:p text:style-name="P388"/>
            <text:p text:style-name="P76">[rɪˈkɔːl]</text:p>
          </table:table-cell>
          <table:table-cell table:style-name="Таблица1.B2" office:value-type="string">
            <text:p text:style-name="P388">Отзыв, вспоминать, напоминать, </text:p>
          </table:table-cell>
        </table:table-row>
        <table:table-row>
          <table:table-cell table:style-name="Таблица1.A127" office:value-type="string">
            <text:p text:style-name="P389">2782)puppy</text:p>
            <text:p text:style-name="P389"/>
            <text:p text:style-name="P389"/>
            <text:p text:style-name="P77">[ˈpʌpɪ]</text:p>
          </table:table-cell>
          <table:table-cell table:style-name="Таблица1.B2" office:value-type="string">
            <text:p text:style-name="P386"/>
            <text:p text:style-name="P386"/>
            <text:p text:style-name="P389">Щенок</text:p>
          </table:table-cell>
        </table:table-row>
        <table:table-row>
          <table:table-cell table:style-name="Таблица1.A131" office:value-type="string">
            <text:p text:style-name="P390">2783)Be on the road</text:p>
            <text:p text:style-name="P390"/>
            <text:p text:style-name="P390"/>
            <text:p text:style-name="P390"/>
          </table:table-cell>
          <table:table-cell table:style-name="Таблица1.B2" office:value-type="string">
            <text:p text:style-name="P390">Быть в пути</text:p>
          </table:table-cell>
        </table:table-row>
        <table:table-row>
          <table:table-cell table:style-name="Таблица1.A131" office:value-type="string">
            <text:p text:style-name="P392">2784)capability</text:p>
            <text:p text:style-name="P392"/>
            <text:p text:style-name="P392"/>
            <text:p text:style-name="P78">[ˌkeɪpəˈbɪlətɪ]</text:p>
          </table:table-cell>
          <table:table-cell table:style-name="Таблица1.B2" office:value-type="string">
            <text:p text:style-name="P392">Способность, производительность</text:p>
          </table:table-cell>
        </table:table-row>
        <table:table-row>
          <table:table-cell table:style-name="Таблица1.A131" office:value-type="string">
            <text:p text:style-name="P393">2785)underlying</text:p>
            <text:p text:style-name="P393"/>
            <text:p text:style-name="P393"/>
            <text:p text:style-name="P79">[ˌʌndəˈlaɪɪŋ]</text:p>
          </table:table-cell>
          <table:table-cell table:style-name="Таблица1.B2" office:value-type="string">
            <text:p text:style-name="P393">Основной</text:p>
          </table:table-cell>
        </table:table-row>
        <table:table-row>
          <table:table-cell table:style-name="Таблица1.A131" office:value-type="string">
            <text:p text:style-name="P394">2786)<text:bookmark-start text:name="__DdeLink__40367_5990488"/>pure<text:bookmark-end text:name="__DdeLink__40367_5990488"/></text:p>
            <text:p text:style-name="P394"/>
            <text:p text:style-name="P394"/>
            <text:p text:style-name="P80">[pjuə]</text:p>
          </table:table-cell>
          <table:table-cell table:style-name="Таблица1.B2" office:value-type="string">
            <text:p text:style-name="P394">Чистый</text:p>
          </table:table-cell>
        </table:table-row>
        <table:table-row>
          <table:table-cell table:style-name="Таблица1.A135" office:value-type="string">
            <text:p text:style-name="P395">2787)Take the road</text:p>
            <text:p text:style-name="P395"/>
            <text:p text:style-name="P395"/>
            <text:p text:style-name="P395"/>
          </table:table-cell>
          <table:table-cell table:style-name="Таблица1.B2" office:value-type="string">
            <text:p text:style-name="P395">Отправляться в путь</text:p>
          </table:table-cell>
        </table:table-row>
        <table:table-row>
          <table:table-cell table:style-name="Таблица1.A135" office:value-type="string">
            <text:p text:style-name="P398">2788)furthermore</text:p>
            <text:p text:style-name="P398"/>
            <text:p text:style-name="P398"><text:soft-page-break/></text:p>
            <text:p text:style-name="P81">[ˌfɜːðəˈmɔː]</text:p>
          </table:table-cell>
          <table:table-cell table:style-name="Таблица1.B2" office:value-type="string">
            <text:p text:style-name="P395"/>
            <text:p text:style-name="P395"/>
            <text:p text:style-name="P398"><text:soft-page-break/>Кроме того, более того</text:p>
          </table:table-cell>
        </table:table-row>
        <table:table-row>
          <table:table-cell table:style-name="Таблица1.A135" office:value-type="string">
            <text:p text:style-name="P399">2789)weekly</text:p>
            <text:p text:style-name="P399"/>
            <text:p text:style-name="P399"/>
            <text:p text:style-name="P82">[ˈwiːklɪ]</text:p>
          </table:table-cell>
          <table:table-cell table:style-name="Таблица1.B2" office:value-type="string">
            <text:p text:style-name="P400">Еженедельно, еженедельный</text:p>
          </table:table-cell>
        </table:table-row>
        <table:table-row>
          <table:table-cell table:style-name="Таблица1.A135" office:value-type="string">
            <text:p text:style-name="P401">2790)purple</text:p>
            <text:p text:style-name="P401"/>
            <text:p text:style-name="P401"/>
            <text:p text:style-name="P83">[ˈpɜːpl]</text:p>
          </table:table-cell>
          <table:table-cell table:style-name="Таблица1.B2" office:value-type="string">
            <text:p text:style-name="P401">Фиолетовый, пурпур</text:p>
          </table:table-cell>
        </table:table-row>
        <table:table-row>
          <table:table-cell table:style-name="Таблица1.A136" office:value-type="string">
            <text:p text:style-name="P402">2791)Cross the road</text:p>
            <text:p text:style-name="P402"/>
            <text:p text:style-name="P402"/>
            <text:p text:style-name="P402"/>
          </table:table-cell>
          <table:table-cell table:style-name="Таблица1.B2" office:value-type="string">
            <text:p text:style-name="P402">Перейти улицу</text:p>
          </table:table-cell>
        </table:table-row>
        <table:table-row>
          <table:table-cell table:style-name="Таблица1.A139" office:value-type="string">
            <text:p text:style-name="P403">2792)pursue</text:p>
            <text:p text:style-name="P403"/>
            <text:p text:style-name="P403"/>
            <text:p text:style-name="P84">[pəˈsjuː]</text:p>
          </table:table-cell>
          <table:table-cell table:style-name="Таблица1.B2" office:value-type="string">
            <text:p text:style-name="P403">Продолжать, преследовать</text:p>
          </table:table-cell>
        </table:table-row>
        <table:table-row>
          <table:table-cell table:style-name="Таблица1.A139" office:value-type="string">
            <text:p text:style-name="P404">2793)Be cold</text:p>
            <text:p text:style-name="P404"/>
            <text:p text:style-name="P404"/>
            <text:p text:style-name="P404"/>
          </table:table-cell>
          <table:table-cell table:style-name="Таблица1.B2" office:value-type="string">
            <text:p text:style-name="P404">Мёрзнуть</text:p>
          </table:table-cell>
        </table:table-row>
        <table:table-row>
          <table:table-cell table:style-name="Таблица1.A139" office:value-type="string">
            <text:p text:style-name="P405">2794)submission</text:p>
            <text:p text:style-name="P405"/>
            <text:p text:style-name="P405"/>
            <text:p text:style-name="P85">[səbˈmɪʃ(ə)n]</text:p>
          </table:table-cell>
          <table:table-cell table:style-name="Таблица1.B2" office:value-type="string">
            <text:p text:style-name="P406">Представление, подача</text:p>
          </table:table-cell>
        </table:table-row>
        <table:table-row>
          <table:table-cell table:style-name="Таблица1.A143" office:value-type="string">
            <text:p text:style-name="P407">2795)puzzle</text:p>
            <text:p text:style-name="P407"/>
            <text:p text:style-name="P407"/>
            <text:p text:style-name="P86">[ˈpʌzl]</text:p>
          </table:table-cell>
          <table:table-cell table:style-name="Таблица1.B2" office:value-type="string">
            <text:p text:style-name="P407">Загадка</text:p>
          </table:table-cell>
        </table:table-row>
        <table:table-row>
          <table:table-cell table:style-name="Таблица1.A143" office:value-type="string">
            <text:p text:style-name="P408">2796)qualification</text:p>
            <text:p text:style-name="P408"/>
            <text:p text:style-name="P408"/>
            <text:p text:style-name="P87">[ˌkwɔlɪfɪˈkeɪʃ(ə)n]</text:p>
          </table:table-cell>
          <table:table-cell table:style-name="Таблица1.B2" office:value-type="string">
            <text:p text:style-name="P408">Квалификация</text:p>
          </table:table-cell>
        </table:table-row>
        <table:table-row>
          <table:table-cell table:style-name="Таблица1.A143" office:value-type="string">
            <text:p text:style-name="P409">2797)Feel cold</text:p>
            <text:p text:style-name="P409"/>
            <text:p text:style-name="P409"/>
            <text:p text:style-name="P409"/>
          </table:table-cell>
          <table:table-cell table:style-name="Таблица1.B2" office:value-type="string">
            <text:p text:style-name="P410">Мёрзнуть</text:p>
          </table:table-cell>
        </table:table-row>
        <table:table-row>
          <table:table-cell table:style-name="Таблица1.A143" office:value-type="string">
            <text:p text:style-name="P411">2798)complication</text:p>
            <text:p text:style-name="P411"/>
            <text:p text:style-name="P411"/>
            <text:p text:style-name="P88">[ˌkɔmplɪˈkeɪʃ(ə)n]</text:p>
          </table:table-cell>
          <table:table-cell table:style-name="Таблица1.B2" office:value-type="string">
            <text:p text:style-name="P412">Сложность, осложнение</text:p>
          </table:table-cell>
        </table:table-row>
        <table:table-row>
          <table:table-cell table:style-name="Таблица1.A147" office:value-type="string">
            <text:p text:style-name="P413">2799)quarter</text:p>
            <text:p text:style-name="P413"/>
            <text:p text:style-name="P413"/>
            <text:p text:style-name="P89">[ˈkwɔːtə]</text:p>
          </table:table-cell>
          <table:table-cell table:style-name="Таблица1.B2" office:value-type="string">
            <text:p text:style-name="P413">Квартал, четверть</text:p>
          </table:table-cell>
        </table:table-row>
        <table:table-row>
          <table:table-cell table:style-name="Таблица1.A147" office:value-type="string">
            <text:p text:style-name="P414">2800)somewhere</text:p>
            <text:p text:style-name="P414"/>
            <text:p text:style-name="P414"/>
            <text:p text:style-name="P91">[ˈsʌmwɛə]</text:p>
          </table:table-cell>
          <table:table-cell table:style-name="Таблица1.B2" office:value-type="string">
            <text:p text:style-name="P414">Где-нибудь</text:p>
          </table:table-cell>
        </table:table-row>
        <table:table-row>
          <table:table-cell table:style-name="Таблица1.A147" office:value-type="string">
            <text:p text:style-name="P415">2801)whatever</text:p>
            <text:p text:style-name="P415"/>
            <text:p text:style-name="P415"/>
            <text:p text:style-name="P92"><text:soft-page-break/>[(h)wɔtˈevə]</text:p>
          </table:table-cell>
          <table:table-cell table:style-name="Таблица1.B2" office:value-type="string">
            <text:p text:style-name="P413"/>
            <text:p text:style-name="P413"/>
            <text:p text:style-name="P413"/>
            <text:p text:style-name="P415"><text:soft-page-break/>Какой бы ни, любой, что бы ни</text:p>
          </table:table-cell>
        </table:table-row>
        <table:table-row>
          <table:table-cell table:style-name="Таблица1.A147" office:value-type="string">
            <text:p text:style-name="P416">2802)quartz</text:p>
            <text:p text:style-name="P416"/>
            <text:p text:style-name="P416"/>
            <text:p text:style-name="P93">[kwɔːts]</text:p>
          </table:table-cell>
          <table:table-cell table:style-name="Таблица1.B2" office:value-type="string">
            <text:p text:style-name="P416">Кварцевый, кварц</text:p>
          </table:table-cell>
        </table:table-row>
        <table:table-row>
          <table:table-cell table:style-name="Таблица1.A151" office:value-type="string">
            <text:p text:style-name="P417">2803)Cold arms</text:p>
            <text:p text:style-name="P417"/>
            <text:p text:style-name="P417"/>
            <text:p text:style-name="P417"/>
          </table:table-cell>
          <table:table-cell table:style-name="Таблица1.B2" office:value-type="string">
            <text:p text:style-name="P417">Холодное оружие</text:p>
          </table:table-cell>
        </table:table-row>
        <table:table-row>
          <table:table-cell table:style-name="Таблица1.A151" office:value-type="string">
            <text:p text:style-name="P418">2804)generic</text:p>
            <text:p text:style-name="P418"/>
            <text:p text:style-name="P418"/>
            <text:p text:style-name="P94">[ʤɪˈnerɪk]</text:p>
          </table:table-cell>
          <table:table-cell table:style-name="Таблица1.B2" office:value-type="string">
            <text:p text:style-name="P419">Родовой, общий</text:p>
          </table:table-cell>
        </table:table-row>
        <table:table-row>
          <table:table-cell table:style-name="Таблица1.A151" office:value-type="string">
            <text:p text:style-name="P420">2805)override</text:p>
            <text:p text:style-name="P420"/>
            <text:p text:style-name="P420"/>
            <text:p text:style-name="P95">[ˌəuvəˈraɪd]</text:p>
          </table:table-cell>
          <table:table-cell table:style-name="Таблица1.B2" office:value-type="string">
            <text:p text:style-name="P420">Замена, заменять, отмена, отменять</text:p>
          </table:table-cell>
        </table:table-row>
        <table:table-row>
          <table:table-cell table:style-name="Таблица1.A151" office:value-type="string">
            <text:p text:style-name="P421">2806)quota</text:p>
            <text:p text:style-name="P421"/>
            <text:p text:style-name="P421"/>
            <text:p text:style-name="P96">[ˈkwəutə]</text:p>
          </table:table-cell>
          <table:table-cell table:style-name="Таблица1.B2" office:value-type="string">
            <text:p text:style-name="P421">Квота, доля</text:p>
          </table:table-cell>
        </table:table-row>
        <table:table-row>
          <table:table-cell table:style-name="Таблица1.A155" office:value-type="string">
            <text:p text:style-name="P422">2807)Catch cold</text:p>
            <text:p text:style-name="P422"/>
            <text:p text:style-name="P422"/>
            <text:p text:style-name="P422"/>
          </table:table-cell>
          <table:table-cell table:style-name="Таблица1.B2" office:value-type="string">
            <text:p text:style-name="P423">Простудиться</text:p>
          </table:table-cell>
        </table:table-row>
        <table:table-row>
          <table:table-cell table:style-name="Таблица1.A155" office:value-type="string">
            <text:p text:style-name="P424">2808)substitute</text:p>
            <text:p text:style-name="P424"/>
            <text:p text:style-name="P424"/>
            <text:p text:style-name="P98">[ˈsʌbstɪtjuːt]</text:p>
          </table:table-cell>
          <table:table-cell table:style-name="Таблица1.B2" office:value-type="string">
            <text:p text:style-name="P424">Подставлять, заменять, замена</text:p>
          </table:table-cell>
        </table:table-row>
        <table:table-row>
          <table:table-cell table:style-name="Таблица1.A155" office:value-type="string">
            <text:p text:style-name="P425">2809)stand-alone</text:p>
            <text:p text:style-name="P425"/>
            <text:p text:style-name="P425"/>
            <text:p text:style-name="P97">[ˊstændələυn]</text:p>
          </table:table-cell>
          <table:table-cell table:style-name="Таблица1.B2" office:value-type="string">
            <text:p text:style-name="P425">Автономный</text:p>
          </table:table-cell>
        </table:table-row>
        <table:table-row>
          <table:table-cell table:style-name="Таблица1.A155" office:value-type="string">
            <text:p text:style-name="P426">2810)quack</text:p>
            <text:p text:style-name="P426"/>
            <text:p text:style-name="P426"/>
            <text:p text:style-name="P99">[kwæk]</text:p>
          </table:table-cell>
          <table:table-cell table:style-name="Таблица1.B2" office:value-type="string">
            <text:p text:style-name="P426">Шарлатан, квакать</text:p>
          </table:table-cell>
        </table:table-row>
        <table:table-row>
          <table:table-cell table:style-name="Таблица1.A158" office:value-type="string">
            <text:p text:style-name="P427">2811)replace</text:p>
            <text:p text:style-name="P427"/>
            <text:p text:style-name="P427"/>
            <text:p text:style-name="P100">[rɪˈpleɪs]</text:p>
          </table:table-cell>
          <table:table-cell table:style-name="Таблица1.B2" office:value-type="string">
            <text:p text:style-name="P427">Заменять</text:p>
          </table:table-cell>
        </table:table-row>
        <table:table-row>
          <table:table-cell table:style-name="Таблица1.A158" office:value-type="string">
            <text:p text:style-name="P428">2812)introspection</text:p>
            <text:p text:style-name="P428"/>
            <text:p text:style-name="P428"/>
            <text:p text:style-name="P101">[ˌɪntrə(u)ˈspekʃ(ə)n]</text:p>
          </table:table-cell>
          <table:table-cell table:style-name="Таблица1.B2" office:value-type="string">
            <text:p text:style-name="P428">Самоанализ</text:p>
          </table:table-cell>
        </table:table-row>
        <table:table-row>
          <table:table-cell table:style-name="Таблица1.A158" office:value-type="string">
            <text:p text:style-name="P429">2813)quag</text:p>
            <text:p text:style-name="P429"/>
            <text:p text:style-name="P429"/>
            <text:p text:style-name="P102">[kwæg]</text:p>
          </table:table-cell>
          <table:table-cell table:style-name="Таблица1.B2" office:value-type="string">
            <text:p text:style-name="P430">Болото, трясина</text:p>
          </table:table-cell>
        </table:table-row>
        <table:table-row>
          <table:table-cell table:style-name="Таблица1.A162" office:value-type="string">
            <text:p text:style-name="P431">2814)Take cold</text:p>
            <text:p text:style-name="P431"/>
            <text:p text:style-name="P431"/>
            <text:p text:style-name="P431"/>
          </table:table-cell>
          <table:table-cell table:style-name="Таблица1.B2" office:value-type="string">
            <text:p text:style-name="P432">Простудиться</text:p>
          </table:table-cell>
        </table:table-row>
        <text:soft-page-break/>
        <table:table-row>
          <table:table-cell table:style-name="Таблица1.A162" office:value-type="string">
            <text:p text:style-name="P433">2815)<text:span text:style-name="T11">isn't</text:span></text:p>
            <text:p text:style-name="P433"/>
            <text:p text:style-name="P433"/>
            <text:p text:style-name="P103">[ˈɪz(ə)nt]</text:p>
          </table:table-cell>
          <table:table-cell table:style-name="Таблица1.B2" office:value-type="string">
            <text:p text:style-name="P434">Не, не является</text:p>
          </table:table-cell>
        </table:table-row>
        <table:table-row>
          <table:table-cell table:style-name="Таблица1.A162" office:value-type="string">
            <text:p text:style-name="P435">2816)merge</text:p>
            <text:p text:style-name="P435"/>
            <text:p text:style-name="P435"/>
            <text:p text:style-name="P104">[mɜːʤ]</text:p>
          </table:table-cell>
          <table:table-cell table:style-name="Таблица1.B2" office:value-type="string">
            <text:p text:style-name="P436">Объединение, объединять</text:p>
          </table:table-cell>
        </table:table-row>
        <table:table-row>
          <table:table-cell table:style-name="Таблица1.A162" office:value-type="string">
            <text:p text:style-name="P437">2817)quake</text:p>
            <text:p text:style-name="P437"/>
            <text:p text:style-name="P437"/>
            <text:p text:style-name="P105">[kweɪk]</text:p>
          </table:table-cell>
          <table:table-cell table:style-name="Таблица1.B2" office:value-type="string">
            <text:p text:style-name="P437">Землетрясение, дрожь, дрожать</text:p>
          </table:table-cell>
        </table:table-row>
        <table:table-row>
          <table:table-cell table:style-name="Таблица1.A166" office:value-type="string">
            <text:p text:style-name="P438">2818)Known as</text:p>
            <text:p text:style-name="P438"/>
            <text:p text:style-name="P438"/>
            <text:p text:style-name="P438"/>
          </table:table-cell>
          <table:table-cell table:style-name="Таблица1.B2" office:value-type="string">
            <text:p text:style-name="P438">Известный как</text:p>
          </table:table-cell>
        </table:table-row>
        <table:table-row>
          <table:table-cell table:style-name="Таблица1.A166" office:value-type="string">
            <text:p text:style-name="P439">2819)omit</text:p>
            <text:p text:style-name="P439"/>
            <text:p text:style-name="P439"/>
            <text:p text:style-name="P106">[əˈmɪt]</text:p>
          </table:table-cell>
          <table:table-cell table:style-name="Таблица1.B2" office:value-type="string">
            <text:p text:style-name="P439">Не включать, опускать</text:p>
          </table:table-cell>
        </table:table-row>
        <table:table-row>
          <table:table-cell table:style-name="Таблица1.A166" office:value-type="string">
            <text:p text:style-name="P440">2820)inhibit</text:p>
            <text:p text:style-name="P440"/>
            <text:p text:style-name="P440"/>
            <text:p text:style-name="P107">[ɪnˈhɪbɪt]</text:p>
          </table:table-cell>
          <table:table-cell table:style-name="Таблица1.B2" office:value-type="string">
            <text:p text:style-name="P440">Запрет, запрещать, подавлять</text:p>
          </table:table-cell>
        </table:table-row>
        <table:table-row>
          <table:table-cell table:style-name="Таблица1.A166" office:value-type="string">
            <text:p text:style-name="P441">2821)quandary</text:p>
            <text:p text:style-name="P441"/>
            <text:p text:style-name="P441"/>
            <text:p text:style-name="P108">[ˈkwɔnd(ə)rɪ]</text:p>
          </table:table-cell>
          <table:table-cell table:style-name="Таблица1.B2" office:value-type="string">
            <text:p text:style-name="P442">Затруднение</text:p>
          </table:table-cell>
        </table:table-row>
        <table:table-row>
          <table:table-cell table:style-name="Таблица1.A170" office:value-type="string">
            <text:p text:style-name="P443">2822)Do smth like a bird</text:p>
            <text:p text:style-name="P443"/>
            <text:p text:style-name="P443"/>
            <text:p text:style-name="P443"/>
          </table:table-cell>
          <table:table-cell table:style-name="Таблица1.B2" office:value-type="string">
            <text:p text:style-name="P443">Делать что-нибудь с охотой</text:p>
          </table:table-cell>
        </table:table-row>
        <table:table-row>
          <table:table-cell table:style-name="Таблица1.A170" office:value-type="string">
            <text:p text:style-name="P444">2823)quantity</text:p>
            <text:p text:style-name="P444"/>
            <text:p text:style-name="P444"/>
            <text:p text:style-name="P109">[ˈkwɔntətɪ]</text:p>
          </table:table-cell>
          <table:table-cell table:style-name="Таблица1.B2" office:value-type="string">
            <text:p text:style-name="P444">Количество, величина</text:p>
          </table:table-cell>
        </table:table-row>
        <table:table-row>
          <table:table-cell table:style-name="Таблица1.A170" office:value-type="string">
            <text:p text:style-name="P445">2824)Get together</text:p>
            <text:p text:style-name="P445"/>
            <text:p text:style-name="P445"/>
            <text:p text:style-name="P445"/>
          </table:table-cell>
          <table:table-cell table:style-name="Таблица1.B2" office:value-type="string">
            <text:p text:style-name="P445">Собираться</text:p>
          </table:table-cell>
        </table:table-row>
        <table:table-row>
          <table:table-cell table:style-name="Таблица1.A170" office:value-type="string">
            <text:p text:style-name="P446">2825)actor</text:p>
            <text:p text:style-name="P446"/>
            <text:p text:style-name="P446"/>
            <text:p text:style-name="P110">[ˈæktə]</text:p>
          </table:table-cell>
          <table:table-cell table:style-name="Таблица1.B2" office:value-type="string">
            <text:p text:style-name="P447">Актёр, исполнитель</text:p>
          </table:table-cell>
        </table:table-row>
        <table:table-row>
          <table:table-cell table:style-name="Таблица1.A174" office:value-type="string">
            <text:p text:style-name="P448">2826)quarantine</text:p>
            <text:p text:style-name="P448"/>
            <text:p text:style-name="P448"/>
            <text:p text:style-name="P111">[ˈkwɔr(ə)ntiːn]</text:p>
          </table:table-cell>
          <table:table-cell table:style-name="Таблица1.B2" office:value-type="string">
            <text:p text:style-name="P448">Карантин</text:p>
          </table:table-cell>
        </table:table-row>
        <table:table-row>
          <table:table-cell table:style-name="Таблица1.A174" office:value-type="string">
            <text:p text:style-name="P449">2827)alive</text:p>
            <text:p text:style-name="P449"/>
            <text:p text:style-name="P449"/>
            <text:p text:style-name="P112">[əˈlaɪv]</text:p>
          </table:table-cell>
          <table:table-cell table:style-name="Таблица1.B2" office:value-type="string">
            <text:p text:style-name="P450">Живой, в живых</text:p>
          </table:table-cell>
        </table:table-row>
        <table:table-row>
          <table:table-cell table:style-name="Таблица1.A174" office:value-type="string">
            <text:p text:style-name="P451">2828)improvement</text:p>
            <text:p text:style-name="P451"><text:soft-page-break/></text:p>
            <text:p text:style-name="P451"/>
            <text:p text:style-name="P113">[ɪmˈpruːvmənt]</text:p>
          </table:table-cell>
          <table:table-cell table:style-name="Таблица1.B2" office:value-type="string">
            <text:p text:style-name="P448"/>
            <text:p text:style-name="P451"><text:soft-page-break/>Улучшение</text:p>
          </table:table-cell>
        </table:table-row>
        <table:table-row>
          <table:table-cell table:style-name="Таблица1.A174" office:value-type="string">
            <text:p text:style-name="P452">2829)quarrel</text:p>
            <text:p text:style-name="P452"/>
            <text:p text:style-name="P452"/>
            <text:p text:style-name="P114">[ˈkwɔr(ə)l]</text:p>
          </table:table-cell>
          <table:table-cell table:style-name="Таблица1.B2" office:value-type="string">
            <text:p text:style-name="P452">Ссора, ссориться, спорить</text:p>
          </table:table-cell>
        </table:table-row>
        <table:table-row>
          <table:table-cell table:style-name="Таблица1.A178" office:value-type="string">
            <text:p text:style-name="P453">2830)Together with</text:p>
            <text:p text:style-name="P453"/>
            <text:p text:style-name="P453"/>
            <text:p text:style-name="P453"/>
          </table:table-cell>
          <table:table-cell table:style-name="Таблица1.B2" office:value-type="string">
            <text:p text:style-name="P453">Вместе с</text:p>
          </table:table-cell>
        </table:table-row>
        <table:table-row>
          <table:table-cell table:style-name="Таблица1.A178" office:value-type="string">
            <text:p text:style-name="P454">2831)by far</text:p>
            <text:p text:style-name="P454"/>
            <text:p text:style-name="P454"/>
            <text:p text:style-name="P454"/>
          </table:table-cell>
          <table:table-cell table:style-name="Таблица1.B2" office:value-type="string">
            <text:p text:style-name="P454">Безусловно, намного</text:p>
          </table:table-cell>
        </table:table-row>
        <table:table-row>
          <table:table-cell table:style-name="Таблица1.A178" office:value-type="string">
            <text:p text:style-name="P455">2832)reuse</text:p>
            <text:p text:style-name="P455"/>
            <text:p text:style-name="P455"/>
            <text:p text:style-name="P115">[ˌriːˈjuːz]</text:p>
          </table:table-cell>
          <table:table-cell table:style-name="Таблица1.B2" office:value-type="string">
            <text:p text:style-name="P455">Повторное использование, повторно использовать</text:p>
          </table:table-cell>
        </table:table-row>
        <table:table-row>
          <table:table-cell table:style-name="Таблица1.A178" office:value-type="string">
            <text:p text:style-name="P456">2833)queen</text:p>
            <text:p text:style-name="P456"/>
            <text:p text:style-name="P456"/>
            <text:p text:style-name="P116">[kwiːn]</text:p>
          </table:table-cell>
          <table:table-cell table:style-name="Таблица1.B2" office:value-type="string">
            <text:p text:style-name="P456">Королева</text:p>
          </table:table-cell>
        </table:table-row>
        <table:table-row>
          <table:table-cell table:style-name="Таблица1.A182" office:value-type="string">
            <text:p text:style-name="P457">2834)Take notes of</text:p>
            <text:p text:style-name="P457"/>
            <text:p text:style-name="P457"/>
            <text:p text:style-name="P457"/>
          </table:table-cell>
          <table:table-cell table:style-name="Таблица1.B2" office:value-type="string">
            <text:p text:style-name="P457">Записывать что-либо</text:p>
          </table:table-cell>
        </table:table-row>
        <table:table-row>
          <table:table-cell table:style-name="Таблица1.A182" office:value-type="string">
            <text:p text:style-name="P458">2835)exploit</text:p>
            <text:p text:style-name="P458"/>
            <text:p text:style-name="P458"/>
            <text:p text:style-name="P117">[ˈeksplɔɪt]</text:p>
          </table:table-cell>
          <table:table-cell table:style-name="Таблица1.B2" office:value-type="string">
            <text:p text:style-name="P458">Использовать, подвиг</text:p>
          </table:table-cell>
        </table:table-row>
        <table:table-row>
          <table:table-cell table:style-name="Таблица1.A182" office:value-type="string">
            <text:p text:style-name="P459">2836)comprehensive</text:p>
            <text:p text:style-name="P459"/>
            <text:p text:style-name="P459"/>
            <text:p text:style-name="P118">[ˌkɔmprɪˈhen(t)sɪv]</text:p>
          </table:table-cell>
          <table:table-cell table:style-name="Таблица1.B2" office:value-type="string">
            <text:p text:style-name="P459">Всесторонний, полный</text:p>
          </table:table-cell>
        </table:table-row>
        <table:table-row>
          <table:table-cell table:style-name="Таблица1.A182" office:value-type="string">
            <text:p text:style-name="P460">2837)queer</text:p>
            <text:p text:style-name="P460"/>
            <text:p text:style-name="P460"/>
            <text:p text:style-name="P119">[kwɪə]</text:p>
          </table:table-cell>
          <table:table-cell table:style-name="Таблица1.B2" office:value-type="string">
            <text:p text:style-name="P460">Странно, странный</text:p>
          </table:table-cell>
        </table:table-row>
        <table:table-row>
          <table:table-cell table:style-name="Таблица1.A186" office:value-type="string">
            <text:p text:style-name="P461">2838)By train</text:p>
            <text:p text:style-name="P461"/>
            <text:p text:style-name="P461"/>
            <text:p text:style-name="P461"/>
          </table:table-cell>
          <table:table-cell table:style-name="Таблица1.B2" office:value-type="string">
            <text:p text:style-name="P461">Поездом</text:p>
          </table:table-cell>
        </table:table-row>
        <table:table-row>
          <table:table-cell table:style-name="Таблица1.A186" office:value-type="string">
            <text:p text:style-name="P462">2839)rugged</text:p>
            <text:p text:style-name="P462"/>
            <text:p text:style-name="P462"/>
            <text:p text:style-name="P120">[ˈrʌgɪd]</text:p>
          </table:table-cell>
          <table:table-cell table:style-name="Таблица1.B2" office:value-type="string">
            <text:p text:style-name="P462">Прочный</text:p>
          </table:table-cell>
        </table:table-row>
        <table:table-row>
          <table:table-cell table:style-name="Таблица1.A186" office:value-type="string">
            <text:p text:style-name="P463">2840)portable</text:p>
            <text:p text:style-name="P463"/>
            <text:p text:style-name="P463"/>
            <text:p text:style-name="P121">[ˈpɔːtəbl]</text:p>
          </table:table-cell>
          <table:table-cell table:style-name="Таблица1.B2" office:value-type="string">
            <text:p text:style-name="P463">Портативный, переносной</text:p>
          </table:table-cell>
        </table:table-row>
        <table:table-row>
          <table:table-cell table:style-name="Таблица1.A186" office:value-type="string">
            <text:p text:style-name="P464">2841)something</text:p>
            <text:p text:style-name="P464"/>
            <text:p text:style-name="P464"><text:soft-page-break/></text:p>
            <text:p text:style-name="P122">[ˈsʌmθɪŋ]</text:p>
          </table:table-cell>
          <table:table-cell table:style-name="Таблица1.B2" office:value-type="string">
            <text:p text:style-name="P461"/>
            <text:p text:style-name="P461"/>
            <text:p text:style-name="P464"><text:soft-page-break/>Нечто, что-нибудь</text:p>
          </table:table-cell>
        </table:table-row>
        <table:table-row>
          <table:table-cell table:style-name="Таблица1.A188" office:value-type="string">
            <text:p text:style-name="P465">2842)apart</text:p>
            <text:p text:style-name="P465"/>
            <text:p text:style-name="P465"/>
            <text:p text:style-name="P123">[əˈpɑːt]</text:p>
          </table:table-cell>
          <table:table-cell table:style-name="Таблица1.B2" office:value-type="string">
            <text:p text:style-name="P465">Отдельно, на части, врозь</text:p>
          </table:table-cell>
        </table:table-row>
        <table:table-row>
          <table:table-cell table:style-name="Таблица1.A188" office:value-type="string">
            <text:p text:style-name="P466">2843)questionary</text:p>
            <text:p text:style-name="P466"/>
            <text:p text:style-name="P466"/>
            <text:p text:style-name="P124">[`kwesʧ(ə)nərı]</text:p>
          </table:table-cell>
          <table:table-cell table:style-name="Таблица1.B2" office:value-type="string">
            <text:p text:style-name="P467">Анкета, опросник</text:p>
          </table:table-cell>
        </table:table-row>
        <table:table-row>
          <table:table-cell table:style-name="Таблица1.A192" office:value-type="string">
            <text:p text:style-name="P468">2844)lose the train</text:p>
            <text:p text:style-name="P468"/>
            <text:p text:style-name="P468"/>
            <text:p text:style-name="P468"/>
          </table:table-cell>
          <table:table-cell table:style-name="Таблица1.B2" office:value-type="string">
            <text:p text:style-name="P468">Опоздать на поезд</text:p>
          </table:table-cell>
        </table:table-row>
        <table:table-row>
          <table:table-cell table:style-name="Таблица1.A192" office:value-type="string">
            <text:p text:style-name="P469">2845)permit</text:p>
            <text:p text:style-name="P469"/>
            <text:p text:style-name="P469"/>
            <text:p text:style-name="P125">[ˈpɜːmɪt]</text:p>
          </table:table-cell>
          <table:table-cell table:style-name="Таблица1.B2" office:value-type="string">
            <text:p text:style-name="P469">Разрешение, разрешать</text:p>
          </table:table-cell>
        </table:table-row>
        <table:table-row>
          <table:table-cell table:style-name="Таблица1.A192" office:value-type="string">
            <text:p text:style-name="P470">2846)deploy</text:p>
            <text:p text:style-name="P470"/>
            <text:p text:style-name="P470"/>
            <text:p text:style-name="P126">[dɪˈplɔɪ]</text:p>
          </table:table-cell>
          <table:table-cell table:style-name="Таблица1.B2" office:value-type="string">
            <text:p text:style-name="P471">Развёртывание, развернуть</text:p>
          </table:table-cell>
        </table:table-row>
        <table:table-row>
          <table:table-cell table:style-name="Таблица1.A192" office:value-type="string">
            <text:p text:style-name="P472">2847)<text:span text:style-name="T12">queue</text:span></text:p>
            <text:p text:style-name="P472"/>
            <text:p text:style-name="P472"/>
            <text:p text:style-name="P127">[kjuː]</text:p>
          </table:table-cell>
          <table:table-cell table:style-name="Таблица1.B2" office:value-type="string">
            <text:p text:style-name="P473">Очередь, стоять в очереди</text:p>
          </table:table-cell>
        </table:table-row>
        <table:table-row>
          <table:table-cell table:style-name="Таблица1.A196" office:value-type="string">
            <text:p text:style-name="P474">2848)Make the train</text:p>
            <text:p text:style-name="P474"/>
            <text:p text:style-name="P474"/>
            <text:p text:style-name="P474"/>
          </table:table-cell>
          <table:table-cell table:style-name="Таблица1.B2" office:value-type="string">
            <text:p text:style-name="P474">Успеть на поезд</text:p>
          </table:table-cell>
        </table:table-row>
        <table:table-row>
          <table:table-cell table:style-name="Таблица1.A196" office:value-type="string">
            <text:p text:style-name="P475">2849)reminder</text:p>
            <text:p text:style-name="P475"/>
            <text:p text:style-name="P475"/>
            <text:p text:style-name="P128">[rɪˈmaɪndə]</text:p>
          </table:table-cell>
          <table:table-cell table:style-name="Таблица1.B2" office:value-type="string">
            <text:p text:style-name="P475">Напоминание</text:p>
          </table:table-cell>
        </table:table-row>
        <table:table-row>
          <table:table-cell table:style-name="Таблица1.A196" office:value-type="string">
            <text:p text:style-name="P476">2850)facility</text:p>
            <text:p text:style-name="P476"/>
            <text:p text:style-name="P476"/>
            <text:p text:style-name="P129">[fəˈsɪlətɪ]</text:p>
          </table:table-cell>
          <table:table-cell table:style-name="Таблица1.B2" office:value-type="string">
            <text:p text:style-name="P477">Объект, <text:span text:style-name="T13">устройство, средство, <text:s/>возможности</text:span></text:p>
          </table:table-cell>
        </table:table-row>
        <table:table-row>
          <table:table-cell table:style-name="Таблица1.A196" office:value-type="string">
            <text:p text:style-name="P478">2851)quibble</text:p>
            <text:p text:style-name="P478"/>
            <text:p text:style-name="P478"/>
            <text:p text:style-name="P130">[ˈkwɪbl]</text:p>
          </table:table-cell>
          <table:table-cell table:style-name="Таблица1.B2" office:value-type="string">
            <text:p text:style-name="P478">Каламбур</text:p>
          </table:table-cell>
        </table:table-row>
        <table:table-row>
          <table:table-cell table:style-name="Таблица1.A200" office:value-type="string">
            <text:p text:style-name="P479">2852)Common sense</text:p>
            <text:p text:style-name="P479"/>
            <text:p text:style-name="P479"/>
            <text:p text:style-name="P479"/>
          </table:table-cell>
          <table:table-cell table:style-name="Таблица1.B2" office:value-type="string">
            <text:p text:style-name="P479">Здравый смысл</text:p>
          </table:table-cell>
        </table:table-row>
        <table:table-row>
          <table:table-cell table:style-name="Таблица1.A200" office:value-type="string">
            <text:p text:style-name="P480">2853)dirty</text:p>
            <text:p text:style-name="P480"/>
            <text:p text:style-name="P480"/>
            <text:p text:style-name="P131">[ˈdɜːtɪ]</text:p>
          </table:table-cell>
          <table:table-cell table:style-name="Таблица1.B2" office:value-type="string">
            <text:p text:style-name="P480">Грязный, запорченный</text:p>
          </table:table-cell>
        </table:table-row>
        <table:table-row>
          <table:table-cell table:style-name="Таблица1.A200" office:value-type="string">
            <text:p text:style-name="P481">2854)instrumentation</text:p>
            <text:p text:style-name="P481"/>
            <text:p text:style-name="P481"/>
            <text:p text:style-name="P132"><text:soft-page-break/>[ˌɪn(t)strəmenˈteɪʃ(ə)n]</text:p>
          </table:table-cell>
          <table:table-cell table:style-name="Таблица1.B2" office:value-type="string">
            <text:p text:style-name="P479"/>
            <text:p text:style-name="P479"/>
            <text:p text:style-name="P479"/>
            <text:p text:style-name="P482"><text:soft-page-break/>Приборы, приборостроение, оснащение приборами</text:p>
          </table:table-cell>
        </table:table-row>
        <table:table-row>
          <table:table-cell table:style-name="Таблица1.A200" office:value-type="string">
            <text:p text:style-name="P483">2855)quickly</text:p>
            <text:p text:style-name="P483"/>
            <text:p text:style-name="P483"/>
            <text:p text:style-name="P133">[ˈkwɪklɪ]</text:p>
          </table:table-cell>
          <table:table-cell table:style-name="Таблица1.B2" office:value-type="string">
            <text:p text:style-name="P483">Быстро</text:p>
          </table:table-cell>
        </table:table-row>
        <table:table-row>
          <table:table-cell table:style-name="Таблица1.A204" office:value-type="string">
            <text:p text:style-name="P484">2856)Be ready to do</text:p>
            <text:p text:style-name="P484"/>
            <text:p text:style-name="P484"/>
            <text:p text:style-name="P484"/>
          </table:table-cell>
          <table:table-cell table:style-name="Таблица1.B2" office:value-type="string">
            <text:p text:style-name="P484">Быть готовым сделать что-либо</text:p>
          </table:table-cell>
        </table:table-row>
        <table:table-row>
          <table:table-cell table:style-name="Таблица1.A204" office:value-type="string">
            <text:p text:style-name="P485">2857)<text:span text:style-name="T14">production</text:span></text:p>
            <text:p text:style-name="P485"/>
            <text:p text:style-name="P485"/>
            <text:p text:style-name="P134">[prəˈdʌkʃ(ə)n]</text:p>
          </table:table-cell>
          <table:table-cell table:style-name="Таблица1.B2" office:value-type="string">
            <text:p text:style-name="P486">Производство, продукция</text:p>
          </table:table-cell>
        </table:table-row>
        <table:table-row>
          <table:table-cell table:style-name="Таблица1.A204" office:value-type="string">
            <text:p text:style-name="P487">2858)render</text:p>
            <text:p text:style-name="P487"/>
            <text:p text:style-name="P487"/>
            <text:p text:style-name="P135">[ˈrendə]</text:p>
          </table:table-cell>
          <table:table-cell table:style-name="Таблица1.B2" office:value-type="string">
            <text:p text:style-name="P487">Оказывать, визуализировать</text:p>
          </table:table-cell>
        </table:table-row>
        <table:table-row>
          <table:table-cell table:style-name="Таблица1.A204" office:value-type="string">
            <text:p text:style-name="P488">2859)<text:span text:style-name="T15">quinsy</text:span></text:p>
            <text:p text:style-name="P488"/>
            <text:p text:style-name="P488"/>
            <text:p text:style-name="P136">[ˈkwɪnzɪ]</text:p>
          </table:table-cell>
          <table:table-cell table:style-name="Таблица1.B2" office:value-type="string">
            <text:p text:style-name="P489">Ангина</text:p>
          </table:table-cell>
        </table:table-row>
        <table:table-row>
          <table:table-cell table:style-name="Таблица1.A208" office:value-type="string">
            <text:p text:style-name="P490">2860)Ready at hand</text:p>
            <text:p text:style-name="P490"/>
            <text:p text:style-name="P490"/>
            <text:p text:style-name="P490"/>
          </table:table-cell>
          <table:table-cell table:style-name="Таблица1.B2" office:value-type="string">
            <text:p text:style-name="P490">Под рукой</text:p>
          </table:table-cell>
        </table:table-row>
        <table:table-row>
          <table:table-cell table:style-name="Таблица1.A208" office:value-type="string">
            <text:p text:style-name="P491">2861)eventually</text:p>
            <text:p text:style-name="P491"/>
            <text:p text:style-name="P491"/>
            <text:p text:style-name="P137">[ɪˈvenʧuəlɪ]</text:p>
          </table:table-cell>
          <table:table-cell table:style-name="Таблица1.B2" office:value-type="string">
            <text:p text:style-name="P491">В конце концов</text:p>
          </table:table-cell>
        </table:table-row>
        <table:table-row>
          <table:table-cell table:style-name="Таблица1.A208" office:value-type="string">
            <text:p text:style-name="P492">2862)workaround</text:p>
            <text:p text:style-name="P492"/>
            <text:p text:style-name="P492"/>
            <text:p text:style-name="P138">[ˈwɜːkəˌraʊnd]</text:p>
          </table:table-cell>
          <table:table-cell table:style-name="Таблица1.B2" office:value-type="string">
            <text:p text:style-name="P492">Приём, обход, обойти</text:p>
          </table:table-cell>
        </table:table-row>
        <table:table-row>
          <table:table-cell table:style-name="Таблица1.A208" office:value-type="string">
            <text:p text:style-name="P493">2863)quip</text:p>
            <text:p text:style-name="P493"/>
            <text:p text:style-name="P493"/>
            <text:p text:style-name="P139">[kwɪp]</text:p>
          </table:table-cell>
          <table:table-cell table:style-name="Таблица1.B2" office:value-type="string">
            <text:p text:style-name="P493">Острота, колкость</text:p>
          </table:table-cell>
        </table:table-row>
        <table:table-row>
          <table:table-cell table:style-name="Таблица1.A212" office:value-type="string">
            <text:p text:style-name="P494">2864)Decide against of</text:p>
            <text:p text:style-name="P494"/>
            <text:p text:style-name="P494"/>
            <text:p text:style-name="P494"/>
          </table:table-cell>
          <table:table-cell table:style-name="Таблица1.B2" office:value-type="string">
            <text:p text:style-name="P494">Выносить решение против</text:p>
          </table:table-cell>
        </table:table-row>
        <table:table-row>
          <table:table-cell table:style-name="Таблица1.A212" office:value-type="string">
            <text:p text:style-name="P495">2865)handheld</text:p>
            <text:p text:style-name="P495"/>
            <text:p text:style-name="P495"/>
            <text:p text:style-name="P140">[ˈhændheld]</text:p>
          </table:table-cell>
          <table:table-cell table:style-name="Таблица1.B2" office:value-type="string">
            <text:p text:style-name="P495">Ручной, портативный</text:p>
          </table:table-cell>
        </table:table-row>
        <table:table-row>
          <table:table-cell table:style-name="Таблица1.A212" office:value-type="string">
            <text:p text:style-name="P496">2866)securely</text:p>
            <text:p text:style-name="P496"/>
            <text:p text:style-name="P496"/>
            <text:p text:style-name="P141">[sɪˈkjuəlɪ]</text:p>
          </table:table-cell>
          <table:table-cell table:style-name="Таблица1.B2" office:value-type="string">
            <text:p text:style-name="P497">Надёжно</text:p>
          </table:table-cell>
        </table:table-row>
        <table:table-row>
          <table:table-cell table:style-name="Таблица1.A212" office:value-type="string">
            <text:p text:style-name="P498">2867)experimentation</text:p>
            <text:p text:style-name="P498"/>
            <text:p text:style-name="P498"/>
            <text:p text:style-name="P142">[ɪkˌsperɪmenˈteɪʃ(ə)n]</text:p>
          </table:table-cell>
          <table:table-cell table:style-name="Таблица1.B2" office:value-type="string">
            <text:p text:style-name="P498">Экспериментирование</text:p>
          </table:table-cell>
        </table:table-row>
        <text:soft-page-break/>
        <table:table-row>
          <table:table-cell table:style-name="Таблица1.A214" office:value-type="string">
            <text:p text:style-name="P499">2868)version</text:p>
            <text:p text:style-name="P499"/>
            <text:p text:style-name="P499"/>
            <text:p text:style-name="P143">[ˈvɜːʃ(ə)n]</text:p>
          </table:table-cell>
          <table:table-cell table:style-name="Таблица1.B2" office:value-type="string">
            <text:p text:style-name="P499">Версия, вариант</text:p>
          </table:table-cell>
        </table:table-row>
        <table:table-row>
          <table:table-cell table:style-name="Таблица1.A214" office:value-type="string">
            <text:p text:style-name="P500">2869)quit</text:p>
            <text:p text:style-name="P500"/>
            <text:p text:style-name="P500"/>
            <text:p text:style-name="P144">[kwɪt]</text:p>
          </table:table-cell>
          <table:table-cell table:style-name="Таблица1.B2" office:value-type="string">
            <text:p text:style-name="P500">Выходить из системы, оставлять, бросать</text:p>
          </table:table-cell>
        </table:table-row>
        <table:table-row>
          <table:table-cell table:style-name="Таблица1.A218" office:value-type="string">
            <text:p text:style-name="P501">2870)Decide in favour of</text:p>
            <text:p text:style-name="P501"/>
            <text:p text:style-name="P501"/>
            <text:p text:style-name="P501"/>
          </table:table-cell>
          <table:table-cell table:style-name="Таблица1.B2" office:value-type="string">
            <text:p text:style-name="P501">Решить в пользу</text:p>
          </table:table-cell>
        </table:table-row>
        <table:table-row>
          <table:table-cell table:style-name="Таблица1.A218" office:value-type="string">
            <text:p text:style-name="P502">2871)quits</text:p>
            <text:p text:style-name="P502"/>
            <text:p text:style-name="P502"/>
            <text:p text:style-name="P145">[kwɪts]</text:p>
          </table:table-cell>
          <table:table-cell table:style-name="Таблица1.B2" office:value-type="string">
            <text:p text:style-name="P502">Расплатившийся, в расчёте</text:p>
          </table:table-cell>
        </table:table-row>
        <table:table-row>
          <table:table-cell table:style-name="Таблица1.A218" office:value-type="string">
            <text:p text:style-name="P503">2872)Play the game</text:p>
            <text:p text:style-name="P503"/>
            <text:p text:style-name="P503"/>
            <text:p text:style-name="P503"/>
          </table:table-cell>
          <table:table-cell table:style-name="Таблица1.B2" office:value-type="string">
            <text:p text:style-name="P504">Играть по правилам</text:p>
          </table:table-cell>
        </table:table-row>
        <table:table-row>
          <table:table-cell table:style-name="Таблица1.A218" office:value-type="string">
            <text:p text:style-name="P505">2873)step up</text:p>
            <text:p text:style-name="P505"/>
            <text:p text:style-name="P505"/>
            <text:p text:style-name="P146">[ˌstepˈʌp]</text:p>
          </table:table-cell>
          <table:table-cell table:style-name="Таблица1.B2" office:value-type="string">
            <text:p text:style-name="P506">Подходить, активизировать, повышать скачком</text:p>
          </table:table-cell>
        </table:table-row>
        <table:table-row>
          <table:table-cell table:style-name="Таблица1.A220" office:value-type="string">
            <text:p text:style-name="P507">2874)volume</text:p>
            <text:p text:style-name="P507"/>
            <text:p text:style-name="P507"/>
            <text:p text:style-name="P147">[ˈvɔljuːm]</text:p>
          </table:table-cell>
          <table:table-cell table:style-name="Таблица1.B2" office:value-type="string">
            <text:p text:style-name="P507">Громкость, объём, том</text:p>
          </table:table-cell>
        </table:table-row>
        <table:table-row>
          <table:table-cell table:style-name="Таблица1.A220" office:value-type="string">
            <text:p text:style-name="P508">2875)quiz</text:p>
            <text:p text:style-name="P508"/>
            <text:p text:style-name="P508"/>
            <text:p text:style-name="P148">[kwɪz]</text:p>
          </table:table-cell>
          <table:table-cell table:style-name="Таблица1.B2" office:value-type="string">
            <text:p text:style-name="P509">Викторина, опросник</text:p>
          </table:table-cell>
        </table:table-row>
        <table:table-row>
          <table:table-cell table:style-name="Таблица1.A224" office:value-type="string">
            <text:p text:style-name="P510">2876)As a rule</text:p>
            <text:p text:style-name="P510"/>
            <text:p text:style-name="P510"/>
            <text:p text:style-name="P510"/>
          </table:table-cell>
          <table:table-cell table:style-name="Таблица1.B2" office:value-type="string">
            <text:p text:style-name="P510">Как правило</text:p>
          </table:table-cell>
        </table:table-row>
        <table:table-row>
          <table:table-cell table:style-name="Таблица1.A224" office:value-type="string">
            <text:p text:style-name="P511">2877)tag</text:p>
            <text:p text:style-name="P511"/>
            <text:p text:style-name="P511"/>
            <text:p text:style-name="P149">[tæg]</text:p>
          </table:table-cell>
          <table:table-cell table:style-name="Таблица1.B2" office:value-type="string">
            <text:p text:style-name="P511">Метка, бирка</text:p>
          </table:table-cell>
        </table:table-row>
        <table:table-row>
          <table:table-cell table:style-name="Таблица1.A224" office:value-type="string">
            <text:p text:style-name="P512">2878)hood</text:p>
            <text:p text:style-name="P512"/>
            <text:p text:style-name="P512"/>
            <text:p text:style-name="P150">[hud]</text:p>
          </table:table-cell>
          <table:table-cell table:style-name="Таблица1.B2" office:value-type="string">
            <text:p text:style-name="P512">Капюшон, <text:span text:style-name="T16">капот</text:span>, крышка</text:p>
          </table:table-cell>
        </table:table-row>
        <table:table-row>
          <table:table-cell table:style-name="Таблица1.A224" office:value-type="string">
            <text:p text:style-name="P513">2879)quotation</text:p>
            <text:p text:style-name="P513"/>
            <text:p text:style-name="P513"/>
            <text:p text:style-name="P151">[kwəˈteɪʃ(ə)n]</text:p>
          </table:table-cell>
          <table:table-cell table:style-name="Таблица1.B2" office:value-type="string">
            <text:p text:style-name="P513">Цитата, кавычки, <text:span text:style-name="T17">котировка</text:span></text:p>
          </table:table-cell>
        </table:table-row>
        <table:table-row>
          <table:table-cell table:style-name="Таблица1.A228" office:value-type="string">
            <text:p text:style-name="P514">2880)Make rules</text:p>
            <text:p text:style-name="P514"/>
            <text:p text:style-name="P514"/>
            <text:p text:style-name="P514"/>
          </table:table-cell>
          <table:table-cell table:style-name="Таблица1.B2" office:value-type="string">
            <text:p text:style-name="P514">Устанавливать правила</text:p>
          </table:table-cell>
        </table:table-row>
        <table:table-row>
          <table:table-cell table:style-name="Таблица1.A228" office:value-type="string">
            <text:p text:style-name="P515">2881)stalwart</text:p>
            <text:p text:style-name="P515"><text:soft-page-break/></text:p>
            <text:p text:style-name="P515"/>
            <text:p text:style-name="P152">[ˈstɔːlwət]</text:p>
          </table:table-cell>
          <table:table-cell table:style-name="Таблица1.B2" office:value-type="string">
            <text:p text:style-name="P514"/>
            <text:p text:style-name="P515"><text:soft-page-break/>Рослый, стойкий, <text:span text:style-name="T18">стойкий приверженец</text:span></text:p>
          </table:table-cell>
        </table:table-row>
        <table:table-row>
          <table:table-cell table:style-name="Таблица1.A228" office:value-type="string">
            <text:p text:style-name="P516">2882)getting</text:p>
            <text:p text:style-name="P516"/>
            <text:p text:style-name="P516"/>
            <text:p text:style-name="P153">[ˈgetɪŋ]</text:p>
          </table:table-cell>
          <table:table-cell table:style-name="Таблица1.B2" office:value-type="string">
            <text:p text:style-name="P516">Получение, получающий, получать</text:p>
          </table:table-cell>
        </table:table-row>
        <table:table-row>
          <table:table-cell table:style-name="Таблица1.A228" office:value-type="string">
            <text:p text:style-name="P517">2883)racial</text:p>
            <text:p text:style-name="P517"/>
            <text:p text:style-name="P517"/>
            <text:p text:style-name="P154">[ˈreɪʃ(ə)l]</text:p>
          </table:table-cell>
          <table:table-cell table:style-name="Таблица1.B2" office:value-type="string">
            <text:p text:style-name="P517">Расовый</text:p>
          </table:table-cell>
        </table:table-row>
        <table:table-row>
          <table:table-cell table:style-name="Таблица1.A232" office:value-type="string">
            <text:p text:style-name="P518">2884)In my view</text:p>
            <text:p text:style-name="P518"/>
            <text:p text:style-name="P518"/>
            <text:p text:style-name="P518"/>
          </table:table-cell>
          <table:table-cell table:style-name="Таблица1.B2" office:value-type="string">
            <text:p text:style-name="P518">По моему мнению</text:p>
          </table:table-cell>
        </table:table-row>
        <table:table-row>
          <table:table-cell table:style-name="Таблица1.A232" office:value-type="string">
            <text:p text:style-name="P519">2885)helpful</text:p>
            <text:p text:style-name="P519"/>
            <text:p text:style-name="P519"/>
            <text:p text:style-name="P155">[ˈhelpf(ə)l]</text:p>
          </table:table-cell>
          <table:table-cell table:style-name="Таблица1.B2" office:value-type="string">
            <text:p text:style-name="P519">Полезный</text:p>
          </table:table-cell>
        </table:table-row>
        <table:table-row>
          <table:table-cell table:style-name="Таблица1.A232" office:value-type="string">
            <text:p text:style-name="P520">2886)response</text:p>
            <text:p text:style-name="P520"/>
            <text:p text:style-name="P520"/>
            <text:p text:style-name="P156">[rɪˈspɔn(t)s]</text:p>
          </table:table-cell>
          <table:table-cell table:style-name="Таблица1.B2" office:value-type="string">
            <text:p text:style-name="P520">Ответ, реакция</text:p>
          </table:table-cell>
        </table:table-row>
        <table:table-row>
          <table:table-cell table:style-name="Таблица1.A232" office:value-type="string">
            <text:p text:style-name="P521">28<text:span text:style-name="T19">8</text:span>7)racketeer</text:p>
            <text:p text:style-name="P521"/>
            <text:p text:style-name="P521"/>
            <text:p text:style-name="P157">[ˌrækɪˈtɪə]</text:p>
          </table:table-cell>
          <table:table-cell table:style-name="Таблица1.B2" office:value-type="string">
            <text:p text:style-name="P522">Вымогатель</text:p>
          </table:table-cell>
        </table:table-row>
        <table:table-row>
          <table:table-cell table:style-name="Таблица1.A236" office:value-type="string">
            <text:p text:style-name="P523">28<text:span text:style-name="T19">8</text:span>8)With the view of</text:p>
            <text:p text:style-name="P523"/>
            <text:p text:style-name="P523"/>
            <text:p text:style-name="P523"/>
          </table:table-cell>
          <table:table-cell table:style-name="Таблица1.B2" office:value-type="string">
            <text:p text:style-name="P523">С целью</text:p>
          </table:table-cell>
        </table:table-row>
        <table:table-row>
          <table:table-cell table:style-name="Таблица1.A236" office:value-type="string">
            <text:p text:style-name="P524">2889)superior</text:p>
            <text:p text:style-name="P524"/>
            <text:p text:style-name="P524"/>
            <text:p text:style-name="P158">[s(j)uːˈpɪərɪə]</text:p>
          </table:table-cell>
          <table:table-cell table:style-name="Таблица1.B2" office:value-type="string">
            <text:p text:style-name="P524">Превосходный, превосходящий</text:p>
          </table:table-cell>
        </table:table-row>
        <table:table-row>
          <table:table-cell table:style-name="Таблица1.A236" office:value-type="string">
            <text:p text:style-name="P525">2890)infer</text:p>
            <text:p text:style-name="P525"/>
            <text:p text:style-name="P525"/>
            <text:p text:style-name="P159">[ɪnˈfɜː]</text:p>
          </table:table-cell>
          <table:table-cell table:style-name="Таблица1.B2" office:value-type="string">
            <text:p text:style-name="P526">Делать вывод</text:p>
          </table:table-cell>
        </table:table-row>
        <table:table-row>
          <table:table-cell table:style-name="Таблица1.A236" office:value-type="string">
            <text:p text:style-name="P527">2891)radar</text:p>
            <text:p text:style-name="P527"/>
            <text:p text:style-name="P527"/>
            <text:p text:style-name="P160">[ˈreɪdɑː]</text:p>
          </table:table-cell>
          <table:table-cell table:style-name="Таблица1.B2" office:value-type="string">
            <text:p text:style-name="P527">Радар, радиолокационный </text:p>
          </table:table-cell>
        </table:table-row>
        <table:table-row>
          <table:table-cell table:style-name="Таблица1.A240" office:value-type="string">
            <text:p text:style-name="P528">2892)Lead smb to do smth</text:p>
            <text:p text:style-name="P528"/>
            <text:p text:style-name="P528"/>
            <text:p text:style-name="P528"/>
          </table:table-cell>
          <table:table-cell table:style-name="Таблица1.B2" office:value-type="string">
            <text:p text:style-name="P528">Заставить кого-либо сделать что-либо</text:p>
          </table:table-cell>
        </table:table-row>
        <table:table-row>
          <table:table-cell table:style-name="Таблица1.A240" office:value-type="string">
            <text:p text:style-name="P529">2893)<text:span text:style-name="T20">equation</text:span></text:p>
            <text:p text:style-name="P529"/>
            <text:p text:style-name="P529"/>
            <text:p text:style-name="P161">[ɪˈkweɪʒ(ə)n]</text:p>
          </table:table-cell>
          <table:table-cell table:style-name="Таблица1.B2" office:value-type="string">
            <text:p text:style-name="P530">Уравнение</text:p>
          </table:table-cell>
        </table:table-row>
        <table:table-row>
          <table:table-cell table:style-name="Таблица1.A240" office:value-type="string">
            <text:p text:style-name="P531">2894)performance</text:p>
            <text:p text:style-name="P531"/>
            <text:p text:style-name="P531"><text:soft-page-break/></text:p>
            <text:p text:style-name="P162">[pəˈfɔːmən(t)s]</text:p>
          </table:table-cell>
          <table:table-cell table:style-name="Таблица1.B2" office:value-type="string">
            <text:p text:style-name="P528"/>
            <text:p text:style-name="P528"/>
            <text:p text:style-name="P531"><text:soft-page-break/>Производительность, эффективность</text:p>
          </table:table-cell>
        </table:table-row>
        <table:table-row>
          <table:table-cell table:style-name="Таблица1.A240" office:value-type="string">
            <text:p text:style-name="P532">2895)radiation</text:p>
            <text:p text:style-name="P532"/>
            <text:p text:style-name="P532"/>
            <text:p text:style-name="P163">[ˌreɪdɪˈeɪʃ(ə)n]</text:p>
          </table:table-cell>
          <table:table-cell table:style-name="Таблица1.B2" office:value-type="string">
            <text:p text:style-name="P532">Излучение, радиация</text:p>
          </table:table-cell>
        </table:table-row>
        <table:table-row>
          <table:table-cell table:style-name="Таблица1.A244" office:value-type="string">
            <text:p text:style-name="P533">2896)Be in the wrong box</text:p>
            <text:p text:style-name="P533"/>
            <text:p text:style-name="P533"/>
            <text:p text:style-name="P533"/>
          </table:table-cell>
          <table:table-cell table:style-name="Таблица1.B2" office:value-type="string">
            <text:p text:style-name="P533">Быть в неловком положении</text:p>
          </table:table-cell>
        </table:table-row>
        <table:table-row>
          <table:table-cell table:style-name="Таблица1.A244" office:value-type="string">
            <text:p text:style-name="P534">2897)grade</text:p>
            <text:p text:style-name="P534"/>
            <text:p text:style-name="P534"/>
            <text:p text:style-name="P164">[greɪd]</text:p>
          </table:table-cell>
          <table:table-cell table:style-name="Таблица1.B2" office:value-type="string">
            <text:p text:style-name="P534">Ранг, градус, степень, оценка</text:p>
          </table:table-cell>
        </table:table-row>
        <table:table-row>
          <table:table-cell table:style-name="Таблица1.A244" office:value-type="string">
            <text:p text:style-name="P535">2898)reference</text:p>
            <text:p text:style-name="P535"/>
            <text:p text:style-name="P535"/>
            <text:p text:style-name="P165">[ˈref(ə)r(ə)n(t)s]</text:p>
          </table:table-cell>
          <table:table-cell table:style-name="Таблица1.B2" office:value-type="string">
            <text:p text:style-name="P535">Ссылка, справка</text:p>
          </table:table-cell>
        </table:table-row>
        <table:table-row>
          <table:table-cell table:style-name="Таблица1.A244" office:value-type="string">
            <text:p text:style-name="P536">2899)radio</text:p>
            <text:p text:style-name="P536"/>
            <text:p text:style-name="P536"/>
            <text:p text:style-name="P166">[ˈreɪdɪəu]</text:p>
          </table:table-cell>
          <table:table-cell table:style-name="Таблица1.B2" office:value-type="string">
            <text:p text:style-name="P536">Радио</text:p>
          </table:table-cell>
        </table:table-row>
        <table:table-row>
          <table:table-cell table:style-name="Таблица1.A248" office:value-type="string">
            <text:p text:style-name="P537">2900)Hope for</text:p>
            <text:p text:style-name="P537"/>
            <text:p text:style-name="P537"/>
            <text:p text:style-name="P167">[həup]</text:p>
          </table:table-cell>
          <table:table-cell table:style-name="Таблица1.B2" office:value-type="string">
            <text:p text:style-name="P537">Надеяться на</text:p>
          </table:table-cell>
        </table:table-row>
        <table:table-row>
          <table:table-cell table:style-name="Таблица1.A248" office:value-type="string">
            <text:p text:style-name="P538">2901)recognition</text:p>
            <text:p text:style-name="P538"/>
            <text:p text:style-name="P538"/>
            <text:p text:style-name="P168">[ˌrekəgˈnɪʃ(ə)n]</text:p>
          </table:table-cell>
          <table:table-cell table:style-name="Таблица1.B2" office:value-type="string">
            <text:p text:style-name="P538"><text:span text:style-name="T21">Распознавание</text:span>, признание</text:p>
          </table:table-cell>
        </table:table-row>
        <table:table-row>
          <table:table-cell table:style-name="Таблица1.A248" office:value-type="string">
            <text:p text:style-name="P539">2902)newest</text:p>
            <text:p text:style-name="P539"/>
            <text:p text:style-name="P539"/>
            <text:p text:style-name="P169">[ˈnjuːɪst]</text:p>
          </table:table-cell>
          <table:table-cell table:style-name="Таблица1.B2" office:value-type="string">
            <text:p text:style-name="P539">Новейший</text:p>
          </table:table-cell>
        </table:table-row>
        <table:table-row>
          <table:table-cell table:style-name="Таблица1.A248" office:value-type="string">
            <text:p text:style-name="P540">2903)extensible</text:p>
            <text:p text:style-name="P540"/>
            <text:p text:style-name="P540"/>
            <text:p text:style-name="P170">[ɪkˈsten(t)səbl]</text:p>
          </table:table-cell>
          <table:table-cell table:style-name="Таблица1.B2" office:value-type="string">
            <text:p text:style-name="P540">Расширяемый</text:p>
          </table:table-cell>
        </table:table-row>
        <table:table-row>
          <table:table-cell table:style-name="Таблица1.A251" office:value-type="string">
            <text:p text:style-name="P541">2904)anywhere</text:p>
            <text:p text:style-name="P541"/>
            <text:p text:style-name="P541"/>
            <text:p text:style-name="P171">[ˈenɪwɛə]</text:p>
          </table:table-cell>
          <table:table-cell table:style-name="Таблица1.B2" office:value-type="string">
            <text:p text:style-name="P541">Везде, куда-угодно, никуда</text:p>
          </table:table-cell>
        </table:table-row>
        <table:table-row>
          <table:table-cell table:style-name="Таблица1.A251" office:value-type="string">
            <text:p text:style-name="P542">2905)asset</text:p>
            <text:p text:style-name="P542"/>
            <text:p text:style-name="P542"/>
            <text:p text:style-name="P172">[ˈæset]</text:p>
          </table:table-cell>
          <table:table-cell table:style-name="Таблица1.B2" office:value-type="string">
            <text:p text:style-name="P542">Имущество, ресурс</text:p>
          </table:table-cell>
        </table:table-row>
        <table:table-row>
          <table:table-cell table:style-name="Таблица1.A251" office:value-type="string">
            <text:p text:style-name="P543">2906)radio-location</text:p>
            <text:p text:style-name="P543"/>
            <text:p text:style-name="P543"/>
            <text:p text:style-name="P173">[ˌreɪdɪəuləuˈkeɪʃ(ə)n]</text:p>
          </table:table-cell>
          <table:table-cell table:style-name="Таблица1.B2" office:value-type="string">
            <text:p text:style-name="P543">Радиолокация</text:p>
          </table:table-cell>
        </table:table-row>
        <table:table-row>
          <table:table-cell table:style-name="Таблица1.A255" office:value-type="string">
            <text:p text:style-name="P544">2907)At the moment</text:p>
            <text:p text:style-name="P544"/>
            <text:p text:style-name="P544"/>
            <text:p text:style-name="P544"><text:soft-page-break/></text:p>
          </table:table-cell>
          <table:table-cell table:style-name="Таблица1.B2" office:value-type="string">
            <text:p text:style-name="P537"/>
            <text:p text:style-name="P537"/>
            <text:p text:style-name="P537"/>
            <text:p text:style-name="P544"><text:soft-page-break/>В данный момент</text:p>
          </table:table-cell>
        </table:table-row>
        <table:table-row>
          <table:table-cell table:style-name="Таблица1.A255" office:value-type="string">
            <text:p text:style-name="P545">2908)throughput</text:p>
            <text:p text:style-name="P545"/>
            <text:p text:style-name="P545"/>
            <text:p text:style-name="P174">[ˈθruːput]</text:p>
          </table:table-cell>
          <table:table-cell table:style-name="Таблица1.B2" office:value-type="string">
            <text:p text:style-name="P545">Производительность, пропускная спопобность</text:p>
          </table:table-cell>
        </table:table-row>
        <table:table-row>
          <table:table-cell table:style-name="Таблица1.A255" office:value-type="string">
            <text:p text:style-name="P546">2909)density</text:p>
            <text:p text:style-name="P546"/>
            <text:p text:style-name="P546"/>
            <text:p text:style-name="P175">[ˈden(t)sɪtɪ]</text:p>
          </table:table-cell>
          <table:table-cell table:style-name="Таблица1.B2" office:value-type="string">
            <text:p text:style-name="P546">Плотность</text:p>
          </table:table-cell>
        </table:table-row>
        <table:table-row>
          <table:table-cell table:style-name="Таблица1.A255" office:value-type="string">
            <text:p text:style-name="P547">2910)radical</text:p>
            <text:p text:style-name="P547"/>
            <text:p text:style-name="P547"/>
            <text:p text:style-name="P176">[ˈrædɪk(ə)l]</text:p>
          </table:table-cell>
          <table:table-cell table:style-name="Таблица1.B2" office:value-type="string">
            <text:p text:style-name="P547">Радикал, радикальный</text:p>
          </table:table-cell>
        </table:table-row>
        <table:table-row>
          <table:table-cell table:style-name="Таблица1.A259" office:value-type="string">
            <text:p text:style-name="P548">2911)It will be all plain sailing</text:p>
            <text:p text:style-name="P548"/>
            <text:p text:style-name="P548"/>
            <text:p text:style-name="P177">[ˈseɪlɪŋ]</text:p>
          </table:table-cell>
          <table:table-cell table:style-name="Таблица1.B2" office:value-type="string">
            <text:p text:style-name="P548">Всё пойдёт как по маслу</text:p>
          </table:table-cell>
        </table:table-row>
        <table:table-row>
          <table:table-cell table:style-name="Таблица1.A259" office:value-type="string">
            <text:p text:style-name="P549">2912)resurge</text:p>
            <text:p text:style-name="P549"/>
            <text:p text:style-name="P549"/>
            <text:p text:style-name="P178">[rɪˈsɜːdʒ]</text:p>
          </table:table-cell>
          <table:table-cell table:style-name="Таблица1.B2" office:value-type="string">
            <text:p text:style-name="P549">Возродиться</text:p>
          </table:table-cell>
        </table:table-row>
        <table:table-row>
          <table:table-cell table:style-name="Таблица1.A259" office:value-type="string">
            <text:p text:style-name="P550">2913)incoming</text:p>
            <text:p text:style-name="P550"/>
            <text:p text:style-name="P550"/>
            <text:p text:style-name="P179">[ˈɪnˌkʌmɪŋ]</text:p>
          </table:table-cell>
          <table:table-cell table:style-name="Таблица1.B2" office:value-type="string">
            <text:p text:style-name="P550">Входящий</text:p>
          </table:table-cell>
        </table:table-row>
        <table:table-row>
          <table:table-cell table:style-name="Таблица1.A259" office:value-type="string">
            <text:p text:style-name="P551">2914)raid</text:p>
            <text:p text:style-name="P551"/>
            <text:p text:style-name="P551"/>
            <text:p text:style-name="P180">[reɪd]</text:p>
          </table:table-cell>
          <table:table-cell table:style-name="Таблица1.B2" office:value-type="string">
            <text:p text:style-name="P551">Набег, грабить</text:p>
          </table:table-cell>
        </table:table-row>
        <table:table-row>
          <table:table-cell table:style-name="Таблица1.A263" office:value-type="string">
            <text:p text:style-name="P552">2915)Subject to</text:p>
            <text:p text:style-name="P552"/>
            <text:p text:style-name="P552"/>
            <text:p text:style-name="P552"/>
          </table:table-cell>
          <table:table-cell table:style-name="Таблица1.B2" office:value-type="string">
            <text:p text:style-name="P552">При условии, с учётом</text:p>
          </table:table-cell>
        </table:table-row>
        <table:table-row>
          <table:table-cell table:style-name="Таблица1.A263" office:value-type="string">
            <text:p text:style-name="P553">2916)separate</text:p>
            <text:p text:style-name="P553"/>
            <text:p text:style-name="P553"/>
            <text:p text:style-name="P181">[ˈsep(ə)rət]</text:p>
          </table:table-cell>
          <table:table-cell table:style-name="Таблица1.B2" office:value-type="string">
            <text:p text:style-name="P553">Разделять, отдельный</text:p>
          </table:table-cell>
        </table:table-row>
        <table:table-row>
          <table:table-cell table:style-name="Таблица1.A263" office:value-type="string">
            <text:p text:style-name="P554">2917)normally</text:p>
            <text:p text:style-name="P554"/>
            <text:p text:style-name="P554"/>
            <text:p text:style-name="P182">[ˈnɔːməlɪ]</text:p>
          </table:table-cell>
          <table:table-cell table:style-name="Таблица1.B2" office:value-type="string">
            <text:p text:style-name="P554">Обычно, нормально</text:p>
          </table:table-cell>
        </table:table-row>
        <table:table-row>
          <table:table-cell table:style-name="Таблица1.A263" office:value-type="string">
            <text:p text:style-name="P555">2918)rally</text:p>
            <text:p text:style-name="P555"/>
            <text:p text:style-name="P555"/>
            <text:p text:style-name="P183">[ˈrælɪ]</text:p>
          </table:table-cell>
          <table:table-cell table:style-name="Таблица1.B2" office:value-type="string">
            <text:p text:style-name="P556">Объединение, объединиться </text:p>
          </table:table-cell>
        </table:table-row>
        <table:table-row>
          <table:table-cell table:style-name="Таблица1.A267" office:value-type="string">
            <text:p text:style-name="P557">2919)Compulsory education</text:p>
            <text:p text:style-name="P557"/>
            <text:p text:style-name="P557"/>
            <text:p text:style-name="P184">[kəmˈpʌls(ə)rɪ]</text:p>
          </table:table-cell>
          <table:table-cell table:style-name="Таблица1.B2" office:value-type="string">
            <text:p text:style-name="P557">Обязательное образование</text:p>
          </table:table-cell>
        </table:table-row>
        <table:table-row>
          <table:table-cell table:style-name="Таблица1.A267" office:value-type="string">
            <text:p text:style-name="P558">2920)scratch</text:p>
            <text:p text:style-name="P558"/>
            <text:p text:style-name="P558"/>
            <text:p text:style-name="P185">[skræʧ]</text:p>
          </table:table-cell>
          <table:table-cell table:style-name="Таблица1.B2" office:value-type="string">
            <text:p text:style-name="P558">Рабочая область, царапать, царапина, временный</text:p>
          </table:table-cell>
        </table:table-row>
        <text:soft-page-break/>
        <table:table-row>
          <table:table-cell table:style-name="Таблица1.A267" office:value-type="string">
            <text:p text:style-name="P559">2921)anyway</text:p>
            <text:p text:style-name="P559"/>
            <text:p text:style-name="P559"/>
            <text:p text:style-name="P186">[ˈenɪweɪ]</text:p>
          </table:table-cell>
          <table:table-cell table:style-name="Таблица1.B2" office:value-type="string">
            <text:p text:style-name="P559">В любом случае</text:p>
          </table:table-cell>
        </table:table-row>
        <table:table-row>
          <table:table-cell table:style-name="Таблица1.A267" office:value-type="string">
            <text:p text:style-name="P560">2922)rating</text:p>
            <text:p text:style-name="P560"/>
            <text:p text:style-name="P560"/>
            <text:p text:style-name="P187">[ˈreɪtɪŋ]</text:p>
          </table:table-cell>
          <table:table-cell table:style-name="Таблица1.B2" office:value-type="string">
            <text:p text:style-name="P560">Рейтинг, оценка</text:p>
          </table:table-cell>
        </table:table-row>
        <table:table-row>
          <table:table-cell table:style-name="Таблица1.A271" office:value-type="string">
            <text:p text:style-name="P561">2923)Free education</text:p>
            <text:p text:style-name="P561"/>
            <text:p text:style-name="P561"/>
            <text:p text:style-name="P561"/>
          </table:table-cell>
          <table:table-cell table:style-name="Таблица1.B2" office:value-type="string">
            <text:p text:style-name="P561">Бесплатное образование</text:p>
          </table:table-cell>
        </table:table-row>
        <table:table-row>
          <table:table-cell table:style-name="Таблица1.A271" office:value-type="string">
            <text:p text:style-name="P562">2924)There is</text:p>
            <text:p text:style-name="P562"/>
            <text:p text:style-name="P562"/>
            <text:p text:style-name="P562"/>
          </table:table-cell>
          <table:table-cell table:style-name="Таблица1.B2" office:value-type="string">
            <text:p text:style-name="P562">Есть, имеется</text:p>
          </table:table-cell>
        </table:table-row>
        <table:table-row>
          <table:table-cell table:style-name="Таблица1.A271" office:value-type="string">
            <text:p text:style-name="P563">2925)executable</text:p>
            <text:p text:style-name="P563"/>
            <text:p text:style-name="P563"/>
            <text:p text:style-name="P188">[ˈeksɪkjuːtəbl]</text:p>
          </table:table-cell>
          <table:table-cell table:style-name="Таблица1.B2" office:value-type="string">
            <text:p text:style-name="P563">Выполнимый, исполняемый</text:p>
          </table:table-cell>
        </table:table-row>
        <table:table-row>
          <table:table-cell table:style-name="Таблица1.A271" office:value-type="string">
            <text:p text:style-name="P564">2926)ration</text:p>
            <text:p text:style-name="P564"/>
            <text:p text:style-name="P564"/>
            <text:p text:style-name="P189">[ˈræʃ(ə)n]</text:p>
          </table:table-cell>
          <table:table-cell table:style-name="Таблица1.B2" office:value-type="string">
            <text:p text:style-name="P565">Рацион, <text:span text:style-name="T22">порция, </text:span>нормировать</text:p>
          </table:table-cell>
        </table:table-row>
        <table:table-row>
          <table:table-cell table:style-name="Таблица1.A275" office:value-type="string">
            <text:p text:style-name="P566">2927)trade education</text:p>
            <text:p text:style-name="P566"/>
            <text:p text:style-name="P566"/>
            <text:p text:style-name="P566"/>
          </table:table-cell>
          <table:table-cell table:style-name="Таблица1.B2" office:value-type="string">
            <text:p text:style-name="P566">Специальное образование</text:p>
          </table:table-cell>
        </table:table-row>
        <table:table-row>
          <table:table-cell table:style-name="Таблица1.A275" office:value-type="string">
            <text:p text:style-name="P567">2928)defer</text:p>
            <text:p text:style-name="P567"/>
            <text:p text:style-name="P567"/>
            <text:p text:style-name="P190">[dɪˈfɜː]</text:p>
          </table:table-cell>
          <table:table-cell table:style-name="Таблица1.B2" office:value-type="string">
            <text:p text:style-name="P567">Откладывать, задерживать</text:p>
          </table:table-cell>
        </table:table-row>
        <table:table-row>
          <table:table-cell table:style-name="Таблица1.A275" office:value-type="string">
            <text:p text:style-name="P568">2929)enclose</text:p>
            <text:p text:style-name="P568"/>
            <text:p text:style-name="P568"/>
            <text:p text:style-name="P191">[ɪnˈkləuz]</text:p>
          </table:table-cell>
          <table:table-cell table:style-name="Таблица1.B2" office:value-type="string">
            <text:p text:style-name="P568">Заключать, окружать</text:p>
          </table:table-cell>
        </table:table-row>
        <table:table-row>
          <table:table-cell table:style-name="Таблица1.A275" office:value-type="string">
            <text:p text:style-name="P569">2930)rational</text:p>
            <text:p text:style-name="P569"/>
            <text:p text:style-name="P569"/>
            <text:p text:style-name="P192">[ˈræʃ(ə)n(ə)l]</text:p>
          </table:table-cell>
          <table:table-cell table:style-name="Таблица1.B2" office:value-type="string">
            <text:p text:style-name="P569">Рациональный</text:p>
          </table:table-cell>
        </table:table-row>
        <table:table-row>
          <table:table-cell table:style-name="Таблица1.A279" office:value-type="string">
            <text:p text:style-name="P570">2931)To a hair</text:p>
            <text:p text:style-name="P570"/>
            <text:p text:style-name="P570"/>
            <text:p text:style-name="P570"/>
          </table:table-cell>
          <table:table-cell table:style-name="Таблица1.B2" office:value-type="string">
            <text:p text:style-name="P570">Точь в точь, точно</text:p>
          </table:table-cell>
        </table:table-row>
        <table:table-row>
          <table:table-cell table:style-name="Таблица1.A279" office:value-type="string">
            <text:p text:style-name="P571">2932)extra</text:p>
            <text:p text:style-name="P571"/>
            <text:p text:style-name="P571"/>
            <text:p text:style-name="P193">[ˈekstrə]</text:p>
          </table:table-cell>
          <table:table-cell table:style-name="Таблица1.B2" office:value-type="string">
            <text:p text:style-name="P571">Дополнительно, дополнительный</text:p>
          </table:table-cell>
        </table:table-row>
        <table:table-row>
          <table:table-cell table:style-name="Таблица1.A279" office:value-type="string">
            <text:p text:style-name="P572">2933)unwind</text:p>
            <text:p text:style-name="P572"/>
            <text:p text:style-name="P572"/>
            <text:p text:style-name="P194">[ʌnˈwaɪnd]</text:p>
          </table:table-cell>
          <table:table-cell table:style-name="Таблица1.B2" office:value-type="string">
            <text:p text:style-name="P572">Разворачивать,отдыхать</text:p>
          </table:table-cell>
        </table:table-row>
        <table:table-row>
          <table:table-cell table:style-name="Таблица1.A279" office:value-type="string">
            <text:p text:style-name="P573">2934)rationalization</text:p>
            <text:p text:style-name="P573"><text:soft-page-break/></text:p>
            <text:p text:style-name="P573"/>
            <text:p text:style-name="P195">[ˌræʃ(ə)n(ə)laɪˈzeɪʃ(ə)n]</text:p>
          </table:table-cell>
          <table:table-cell table:style-name="Таблица1.B2" office:value-type="string">
            <text:p text:style-name="P570"/>
            <text:p text:style-name="P574"><text:soft-page-break/>Рационализация</text:p>
          </table:table-cell>
        </table:table-row>
        <table:table-row>
          <table:table-cell table:style-name="Таблица1.A283" office:value-type="string">
            <text:p text:style-name="P575">2935)Keep your hair on!</text:p>
            <text:p text:style-name="P575"/>
            <text:p text:style-name="P575"/>
            <text:p text:style-name="P196">[jɔː]</text:p>
          </table:table-cell>
          <table:table-cell table:style-name="Таблица1.B2" office:value-type="string">
            <text:p text:style-name="P575">Не горячитесь!</text:p>
          </table:table-cell>
        </table:table-row>
        <table:table-row>
          <table:table-cell table:style-name="Таблица1.A283" office:value-type="string">
            <text:p text:style-name="P576">2936)abundance</text:p>
            <text:p text:style-name="P576"/>
            <text:p text:style-name="P576"/>
            <text:p text:style-name="P197">[əˈbʌndən(t)s]</text:p>
          </table:table-cell>
          <table:table-cell table:style-name="Таблица1.B2" office:value-type="string">
            <text:p text:style-name="P576">Изобилие, распространённость </text:p>
          </table:table-cell>
        </table:table-row>
        <table:table-row>
          <table:table-cell table:style-name="Таблица1.A283" office:value-type="string">
            <text:p text:style-name="P577">2937)expose</text:p>
            <text:p text:style-name="P577"/>
            <text:p text:style-name="P577"/>
            <text:p text:style-name="P198">[ɪkˈspəuz]</text:p>
          </table:table-cell>
          <table:table-cell table:style-name="Таблица1.B2" office:value-type="string">
            <text:p text:style-name="P577">Подвергать, представлять в открытом виде</text:p>
          </table:table-cell>
        </table:table-row>
        <table:table-row>
          <table:table-cell table:style-name="Таблица1.A283" office:value-type="string">
            <text:p text:style-name="P578">2938)instance</text:p>
            <text:p text:style-name="P578"/>
            <text:p text:style-name="P578"/>
            <text:p text:style-name="P199">[ˈɪn(t)stən(t)s]</text:p>
          </table:table-cell>
          <table:table-cell table:style-name="Таблица1.B2" office:value-type="string">
            <text:p text:style-name="P578">Экземпляр, пример</text:p>
          </table:table-cell>
        </table:table-row>
        <table:table-row>
          <table:table-cell table:style-name="Таблица1.A285" office:value-type="string">
            <text:p text:style-name="P579">2939)notation</text:p>
            <text:p text:style-name="P579"/>
            <text:p text:style-name="P579"/>
            <text:p text:style-name="P200">[nəuˈteɪʃ(ə)n]</text:p>
          </table:table-cell>
          <table:table-cell table:style-name="Таблица1.B2" office:value-type="string">
            <text:p text:style-name="P579">Запись, обозначение</text:p>
          </table:table-cell>
        </table:table-row>
        <table:table-row>
          <table:table-cell table:style-name="Таблица1.A285" office:value-type="string">
            <text:p text:style-name="P580">2940)reaction</text:p>
            <text:p text:style-name="P580"/>
            <text:p text:style-name="P580"/>
            <text:p text:style-name="P201">[rɪˈækʃ(ə)n]</text:p>
          </table:table-cell>
          <table:table-cell table:style-name="Таблица1.B2" office:value-type="string">
            <text:p text:style-name="P580">Реакция</text:p>
          </table:table-cell>
        </table:table-row>
        <table:table-row>
          <table:table-cell table:style-name="Таблица1.A289" office:value-type="string">
            <text:p text:style-name="P581">2941)Lose heart</text:p>
            <text:p text:style-name="P581"/>
            <text:p text:style-name="P581"/>
            <text:p text:style-name="P581"/>
          </table:table-cell>
          <table:table-cell table:style-name="Таблица1.B2" office:value-type="string">
            <text:p text:style-name="P581">Падать духом</text:p>
          </table:table-cell>
        </table:table-row>
        <table:table-row>
          <table:table-cell table:style-name="Таблица1.A289" office:value-type="string">
            <text:p text:style-name="P582">2942)extract</text:p>
            <text:p text:style-name="P582"/>
            <text:p text:style-name="P582"/>
            <text:p text:style-name="P202">[ɪkˈstrækt]</text:p>
          </table:table-cell>
          <table:table-cell table:style-name="Таблица1.B2" office:value-type="string">
            <text:p text:style-name="P582">Извлекать, извлечение, экстракт</text:p>
          </table:table-cell>
        </table:table-row>
        <table:table-row>
          <table:table-cell table:style-name="Таблица1.A289" office:value-type="string">
            <text:p text:style-name="P583">2943)resume</text:p>
            <text:p text:style-name="P583"/>
            <text:p text:style-name="P583"/>
            <text:p text:style-name="P203">[rɪˈzjuːm]</text:p>
          </table:table-cell>
          <table:table-cell table:style-name="Таблица1.B2" office:value-type="string">
            <text:p text:style-name="P583">Продолжать, резюме</text:p>
          </table:table-cell>
        </table:table-row>
        <table:table-row>
          <table:table-cell table:style-name="Таблица1.A289" office:value-type="string">
            <text:p text:style-name="P584">2944)reactive</text:p>
            <text:p text:style-name="P584"/>
            <text:p text:style-name="P584"/>
            <text:p text:style-name="P204">[rɪˈæktɪv]</text:p>
          </table:table-cell>
          <table:table-cell table:style-name="Таблица1.B2" office:value-type="string">
            <text:p text:style-name="P584">Реактивный</text:p>
          </table:table-cell>
        </table:table-row>
        <table:table-row>
          <table:table-cell table:style-name="Таблица1.A293" office:value-type="string">
            <text:p text:style-name="P585">2945)Take heart</text:p>
            <text:p text:style-name="P585"/>
            <text:p text:style-name="P585"/>
            <text:p text:style-name="P585"/>
          </table:table-cell>
          <table:table-cell table:style-name="Таблица1.B2" office:value-type="string">
            <text:p text:style-name="P585">Мужаться</text:p>
          </table:table-cell>
        </table:table-row>
        <table:table-row>
          <table:table-cell table:style-name="Таблица1.A293" office:value-type="string">
            <text:p text:style-name="P586">2946)underway</text:p>
            <text:p text:style-name="P586"/>
            <text:p text:style-name="P586"/>
            <text:p text:style-name="P205">[ˌʌndəˈweɪ]</text:p>
          </table:table-cell>
          <table:table-cell table:style-name="Таблица1.B2" office:value-type="string">
            <text:p text:style-name="P586">В процессе разработки, в движении</text:p>
          </table:table-cell>
        </table:table-row>
        <table:table-row>
          <table:table-cell table:style-name="Таблица1.A293" office:value-type="string">
            <text:p text:style-name="P587">2947)explanation</text:p>
            <text:p text:style-name="P587"/>
            <text:p text:style-name="P587"><text:soft-page-break/></text:p>
            <text:p text:style-name="P206">[ˌekspləˈneɪʃ(ə)n]</text:p>
          </table:table-cell>
          <table:table-cell table:style-name="Таблица1.B2" office:value-type="string">
            <text:p text:style-name="P585"/>
            <text:p text:style-name="P585"/>
            <text:p text:style-name="P587"><text:soft-page-break/>Объяснение</text:p>
          </table:table-cell>
        </table:table-row>
        <table:table-row>
          <table:table-cell table:style-name="Таблица1.A293" office:value-type="string">
            <text:p text:style-name="P588">2948)realistic</text:p>
            <text:p text:style-name="P588"/>
            <text:p text:style-name="P588"/>
            <text:p text:style-name="P207">[ˌrɪəˈlɪstɪk]</text:p>
          </table:table-cell>
          <table:table-cell table:style-name="Таблица1.B2" office:value-type="string">
            <text:p text:style-name="P588">Реалистично, <text:s/>реалистичный</text:p>
          </table:table-cell>
        </table:table-row>
        <table:table-row>
          <table:table-cell table:style-name="Таблица1.A296" office:value-type="string">
            <text:p text:style-name="P589">2949)trace</text:p>
            <text:p text:style-name="P589"/>
            <text:p text:style-name="P589"/>
            <text:p text:style-name="P208">[treɪs]</text:p>
          </table:table-cell>
          <table:table-cell table:style-name="Таблица1.B2" office:value-type="string">
            <text:p text:style-name="P589">Прослеживать, след, трассировка</text:p>
          </table:table-cell>
        </table:table-row>
        <table:table-row>
          <table:table-cell table:style-name="Таблица1.A296" office:value-type="string">
            <text:p text:style-name="P592">2950)wildcard</text:p>
            <text:p text:style-name="P592"/>
            <text:p text:style-name="P592"/>
            <text:p text:style-name="P590"><text:span text:style-name="T4">[waɪld</text:span><text:span text:style-name="T3">kɑːd</text:span><text:span text:style-name="T4">]</text:span></text:p>
          </table:table-cell>
          <table:table-cell table:style-name="Таблица1.B2" office:value-type="string">
            <text:p text:style-name="P592">Групповой символ</text:p>
          </table:table-cell>
        </table:table-row>
        <table:table-row>
          <table:table-cell table:style-name="Таблица1.A296" office:value-type="string">
            <text:p text:style-name="P593">2951)reality</text:p>
            <text:p text:style-name="P593"/>
            <text:p text:style-name="P593"/>
            <text:p text:style-name="P209">[rɪˈælətɪ]</text:p>
          </table:table-cell>
          <table:table-cell table:style-name="Таблица1.B2" office:value-type="string">
            <text:p text:style-name="P593">Реальность</text:p>
          </table:table-cell>
        </table:table-row>
        <table:table-row>
          <table:table-cell table:style-name="Таблица1.A299" office:value-type="string">
            <text:p text:style-name="P594">2952)conjunction</text:p>
            <text:p text:style-name="P594"/>
            <text:p text:style-name="P594"/>
            <text:p text:style-name="P210">[kənˈʤʌŋkʃ(ə)n]</text:p>
          </table:table-cell>
          <table:table-cell table:style-name="Таблица1.B2" office:value-type="string">
            <text:p text:style-name="P594">Логическое умножение, соединение, союз</text:p>
          </table:table-cell>
        </table:table-row>
        <table:table-row>
          <table:table-cell table:style-name="Таблица1.A299" office:value-type="string">
            <text:p text:style-name="P595">2953)snippet</text:p>
            <text:p text:style-name="P595"/>
            <text:p text:style-name="P595"/>
            <text:p text:style-name="P211">[ˈsnɪpɪt]</text:p>
          </table:table-cell>
          <table:table-cell table:style-name="Таблица1.B2" office:value-type="string">
            <text:p text:style-name="P595">Отрывок, фрагмент</text:p>
          </table:table-cell>
        </table:table-row>
        <table:table-row>
          <table:table-cell table:style-name="Таблица1.A299" office:value-type="string">
            <text:p text:style-name="P596">2954)realization</text:p>
            <text:p text:style-name="P596"/>
            <text:p text:style-name="P596"/>
            <text:p text:style-name="P212">[ˌrɪəlaɪˈzeɪʃ(ə)n]</text:p>
          </table:table-cell>
          <table:table-cell table:style-name="Таблица1.B2" office:value-type="string">
            <text:p text:style-name="P596">Понимание, реализация</text:p>
          </table:table-cell>
        </table:table-row>
        <table:table-row>
          <table:table-cell table:style-name="Таблица1.A303" office:value-type="string">
            <text:p text:style-name="P597">2955)Let alone</text:p>
            <text:p text:style-name="P597"/>
            <text:p text:style-name="P597"/>
            <text:p text:style-name="P597"/>
          </table:table-cell>
          <table:table-cell table:style-name="Таблица1.B2" office:value-type="string">
            <text:p text:style-name="P597">Не говоря уже о, оставлять в покое</text:p>
          </table:table-cell>
        </table:table-row>
        <table:table-row>
          <table:table-cell table:style-name="Таблица1.A303" office:value-type="string">
            <text:p text:style-name="P598">2956)indentation</text:p>
            <text:p text:style-name="P598"/>
            <text:p text:style-name="P598"/>
            <text:p text:style-name="P213">[ˌɪndenˈteɪʃ(ə)n]</text:p>
          </table:table-cell>
          <table:table-cell table:style-name="Таблица1.B2" office:value-type="string">
            <text:p text:style-name="P598">Отступ</text:p>
          </table:table-cell>
        </table:table-row>
        <table:table-row>
          <table:table-cell table:style-name="Таблица1.A303" office:value-type="string">
            <text:p text:style-name="P599">2957)jiffy</text:p>
            <text:p text:style-name="P599"/>
            <text:p text:style-name="P599"/>
            <text:p text:style-name="P214">[ˈʤɪf(ɪ)]</text:p>
          </table:table-cell>
          <table:table-cell table:style-name="Таблица1.B2" office:value-type="string">
            <text:p text:style-name="P599">Тик, миг</text:p>
          </table:table-cell>
        </table:table-row>
        <table:table-row>
          <table:table-cell table:style-name="Таблица1.A303" office:value-type="string">
            <text:p text:style-name="P600"><text:span text:style-name="T24">2958)</text:span>yield</text:p>
            <text:p text:style-name="P597"/>
            <text:p text:style-name="P597"/>
            <text:p text:style-name="P215">[jiːld]</text:p>
          </table:table-cell>
          <table:table-cell table:style-name="Таблица1.B2" office:value-type="string">
            <text:p text:style-name="P600">Выдавать, дохо<text:span text:style-name="T23">д, урожай</text:span></text:p>
          </table:table-cell>
        </table:table-row>
        <table:table-row>
          <table:table-cell table:style-name="Таблица1.A305" office:value-type="string">
            <text:p text:style-name="P601">2959)refine</text:p>
            <text:p text:style-name="P601"/>
            <text:p text:style-name="P601"/>
            <text:p text:style-name="P216">[rɪˈfaɪn]</text:p>
          </table:table-cell>
          <table:table-cell table:style-name="Таблица1.B2" office:value-type="string">
            <text:p text:style-name="P601">Совершенствовать, детализировать</text:p>
          </table:table-cell>
        </table:table-row>
        <table:table-row>
          <table:table-cell table:style-name="Таблица1.A305" office:value-type="string">
            <text:p text:style-name="P602">2960)recommendation</text:p>
            <text:p text:style-name="P602"/>
            <text:p text:style-name="P602"/>
            <text:p text:style-name="P217"><text:soft-page-break/>[ˌrekəmenˈdeɪʃ(ə)n]</text:p>
          </table:table-cell>
          <table:table-cell table:style-name="Таблица1.B2" office:value-type="string">
            <text:p text:style-name="P597"/>
            <text:p text:style-name="P597"/>
            <text:p text:style-name="P597"/>
            <text:p text:style-name="P603"><text:soft-page-break/>Рекомендация</text:p>
          </table:table-cell>
        </table:table-row>
        <table:table-row>
          <table:table-cell table:style-name="Таблица1.A309" office:value-type="string">
            <text:p text:style-name="P604">2961)Leave alone</text:p>
            <text:p text:style-name="P604"/>
            <text:p text:style-name="P604"/>
            <text:p text:style-name="P604"/>
          </table:table-cell>
          <table:table-cell table:style-name="Таблица1.B2" office:value-type="string">
            <text:p text:style-name="P605">Оставлять в покое</text:p>
          </table:table-cell>
        </table:table-row>
        <table:table-row>
          <table:table-cell table:style-name="Таблица1.A309" office:value-type="string">
            <text:p text:style-name="P606">2962)clause</text:p>
            <text:p text:style-name="P606"/>
            <text:p text:style-name="P606"/>
            <text:p text:style-name="P218">[klɔːz]</text:p>
          </table:table-cell>
          <table:table-cell table:style-name="Таблица1.B2" office:value-type="string">
            <text:p text:style-name="P606">Пункт, оговорка, оператор, формула</text:p>
          </table:table-cell>
        </table:table-row>
        <table:table-row>
          <table:table-cell table:style-name="Таблица1.A309" office:value-type="string">
            <text:p text:style-name="P607">2963)nine</text:p>
            <text:p text:style-name="P607"/>
            <text:p text:style-name="P607"/>
            <text:p text:style-name="P219">[naɪn]</text:p>
          </table:table-cell>
          <table:table-cell table:style-name="Таблица1.B2" office:value-type="string">
            <text:p text:style-name="P607">Девять</text:p>
          </table:table-cell>
        </table:table-row>
        <table:table-row>
          <table:table-cell table:style-name="Таблица1.A309" office:value-type="string">
            <text:p text:style-name="P608">2964)reconstruction</text:p>
            <text:p text:style-name="P608"/>
            <text:p text:style-name="P608"/>
            <text:p text:style-name="P220">[ˌriːk(ə)nˈstrʌkʃ(ə)n]</text:p>
          </table:table-cell>
          <table:table-cell table:style-name="Таблица1.B2" office:value-type="string">
            <text:p text:style-name="P608">Восстановление</text:p>
          </table:table-cell>
        </table:table-row>
        <table:table-row>
          <table:table-cell table:style-name="Таблица1.A313" office:value-type="string">
            <text:p text:style-name="P609">2965)Many happy returns!</text:p>
            <text:p text:style-name="P609"/>
            <text:p text:style-name="P609"/>
            <text:p text:style-name="P609"/>
          </table:table-cell>
          <table:table-cell table:style-name="Таблица1.B2" office:value-type="string">
            <text:p text:style-name="P609">С днём рождения!</text:p>
          </table:table-cell>
        </table:table-row>
        <table:table-row>
          <table:table-cell table:style-name="Таблица1.A313" office:value-type="string">
            <text:p text:style-name="P610">2966)regardless</text:p>
            <text:p text:style-name="P610"/>
            <text:p text:style-name="P610"/>
            <text:p text:style-name="P221">[rɪˈgɑːdləs]</text:p>
          </table:table-cell>
          <table:table-cell table:style-name="Таблица1.B2" office:value-type="string">
            <text:p text:style-name="P610">Несмотря на</text:p>
          </table:table-cell>
        </table:table-row>
        <table:table-row table:style-name="Таблица1.312">
          <table:table-cell table:style-name="Таблица1.A313" office:value-type="string">
            <text:p text:style-name="P611">2967)discard</text:p>
            <text:p text:style-name="P611"/>
            <text:p text:style-name="P611"/>
            <text:p text:style-name="P222">[ˈdɪskɑːd]</text:p>
          </table:table-cell>
          <table:table-cell table:style-name="Таблица1.B2" office:value-type="string">
            <text:p text:style-name="P611">Отбрасывать, игнорировать</text:p>
          </table:table-cell>
        </table:table-row>
        <table:table-row>
          <table:table-cell table:style-name="Таблица1.A313" office:value-type="string">
            <text:p text:style-name="P612">2968)recreation</text:p>
            <text:p text:style-name="P612"/>
            <text:p text:style-name="P612"/>
            <text:p text:style-name="P223">[ˌrɪekrɪˈeɪʃ(ə)n]</text:p>
          </table:table-cell>
          <table:table-cell table:style-name="Таблица1.B2" office:value-type="string">
            <text:p text:style-name="P612">Отдых</text:p>
          </table:table-cell>
        </table:table-row>
        <table:table-row>
          <table:table-cell table:style-name="Таблица1.A317" office:value-type="string">
            <text:p text:style-name="P613">2969)In the afternoon</text:p>
            <text:p text:style-name="P613"/>
            <text:p text:style-name="P613"/>
            <text:p text:style-name="P613"/>
          </table:table-cell>
          <table:table-cell table:style-name="Таблица1.B2" office:value-type="string">
            <text:p text:style-name="P613">Днём, после полудня</text:p>
          </table:table-cell>
        </table:table-row>
        <table:table-row>
          <table:table-cell table:style-name="Таблица1.A317" office:value-type="string">
            <text:p text:style-name="P614">2970)tally</text:p>
            <text:p text:style-name="P614"/>
            <text:p text:style-name="P614"/>
            <text:p text:style-name="P224">[ˈtælɪ]</text:p>
          </table:table-cell>
          <table:table-cell table:style-name="Таблица1.B2" office:value-type="string">
            <text:p text:style-name="P614">Бирка, единица счёта, считать</text:p>
          </table:table-cell>
        </table:table-row>
        <table:table-row>
          <table:table-cell table:style-name="Таблица1.A317" office:value-type="string">
            <text:p text:style-name="P615">2971)ascend</text:p>
            <text:p text:style-name="P615"/>
            <text:p text:style-name="P615"/>
            <text:p text:style-name="P225">[əˈsend]</text:p>
          </table:table-cell>
          <table:table-cell table:style-name="Таблица1.B2" office:value-type="string">
            <text:p text:style-name="P615">Подниматься, взойти</text:p>
          </table:table-cell>
        </table:table-row>
        <table:table-row>
          <table:table-cell table:style-name="Таблица1.A317" office:value-type="string">
            <text:p text:style-name="P616">2972)rector</text:p>
            <text:p text:style-name="P616"/>
            <text:p text:style-name="P616"/>
            <text:p text:style-name="P226">[ˈrektə]</text:p>
          </table:table-cell>
          <table:table-cell table:style-name="Таблица1.B2" office:value-type="string">
            <text:p text:style-name="P616">Ректор</text:p>
          </table:table-cell>
        </table:table-row>
        <table:table-row>
          <table:table-cell table:style-name="Таблица1.A321" office:value-type="string">
            <text:p text:style-name="P617">2973)descend</text:p>
            <text:p text:style-name="P617"/>
            <text:p text:style-name="P617"/>
            <text:p text:style-name="P227">[dɪˈsend]</text:p>
          </table:table-cell>
          <table:table-cell table:style-name="Таблица1.B2" office:value-type="string">
            <text:p text:style-name="P618">Сходить, снижаться</text:p>
          </table:table-cell>
        </table:table-row>
        <text:soft-page-break/>
        <table:table-row>
          <table:table-cell table:style-name="Таблица1.A321" office:value-type="string">
            <text:p text:style-name="P619">2974)membership</text:p>
            <text:p text:style-name="P619"/>
            <text:p text:style-name="P619"/>
            <text:p text:style-name="P228">[ˈmembəʃɪp]</text:p>
          </table:table-cell>
          <table:table-cell table:style-name="Таблица1.B2" office:value-type="string">
            <text:p text:style-name="P619">Членство, членский</text:p>
          </table:table-cell>
        </table:table-row>
        <table:table-row>
          <table:table-cell table:style-name="Таблица1.A321" office:value-type="string">
            <text:p text:style-name="P620">2975)numerical</text:p>
            <text:p text:style-name="P620"/>
            <text:p text:style-name="P620"/>
            <text:p text:style-name="P229">[njuːˈmerɪkl]</text:p>
          </table:table-cell>
          <table:table-cell table:style-name="Таблица1.B2" office:value-type="string">
            <text:p text:style-name="P620">Численный, цифровой</text:p>
          </table:table-cell>
        </table:table-row>
        <table:table-row>
          <table:table-cell table:style-name="Таблица1.A321" office:value-type="string">
            <text:p text:style-name="P621">2976)dash</text:p>
            <text:p text:style-name="P621"/>
            <text:p text:style-name="P621"/>
            <text:p text:style-name="P230">[dæʃ]</text:p>
          </table:table-cell>
          <table:table-cell table:style-name="Таблица1.B2" office:value-type="string">
            <text:p text:style-name="P621">Рывок, тире</text:p>
          </table:table-cell>
        </table:table-row>
        <table:table-row>
          <table:table-cell table:style-name="Таблица1.A323" office:value-type="string">
            <text:p text:style-name="P622">2977)preceding</text:p>
            <text:p text:style-name="P622"/>
            <text:p text:style-name="P622"/>
            <text:p text:style-name="P231">[priːˈsiːdɪŋ]</text:p>
          </table:table-cell>
          <table:table-cell table:style-name="Таблица1.B2" office:value-type="string">
            <text:p text:style-name="P622">Предыдущий</text:p>
          </table:table-cell>
        </table:table-row>
        <table:table-row>
          <table:table-cell table:style-name="Таблица1.A323" office:value-type="string">
            <text:p text:style-name="P623">2978)relevance</text:p>
            <text:p text:style-name="P623"/>
            <text:p text:style-name="P623"/>
            <text:p text:style-name="P232">[ˈreləvən(t)s]</text:p>
          </table:table-cell>
          <table:table-cell table:style-name="Таблица1.B2" office:value-type="string">
            <text:p text:style-name="P623">Релевантность, уместность</text:p>
          </table:table-cell>
        </table:table-row>
        <table:table-row>
          <table:table-cell table:style-name="Таблица1.A325" office:value-type="string">
            <text:p text:style-name="P624">2979)invitation</text:p>
            <text:p text:style-name="P624"/>
            <text:p text:style-name="P624"/>
            <text:p text:style-name="P233">[ˌɪnvɪˈteɪʃ(ə)n]</text:p>
          </table:table-cell>
          <table:table-cell table:style-name="Таблица1.B2" office:value-type="string">
            <text:p text:style-name="P624">Приглашение</text:p>
          </table:table-cell>
        </table:table-row>
        <table:table-row>
          <table:table-cell table:style-name="Таблица1.A325" office:value-type="string">
            <text:p text:style-name="P625">2980)brisk pace</text:p>
            <text:p text:style-name="P625"/>
            <text:p text:style-name="P625"/>
            <text:p text:style-name="P625"/>
          </table:table-cell>
          <table:table-cell table:style-name="Таблица1.B2" office:value-type="string">
            <text:p text:style-name="P625">Быстрый шаг</text:p>
          </table:table-cell>
        </table:table-row>
        <table:table-row>
          <table:table-cell table:style-name="Таблица1.A327" office:value-type="string">
            <text:p text:style-name="P626">2981)In many ways</text:p>
            <text:p text:style-name="P626"/>
            <text:p text:style-name="P626"/>
            <text:p text:style-name="P626"/>
          </table:table-cell>
          <table:table-cell table:style-name="Таблица1.B2" office:value-type="string">
            <text:p text:style-name="P626">Во многих отношениях</text:p>
          </table:table-cell>
        </table:table-row>
        <table:table-row>
          <table:table-cell table:style-name="Таблица1.A327" office:value-type="string">
            <text:p text:style-name="P627">2982)dissimilar</text:p>
            <text:p text:style-name="P627"/>
            <text:p text:style-name="P627"/>
            <text:p text:style-name="P234">[ˌdɪˈsɪmɪlə]</text:p>
          </table:table-cell>
          <table:table-cell table:style-name="Таблица1.B2" office:value-type="string">
            <text:p text:style-name="P627">Разнородный, несхожий</text:p>
          </table:table-cell>
        </table:table-row>
        <table:table-row>
          <table:table-cell table:style-name="Таблица1.A329" office:value-type="string">
            <text:p text:style-name="P628">2983)By comparison</text:p>
            <text:p text:style-name="P628"/>
            <text:p text:style-name="P628"/>
            <text:p text:style-name="P235">[kəmˈpærɪs(ə)n]</text:p>
          </table:table-cell>
          <table:table-cell table:style-name="Таблица1.B2" office:value-type="string">
            <text:p text:style-name="P628">Для сравнения, при сравнении</text:p>
          </table:table-cell>
        </table:table-row>
        <table:table-row>
          <table:table-cell table:style-name="Таблица1.A329" office:value-type="string">
            <text:p text:style-name="P629">2984)commonly</text:p>
            <text:p text:style-name="P629"/>
            <text:p text:style-name="P629"/>
            <text:p text:style-name="P236">[ˈkɔmənlɪ]</text:p>
          </table:table-cell>
          <table:table-cell table:style-name="Таблица1.B2" office:value-type="string">
            <text:p text:style-name="P629">Обычно</text:p>
          </table:table-cell>
        </table:table-row>
        <table:table-row>
          <table:table-cell table:style-name="Таблица1.A332" office:value-type="string">
            <text:p text:style-name="P630">2985)<text:span text:style-name="T26">numerous</text:span></text:p>
            <text:p text:style-name="P630"/>
            <text:p text:style-name="P630"/>
            <text:p text:style-name="P237">[ˈnjuːm(ə)rəs]</text:p>
          </table:table-cell>
          <table:table-cell table:style-name="Таблица1.B2" office:value-type="string">
            <text:p text:style-name="P631">Многие, многочисленный</text:p>
          </table:table-cell>
        </table:table-row>
        <table:table-row>
          <table:table-cell table:style-name="Таблица1.A332" office:value-type="string">
            <text:p text:style-name="P632">2986)glue</text:p>
            <text:p text:style-name="P632"/>
            <text:p text:style-name="P632"/>
            <text:p text:style-name="P238">[gluː]</text:p>
          </table:table-cell>
          <table:table-cell table:style-name="Таблица1.B2" office:value-type="string">
            <text:p text:style-name="P632">Связующий элемент, клей, клеевой, клеить </text:p>
          </table:table-cell>
        </table:table-row>
        <table:table-row>
          <table:table-cell table:style-name="Таблица1.A332" office:value-type="string">
            <text:p text:style-name="P633">2987)mandatory</text:p>
            <text:p text:style-name="P633"><text:soft-page-break/></text:p>
            <text:p text:style-name="P633"/>
            <text:p text:style-name="P239">[ˈmændət(ə)rɪ]</text:p>
          </table:table-cell>
          <table:table-cell table:style-name="Таблица1.B2" office:value-type="string">
            <text:p text:style-name="P613"/>
            <text:p text:style-name="P633"><text:soft-page-break/>Обязательный</text:p>
          </table:table-cell>
        </table:table-row>
        <table:table-row>
          <table:table-cell table:style-name="Таблица1.A335" office:value-type="string">
            <text:p text:style-name="P634">2988)linefeed</text:p>
            <text:p text:style-name="P634"/>
            <text:p text:style-name="P634"/>
            <text:p text:style-name="P634"/>
          </table:table-cell>
          <table:table-cell table:style-name="Таблица1.B2" office:value-type="string">
            <text:p text:style-name="P634">Перевод строки</text:p>
          </table:table-cell>
        </table:table-row>
        <table:table-row>
          <table:table-cell table:style-name="Таблица1.A335" office:value-type="string">
            <text:p text:style-name="P635">2989)judgment</text:p>
            <text:p text:style-name="P635"/>
            <text:p text:style-name="P635"/>
            <text:p text:style-name="P240">[ˈʤʌʤmənt]</text:p>
          </table:table-cell>
          <table:table-cell table:style-name="Таблица1.B2" office:value-type="string">
            <text:p text:style-name="P635">Мнение, приговор</text:p>
          </table:table-cell>
        </table:table-row>
        <table:table-row>
          <table:table-cell table:style-name="Таблица1.A335" office:value-type="string">
            <text:p text:style-name="P636">2990)relatively</text:p>
            <text:p text:style-name="P636"/>
            <text:p text:style-name="P636"/>
            <text:p text:style-name="P241">[ˈrelətɪvlɪ]</text:p>
          </table:table-cell>
          <table:table-cell table:style-name="Таблица1.B2" office:value-type="string">
            <text:p text:style-name="P636">Относительно</text:p>
          </table:table-cell>
        </table:table-row>
        <table:table-row>
          <table:table-cell table:style-name="Таблица1.A337" office:value-type="string">
            <text:p text:style-name="P637">2991)whereas</text:p>
            <text:p text:style-name="P637"/>
            <text:p text:style-name="P637"/>
            <text:p text:style-name="P242">[(h)wɛəˈræz]</text:p>
          </table:table-cell>
          <table:table-cell table:style-name="Таблица1.B2" office:value-type="string">
            <text:p text:style-name="P637">В то время как</text:p>
          </table:table-cell>
        </table:table-row>
        <table:table-row>
          <table:table-cell table:style-name="Таблица1.A337" office:value-type="string">
            <text:p text:style-name="P638">2992)discourage</text:p>
            <text:p text:style-name="P638"/>
            <text:p text:style-name="P638"/>
            <text:p text:style-name="P243">[dɪsˈkʌrɪʤ]</text:p>
          </table:table-cell>
          <table:table-cell table:style-name="Таблица1.B2" office:value-type="string">
            <text:p text:style-name="P638">Отговаривать, удручать</text:p>
          </table:table-cell>
        </table:table-row>
        <table:table-row>
          <table:table-cell table:style-name="Таблица1.A340" office:value-type="string">
            <text:p text:style-name="P639">2993)transient</text:p>
            <text:p text:style-name="P639"/>
            <text:p text:style-name="P639"/>
            <text:p text:style-name="P244">[ˈtrænzɪənt]</text:p>
          </table:table-cell>
          <table:table-cell table:style-name="Таблица1.B2" office:value-type="string">
            <text:p text:style-name="P640">Временный, переходный, импульсная помеха</text:p>
          </table:table-cell>
        </table:table-row>
        <table:table-row>
          <table:table-cell table:style-name="Таблица1.A340" office:value-type="string">
            <text:p text:style-name="P641">2994)split</text:p>
            <text:p text:style-name="P641"/>
            <text:p text:style-name="P641"/>
            <text:p text:style-name="P245">[splɪt]</text:p>
          </table:table-cell>
          <table:table-cell table:style-name="Таблица1.B2" office:value-type="string">
            <text:p text:style-name="P641">Разделять, раскол</text:p>
          </table:table-cell>
        </table:table-row>
        <table:table-row>
          <table:table-cell table:style-name="Таблица1.A340" office:value-type="string">
            <text:p text:style-name="P642">2995)recipe</text:p>
            <text:p text:style-name="P642"/>
            <text:p text:style-name="P642"/>
            <text:p text:style-name="P246">[ˈresɪpɪ]</text:p>
          </table:table-cell>
          <table:table-cell table:style-name="Таблица1.B2" office:value-type="string">
            <text:p text:style-name="P642">Рецепт</text:p>
          </table:table-cell>
        </table:table-row>
        <table:table-row>
          <table:table-cell table:style-name="Таблица1.A341" office:value-type="string">
            <text:p text:style-name="P643">2996)snapshot</text:p>
            <text:p text:style-name="P643"/>
            <text:p text:style-name="P643"/>
            <text:p text:style-name="P247">[ˈsnæpʃɔt]</text:p>
          </table:table-cell>
          <table:table-cell table:style-name="Таблица1.B2" office:value-type="string">
            <text:p text:style-name="P643">Снимок, копия экрана</text:p>
          </table:table-cell>
        </table:table-row>
        <table:table-row>
          <table:table-cell table:style-name="Таблица1.A345" office:value-type="string">
            <text:p text:style-name="P644">2997)feasible</text:p>
            <text:p text:style-name="P644"/>
            <text:p text:style-name="P644"/>
            <text:p text:style-name="P248">[ˈfiːzəbl]</text:p>
          </table:table-cell>
          <table:table-cell table:style-name="Таблица1.B2" office:value-type="string">
            <text:p text:style-name="P644">Осуществимый, <text:span text:style-name="T27">возможный</text:span></text:p>
          </table:table-cell>
        </table:table-row>
        <table:table-row>
          <table:table-cell table:style-name="Таблица1.A345" office:value-type="string">
            <text:p text:style-name="P645">2998)for the sake of simplicity</text:p>
            <text:p text:style-name="P645"/>
            <text:p text:style-name="P645"/>
            <text:p text:style-name="P591"><text:span text:style-name="T5">[seɪk]</text:span><text:span text:style-name="T3">[sɪmˈplɪsətɪ]</text:span></text:p>
          </table:table-cell>
          <table:table-cell table:style-name="Таблица1.B2" office:value-type="string">
            <text:p text:style-name="P645">Для простоты</text:p>
          </table:table-cell>
        </table:table-row>
        <table:table-row>
          <table:table-cell table:style-name="Таблица1.A345" office:value-type="string">
            <text:p text:style-name="P646">2999)grant</text:p>
            <text:p text:style-name="P646"/>
            <text:p text:style-name="P646"/>
            <text:p text:style-name="P249">[grɑːnt]</text:p>
          </table:table-cell>
          <table:table-cell table:style-name="Таблица1.B2" office:value-type="string">
            <text:p text:style-name="P646">Предоставление, предоставлять, грант, дар</text:p>
          </table:table-cell>
        </table:table-row>
        <table:table-row>
          <table:table-cell table:style-name="Таблица1.A345" office:value-type="string">
            <text:p text:style-name="P647">3000)encounter</text:p>
            <text:p text:style-name="P647"/>
            <text:p text:style-name="P647"><text:soft-page-break/></text:p>
            <text:p text:style-name="P250">[ɪnˈkauntə]</text:p>
          </table:table-cell>
          <table:table-cell table:style-name="Таблица1.B2" office:value-type="string">
            <text:p text:style-name="P644"/>
            <text:p text:style-name="P644"/>
            <text:p text:style-name="P648"><text:soft-page-break/>Сталкиваться, столкновение</text:p>
          </table:table-cell>
        </table:table-row>
        <table:table-row>
          <table:table-cell table:style-name="Таблица1.A347" office:value-type="string">
            <text:p text:style-name="P649">3001)gather</text:p>
            <text:p text:style-name="P649"/>
            <text:p text:style-name="P649"/>
            <text:p text:style-name="P251">[ˈgæðə]</text:p>
          </table:table-cell>
          <table:table-cell table:style-name="Таблица1.B2" office:value-type="string">
            <text:p text:style-name="P649">Сбор, собирать, собираться</text:p>
          </table:table-cell>
        </table:table-row>
        <table:table-row>
          <table:table-cell table:style-name="Таблица1.A347" office:value-type="string">
            <text:p text:style-name="P650">3002)referee</text:p>
            <text:p text:style-name="P650"/>
            <text:p text:style-name="P650"/>
            <text:p text:style-name="P252">[ˌref(ə)ˈriː]</text:p>
          </table:table-cell>
          <table:table-cell table:style-name="Таблица1.B2" office:value-type="string">
            <text:p text:style-name="P651">Арбитр, судить</text:p>
          </table:table-cell>
        </table:table-row>
        <table:table-row>
          <table:table-cell table:style-name="Таблица1.A351" office:value-type="string">
            <text:p text:style-name="P652">3003)Attract attention</text:p>
            <text:p text:style-name="P652"/>
            <text:p text:style-name="P652"/>
            <text:p text:style-name="P253">[əˈtrækt]</text:p>
          </table:table-cell>
          <table:table-cell table:style-name="Таблица1.B2" office:value-type="string">
            <text:p text:style-name="P652">Привлекать внимание</text:p>
          </table:table-cell>
        </table:table-row>
        <table:table-row>
          <table:table-cell table:style-name="Таблица1.A351" office:value-type="string">
            <text:p text:style-name="P653">3004)make up</text:p>
            <text:p text:style-name="P653"/>
            <text:p text:style-name="P653"/>
            <text:p text:style-name="P653"/>
          </table:table-cell>
          <table:table-cell table:style-name="Таблица1.B2" office:value-type="string">
            <text:p text:style-name="P654">Составлять, компенсировать, пополнять</text:p>
          </table:table-cell>
        </table:table-row>
        <table:table-row>
          <table:table-cell table:style-name="Таблица1.A351" office:value-type="string">
            <text:p text:style-name="P655">3005)factor out</text:p>
            <text:p text:style-name="P655"/>
            <text:p text:style-name="P655"/>
            <text:p text:style-name="P655"/>
          </table:table-cell>
          <table:table-cell table:style-name="Таблица1.B2" office:value-type="string">
            <text:p text:style-name="P655">Выносить за скобки</text:p>
          </table:table-cell>
        </table:table-row>
        <table:table-row>
          <table:table-cell table:style-name="Таблица1.A351" office:value-type="string">
            <text:p text:style-name="P656">3006)reflective</text:p>
            <text:p text:style-name="P656"/>
            <text:p text:style-name="P656"/>
            <text:p text:style-name="P254">[rɪˈflektɪv]</text:p>
          </table:table-cell>
          <table:table-cell table:style-name="Таблица1.B2" office:value-type="string">
            <text:p text:style-name="P656">Отражающий</text:p>
          </table:table-cell>
        </table:table-row>
        <table:table-row>
          <table:table-cell table:style-name="Таблица1.A355" office:value-type="string">
            <text:p text:style-name="P657">3007)Pay attention</text:p>
            <text:p text:style-name="P657"/>
            <text:p text:style-name="P657"/>
            <text:p text:style-name="P657"/>
          </table:table-cell>
          <table:table-cell table:style-name="Таблица1.B2" office:value-type="string">
            <text:p text:style-name="P657">Обращать внимание</text:p>
          </table:table-cell>
        </table:table-row>
        <table:table-row>
          <table:table-cell table:style-name="Таблица1.A355" office:value-type="string">
            <text:p text:style-name="P658">3008)outgoing</text:p>
            <text:p text:style-name="P658"/>
            <text:p text:style-name="P658"/>
            <text:p text:style-name="P255">[ˌautˈgəuɪŋ]</text:p>
          </table:table-cell>
          <table:table-cell table:style-name="Таблица1.B2" office:value-type="string">
            <text:p text:style-name="P658">Исходящий, уходящий</text:p>
          </table:table-cell>
        </table:table-row>
        <table:table-row>
          <table:table-cell table:style-name="Таблица1.A355" office:value-type="string">
            <text:p text:style-name="P659">3009)spew</text:p>
            <text:p text:style-name="P659"/>
            <text:p text:style-name="P659"/>
            <text:p text:style-name="P256">[spjuː]</text:p>
          </table:table-cell>
          <table:table-cell table:style-name="Таблица1.B2" office:value-type="string">
            <text:p text:style-name="P659">Изрыгать, блевать</text:p>
          </table:table-cell>
        </table:table-row>
        <table:table-row>
          <table:table-cell table:style-name="Таблица1.A355" office:value-type="string">
            <text:p text:style-name="P660">3010)reform</text:p>
            <text:p text:style-name="P660"/>
            <text:p text:style-name="P660"/>
            <text:p text:style-name="P257">[rɪˈfɔːm]</text:p>
          </table:table-cell>
          <table:table-cell table:style-name="Таблица1.B2" office:value-type="string">
            <text:p text:style-name="P660">Реформа, рефомировать</text:p>
          </table:table-cell>
        </table:table-row>
        <table:table-row>
          <table:table-cell table:style-name="Таблица1.A359" office:value-type="string">
            <text:p text:style-name="P661">3011)Put one's foot down</text:p>
            <text:p text:style-name="P661"/>
            <text:p text:style-name="P661"/>
            <text:p text:style-name="P661"/>
          </table:table-cell>
          <table:table-cell table:style-name="Таблица1.B2" office:value-type="string">
            <text:p text:style-name="P661">Принимать твёрдое решение</text:p>
          </table:table-cell>
        </table:table-row>
        <table:table-row>
          <table:table-cell table:style-name="Таблица1.A359" office:value-type="string">
            <text:p text:style-name="P662">3012)make sure</text:p>
            <text:p text:style-name="P662"/>
            <text:p text:style-name="P662"/>
            <text:p text:style-name="P662"/>
          </table:table-cell>
          <table:table-cell table:style-name="Таблица1.B2" office:value-type="string">
            <text:p text:style-name="P662">Гарантировать, убедиться</text:p>
          </table:table-cell>
        </table:table-row>
        <table:table-row>
          <table:table-cell table:style-name="Таблица1.A359" office:value-type="string">
            <text:p text:style-name="P663">3013)mainly</text:p>
            <text:p text:style-name="P663"/>
            <text:p text:style-name="P663"/>
            <text:p text:style-name="P258"><text:soft-page-break/>[ˈmeɪnlɪ]</text:p>
          </table:table-cell>
          <table:table-cell table:style-name="Таблица1.B2" office:value-type="string">
            <text:p text:style-name="P661"/>
            <text:p text:style-name="P661"/>
            <text:p text:style-name="P661"/>
            <text:p text:style-name="P663"><text:soft-page-break/>Главным образом</text:p>
          </table:table-cell>
        </table:table-row>
        <table:table-row>
          <table:table-cell table:style-name="Таблица1.A359" office:value-type="string">
            <text:p text:style-name="P664">3014)adult</text:p>
            <text:p text:style-name="P664"/>
            <text:p text:style-name="P664"/>
            <text:p text:style-name="P259">[ˈædʌlt]</text:p>
          </table:table-cell>
          <table:table-cell table:style-name="Таблица1.B2" office:value-type="string">
            <text:p text:style-name="P664">Взрослый, для взрослых</text:p>
          </table:table-cell>
        </table:table-row>
        <table:table-row>
          <table:table-cell table:style-name="Таблица1.A361" office:value-type="string">
            <text:p text:style-name="P665">3015)defense</text:p>
            <text:p text:style-name="P665"/>
            <text:p text:style-name="P665"/>
            <text:p text:style-name="P260">[dɪˈfen(t)s]</text:p>
          </table:table-cell>
          <table:table-cell table:style-name="Таблица1.B2" office:value-type="string">
            <text:p text:style-name="P666">Защита</text:p>
          </table:table-cell>
        </table:table-row>
        <table:table-row>
          <table:table-cell table:style-name="Таблица1.A361" office:value-type="string">
            <text:p text:style-name="P667">3016)safety</text:p>
            <text:p text:style-name="P667"/>
            <text:p text:style-name="P667"/>
            <text:p text:style-name="P261">[ˈseɪftɪ]</text:p>
          </table:table-cell>
          <table:table-cell table:style-name="Таблица1.B2" office:value-type="string">
            <text:p text:style-name="P667">Безопасность, надёжность</text:p>
          </table:table-cell>
        </table:table-row>
        <table:table-row>
          <table:table-cell table:style-name="Таблица1.A363" office:value-type="string">
            <text:p text:style-name="P668">3017)dispose</text:p>
            <text:p text:style-name="P668"/>
            <text:p text:style-name="P668"/>
            <text:p text:style-name="P262">[dɪsˈpəuz]</text:p>
          </table:table-cell>
          <table:table-cell table:style-name="Таблица1.B2" office:value-type="string">
            <text:p text:style-name="P668">Распорядиться, расположить</text:p>
          </table:table-cell>
        </table:table-row>
        <table:table-row>
          <table:table-cell table:style-name="Таблица1.A363" office:value-type="string">
            <text:p text:style-name="P669">3018)careful</text:p>
            <text:p text:style-name="P669"/>
            <text:p text:style-name="P669"/>
            <text:p text:style-name="P263">[ˈkɛəf(ə)l]</text:p>
          </table:table-cell>
          <table:table-cell table:style-name="Таблица1.B2" office:value-type="string">
            <text:p text:style-name="P670">Заботливый, аккуратный, осторожный</text:p>
          </table:table-cell>
        </table:table-row>
        <table:table-row>
          <table:table-cell table:style-name="Таблица1.A365" office:value-type="string">
            <text:p text:style-name="P671">3019)dereference</text:p>
            <text:p text:style-name="P671"/>
            <text:p text:style-name="P671"/>
            <text:p text:style-name="P264">[diːˈrɛfərəns]</text:p>
          </table:table-cell>
          <table:table-cell table:style-name="Таблица1.B2" office:value-type="string">
            <text:p text:style-name="P671">Разыменовывать</text:p>
          </table:table-cell>
        </table:table-row>
        <table:table-row>
          <table:table-cell table:style-name="Таблица1.A365" office:value-type="string">
            <text:p text:style-name="P672">3020)dangerous</text:p>
            <text:p text:style-name="P672"/>
            <text:p text:style-name="P672"/>
            <text:p text:style-name="P265">[ˈdeɪnʤ(ə)rəs]</text:p>
          </table:table-cell>
          <table:table-cell table:style-name="Таблица1.B2" office:value-type="string">
            <text:p text:style-name="P672">Опасно, опасный</text:p>
          </table:table-cell>
        </table:table-row>
        <table:table-row>
          <table:table-cell table:style-name="Таблица1.A367" office:value-type="string">
            <text:p text:style-name="P673"><text:span text:style-name="T28">3</text:span>021)caution</text:p>
            <text:p text:style-name="P673"/>
            <text:p text:style-name="P673"/>
            <text:p text:style-name="P266">[ˈkɔːʃ(ə)n]</text:p>
          </table:table-cell>
          <table:table-cell table:style-name="Таблица1.B2" office:value-type="string">
            <text:p text:style-name="P673">Предупреждать, предупреждение, осторожность</text:p>
          </table:table-cell>
        </table:table-row>
        <table:table-row>
          <table:table-cell table:style-name="Таблица1.A367" office:value-type="string">
            <text:p text:style-name="P674">3022)reformation</text:p>
            <text:p text:style-name="P674"/>
            <text:p text:style-name="P674"/>
            <text:p text:style-name="P267">[ˌrefəˈmeɪʃ(ə)n]</text:p>
          </table:table-cell>
          <table:table-cell table:style-name="Таблица1.B2" office:value-type="string">
            <text:p text:style-name="P674">Реформация</text:p>
          </table:table-cell>
        </table:table-row>
        <table:table-row>
          <table:table-cell table:style-name="Таблица1.A370" office:value-type="string">
            <text:p text:style-name="P675">3023)examine</text:p>
            <text:p text:style-name="P675"/>
            <text:p text:style-name="P675"/>
            <text:p text:style-name="P268">[ɪgˈzæmɪn]</text:p>
          </table:table-cell>
          <table:table-cell table:style-name="Таблица1.B2" office:value-type="string">
            <text:p text:style-name="P675">Рассматривать, исследовать</text:p>
          </table:table-cell>
        </table:table-row>
        <table:table-row>
          <table:table-cell table:style-name="Таблица1.A370" office:value-type="string">
            <text:p text:style-name="P676">3024)currently</text:p>
            <text:p text:style-name="P676"/>
            <text:p text:style-name="P676"/>
            <text:p text:style-name="P269">[ˈkʌr(ə)ntlɪ]</text:p>
          </table:table-cell>
          <table:table-cell table:style-name="Таблица1.B2" office:value-type="string">
            <text:p text:style-name="P676">В настоящее время</text:p>
          </table:table-cell>
        </table:table-row>
        <table:table-row>
          <table:table-cell table:style-name="Таблица1.A370" office:value-type="string">
            <text:p text:style-name="P677">3025)refrain</text:p>
            <text:p text:style-name="P677"/>
            <text:p text:style-name="P677"/>
            <text:p text:style-name="P270">[rɪˈfreɪn]</text:p>
          </table:table-cell>
          <table:table-cell table:style-name="Таблица1.B2" office:value-type="string">
            <text:p text:style-name="P677">Воздерживаться <text:span text:style-name="T29">от</text:span>, припев</text:p>
          </table:table-cell>
        </table:table-row>
        <table:table-row>
          <table:table-cell table:style-name="Таблица1.A374" office:value-type="string">
            <text:p text:style-name="P678">3026)Make one's mind easy</text:p>
            <text:p text:style-name="P678"/>
            <text:p text:style-name="P678"/>
            <text:p text:style-name="P678"/>
          </table:table-cell>
          <table:table-cell table:style-name="Таблица1.B2" office:value-type="string">
            <text:p text:style-name="P678">Успокоиться</text:p>
          </table:table-cell>
        </table:table-row>
        <text:soft-page-break/>
        <table:table-row>
          <table:table-cell table:style-name="Таблица1.A374" office:value-type="string">
            <text:p text:style-name="P679">3027)directly after this</text:p>
            <text:p text:style-name="P679"/>
            <text:p text:style-name="P679"/>
            <text:p text:style-name="P691">[dɪˈrektlɪ]</text:p>
          </table:table-cell>
          <table:table-cell table:style-name="Таблица1.B2" office:value-type="string">
            <text:p text:style-name="P679">Сразу после этого</text:p>
          </table:table-cell>
        </table:table-row>
        <table:table-row>
          <table:table-cell table:style-name="Таблица1.A374" office:value-type="string">
            <text:p text:style-name="P680">3028)alert</text:p>
            <text:p text:style-name="P680"/>
            <text:p text:style-name="P680"/>
            <text:p text:style-name="P692">[əˈlɜːt]</text:p>
          </table:table-cell>
          <table:table-cell table:style-name="Таблица1.B2" office:value-type="string">
            <text:p text:style-name="P680">Предупреждать, предупреждение, тревога</text:p>
          </table:table-cell>
        </table:table-row>
        <table:table-row>
          <table:table-cell table:style-name="Таблица1.A374" office:value-type="string">
            <text:p text:style-name="P681">3029)refrigerator</text:p>
            <text:p text:style-name="P681"/>
            <text:p text:style-name="P681"/>
            <text:p text:style-name="P693">[rɪˈfrɪʤ(ə)reɪtə]</text:p>
          </table:table-cell>
          <table:table-cell table:style-name="Таблица1.B2" office:value-type="string">
            <text:p text:style-name="P681">Холодильник, рефрижератор </text:p>
          </table:table-cell>
        </table:table-row>
        <table:table-row>
          <table:table-cell table:style-name="Таблица1.A375" office:value-type="string">
            <text:p text:style-name="P682">3030)Make an effort</text:p>
            <text:p text:style-name="P682"/>
            <text:p text:style-name="P682"/>
            <text:p text:style-name="P682"/>
          </table:table-cell>
          <table:table-cell table:style-name="Таблица1.B2" office:value-type="string">
            <text:p text:style-name="P682">Сделать усилие, попытаться</text:p>
          </table:table-cell>
        </table:table-row>
        <table:table-row>
          <table:table-cell table:style-name="Таблица1.A379" office:value-type="string">
            <text:p text:style-name="P683">3031)throw</text:p>
            <text:p text:style-name="P683"/>
            <text:p text:style-name="P683"/>
            <text:p text:style-name="P694">[θrəu]</text:p>
          </table:table-cell>
          <table:table-cell table:style-name="Таблица1.B2" office:value-type="string">
            <text:p text:style-name="P683">Бросать, бросок, перемещение</text:p>
          </table:table-cell>
        </table:table-row>
        <table:table-row>
          <table:table-cell table:style-name="Таблица1.A379" office:value-type="string">
            <text:p text:style-name="P684">3032)take a look</text:p>
            <text:p text:style-name="P684"/>
            <text:p text:style-name="P684"/>
            <text:p text:style-name="P684"/>
          </table:table-cell>
          <table:table-cell table:style-name="Таблица1.B2" office:value-type="string">
            <text:p text:style-name="P684">Взглянуть</text:p>
          </table:table-cell>
        </table:table-row>
        <table:table-row>
          <table:table-cell table:style-name="Таблица1.A379" office:value-type="string">
            <text:p text:style-name="P685">3033)overflow</text:p>
            <text:p text:style-name="P685"/>
            <text:p text:style-name="P685"/>
            <text:p text:style-name="P695">[ˌəuvəˈfləu]</text:p>
          </table:table-cell>
          <table:table-cell table:style-name="Таблица1.B2" office:value-type="string">
            <text:p text:style-name="P685">Переполняться, переполнение</text:p>
          </table:table-cell>
        </table:table-row>
        <table:table-row>
          <table:table-cell table:style-name="Таблица1.A379" office:value-type="string">
            <text:p text:style-name="P686">3034)regent</text:p>
            <text:p text:style-name="P686"/>
            <text:p text:style-name="P686"/>
            <text:p text:style-name="P696">[ˈriːʤ(ə)nt]</text:p>
          </table:table-cell>
          <table:table-cell table:style-name="Таблица1.B2" office:value-type="string">
            <text:p text:style-name="P686">Регент</text:p>
          </table:table-cell>
        </table:table-row>
        <table:table-row>
          <table:table-cell table:style-name="Таблица1.A382" office:value-type="string">
            <text:p text:style-name="P687">3035)employee</text:p>
            <text:p text:style-name="P687"/>
            <text:p text:style-name="P687"/>
            <text:p text:style-name="P697">[ˌɪmplɔɪˈiː]</text:p>
          </table:table-cell>
          <table:table-cell table:style-name="Таблица1.B2" office:value-type="string">
            <text:p text:style-name="P687">Работник, сотрудник</text:p>
          </table:table-cell>
        </table:table-row>
        <table:table-row>
          <table:table-cell table:style-name="Таблица1.A382" office:value-type="string">
            <text:p text:style-name="P688">3036)To address this</text:p>
            <text:p text:style-name="P688"/>
            <text:p text:style-name="P688"/>
            <text:p text:style-name="P688"/>
          </table:table-cell>
          <table:table-cell table:style-name="Таблица1.B2" office:value-type="string">
            <text:p text:style-name="P688">Для решения этого</text:p>
          </table:table-cell>
        </table:table-row>
        <table:table-row>
          <table:table-cell table:style-name="Таблица1.A382" office:value-type="string">
            <text:p text:style-name="P698">3037)regime</text:p>
            <text:p text:style-name="P698"/>
            <text:p text:style-name="P698"/>
            <text:p text:style-name="P699"><text:span text:style-name="T3">[reɪˈʒiːm]</text:span></text:p>
          </table:table-cell>
          <table:table-cell table:style-name="Таблица1.B2" office:value-type="string">
            <text:p text:style-name="P698">Режим</text:p>
          </table:table-cell>
        </table:table-row>
        <table:table-row>
          <table:table-cell table:style-name="Таблица1.A383" office:value-type="string">
            <text:p text:style-name="P700">3038)Fall into a habit</text:p>
            <text:p text:style-name="P700"/>
            <text:p text:style-name="P700"/>
            <text:p text:style-name="P700"/>
          </table:table-cell>
          <table:table-cell table:style-name="Таблица1.B2" office:value-type="string">
            <text:p text:style-name="P700">Усвоить привычку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line-height="2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0:36:14</meta:creation-date>
    <meta:generator>LibreOffice/4.2.7.2$Linux_X86_64 LibreOffice_project/420$Build-2</meta:generator>
    <dc:date>2014-12-16T23:06:02.724474393</dc:date>
    <meta:editing-duration>P55DT6H12M55S</meta:editing-duration>
    <meta:editing-cycles>430</meta:editing-cycles>
    <meta:document-statistic meta:table-count="1" meta:image-count="0" meta:object-count="0" meta:page-count="29" meta:paragraph-count="1069" meta:word-count="1694" meta:character-count="15640" meta:non-whitespace-character-count="15006"/>
  </office:meta>
</office:document-meta>
</file>